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8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89in"/>
    </style:style>
    <style:style style:name="co5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1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37"/>
    <style:style style:name="ce2" style:family="table-cell" style:parent-style-name="Default" style:data-style-name="N66"/>
    <style:style style:name="ce3" style:family="table-cell" style:parent-style-name="Default" style:data-style-name="N37">
      <style:text-properties fo:color="#3d3d3d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date" office:date-value="2024-05-08" calcext:value-type="date">
            <text:p>05/08/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</table:table-row>
        <table:table-row table:style-name="ro1">
          <table:table-cell office:value-type="time" office:time-value="PT12H17M46S" calcext:value-type="time">
            <text:p>12:17:46.00</text:p>
          </table:table-cell>
          <table:table-cell office:value-type="float" office:value="-8.080942" calcext:value-type="float">
            <text:p>-8.080942</text:p>
          </table:table-cell>
          <table:table-cell office:value-type="float" office:value="1.71029" calcext:value-type="float">
            <text:p>1.71029</text:p>
          </table:table-cell>
          <table:table-cell office:value-type="float" office:value="-5.86" calcext:value-type="float">
            <text:p>-5.86</text:p>
          </table:table-cell>
          <table:table-cell office:value-type="float" office:value="8.259947" calcext:value-type="float">
            <text:p>8.259947</text:p>
          </table:table-cell>
          <table:table-cell office:value-type="float" office:value="-11.95001" calcext:value-type="float">
            <text:p>-11.95001</text:p>
          </table:table-cell>
        </table:table-row>
        <table:table-row table:style-name="ro1">
          <table:table-cell office:value-type="time" office:time-value="PT12H17M47S" calcext:value-type="time">
            <text:p>12:17:47.00</text:p>
          </table:table-cell>
          <table:table-cell office:value-type="float" office:value="-8.080942" calcext:value-type="float">
            <text:p>-8.080942</text:p>
          </table:table-cell>
          <table:table-cell office:value-type="float" office:value="1.71029" calcext:value-type="float">
            <text:p>1.71029</text:p>
          </table:table-cell>
          <table:table-cell office:value-type="float" office:value="-8.42" calcext:value-type="float">
            <text:p>-8.42</text:p>
          </table:table-cell>
          <table:table-cell office:value-type="float" office:value="8.259947" calcext:value-type="float">
            <text:p>8.259947</text:p>
          </table:table-cell>
          <table:table-cell office:value-type="float" office:value="-11.95001" calcext:value-type="float">
            <text:p>-11.95001</text:p>
          </table:table-cell>
        </table:table-row>
        <table:table-row table:style-name="ro1">
          <table:table-cell office:value-type="time" office:time-value="PT12H17M47S" calcext:value-type="time">
            <text:p>12:17:47.00</text:p>
          </table:table-cell>
          <table:table-cell office:value-type="float" office:value="-8.080942" calcext:value-type="float">
            <text:p>-8.080942</text:p>
          </table:table-cell>
          <table:table-cell office:value-type="float" office:value="1.71029" calcext:value-type="float">
            <text:p>1.71029</text:p>
          </table:table-cell>
          <table:table-cell office:value-type="float" office:value="0.02" calcext:value-type="float">
            <text:p>0.02</text:p>
          </table:table-cell>
          <table:table-cell office:value-type="float" office:value="8.259947" calcext:value-type="float">
            <text:p>8.259947</text:p>
          </table:table-cell>
          <table:table-cell office:value-type="float" office:value="-11.95001" calcext:value-type="float">
            <text:p>-11.95001</text:p>
          </table:table-cell>
        </table:table-row>
        <table:table-row table:style-name="ro1">
          <table:table-cell office:value-type="time" office:time-value="PT12H17M49S" calcext:value-type="time">
            <text:p>12:17:49.00</text:p>
          </table:table-cell>
          <table:table-cell office:value-type="float" office:value="-8.080942" calcext:value-type="float">
            <text:p>-8.080942</text:p>
          </table:table-cell>
          <table:table-cell office:value-type="float" office:value="1.71029" calcext:value-type="float">
            <text:p>1.71029</text:p>
          </table:table-cell>
          <table:table-cell office:value-type="float" office:value="-3.46" calcext:value-type="float">
            <text:p>-3.46</text:p>
          </table:table-cell>
          <table:table-cell office:value-type="float" office:value="8.259947" calcext:value-type="float">
            <text:p>8.259947</text:p>
          </table:table-cell>
          <table:table-cell office:value-type="float" office:value="-11.95001" calcext:value-type="float">
            <text:p>-11.95001</text:p>
          </table:table-cell>
        </table:table-row>
        <table:table-row table:style-name="ro1">
          <table:table-cell office:value-type="time" office:time-value="PT12H17M51S" calcext:value-type="time">
            <text:p>12:17:51.00</text:p>
          </table:table-cell>
          <table:table-cell office:value-type="float" office:value="-8.193455" calcext:value-type="float">
            <text:p>-8.193455</text:p>
          </table:table-cell>
          <table:table-cell office:value-type="float" office:value="1.890349" calcext:value-type="float">
            <text:p>1.890349</text:p>
          </table:table-cell>
          <table:table-cell office:value-type="float" office:value="-21.55" calcext:value-type="float">
            <text:p>-21.55</text:p>
          </table:table-cell>
          <table:table-cell office:value-type="float" office:value="8.408693" calcext:value-type="float">
            <text:p>8.408693</text:p>
          </table:table-cell>
          <table:table-cell office:value-type="float" office:value="-12.99164" calcext:value-type="float">
            <text:p>-12.99164</text:p>
          </table:table-cell>
        </table:table-row>
        <table:table-row table:style-name="ro1">
          <table:table-cell office:value-type="time" office:time-value="PT12H17M54S" calcext:value-type="time">
            <text:p>12:17:54.00</text:p>
          </table:table-cell>
          <table:table-cell office:value-type="float" office:value="-8.418479" calcext:value-type="float">
            <text:p>-8.418479</text:p>
          </table:table-cell>
          <table:table-cell office:value-type="float" office:value="2.250464" calcext:value-type="float">
            <text:p>2.250464</text:p>
          </table:table-cell>
          <table:table-cell office:value-type="float" office:value="-22.32" calcext:value-type="float">
            <text:p>-22.32</text:p>
          </table:table-cell>
          <table:table-cell office:value-type="float" office:value="8.714091" calcext:value-type="float">
            <text:p>8.714091</text:p>
          </table:table-cell>
          <table:table-cell office:value-type="float" office:value="-14.96659" calcext:value-type="float">
            <text:p>-14.96659</text:p>
          </table:table-cell>
        </table:table-row>
        <table:table-row table:style-name="ro1">
          <table:table-cell office:value-type="time" office:time-value="PT12H17M54S" calcext:value-type="time">
            <text:p>12:17:54.00</text:p>
          </table:table-cell>
          <table:table-cell office:value-type="float" office:value="-8.418479" calcext:value-type="float">
            <text:p>-8.418479</text:p>
          </table:table-cell>
          <table:table-cell office:value-type="float" office:value="2.250464" calcext:value-type="float">
            <text:p>2.250464</text:p>
          </table:table-cell>
          <table:table-cell office:value-type="float" office:value="-14.35" calcext:value-type="float">
            <text:p>-14.35</text:p>
          </table:table-cell>
          <table:table-cell office:value-type="float" office:value="8.714091" calcext:value-type="float">
            <text:p>8.714091</text:p>
          </table:table-cell>
          <table:table-cell office:value-type="float" office:value="-14.96659" calcext:value-type="float">
            <text:p>-14.96659</text:p>
          </table:table-cell>
        </table:table-row>
        <table:table-row table:style-name="ro1">
          <table:table-cell office:value-type="time" office:time-value="PT12H17M55S" calcext:value-type="time">
            <text:p>12:17:55.00</text:p>
          </table:table-cell>
          <table:table-cell office:value-type="float" office:value="-8.305967" calcext:value-type="float">
            <text:p>-8.305967</text:p>
          </table:table-cell>
          <table:table-cell office:value-type="float" office:value="2.070407" calcext:value-type="float">
            <text:p>2.070407</text:p>
          </table:table-cell>
          <table:table-cell office:value-type="float" office:value="-16.88" calcext:value-type="float">
            <text:p>-16.88</text:p>
          </table:table-cell>
          <table:table-cell office:value-type="float" office:value="8.560122" calcext:value-type="float">
            <text:p>8.560122</text:p>
          </table:table-cell>
          <table:table-cell office:value-type="float" office:value="-13.99673" calcext:value-type="float">
            <text:p>-13.99673</text:p>
          </table:table-cell>
        </table:table-row>
        <table:table-row table:style-name="ro1">
          <table:table-cell office:value-type="time" office:time-value="PT12H17M55S" calcext:value-type="time">
            <text:p>12:17:55.00</text:p>
          </table:table-cell>
          <table:table-cell office:value-type="float" office:value="-8.305967" calcext:value-type="float">
            <text:p>-8.305967</text:p>
          </table:table-cell>
          <table:table-cell office:value-type="float" office:value="2.070407" calcext:value-type="float">
            <text:p>2.070407</text:p>
          </table:table-cell>
          <table:table-cell office:value-type="float" office:value="-18.91" calcext:value-type="float">
            <text:p>-18.91</text:p>
          </table:table-cell>
          <table:table-cell office:value-type="float" office:value="8.560122" calcext:value-type="float">
            <text:p>8.560122</text:p>
          </table:table-cell>
          <table:table-cell office:value-type="float" office:value="-13.99673" calcext:value-type="float">
            <text:p>-13.99673</text:p>
          </table:table-cell>
        </table:table-row>
        <table:table-row table:style-name="ro1">
          <table:table-cell office:value-type="time" office:time-value="PT12H17M56S" calcext:value-type="time">
            <text:p>12:17:56.00</text:p>
          </table:table-cell>
          <table:table-cell office:value-type="float" office:value="-7.338043" calcext:value-type="float">
            <text:p>-7.338043</text:p>
          </table:table-cell>
          <table:table-cell office:value-type="float" office:value="1.924141" calcext:value-type="float">
            <text:p>1.924141</text:p>
          </table:table-cell>
          <table:table-cell office:value-type="float" office:value="-16.06" calcext:value-type="float">
            <text:p>-16.06</text:p>
          </table:table-cell>
          <table:table-cell office:value-type="float" office:value="7.586118" calcext:value-type="float">
            <text:p>7.586118</text:p>
          </table:table-cell>
          <table:table-cell office:value-type="float" office:value="-14.693" calcext:value-type="float">
            <text:p>-14.693</text:p>
          </table:table-cell>
        </table:table-row>
        <table:table-row table:style-name="ro1">
          <table:table-cell office:value-type="time" office:time-value="PT12H17M58S" calcext:value-type="time">
            <text:p>12:17:58.00</text:p>
          </table:table-cell>
          <table:table-cell office:value-type="float" office:value="-5.807553" calcext:value-type="float">
            <text:p>-5.807553</text:p>
          </table:table-cell>
          <table:table-cell office:value-type="float" office:value="0.8775868" calcext:value-type="float">
            <text:p>0.8775868</text:p>
          </table:table-cell>
          <table:table-cell office:value-type="float" office:value="-16.32" calcext:value-type="float">
            <text:p>-16.32</text:p>
          </table:table-cell>
          <table:table-cell office:value-type="float" office:value="5.873485" calcext:value-type="float">
            <text:p>5.873485</text:p>
          </table:table-cell>
          <table:table-cell office:value-type="float" office:value="-8.593027" calcext:value-type="float">
            <text:p>-8.593027</text:p>
          </table:table-cell>
        </table:table-row>
        <table:table-row table:style-name="ro1">
          <table:table-cell office:value-type="time" office:time-value="PT12H18M01S" calcext:value-type="time">
            <text:p>12:18:01.00</text:p>
          </table:table-cell>
          <table:table-cell office:value-type="float" office:value="-2.566238" calcext:value-type="float">
            <text:p>-2.566238</text:p>
          </table:table-cell>
          <table:table-cell office:value-type="float" office:value="-0.1013809" calcext:value-type="float">
            <text:p>-0.1013809</text:p>
          </table:table-cell>
          <table:table-cell office:value-type="float" office:value="-11.54" calcext:value-type="float">
            <text:p>-11.54</text:p>
          </table:table-cell>
          <table:table-cell office:value-type="float" office:value="2.56824" calcext:value-type="float">
            <text:p>2.56824</text:p>
          </table:table-cell>
          <table:table-cell office:value-type="float" office:value="2.262328" calcext:value-type="float">
            <text:p>2.262328</text:p>
          </table:table-cell>
        </table:table-row>
        <table:table-row table:style-name="ro1">
          <table:table-cell office:value-type="time" office:time-value="PT12H18M02S" calcext:value-type="time">
            <text:p>12:18:02.00</text:p>
          </table:table-cell>
          <table:table-cell office:value-type="float" office:value="-1.598313" calcext:value-type="float">
            <text:p>-1.598313</text:p>
          </table:table-cell>
          <table:table-cell office:value-type="float" office:value="-0.2476452" calcext:value-type="float">
            <text:p>-0.2476452</text:p>
          </table:table-cell>
          <table:table-cell office:value-type="float" office:value="2.55" calcext:value-type="float">
            <text:p>2.55</text:p>
          </table:table-cell>
          <table:table-cell office:value-type="float" office:value="1.617384" calcext:value-type="float">
            <text:p>1.617384</text:p>
          </table:table-cell>
          <table:table-cell office:value-type="float" office:value="2.262328" calcext:value-type="float">
            <text:p>2.262328</text:p>
          </table:table-cell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0.0862" calcext:value-type="float">
            <text:p>10.0862</text:p>
          </table:table-cell>
          <table:table-cell office:value-type="float" office:value="6.302556" calcext:value-type="float">
            <text:p>6.302556</text:p>
          </table:table-cell>
          <table:table-cell table:number-columns-repeated="3"/>
        </table:table-row>
        <table:table-row table:style-name="ro1">
          <table:table-cell office:value-type="time" office:time-value="PT12H18M02S" calcext:value-type="time">
            <text:p>12:18:02.00</text:p>
          </table:table-cell>
          <table:table-cell office:value-type="float" office:value="-1.598313" calcext:value-type="float">
            <text:p>-1.598313</text:p>
          </table:table-cell>
          <table:table-cell office:value-type="float" office:value="-0.2476452" calcext:value-type="float">
            <text:p>-0.2476452</text:p>
          </table:table-cell>
          <table:table-cell office:value-type="float" office:value="19.13" calcext:value-type="float">
            <text:p>19.13</text:p>
          </table:table-cell>
          <table:table-cell office:value-type="float" office:value="13.39526" calcext:value-type="float">
            <text:p>13.39526</text:p>
          </table:table-cell>
          <table:table-cell office:value-type="float" office:value="29.27448" calcext:value-type="float">
            <text:p>29.27448</text:p>
          </table:table-cell>
        </table:table-row>
        <table:table-row table:style-name="ro1">
          <table:table-cell office:value-type="time" office:time-value="PT12H18M03S" calcext:value-type="time">
            <text:p>12:18:03.00</text:p>
          </table:table-cell>
          <table:table-cell office:value-type="float" office:value="-1.260775" calcext:value-type="float">
            <text:p>-1.260775</text:p>
          </table:table-cell>
          <table:table-cell office:value-type="float" office:value="-0.7878193" calcext:value-type="float">
            <text:p>-0.7878193</text:p>
          </table:table-cell>
          <table:table-cell office:value-type="float" office:value="30.18" calcext:value-type="float">
            <text:p>30.18</text:p>
          </table:table-cell>
          <table:table-cell office:value-type="float" office:value="13.38011" calcext:value-type="float">
            <text:p>13.38011</text:p>
          </table:table-cell>
          <table:table-cell office:value-type="float" office:value="31.99999" calcext:value-type="float">
            <text:p>31.99999</text:p>
          </table:table-cell>
        </table:table-row>
        <table:table-row table:style-name="ro1">
          <table:table-cell office:value-type="time" office:time-value="PT12H18M03S" calcext:value-type="time">
            <text:p>12:18:03.00</text:p>
          </table:table-cell>
          <table:table-cell office:value-type="float" office:value="-1.260775" calcext:value-type="float">
            <text:p>-1.260775</text:p>
          </table:table-cell>
          <table:table-cell office:value-type="float" office:value="-0.7878193" calcext:value-type="float">
            <text:p>-0.7878193</text:p>
          </table:table-cell>
          <table:table-cell office:value-type="float" office:value="32.94" calcext:value-type="float">
            <text:p>32.94</text:p>
          </table:table-cell>
          <table:table-cell office:value-type="float" office:value="13.38011" calcext:value-type="float">
            <text:p>13.38011</text:p>
          </table:table-cell>
          <table:table-cell office:value-type="float" office:value="31.99999" calcext:value-type="float">
            <text:p>31.99999</text:p>
          </table:table-cell>
        </table:table-row>
        <table:table-row table:style-name="ro1">
          <table:table-cell office:value-type="time" office:time-value="PT12H18M07S" calcext:value-type="time">
            <text:p>12:18:07.00</text:p>
          </table:table-cell>
          <table:table-cell office:value-type="float" office:value="1.823338" calcext:value-type="float">
            <text:p>1.823338</text:p>
          </table:table-cell>
          <table:table-cell office:value-type="float" office:value="-0.1124708" calcext:value-type="float">
            <text:p>-0.1124708</text:p>
          </table:table-cell>
          <table:table-cell office:value-type="float" office:value="30.09" calcext:value-type="float">
            <text:p>30.09</text:p>
          </table:table-cell>
          <table:table-cell office:value-type="float" office:value="10.46076" calcext:value-type="float">
            <text:p>10.46076</text:p>
          </table:table-cell>
          <table:table-cell office:value-type="float" office:value="37.82465" calcext:value-type="float">
            <text:p>37.82465</text:p>
          </table:table-cell>
        </table:table-row>
        <table:table-row table:style-name="ro1">
          <table:table-cell office:value-type="time" office:time-value="PT12H18M09S" calcext:value-type="time">
            <text:p>12:18:09.00</text:p>
          </table:table-cell>
          <table:table-cell office:value-type="float" office:value="3.084113" calcext:value-type="float">
            <text:p>3.084113</text:p>
          </table:table-cell>
          <table:table-cell office:value-type="float" office:value="0.6753482" calcext:value-type="float">
            <text:p>0.6753482</text:p>
          </table:table-cell>
          <table:table-cell office:value-type="float" office:value="30.41" calcext:value-type="float">
            <text:p>30.41</text:p>
          </table:table-cell>
          <table:table-cell office:value-type="float" office:value="8.983022" calcext:value-type="float">
            <text:p>8.983022</text:p>
          </table:table-cell>
          <table:table-cell office:value-type="float" office:value="38.787" calcext:value-type="float">
            <text:p>38.787</text:p>
          </table:table-cell>
        </table:table-row>
        <table:table-row table:style-name="ro1">
          <table:table-cell office:value-type="time" office:time-value="PT12H18M09S" calcext:value-type="time">
            <text:p>12:18:09.00</text:p>
          </table:table-cell>
          <table:table-cell office:value-type="float" office:value="3.084113" calcext:value-type="float">
            <text:p>3.084113</text:p>
          </table:table-cell>
          <table:table-cell office:value-type="float" office:value="0.6753482" calcext:value-type="float">
            <text:p>0.6753482</text:p>
          </table:table-cell>
          <table:table-cell office:value-type="float" office:value="33.35" calcext:value-type="float">
            <text:p>33.35</text:p>
          </table:table-cell>
          <table:table-cell office:value-type="float" office:value="8.983022" calcext:value-type="float">
            <text:p>8.983022</text:p>
          </table:table-cell>
          <table:table-cell office:value-type="float" office:value="38.787" calcext:value-type="float">
            <text:p>38.787</text:p>
          </table:table-cell>
        </table:table-row>
        <table:table-row table:style-name="ro1">
          <table:table-cell office:value-type="time" office:time-value="PT12H18M09S" calcext:value-type="time">
            <text:p>12:18:09.00</text:p>
          </table:table-cell>
          <table:table-cell office:value-type="float" office:value="3.084113" calcext:value-type="float">
            <text:p>3.084113</text:p>
          </table:table-cell>
          <table:table-cell office:value-type="float" office:value="0.6753482" calcext:value-type="float">
            <text:p>0.6753482</text:p>
          </table:table-cell>
          <table:table-cell office:value-type="float" office:value="34.58" calcext:value-type="float">
            <text:p>34.58</text:p>
          </table:table-cell>
          <table:table-cell office:value-type="float" office:value="8.983022" calcext:value-type="float">
            <text:p>8.983022</text:p>
          </table:table-cell>
          <table:table-cell office:value-type="float" office:value="38.787" calcext:value-type="float">
            <text:p>38.787</text:p>
          </table:table-cell>
        </table:table-row>
        <table:table-row table:style-name="ro1">
          <table:table-cell office:value-type="time" office:time-value="PT12H18M11S" calcext:value-type="time">
            <text:p>12:18:11.00</text:p>
          </table:table-cell>
          <table:table-cell office:value-type="float" office:value="3.196626" calcext:value-type="float">
            <text:p>3.196626</text:p>
          </table:table-cell>
          <table:table-cell office:value-type="float" office:value="0.4952901" calcext:value-type="float">
            <text:p>0.4952901</text:p>
          </table:table-cell>
          <table:table-cell office:value-type="float" office:value="35.02" calcext:value-type="float">
            <text:p>35.02</text:p>
          </table:table-cell>
          <table:table-cell office:value-type="float" office:value="9.01058" calcext:value-type="float">
            <text:p>9.01058</text:p>
          </table:table-cell>
          <table:table-cell office:value-type="float" office:value="40.12775" calcext:value-type="float">
            <text:p>40.12775</text:p>
          </table:table-cell>
        </table:table-row>
        <table:table-row table:style-name="ro1">
          <table:table-cell office:value-type="time" office:time-value="PT12H18M11S" calcext:value-type="time">
            <text:p>12:18:11.00</text:p>
          </table:table-cell>
          <table:table-cell office:value-type="float" office:value="3.196626" calcext:value-type="float">
            <text:p>3.196626</text:p>
          </table:table-cell>
          <table:table-cell office:value-type="float" office:value="0.4952901" calcext:value-type="float">
            <text:p>0.4952901</text:p>
          </table:table-cell>
          <table:table-cell office:value-type="float" office:value="35.01" calcext:value-type="float">
            <text:p>35.01</text:p>
          </table:table-cell>
          <table:table-cell office:value-type="float" office:value="9.01058" calcext:value-type="float">
            <text:p>9.01058</text:p>
          </table:table-cell>
          <table:table-cell office:value-type="float" office:value="40.12775" calcext:value-type="float">
            <text:p>40.12775</text:p>
          </table:table-cell>
        </table:table-row>
        <table:table-row table:style-name="ro1">
          <table:table-cell office:value-type="time" office:time-value="PT12H18M13S" calcext:value-type="time">
            <text:p>12:18:13.00</text:p>
          </table:table-cell>
          <table:table-cell office:value-type="float" office:value="3.827013" calcext:value-type="float">
            <text:p>3.827013</text:p>
          </table:table-cell>
          <table:table-cell office:value-type="float" office:value="0.8891996" calcext:value-type="float">
            <text:p>0.8891996</text:p>
          </table:table-cell>
          <table:table-cell office:value-type="float" office:value="35" calcext:value-type="float">
            <text:p>35</text:p>
          </table:table-cell>
          <table:table-cell office:value-type="float" office:value="8.275374" calcext:value-type="float">
            <text:p>8.275374</text:p>
          </table:table-cell>
          <table:table-cell office:value-type="float" office:value="40.8554" calcext:value-type="float">
            <text:p>40.8554</text:p>
          </table:table-cell>
        </table:table-row>
        <table:table-row table:style-name="ro1">
          <table:table-cell office:value-type="time" office:time-value="PT12H18M14S" calcext:value-type="time">
            <text:p>12:18:14.00</text:p>
          </table:table-cell>
          <table:table-cell office:value-type="float" office:value="3.827013" calcext:value-type="float">
            <text:p>3.827013</text:p>
          </table:table-cell>
          <table:table-cell office:value-type="float" office:value="0.8891996" calcext:value-type="float">
            <text:p>0.8891996</text:p>
          </table:table-cell>
          <table:table-cell office:value-type="float" office:value="34.96" calcext:value-type="float">
            <text:p>34.96</text:p>
          </table:table-cell>
          <table:table-cell office:value-type="float" office:value="8.275374" calcext:value-type="float">
            <text:p>8.275374</text:p>
          </table:table-cell>
          <table:table-cell office:value-type="float" office:value="40.8554" calcext:value-type="float">
            <text:p>40.8554</text:p>
          </table:table-cell>
        </table:table-row>
        <table:table-row table:style-name="ro1">
          <table:table-cell office:value-type="time" office:time-value="PT12H18M14S" calcext:value-type="time">
            <text:p>12:18:14.00</text:p>
          </table:table-cell>
          <table:table-cell office:value-type="float" office:value="3.827013" calcext:value-type="float">
            <text:p>3.827013</text:p>
          </table:table-cell>
          <table:table-cell office:value-type="float" office:value="0.8891996" calcext:value-type="float">
            <text:p>0.8891996</text:p>
          </table:table-cell>
          <table:table-cell office:value-type="float" office:value="34.96" calcext:value-type="float">
            <text:p>34.96</text:p>
          </table:table-cell>
          <table:table-cell office:value-type="float" office:value="8.275374" calcext:value-type="float">
            <text:p>8.275374</text:p>
          </table:table-cell>
          <table:table-cell office:value-type="float" office:value="40.8554" calcext:value-type="float">
            <text:p>40.8554</text:p>
          </table:table-cell>
        </table:table-row>
        <table:table-row table:style-name="ro1">
          <table:table-cell office:value-type="time" office:time-value="PT12H18M16S" calcext:value-type="time">
            <text:p>12:18:16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6" calcext:value-type="float">
            <text:p>34.96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16S" calcext:value-type="time">
            <text:p>12:18:16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18S" calcext:value-type="time">
            <text:p>12:18:18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0S" calcext:value-type="time">
            <text:p>12:18:20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0S" calcext:value-type="time">
            <text:p>12:18:20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2S" calcext:value-type="time">
            <text:p>12:18:22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4S" calcext:value-type="time">
            <text:p>12:18:24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4S" calcext:value-type="time">
            <text:p>12:18:24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7.64" calcext:value-type="float">
            <text:p>37.64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6S" calcext:value-type="time">
            <text:p>12:18:26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40.29" calcext:value-type="float">
            <text:p>40.2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6S" calcext:value-type="time">
            <text:p>12:18:26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40.28" calcext:value-type="float">
            <text:p>40.28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7S" calcext:value-type="time">
            <text:p>12:18:27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8.8" calcext:value-type="float">
            <text:p>38.8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7S" calcext:value-type="time">
            <text:p>12:18:27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8.27" calcext:value-type="float">
            <text:p>38.27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32S" calcext:value-type="time">
            <text:p>12:18:32.00</text:p>
          </table:table-cell>
          <table:table-cell office:value-type="float" office:value="6.23605" calcext:value-type="float">
            <text:p>6.23605</text:p>
          </table:table-cell>
          <table:table-cell office:value-type="float" office:value="2.644896" calcext:value-type="float">
            <text:p>2.644896</text:p>
          </table:table-cell>
          <table:table-cell office:value-type="float" office:value="39.13" calcext:value-type="float">
            <text:p>39.13</text:p>
          </table:table-cell>
          <table:table-cell office:value-type="float" office:value="5.310566" calcext:value-type="float">
            <text:p>5.310566</text:p>
          </table:table-cell>
          <table:table-cell office:value-type="float" office:value="43.53134" calcext:value-type="float">
            <text:p>43.53134</text:p>
          </table:table-cell>
        </table:table-row>
        <table:table-row table:style-name="ro1">
          <table:table-cell office:value-type="time" office:time-value="PT12H18M33S" calcext:value-type="time">
            <text:p>12:18:33.00</text:p>
          </table:table-cell>
          <table:table-cell office:value-type="float" office:value="6.866437" calcext:value-type="float">
            <text:p>6.866437</text:p>
          </table:table-cell>
          <table:table-cell office:value-type="float" office:value="3.038806" calcext:value-type="float">
            <text:p>3.038806</text:p>
          </table:table-cell>
          <table:table-cell office:value-type="float" office:value="41.58" calcext:value-type="float">
            <text:p>41.58</text:p>
          </table:table-cell>
          <table:table-cell office:value-type="float" office:value="4.584641" calcext:value-type="float">
            <text:p>4.584641</text:p>
          </table:table-cell>
          <table:table-cell office:value-type="float" office:value="45.38872" calcext:value-type="float">
            <text:p>45.38872</text:p>
          </table:table-cell>
        </table:table-row>
        <table:table-row table:style-name="ro1">
          <table:table-cell office:value-type="time" office:time-value="PT12H18M33S" calcext:value-type="time">
            <text:p>12:18:33.00</text:p>
          </table:table-cell>
          <table:table-cell office:value-type="float" office:value="6.866437" calcext:value-type="float">
            <text:p>6.866437</text:p>
          </table:table-cell>
          <table:table-cell office:value-type="float" office:value="3.038806" calcext:value-type="float">
            <text:p>3.038806</text:p>
          </table:table-cell>
          <table:table-cell office:value-type="float" office:value="42.76" calcext:value-type="float">
            <text:p>42.76</text:p>
          </table:table-cell>
          <table:table-cell office:value-type="float" office:value="4.584641" calcext:value-type="float">
            <text:p>4.584641</text:p>
          </table:table-cell>
          <table:table-cell office:value-type="float" office:value="45.38872" calcext:value-type="float">
            <text:p>45.38872</text:p>
          </table:table-cell>
        </table:table-row>
        <table:table-row table:style-name="ro1">
          <table:table-cell office:value-type="time" office:time-value="PT12H18M34S" calcext:value-type="time">
            <text:p>12:18:34.00</text:p>
          </table:table-cell>
          <table:table-cell office:value-type="float" office:value="8.127212" calcext:value-type="float">
            <text:p>8.127212</text:p>
          </table:table-cell>
          <table:table-cell office:value-type="float" office:value="3.826626" calcext:value-type="float">
            <text:p>3.826626</text:p>
          </table:table-cell>
          <table:table-cell office:value-type="float" office:value="42.81" calcext:value-type="float">
            <text:p>42.81</text:p>
          </table:table-cell>
          <table:table-cell office:value-type="float" office:value="3.157192" calcext:value-type="float">
            <text:p>3.157192</text:p>
          </table:table-cell>
          <table:table-cell office:value-type="float" office:value="51.6485" calcext:value-type="float">
            <text:p>51.6485</text:p>
          </table:table-cell>
        </table:table-row>
        <table:table-row table:style-name="ro1">
          <table:table-cell office:value-type="time" office:time-value="PT12H18M34S" calcext:value-type="time">
            <text:p>12:18:34.00</text:p>
          </table:table-cell>
          <table:table-cell office:value-type="float" office:value="8.127212" calcext:value-type="float">
            <text:p>8.127212</text:p>
          </table:table-cell>
          <table:table-cell office:value-type="float" office:value="3.826626" calcext:value-type="float">
            <text:p>3.826626</text:p>
          </table:table-cell>
          <table:table-cell office:value-type="float" office:value="48.75" calcext:value-type="float">
            <text:p>48.75</text:p>
          </table:table-cell>
          <table:table-cell office:value-type="float" office:value="3.157192" calcext:value-type="float">
            <text:p>3.157192</text:p>
          </table:table-cell>
          <table:table-cell office:value-type="float" office:value="51.6485" calcext:value-type="float">
            <text:p>51.6485</text:p>
          </table:table-cell>
        </table:table-row>
        <table:table-row table:style-name="ro1">
          <table:table-cell office:value-type="time" office:time-value="PT12H18M35S" calcext:value-type="time">
            <text:p>12:18:35.00</text:p>
          </table:table-cell>
          <table:table-cell office:value-type="float" office:value="8.645087" calcext:value-type="float">
            <text:p>8.645087</text:p>
          </table:table-cell>
          <table:table-cell office:value-type="float" office:value="4.400593" calcext:value-type="float">
            <text:p>4.400593</text:p>
          </table:table-cell>
          <table:table-cell office:value-type="float" office:value="51.41" calcext:value-type="float">
            <text:p>51.41</text:p>
          </table:table-cell>
          <table:table-cell office:value-type="float" office:value="2.386266" calcext:value-type="float">
            <text:p>2.386266</text:p>
          </table:table-cell>
          <table:table-cell office:value-type="float" office:value="52.84889" calcext:value-type="float">
            <text:p>52.84889</text:p>
          </table:table-cell>
        </table:table-row>
        <table:table-row table:style-name="ro1">
          <table:table-cell office:value-type="time" office:time-value="PT12H18M38S" calcext:value-type="time">
            <text:p>12:18:38.00</text:p>
          </table:table-cell>
          <table:table-cell office:value-type="float" office:value="10.42374" calcext:value-type="float">
            <text:p>10.42374</text:p>
          </table:table-cell>
          <table:table-cell office:value-type="float" office:value="5.762381" calcext:value-type="float">
            <text:p>5.762381</text:p>
          </table:table-cell>
          <table:table-cell office:value-type="float" office:value="48.33" calcext:value-type="float">
            <text:p>48.33</text:p>
          </table:table-cell>
          <table:table-cell office:value-type="float" office:value="0.6369616" calcext:value-type="float">
            <text:p>0.6369616</text:p>
          </table:table-cell>
          <table:table-cell office:value-type="float" office:value="52.84889" calcext:value-type="float">
            <text:p>52.84889</text:p>
          </table:table-cell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0.73338" calcext:value-type="float">
            <text:p>20.73338</text:p>
          </table:table-cell>
          <table:table-cell office:value-type="float" office:value="4.693645" calcext:value-type="float">
            <text:p>4.693645</text:p>
          </table:table-cell>
          <table:table-cell table:number-columns-repeated="3"/>
        </table:table-row>
        <table:table-row table:style-name="ro1">
          <table:table-cell office:value-type="time" office:time-value="PT12H18M40S" calcext:value-type="time">
            <text:p>12:18:40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44.02" calcext:value-type="float">
            <text:p>44.02</text:p>
          </table:table-cell>
          <table:table-cell office:value-type="float" office:value="9.687565" calcext:value-type="float">
            <text:p>9.687565</text:p>
          </table:table-cell>
          <table:table-cell office:value-type="float" office:value="-14.32387" calcext:value-type="float">
            <text:p>-14.32387</text:p>
          </table:table-cell>
        </table:table-row>
        <table:table-row table:style-name="ro1">
          <table:table-cell office:value-type="time" office:time-value="PT12H18M41S" calcext:value-type="time">
            <text:p>12:18:41.00</text:p>
          </table:table-cell>
          <table:table-cell office:value-type="float" office:value="11.86485" calcext:value-type="float">
            <text:p>11.86485</text:p>
          </table:table-cell>
          <table:table-cell office:value-type="float" office:value="7.66434" calcext:value-type="float">
            <text:p>7.66434</text:p>
          </table:table-cell>
          <table:table-cell office:value-type="float" office:value="4.76" calcext:value-type="float">
            <text:p>4.76</text:p>
          </table:table-cell>
          <table:table-cell office:value-type="float" office:value="9.352853" calcext:value-type="float">
            <text:p>9.352853</text:p>
          </table:table-cell>
          <table:table-cell office:value-type="float" office:value="-18.51932" calcext:value-type="float">
            <text:p>-18.51932</text:p>
          </table:table-cell>
        </table:table-row>
        <table:table-row table:style-name="ro1">
          <table:table-cell office:value-type="time" office:time-value="PT12H18M41S" calcext:value-type="time">
            <text:p>12:18:41.00</text:p>
          </table:table-cell>
          <table:table-cell office:value-type="float" office:value="11.86485" calcext:value-type="float">
            <text:p>11.86485</text:p>
          </table:table-cell>
          <table:table-cell office:value-type="float" office:value="7.66434" calcext:value-type="float">
            <text:p>7.66434</text:p>
          </table:table-cell>
          <table:table-cell office:value-type="float" office:value="-42.85" calcext:value-type="float">
            <text:p>-42.85</text:p>
          </table:table-cell>
          <table:table-cell office:value-type="float" office:value="9.352853" calcext:value-type="float">
            <text:p>9.352853</text:p>
          </table:table-cell>
          <table:table-cell office:value-type="float" office:value="-18.51932" calcext:value-type="float">
            <text:p>-18.51932</text:p>
          </table:table-cell>
        </table:table-row>
        <table:table-row table:style-name="ro1">
          <table:table-cell office:value-type="time" office:time-value="PT12H18M43S" calcext:value-type="time">
            <text:p>12:18:43.00</text:p>
          </table:table-cell>
          <table:table-cell office:value-type="float" office:value="13.01311" calcext:value-type="float">
            <text:p>13.01311</text:p>
          </table:table-cell>
          <table:table-cell office:value-type="float" office:value="8.632217" calcext:value-type="float">
            <text:p>8.632217</text:p>
          </table:table-cell>
          <table:table-cell office:value-type="float" office:value="-35.83" calcext:value-type="float">
            <text:p>-35.83</text:p>
          </table:table-cell>
          <table:table-cell office:value-type="float" office:value="8.666883" calcext:value-type="float">
            <text:p>8.666883</text:p>
          </table:table-cell>
          <table:table-cell office:value-type="float" office:value="-27.02886" calcext:value-type="float">
            <text:p>-27.02886</text:p>
          </table:table-cell>
        </table:table-row>
        <table:table-row table:style-name="ro1">
          <table:table-cell office:value-type="time" office:time-value="PT12H18M43S" calcext:value-type="time">
            <text:p>12:18:43.00</text:p>
          </table:table-cell>
          <table:table-cell office:value-type="float" office:value="13.01311" calcext:value-type="float">
            <text:p>13.01311</text:p>
          </table:table-cell>
          <table:table-cell office:value-type="float" office:value="8.632217" calcext:value-type="float">
            <text:p>8.632217</text:p>
          </table:table-cell>
          <table:table-cell office:value-type="float" office:value="-19.64" calcext:value-type="float">
            <text:p>-19.64</text:p>
          </table:table-cell>
          <table:table-cell office:value-type="float" office:value="8.666883" calcext:value-type="float">
            <text:p>8.666883</text:p>
          </table:table-cell>
          <table:table-cell office:value-type="float" office:value="-27.02886" calcext:value-type="float">
            <text:p>-27.02886</text:p>
          </table:table-cell>
        </table:table-row>
        <table:table-row table:style-name="ro1">
          <table:table-cell office:value-type="time" office:time-value="PT12H18M44S" calcext:value-type="time">
            <text:p>12:18:44.00</text:p>
          </table:table-cell>
          <table:table-cell office:value-type="float" office:value="13.86852" calcext:value-type="float">
            <text:p>13.86852</text:p>
          </table:table-cell>
          <table:table-cell office:value-type="float" office:value="8.666014" calcext:value-type="float">
            <text:p>8.666014</text:p>
          </table:table-cell>
          <table:table-cell office:value-type="float" office:value="-26.88" calcext:value-type="float">
            <text:p>-26.88</text:p>
          </table:table-cell>
          <table:table-cell office:value-type="float" office:value="7.931328" calcext:value-type="float">
            <text:p>7.931328</text:p>
          </table:table-cell>
          <table:table-cell office:value-type="float" office:value="-30.05594" calcext:value-type="float">
            <text:p>-30.05594</text:p>
          </table:table-cell>
        </table:table-row>
        <table:table-row table:style-name="ro1">
          <table:table-cell office:value-type="time" office:time-value="PT12H18M46S" calcext:value-type="time">
            <text:p>12:18:46.00</text:p>
          </table:table-cell>
          <table:table-cell office:value-type="float" office:value="14.5436" calcext:value-type="float">
            <text:p>14.5436</text:p>
          </table:table-cell>
          <table:table-cell office:value-type="float" office:value="7.585665" calcext:value-type="float">
            <text:p>7.585665</text:p>
          </table:table-cell>
          <table:table-cell office:value-type="float" office:value="-40.3" calcext:value-type="float">
            <text:p>-40.3</text:p>
          </table:table-cell>
          <table:table-cell office:value-type="float" office:value="6.832068" calcext:value-type="float">
            <text:p>6.832068</text:p>
          </table:table-cell>
          <table:table-cell office:value-type="float" office:value="-25.04315" calcext:value-type="float">
            <text:p>-25.04315</text:p>
          </table:table-cell>
        </table:table-row>
        <table:table-row table:style-name="ro1">
          <table:table-cell office:value-type="time" office:time-value="PT12H18M49S" calcext:value-type="time">
            <text:p>12:18:49.00</text:p>
          </table:table-cell>
          <table:table-cell office:value-type="float" office:value="16.81699" calcext:value-type="float">
            <text:p>16.81699</text:p>
          </table:table-cell>
          <table:table-cell office:value-type="float" office:value="6.75296" calcext:value-type="float">
            <text:p>6.75296</text:p>
          </table:table-cell>
          <table:table-cell office:value-type="float" office:value="-35.38" calcext:value-type="float">
            <text:p>-35.38</text:p>
          </table:table-cell>
          <table:table-cell office:value-type="float" office:value="4.424803" calcext:value-type="float">
            <text:p>4.424803</text:p>
          </table:table-cell>
          <table:table-cell office:value-type="float" office:value="-27.73628" calcext:value-type="float">
            <text:p>-27.73628</text:p>
          </table:table-cell>
        </table:table-row>
        <table:table-row table:style-name="ro1">
          <table:table-cell office:value-type="time" office:time-value="PT12H18M50S" calcext:value-type="time">
            <text:p>12:18:50.00</text:p>
          </table:table-cell>
          <table:table-cell office:value-type="float" office:value="17.78491" calcext:value-type="float">
            <text:p>17.78491</text:p>
          </table:table-cell>
          <table:table-cell office:value-type="float" office:value="6.606699" calcext:value-type="float">
            <text:p>6.606699</text:p>
          </table:table-cell>
          <table:table-cell office:value-type="float" office:value="-25.22" calcext:value-type="float">
            <text:p>-25.22</text:p>
          </table:table-cell>
          <table:table-cell office:value-type="float" office:value="3.514716" calcext:value-type="float">
            <text:p>3.514716</text:p>
          </table:table-cell>
          <table:table-cell office:value-type="float" office:value="-32.97674" calcext:value-type="float">
            <text:p>-32.97674</text:p>
          </table:table-cell>
        </table:table-row>
        <table:table-row table:style-name="ro1">
          <table:table-cell office:value-type="time" office:time-value="PT12H18M50S" calcext:value-type="time">
            <text:p>12:18:50.00</text:p>
          </table:table-cell>
          <table:table-cell office:value-type="float" office:value="17.78491" calcext:value-type="float">
            <text:p>17.78491</text:p>
          </table:table-cell>
          <table:table-cell office:value-type="float" office:value="6.606699" calcext:value-type="float">
            <text:p>6.606699</text:p>
          </table:table-cell>
          <table:table-cell office:value-type="float" office:value="-33.58" calcext:value-type="float">
            <text:p>-33.58</text:p>
          </table:table-cell>
          <table:table-cell office:value-type="float" office:value="3.514716" calcext:value-type="float">
            <text:p>3.514716</text:p>
          </table:table-cell>
          <table:table-cell office:value-type="float" office:value="-32.97674" calcext:value-type="float">
            <text:p>-32.97674</text:p>
          </table:table-cell>
        </table:table-row>
        <table:table-row table:style-name="ro1">
          <table:table-cell office:value-type="time" office:time-value="PT12H18M51S" calcext:value-type="time">
            <text:p>12:18:51.00</text:p>
          </table:table-cell>
          <table:table-cell office:value-type="float" office:value="18.12245" calcext:value-type="float">
            <text:p>18.12245</text:p>
          </table:table-cell>
          <table:table-cell office:value-type="float" office:value="6.066524" calcext:value-type="float">
            <text:p>6.066524</text:p>
          </table:table-cell>
          <table:table-cell office:value-type="float" office:value="-41.82" calcext:value-type="float">
            <text:p>-41.82</text:p>
          </table:table-cell>
          <table:table-cell office:value-type="float" office:value="2.949872" calcext:value-type="float">
            <text:p>2.949872</text:p>
          </table:table-cell>
          <table:table-cell office:value-type="float" office:value="-27.73628" calcext:value-type="float">
            <text:p>-27.73628</text:p>
          </table:table-cell>
        </table:table-row>
        <table:table-row table:style-name="ro1">
          <table:table-cell office:value-type="time" office:time-value="PT12H18M51S" calcext:value-type="time">
            <text:p>12:18:51.00</text:p>
          </table:table-cell>
          <table:table-cell office:value-type="float" office:value="18.12245" calcext:value-type="float">
            <text:p>18.12245</text:p>
          </table:table-cell>
          <table:table-cell office:value-type="float" office:value="6.066524" calcext:value-type="float">
            <text:p>6.066524</text:p>
          </table:table-cell>
          <table:table-cell office:value-type="float" office:value="-30.76" calcext:value-type="float">
            <text:p>-30.76</text:p>
          </table:table-cell>
          <table:table-cell office:value-type="float" office:value="2.949872" calcext:value-type="float">
            <text:p>2.949872</text:p>
          </table:table-cell>
          <table:table-cell office:value-type="float" office:value="-27.73628" calcext:value-type="float">
            <text:p>-27.73628</text:p>
          </table:table-cell>
        </table:table-row>
        <table:table-row table:style-name="ro1">
          <table:table-cell office:value-type="time" office:time-value="PT12H18M52S" calcext:value-type="time">
            <text:p>12:18:52.00</text:p>
          </table:table-cell>
          <table:table-cell office:value-type="float" office:value="18.45999" calcext:value-type="float">
            <text:p>18.45999</text:p>
          </table:table-cell>
          <table:table-cell office:value-type="float" office:value="5.52635" calcext:value-type="float">
            <text:p>5.52635</text:p>
          </table:table-cell>
          <table:table-cell office:value-type="float" office:value="-25.55" calcext:value-type="float">
            <text:p>-25.55</text:p>
          </table:table-cell>
          <table:table-cell office:value-type="float" office:value="2.421091" calcext:value-type="float">
            <text:p>2.421091</text:p>
          </table:table-cell>
          <table:table-cell office:value-type="float" office:value="-20.11698" calcext:value-type="float">
            <text:p>-20.11698</text:p>
          </table:table-cell>
        </table:table-row>
        <table:table-row table:style-name="ro1">
          <table:table-cell office:value-type="time" office:time-value="PT12H18M55S" calcext:value-type="time">
            <text:p>12:18:55.00</text:p>
          </table:table-cell>
          <table:table-cell office:value-type="float" office:value="20.84589" calcext:value-type="float">
            <text:p>20.84589</text:p>
          </table:table-cell>
          <table:table-cell office:value-type="float" office:value="4.513587" calcext:value-type="float">
            <text:p>4.513587</text:p>
          </table:table-cell>
          <table:table-cell office:value-type="float" office:value="-22.86" calcext:value-type="float">
            <text:p>-22.86</text:p>
          </table:table-cell>
          <table:table-cell office:value-type="float" office:value="0.21232" calcext:value-type="float">
            <text:p>0.21232</text:p>
          </table:table-cell>
          <table:table-cell office:value-type="float" office:value="-20.11698" calcext:value-type="float">
            <text:p>-20.11698</text:p>
          </table:table-cell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2.62296" calcext:value-type="float">
            <text:p>22.62296</text:p>
          </table:table-cell>
          <table:table-cell office:value-type="float" office:value="-1.1358" calcext:value-type="float">
            <text:p>-1.1358</text:p>
          </table:table-cell>
          <table:table-cell table:number-columns-repeated="3"/>
        </table:table-row>
        <table:table-row table:style-name="ro1">
          <table:table-cell office:value-type="time" office:time-value="PT12H18M57S" calcext:value-type="time">
            <text:p>12:18:57.00</text:p>
          </table:table-cell>
          <table:table-cell office:value-type="float" office:value="22.26387" calcext:value-type="float">
            <text:p>22.26387</text:p>
          </table:table-cell>
          <table:table-cell office:value-type="float" office:value="3.647091" calcext:value-type="float">
            <text:p>3.647091</text:p>
          </table:table-cell>
          <table:table-cell office:value-type="float" office:value="-17.01" calcext:value-type="float">
            <text:p>-17.01</text:p>
          </table:table-cell>
          <table:table-cell office:value-type="float" office:value="4.796352" calcext:value-type="float">
            <text:p>4.796352</text:p>
          </table:table-cell>
          <table:table-cell office:value-type="float" office:value="-85.70636" calcext:value-type="float">
            <text:p>-85.70636</text:p>
          </table:table-cell>
        </table:table-row>
        <table:table-row table:style-name="ro1">
          <table:table-cell office:value-type="time" office:time-value="PT12H18M58S" calcext:value-type="time">
            <text:p>12:18:58.00</text:p>
          </table:table-cell>
          <table:table-cell office:value-type="float" office:value="22.60141" calcext:value-type="float">
            <text:p>22.60141</text:p>
          </table:table-cell>
          <table:table-cell office:value-type="float" office:value="3.106914" calcext:value-type="float">
            <text:p>3.106914</text:p>
          </table:table-cell>
          <table:table-cell office:value-type="float" office:value="-51.77" calcext:value-type="float">
            <text:p>-51.77</text:p>
          </table:table-cell>
          <table:table-cell office:value-type="float" office:value="4.242769" calcext:value-type="float">
            <text:p>4.242769</text:p>
          </table:table-cell>
          <table:table-cell office:value-type="float" office:value="-89.70894" calcext:value-type="float">
            <text:p>-89.70894</text:p>
          </table:table-cell>
        </table:table-row>
        <table:table-row table:style-name="ro1">
          <table:table-cell office:value-type="time" office:time-value="PT12H18M58S" calcext:value-type="time">
            <text:p>12:18:58.00</text:p>
          </table:table-cell>
          <table:table-cell office:value-type="float" office:value="22.60141" calcext:value-type="float">
            <text:p>22.60141</text:p>
          </table:table-cell>
          <table:table-cell office:value-type="float" office:value="3.106914" calcext:value-type="float">
            <text:p>3.106914</text:p>
          </table:table-cell>
          <table:table-cell office:value-type="float" office:value="-111.19" calcext:value-type="float">
            <text:p>-111.19</text:p>
          </table:table-cell>
          <table:table-cell office:value-type="float" office:value="4.242769" calcext:value-type="float">
            <text:p>4.242769</text:p>
          </table:table-cell>
          <table:table-cell office:value-type="float" office:value="-89.70894" calcext:value-type="float">
            <text:p>-89.70894</text:p>
          </table:table-cell>
        </table:table-row>
        <table:table-row table:style-name="ro1">
          <table:table-cell office:value-type="time" office:time-value="PT12H19M00S" calcext:value-type="time">
            <text:p>12:19:00.00</text:p>
          </table:table-cell>
          <table:table-cell office:value-type="float" office:value="24.53726" calcext:value-type="float">
            <text:p>24.53726</text:p>
          </table:table-cell>
          <table:table-cell office:value-type="float" office:value="2.814386" calcext:value-type="float">
            <text:p>2.814386</text:p>
          </table:table-cell>
          <table:table-cell office:value-type="float" office:value="-111.48" calcext:value-type="float">
            <text:p>-111.48</text:p>
          </table:table-cell>
          <table:table-cell office:value-type="float" office:value="4.38959" calcext:value-type="float">
            <text:p>4.38959</text:p>
          </table:table-cell>
          <table:table-cell office:value-type="float" office:value="-115.8553" calcext:value-type="float">
            <text:p>-115.8553</text:p>
          </table:table-cell>
        </table:table-row>
        <table:table-row table:style-name="ro1">
          <table:table-cell office:value-type="time" office:time-value="PT12H19M00S" calcext:value-type="time">
            <text:p>12:19:00.00</text:p>
          </table:table-cell>
          <table:table-cell office:value-type="float" office:value="24.53726" calcext:value-type="float">
            <text:p>24.53726</text:p>
          </table:table-cell>
          <table:table-cell office:value-type="float" office:value="2.814386" calcext:value-type="float">
            <text:p>2.814386</text:p>
          </table:table-cell>
          <table:table-cell office:value-type="float" office:value="-109.86" calcext:value-type="float">
            <text:p>-109.86</text:p>
          </table:table-cell>
          <table:table-cell office:value-type="float" office:value="4.38959" calcext:value-type="float">
            <text:p>4.38959</text:p>
          </table:table-cell>
          <table:table-cell office:value-type="float" office:value="-115.8553" calcext:value-type="float">
            <text:p>-115.8553</text:p>
          </table:table-cell>
        </table:table-row>
        <table:table-row table:style-name="ro1">
          <table:table-cell office:value-type="time" office:time-value="PT12H19M01S" calcext:value-type="time">
            <text:p>12:19:01.00</text:p>
          </table:table-cell>
          <table:table-cell office:value-type="float" office:value="24.8748" calcext:value-type="float">
            <text:p>24.8748</text:p>
          </table:table-cell>
          <table:table-cell office:value-type="float" office:value="2.274214" calcext:value-type="float">
            <text:p>2.274214</text:p>
          </table:table-cell>
          <table:table-cell office:value-type="float" office:value="-122.37" calcext:value-type="float">
            <text:p>-122.37</text:p>
          </table:table-cell>
          <table:table-cell office:value-type="float" office:value="4.086436" calcext:value-type="float">
            <text:p>4.086436</text:p>
          </table:table-cell>
          <table:table-cell office:value-type="float" office:value="-123.4392" calcext:value-type="float">
            <text:p>-123.4392</text:p>
          </table:table-cell>
        </table:table-row>
        <table:table-row table:style-name="ro1">
          <table:table-cell office:value-type="time" office:time-value="PT12H19M03S" calcext:value-type="time">
            <text:p>12:19:03.00</text:p>
          </table:table-cell>
          <table:table-cell office:value-type="float" office:value="24.17658" calcext:value-type="float">
            <text:p>24.17658</text:p>
          </table:table-cell>
          <table:table-cell office:value-type="float" office:value="0.5861041" calcext:value-type="float">
            <text:p>0.5861041</text:p>
          </table:table-cell>
          <table:table-cell office:value-type="float" office:value="-134.33" calcext:value-type="float">
            <text:p>-134.33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-132.059" calcext:value-type="float">
            <text:p>-132.059</text:p>
          </table:table-cell>
        </table:table-row>
        <table:table-row table:style-name="ro1">
          <table:table-cell office:value-type="time" office:time-value="PT12H19M06S" calcext:value-type="time">
            <text:p>12:19:06.00</text:p>
          </table:table-cell>
          <table:table-cell office:value-type="float" office:value="22.9605" calcext:value-type="float">
            <text:p>22.9605</text:p>
          </table:table-cell>
          <table:table-cell office:value-type="float" office:value="-1.675973" calcext:value-type="float">
            <text:p>-1.675973</text:p>
          </table:table-cell>
          <table:table-cell office:value-type="float" office:value="-138.86" calcext:value-type="float">
            <text:p>-138.86</text:p>
          </table:table-cell>
          <table:table-cell office:value-type="float" office:value="0.6369605" calcext:value-type="float">
            <text:p>0.6369605</text:p>
          </table:table-cell>
          <table:table-cell office:value-type="float" office:value="-132.059" calcext:value-type="float">
            <text:p>-132.059</text:p>
          </table:table-cell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ce2"/>
        <table:table-column table:style-name="co2" table:number-columns-repeated="10" table:default-cell-style-name="Default"/>
        <table:table-row table:style-name="ro1">
          <table:table-cell table:style-name="ce1" office:value-type="date" office:date-value="2024-05-08" calcext:value-type="date">
            <text:p>05/08/24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table:number-columns-repeated="5"/>
        </table:table-row>
        <table:table-row table:style-name="ro1">
          <table:table-cell office:value-type="time" office:time-value="PT15H17M46S" calcext:value-type="time">
            <text:p>15:17:46.00</text:p>
          </table:table-cell>
          <table:table-cell office:value-type="float" office:value="-5.650352" calcext:value-type="float">
            <text:p>-5.650352</text:p>
          </table:table-cell>
          <table:table-cell office:value-type="float" office:value="-0.7767292" calcext:value-type="float">
            <text:p>-0.7767292</text:p>
          </table:table-cell>
          <table:table-cell office:value-type="float" office:value="-2.91" calcext:value-type="float">
            <text:p>-2.91</text:p>
          </table:table-cell>
          <table:table-cell office:value-type="float" office:value="5.703488" calcext:value-type="float">
            <text:p>5.703488</text:p>
          </table:table-cell>
          <table:table-cell office:value-type="float" office:value="7.827144" calcext:value-type="float">
            <text:p>7.827144</text:p>
          </table:table-cell>
          <table:table-cell table:number-columns-repeated="5"/>
        </table:table-row>
        <table:table-row table:style-name="ro1">
          <table:table-cell office:value-type="time" office:time-value="PT15H17M46S" calcext:value-type="time">
            <text:p>15:17:46.00</text:p>
          </table:table-cell>
          <table:table-cell office:value-type="float" office:value="-5.650352" calcext:value-type="float">
            <text:p>-5.650352</text:p>
          </table:table-cell>
          <table:table-cell office:value-type="float" office:value="-0.7767292" calcext:value-type="float">
            <text:p>-0.7767292</text:p>
          </table:table-cell>
          <table:table-cell office:value-type="float" office:value="0.63" calcext:value-type="float">
            <text:p>0.63</text:p>
          </table:table-cell>
          <table:table-cell office:value-type="float" office:value="5.703488" calcext:value-type="float">
            <text:p>5.703488</text:p>
          </table:table-cell>
          <table:table-cell office:value-type="float" office:value="7.827144" calcext:value-type="float">
            <text:p>7.827144</text:p>
          </table:table-cell>
          <table:table-cell table:number-columns-repeated="5"/>
        </table:table-row>
        <table:table-row table:style-name="ro1">
          <table:table-cell office:value-type="time" office:time-value="PT15H17M49S" calcext:value-type="time">
            <text:p>15:17:49.00</text:p>
          </table:table-cell>
          <table:table-cell office:value-type="float" office:value="-4.546778" calcext:value-type="float">
            <text:p>-4.546778</text:p>
          </table:table-cell>
          <table:table-cell office:value-type="float" office:value="1.665406" calcext:value-type="float">
            <text:p>1.665406</text:p>
          </table:table-cell>
          <table:table-cell office:value-type="float" office:value="-2.21" calcext:value-type="float">
            <text:p>-2.21</text:p>
          </table:table-cell>
          <table:table-cell office:value-type="float" office:value="4.842186" calcext:value-type="float">
            <text:p>4.842186</text:p>
          </table:table-cell>
          <table:table-cell office:value-type="float" office:value="-20.11691" calcext:value-type="float">
            <text:p>-20.11691</text:p>
          </table:table-cell>
          <table:table-cell table:number-columns-repeated="5"/>
        </table:table-row>
        <table:table-row table:style-name="ro1">
          <table:table-cell office:value-type="time" office:time-value="PT15H17M51S" calcext:value-type="time">
            <text:p>15:17:51.00</text:p>
          </table:table-cell>
          <table:table-cell office:value-type="float" office:value="-5.402191" calcext:value-type="float">
            <text:p>-5.402191</text:p>
          </table:table-cell>
          <table:table-cell office:value-type="float" office:value="1.631613" calcext:value-type="float">
            <text:p>1.631613</text:p>
          </table:table-cell>
          <table:table-cell office:value-type="float" office:value="-21.67" calcext:value-type="float">
            <text:p>-21.67</text:p>
          </table:table-cell>
          <table:table-cell office:value-type="float" office:value="5.643211" calcext:value-type="float">
            <text:p>5.643211</text:p>
          </table:table-cell>
          <table:table-cell office:value-type="float" office:value="-16.80578" calcext:value-type="float">
            <text:p>-16.80578</text:p>
          </table:table-cell>
          <table:table-cell table:number-columns-repeated="5"/>
        </table:table-row>
        <table:table-row table:style-name="ro1">
          <table:table-cell office:value-type="time" office:time-value="PT15H17M52S" calcext:value-type="time">
            <text:p>15:17:52.00</text:p>
          </table:table-cell>
          <table:table-cell office:value-type="float" office:value="-5.514704" calcext:value-type="float">
            <text:p>-5.514704</text:p>
          </table:table-cell>
          <table:table-cell office:value-type="float" office:value="1.811671" calcext:value-type="float">
            <text:p>1.811671</text:p>
          </table:table-cell>
          <table:table-cell office:value-type="float" office:value="-31.42" calcext:value-type="float">
            <text:p>-31.42</text:p>
          </table:table-cell>
          <table:table-cell office:value-type="float" office:value="5.804663" calcext:value-type="float">
            <text:p>5.804663</text:p>
          </table:table-cell>
          <table:table-cell office:value-type="float" office:value="-18.1862" calcext:value-type="float">
            <text:p>-18.1862</text:p>
          </table:table-cell>
          <table:table-cell table:number-columns-repeated="5"/>
        </table:table-row>
        <table:table-row table:style-name="ro1">
          <table:table-cell office:value-type="time" office:time-value="PT15H17M52S" calcext:value-type="time">
            <text:p>15:17:52.00</text:p>
          </table:table-cell>
          <table:table-cell office:value-type="float" office:value="-5.514704" calcext:value-type="float">
            <text:p>-5.514704</text:p>
          </table:table-cell>
          <table:table-cell office:value-type="float" office:value="1.811671" calcext:value-type="float">
            <text:p>1.811671</text:p>
          </table:table-cell>
          <table:table-cell office:value-type="float" office:value="-19.65" calcext:value-type="float">
            <text:p>-19.65</text:p>
          </table:table-cell>
          <table:table-cell office:value-type="float" office:value="5.804663" calcext:value-type="float">
            <text:p>5.804663</text:p>
          </table:table-cell>
          <table:table-cell office:value-type="float" office:value="-18.1862" calcext:value-type="float">
            <text:p>-18.1862</text:p>
          </table:table-cell>
          <table:table-cell table:number-columns-repeated="5"/>
        </table:table-row>
        <table:table-row table:style-name="ro1">
          <table:table-cell office:value-type="time" office:time-value="PT15H17M54S" calcext:value-type="time">
            <text:p>15:17:54.00</text:p>
          </table:table-cell>
          <table:table-cell office:value-type="float" office:value="-4.321753" calcext:value-type="float">
            <text:p>-4.321753</text:p>
          </table:table-cell>
          <table:table-cell office:value-type="float" office:value="1.30529" calcext:value-type="float">
            <text:p>1.30529</text:p>
          </table:table-cell>
          <table:table-cell office:value-type="float" office:value="-15.83" calcext:value-type="float">
            <text:p>-15.83</text:p>
          </table:table-cell>
          <table:table-cell office:value-type="float" office:value="4.514568" calcext:value-type="float">
            <text:p>4.514568</text:p>
          </table:table-cell>
          <table:table-cell office:value-type="float" office:value="-16.80578" calcext:value-type="float">
            <text:p>-16.80578</text:p>
          </table:table-cell>
          <table:table-cell table:number-columns-repeated="5"/>
        </table:table-row>
        <table:table-row table:style-name="ro1">
          <table:table-cell office:value-type="time" office:time-value="PT15H17M54S" calcext:value-type="time">
            <text:p>15:17:54.00</text:p>
          </table:table-cell>
          <table:table-cell office:value-type="float" office:value="-4.321753" calcext:value-type="float">
            <text:p>-4.321753</text:p>
          </table:table-cell>
          <table:table-cell office:value-type="float" office:value="1.30529" calcext:value-type="float">
            <text:p>1.30529</text:p>
          </table:table-cell>
          <table:table-cell office:value-type="float" office:value="-20.61" calcext:value-type="float">
            <text:p>-20.61</text:p>
          </table:table-cell>
          <table:table-cell office:value-type="float" office:value="4.514568" calcext:value-type="float">
            <text:p>4.514568</text:p>
          </table:table-cell>
          <table:table-cell office:value-type="float" office:value="-16.80578" calcext:value-type="float">
            <text:p>-16.80578</text:p>
          </table:table-cell>
          <table:table-cell table:number-columns-repeated="5"/>
        </table:table-row>
        <table:table-row table:style-name="ro1">
          <table:table-cell office:value-type="time" office:time-value="PT15H17M57S" calcext:value-type="time">
            <text:p>15:17:57.00</text:p>
          </table:table-cell>
          <table:table-cell office:value-type="float" office:value="-2.971601" calcext:value-type="float">
            <text:p>-2.971601</text:p>
          </table:table-cell>
          <table:table-cell office:value-type="float" office:value="-0.8554059" calcext:value-type="float">
            <text:p>-0.8554059</text:p>
          </table:table-cell>
          <table:table-cell office:value-type="float" office:value="-21.4" calcext:value-type="float">
            <text:p>-21.4</text:p>
          </table:table-cell>
          <table:table-cell office:value-type="float" office:value="3.092269" calcext:value-type="float">
            <text:p>3.092269</text:p>
          </table:table-cell>
          <table:table-cell office:value-type="float" office:value="16.05901" calcext:value-type="float">
            <text:p>16.05901</text:p>
          </table:table-cell>
          <table:table-cell table:number-columns-repeated="5"/>
        </table:table-row>
        <table:table-row table:style-name="ro1">
          <table:table-cell office:value-type="time" office:time-value="PT15H17M57S" calcext:value-type="time">
            <text:p>15:17:57.00</text:p>
          </table:table-cell>
          <table:table-cell office:value-type="float" office:value="-2.971601" calcext:value-type="float">
            <text:p>-2.971601</text:p>
          </table:table-cell>
          <table:table-cell office:value-type="float" office:value="-0.8554059" calcext:value-type="float">
            <text:p>-0.8554059</text:p>
          </table:table-cell>
          <table:table-cell office:value-type="float" office:value="14.25" calcext:value-type="float">
            <text:p>14.25</text:p>
          </table:table-cell>
          <table:table-cell office:value-type="float" office:value="3.092269" calcext:value-type="float">
            <text:p>3.092269</text:p>
          </table:table-cell>
          <table:table-cell office:value-type="float" office:value="16.05901" calcext:value-type="float">
            <text:p>16.05901</text:p>
          </table:table-cell>
          <table:table-cell table:number-columns-repeated="5"/>
        </table:table-row>
        <table:table-row table:style-name="ro1">
          <table:table-cell office:value-type="time" office:time-value="PT15H17M59S" calcext:value-type="time">
            <text:p>15:17:59.00</text:p>
          </table:table-cell>
          <table:table-cell office:value-type="float" office:value="-1.553624" calcext:value-type="float">
            <text:p>-1.553624</text:p>
          </table:table-cell>
          <table:table-cell office:value-type="float" office:value="-1.721903" calcext:value-type="float">
            <text:p>-1.721903</text:p>
          </table:table-cell>
          <table:table-cell office:value-type="float" office:value="28.29" calcext:value-type="float">
            <text:p>28.29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47.94097" calcext:value-type="float">
            <text:p>47.94097</text:p>
          </table:table-cell>
          <table:table-cell table:number-columns-repeated="5"/>
        </table:table-row>
        <table:table-row table:style-name="ro1">
          <table:table-cell office:value-type="time" office:time-value="PT15H17M59S" calcext:value-type="time">
            <text:p>15:17:59.00</text:p>
          </table:table-cell>
          <table:table-cell office:value-type="float" office:value="-1.553624" calcext:value-type="float">
            <text:p>-1.553624</text:p>
          </table:table-cell>
          <table:table-cell office:value-type="float" office:value="-1.721903" calcext:value-type="float">
            <text:p>-1.721903</text:p>
          </table:table-cell>
          <table:table-cell office:value-type="float" office:value="46.9" calcext:value-type="float">
            <text:p>46.9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47.94097" calcext:value-type="float">
            <text:p>47.94097</text:p>
          </table:table-cell>
          <table:table-cell table:number-columns-repeated="5"/>
        </table:table-row>
        <table:table-row table:style-name="ro1">
          <table:table-cell office:value-type="time" office:time-value="PT15H17M59S" calcext:value-type="time">
            <text:p>15:17:59.00</text:p>
          </table:table-cell>
          <table:table-cell office:value-type="float" office:value="-1.553624" calcext:value-type="float">
            <text:p>-1.553624</text:p>
          </table:table-cell>
          <table:table-cell office:value-type="float" office:value="-1.721903" calcext:value-type="float">
            <text:p>-1.721903</text:p>
          </table:table-cell>
          <table:table-cell office:value-type="float" office:value="53.82" calcext:value-type="float">
            <text:p>53.82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47.94097" calcext:value-type="float">
            <text:p>47.94097</text:p>
          </table:table-cell>
          <table:table-cell table:number-columns-repeated="5"/>
        </table:table-row>
        <table:table-row table:style-name="ro1">
          <table:table-cell office:value-type="time" office:time-value="PT15H18M02S" calcext:value-type="time">
            <text:p>15:18:02.00</text:p>
          </table:table-cell>
          <table:table-cell office:value-type="float" office:value="0.5625636" calcext:value-type="float">
            <text:p>0.5625636</text:p>
          </table:table-cell>
          <table:table-cell office:value-type="float" office:value="-0.9002902" calcext:value-type="float">
            <text:p>-0.9002902</text:p>
          </table:table-cell>
          <table:table-cell office:value-type="float" office:value="44.34" calcext:value-type="float">
            <text:p>44.34</text:p>
          </table:table-cell>
          <table:table-cell office:value-type="float" office:value="1.061603" calcext:value-type="float">
            <text:p>1.061603</text:p>
          </table:table-cell>
          <table:table-cell office:value-type="float" office:value="47.94097" calcext:value-type="float">
            <text:p>47.940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0.0862" calcext:value-type="float">
            <text:p>10.0862</text:p>
          </table:table-cell>
          <table:table-cell office:value-type="float" office:value="6.302556" calcext:value-type="float">
            <text:p>6.302556</text:p>
          </table:table-cell>
          <table:table-cell table:number-columns-repeated="8"/>
        </table:table-row>
        <table:table-row table:style-name="ro1">
          <table:table-cell office:value-type="time" office:time-value="PT15H18M02S" calcext:value-type="time">
            <text:p>15:18:02.00</text:p>
          </table:table-cell>
          <table:table-cell office:value-type="float" office:value="0.5625636" calcext:value-type="float">
            <text:p>0.5625636</text:p>
          </table:table-cell>
          <table:table-cell office:value-type="float" office:value="-0.9002902" calcext:value-type="float">
            <text:p>-0.9002902</text:p>
          </table:table-cell>
          <table:table-cell office:value-type="float" office:value="30.67" calcext:value-type="float">
            <text:p>30.67</text:p>
          </table:table-cell>
          <table:table-cell office:value-type="float" office:value="11.94071" calcext:value-type="float">
            <text:p>11.94071</text:p>
          </table:table-cell>
          <table:table-cell office:value-type="float" office:value="37.10068" calcext:value-type="float">
            <text:p>37.10068</text:p>
          </table:table-cell>
          <table:table-cell table:number-columns-repeated="5"/>
        </table:table-row>
        <table:table-row table:style-name="ro1">
          <table:table-cell office:value-type="time" office:time-value="PT15H18M04S" calcext:value-type="time">
            <text:p>15:18:04.00</text:p>
          </table:table-cell>
          <table:table-cell office:value-type="float" office:value="1.598313" calcext:value-type="float">
            <text:p>1.598313</text:p>
          </table:table-cell>
          <table:table-cell office:value-type="float" office:value="0.247645" calcext:value-type="float">
            <text:p>0.247645</text:p>
          </table:table-cell>
          <table:table-cell office:value-type="float" office:value="30.6" calcext:value-type="float">
            <text:p>30.6</text:p>
          </table:table-cell>
          <table:table-cell office:value-type="float" office:value="10.42622" calcext:value-type="float">
            <text:p>10.42622</text:p>
          </table:table-cell>
          <table:table-cell office:value-type="float" office:value="35.50251" calcext:value-type="float">
            <text:p>35.50251</text:p>
          </table:table-cell>
          <table:table-cell table:number-columns-repeated="5"/>
        </table:table-row>
        <table:table-row table:style-name="ro1">
          <table:table-cell office:value-type="time" office:time-value="PT15H18M05S" calcext:value-type="time">
            <text:p>15:18:05.00</text:p>
          </table:table-cell>
          <table:table-cell office:value-type="float" office:value="2.116188" calcext:value-type="float">
            <text:p>2.116188</text:p>
          </table:table-cell>
          <table:table-cell office:value-type="float" office:value="0.8216129" calcext:value-type="float">
            <text:p>0.8216129</text:p>
          </table:table-cell>
          <table:table-cell office:value-type="float" office:value="34.64" calcext:value-type="float">
            <text:p>34.64</text:p>
          </table:table-cell>
          <table:table-cell office:value-type="float" office:value="9.672735" calcext:value-type="float">
            <text:p>9.672735</text:p>
          </table:table-cell>
          <table:table-cell office:value-type="float" office:value="34.51614" calcext:value-type="float">
            <text:p>34.51614</text:p>
          </table:table-cell>
          <table:table-cell table:number-columns-repeated="5"/>
        </table:table-row>
        <table:table-row table:style-name="ro1">
          <table:table-cell office:value-type="time" office:time-value="PT15H18M05S" calcext:value-type="time">
            <text:p>15:18:05.00</text:p>
          </table:table-cell>
          <table:table-cell office:value-type="float" office:value="2.116188" calcext:value-type="float">
            <text:p>2.116188</text:p>
          </table:table-cell>
          <table:table-cell office:value-type="float" office:value="0.8216129" calcext:value-type="float">
            <text:p>0.8216129</text:p>
          </table:table-cell>
          <table:table-cell office:value-type="float" office:value="33.08" calcext:value-type="float">
            <text:p>33.08</text:p>
          </table:table-cell>
          <table:table-cell office:value-type="float" office:value="9.672735" calcext:value-type="float">
            <text:p>9.672735</text:p>
          </table:table-cell>
          <table:table-cell office:value-type="float" office:value="34.51614" calcext:value-type="float">
            <text:p>34.51614</text:p>
          </table:table-cell>
          <table:table-cell table:number-columns-repeated="5"/>
        </table:table-row>
        <table:table-row table:style-name="ro1">
          <table:table-cell office:value-type="time" office:time-value="PT15H18M08S" calcext:value-type="time">
            <text:p>15:18:08.00</text:p>
          </table:table-cell>
          <table:table-cell office:value-type="float" office:value="4.00735" calcext:value-type="float">
            <text:p>4.00735</text:p>
          </table:table-cell>
          <table:table-cell office:value-type="float" office:value="2.003342" calcext:value-type="float">
            <text:p>2.003342</text:p>
          </table:table-cell>
          <table:table-cell office:value-type="float" office:value="29.64" calcext:value-type="float">
            <text:p>29.64</text:p>
          </table:table-cell>
          <table:table-cell office:value-type="float" office:value="7.445512" calcext:value-type="float">
            <text:p>7.445512</text:p>
          </table:table-cell>
          <table:table-cell office:value-type="float" office:value="35.26953" calcext:value-type="float">
            <text:p>35.26953</text:p>
          </table:table-cell>
          <table:table-cell table:number-columns-repeated="5"/>
        </table:table-row>
        <table:table-row table:style-name="ro1">
          <table:table-cell office:value-type="time" office:time-value="PT15H18M08S" calcext:value-type="time">
            <text:p>15:18:08.00</text:p>
          </table:table-cell>
          <table:table-cell office:value-type="float" office:value="4.00735" calcext:value-type="float">
            <text:p>4.00735</text:p>
          </table:table-cell>
          <table:table-cell office:value-type="float" office:value="2.003342" calcext:value-type="float">
            <text:p>2.003342</text:p>
          </table:table-cell>
          <table:table-cell office:value-type="float" office:value="31.66" calcext:value-type="float">
            <text:p>31.66</text:p>
          </table:table-cell>
          <table:table-cell office:value-type="float" office:value="7.445512" calcext:value-type="float">
            <text:p>7.445512</text:p>
          </table:table-cell>
          <table:table-cell office:value-type="float" office:value="35.26953" calcext:value-type="float">
            <text:p>35.26953</text:p>
          </table:table-cell>
          <table:table-cell table:number-columns-repeated="5"/>
        </table:table-row>
        <table:table-row table:style-name="ro1">
          <table:table-cell office:value-type="time" office:time-value="PT15H18M09S" calcext:value-type="time">
            <text:p>15:18:09.00</text:p>
          </table:table-cell>
          <table:table-cell office:value-type="float" office:value="4.637738" calcext:value-type="float">
            <text:p>4.637738</text:p>
          </table:table-cell>
          <table:table-cell office:value-type="float" office:value="2.397251" calcext:value-type="float">
            <text:p>2.397251</text:p>
          </table:table-cell>
          <table:table-cell office:value-type="float" office:value="33.31" calcext:value-type="float">
            <text:p>33.31</text:p>
          </table:table-cell>
          <table:table-cell office:value-type="float" office:value="6.703516" calcext:value-type="float">
            <text:p>6.703516</text:p>
          </table:table-cell>
          <table:table-cell office:value-type="float" office:value="35.63189" calcext:value-type="float">
            <text:p>35.63189</text:p>
          </table:table-cell>
          <table:table-cell table:number-columns-repeated="5"/>
        </table:table-row>
        <table:table-row table:style-name="ro1">
          <table:table-cell office:value-type="time" office:time-value="PT15H18M11S" calcext:value-type="time">
            <text:p>15:18:11.00</text:p>
          </table:table-cell>
          <table:table-cell office:value-type="float" office:value="6.416386" calcext:value-type="float">
            <text:p>6.416386</text:p>
          </table:table-cell>
          <table:table-cell office:value-type="float" office:value="3.759038" calcext:value-type="float">
            <text:p>3.759038</text:p>
          </table:table-cell>
          <table:table-cell office:value-type="float" office:value="33.71" calcext:value-type="float">
            <text:p>33.71</text:p>
          </table:table-cell>
          <table:table-cell office:value-type="float" office:value="4.465088" calcext:value-type="float">
            <text:p>4.465088</text:p>
          </table:table-cell>
          <table:table-cell office:value-type="float" office:value="34.72552" calcext:value-type="float">
            <text:p>34.72552</text:p>
          </table:table-cell>
          <table:table-cell table:number-columns-repeated="5"/>
        </table:table-row>
        <table:table-row table:style-name="ro1">
          <table:table-cell office:value-type="time" office:time-value="PT15H18M11S" calcext:value-type="time">
            <text:p>15:18:11.00</text:p>
          </table:table-cell>
          <table:table-cell office:value-type="float" office:value="6.416386" calcext:value-type="float">
            <text:p>6.416386</text:p>
          </table:table-cell>
          <table:table-cell office:value-type="float" office:value="3.759038" calcext:value-type="float">
            <text:p>3.759038</text:p>
          </table:table-cell>
          <table:table-cell office:value-type="float" office:value="31.52" calcext:value-type="float">
            <text:p>31.52</text:p>
          </table:table-cell>
          <table:table-cell office:value-type="float" office:value="4.465088" calcext:value-type="float">
            <text:p>4.465088</text:p>
          </table:table-cell>
          <table:table-cell office:value-type="float" office:value="34.72552" calcext:value-type="float">
            <text:p>34.72552</text:p>
          </table:table-cell>
          <table:table-cell table:number-columns-repeated="5"/>
        </table:table-row>
        <table:table-row table:style-name="ro1">
          <table:table-cell office:value-type="time" office:time-value="PT15H18M14S" calcext:value-type="time">
            <text:p>15:18:14.00</text:p>
          </table:table-cell>
          <table:table-cell office:value-type="float" office:value="8.420063" calcext:value-type="float">
            <text:p>8.420063</text:p>
          </table:table-cell>
          <table:table-cell office:value-type="float" office:value="4.76071" calcext:value-type="float">
            <text:p>4.76071</text:p>
          </table:table-cell>
          <table:table-cell office:value-type="float" office:value="31.19" calcext:value-type="float">
            <text:p>31.19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42.78124" calcext:value-type="float">
            <text:p>42.78124</text:p>
          </table:table-cell>
          <table:table-cell table:number-columns-repeated="5"/>
        </table:table-row>
        <table:table-row table:style-name="ro1">
          <table:table-cell office:value-type="time" office:time-value="PT15H18M15S" calcext:value-type="time">
            <text:p>15:18:15.00</text:p>
          </table:table-cell>
          <table:table-cell office:value-type="float" office:value="9.050449" calcext:value-type="float">
            <text:p>9.050449</text:p>
          </table:table-cell>
          <table:table-cell office:value-type="float" office:value="5.154618" calcext:value-type="float">
            <text:p>5.154618</text:p>
          </table:table-cell>
          <table:table-cell office:value-type="float" office:value="39.36" calcext:value-type="float">
            <text:p>39.36</text:p>
          </table:table-cell>
          <table:table-cell office:value-type="float" office:value="1.546136" calcext:value-type="float">
            <text:p>1.546136</text:p>
          </table:table-cell>
          <table:table-cell office:value-type="float" office:value="42.78124" calcext:value-type="float">
            <text:p>42.781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0.73338" calcext:value-type="float">
            <text:p>20.73338</text:p>
          </table:table-cell>
          <table:table-cell office:value-type="float" office:value="4.693645" calcext:value-type="float">
            <text:p>4.693645</text:p>
          </table:table-cell>
          <table:table-cell table:number-columns-repeated="8"/>
        </table:table-row>
        <table:table-row table:style-name="ro1">
          <table:table-cell office:value-type="time" office:time-value="PT15H18M15S" calcext:value-type="time">
            <text:p>15:18:15.00</text:p>
          </table:table-cell>
          <table:table-cell office:value-type="float" office:value="9.050449" calcext:value-type="float">
            <text:p>9.050449</text:p>
          </table:table-cell>
          <table:table-cell office:value-type="float" office:value="5.154618" calcext:value-type="float">
            <text:p>5.154618</text:p>
          </table:table-cell>
          <table:table-cell office:value-type="float" office:value="54.54" calcext:value-type="float">
            <text:p>54.54</text:p>
          </table:table-cell>
          <table:table-cell office:value-type="float" office:value="11.69202" calcext:value-type="float">
            <text:p>11.69202</text:p>
          </table:table-cell>
          <table:table-cell office:value-type="float" office:value="-2.259545" calcext:value-type="float">
            <text:p>-2.259545</text:p>
          </table:table-cell>
          <table:table-cell table:number-columns-repeated="5"/>
        </table:table-row>
        <table:table-row table:style-name="ro1">
          <table:table-cell office:value-type="time" office:time-value="PT15H18M17S" calcext:value-type="time">
            <text:p>15:18:17.00</text:p>
          </table:table-cell>
          <table:table-cell office:value-type="float" office:value="10.31122" calcext:value-type="float">
            <text:p>10.31122</text:p>
          </table:table-cell>
          <table:table-cell office:value-type="float" office:value="5.942437" calcext:value-type="float">
            <text:p>5.942437</text:p>
          </table:table-cell>
          <table:table-cell office:value-type="float" office:value="26.21" calcext:value-type="float">
            <text:p>26.21</text:p>
          </table:table-cell>
          <table:table-cell office:value-type="float" office:value="10.49671" calcext:value-type="float">
            <text:p>10.49671</text:p>
          </table:table-cell>
          <table:table-cell office:value-type="float" office:value="-6.832654" calcext:value-type="float">
            <text:p>-6.832654</text:p>
          </table:table-cell>
          <table:table-cell table:number-columns-repeated="5"/>
        </table:table-row>
        <table:table-row table:style-name="ro1">
          <table:table-cell office:value-type="time" office:time-value="PT15H18M17S" calcext:value-type="time">
            <text:p>15:18:17.00</text:p>
          </table:table-cell>
          <table:table-cell office:value-type="float" office:value="10.31122" calcext:value-type="float">
            <text:p>10.31122</text:p>
          </table:table-cell>
          <table:table-cell office:value-type="float" office:value="5.942437" calcext:value-type="float">
            <text:p>5.942437</text:p>
          </table:table-cell>
          <table:table-cell office:value-type="float" office:value="-23.55" calcext:value-type="float">
            <text:p>-23.55</text:p>
          </table:table-cell>
          <table:table-cell office:value-type="float" office:value="10.49671" calcext:value-type="float">
            <text:p>10.49671</text:p>
          </table:table-cell>
          <table:table-cell office:value-type="float" office:value="-6.832654" calcext:value-type="float">
            <text:p>-6.832654</text:p>
          </table:table-cell>
          <table:table-cell table:number-columns-repeated="5"/>
        </table:table-row>
        <table:table-row table:style-name="ro1">
          <table:table-cell office:value-type="time" office:time-value="PT15H18M17S" calcext:value-type="time">
            <text:p>15:18:17.00</text:p>
          </table:table-cell>
          <table:table-cell office:value-type="float" office:value="10.31122" calcext:value-type="float">
            <text:p>10.31122</text:p>
          </table:table-cell>
          <table:table-cell office:value-type="float" office:value="5.942437" calcext:value-type="float">
            <text:p>5.942437</text:p>
          </table:table-cell>
          <table:table-cell office:value-type="float" office:value="-26.77" calcext:value-type="float">
            <text:p>-26.77</text:p>
          </table:table-cell>
          <table:table-cell office:value-type="float" office:value="10.49671" calcext:value-type="float">
            <text:p>10.49671</text:p>
          </table:table-cell>
          <table:table-cell office:value-type="float" office:value="-6.832654" calcext:value-type="float">
            <text:p>-6.832654</text:p>
          </table:table-cell>
          <table:table-cell table:number-columns-repeated="5"/>
        </table:table-row>
        <table:table-row table:style-name="ro1">
          <table:table-cell office:value-type="time" office:time-value="PT15H18M21S" calcext:value-type="time">
            <text:p>15:18:21.00</text:p>
          </table:table-cell>
          <table:table-cell office:value-type="float" office:value="12.60775" calcext:value-type="float">
            <text:p>12.60775</text:p>
          </table:table-cell>
          <table:table-cell office:value-type="float" office:value="7.878194" calcext:value-type="float">
            <text:p>7.878194</text:p>
          </table:table-cell>
          <table:table-cell office:value-type="float" office:value="-5.37" calcext:value-type="float">
            <text:p>-5.37</text:p>
          </table:table-cell>
          <table:table-cell office:value-type="float" office:value="8.727385" calcext:value-type="float">
            <text:p>8.727385</text:p>
          </table:table-cell>
          <table:table-cell office:value-type="float" office:value="-21.40091" calcext:value-type="float">
            <text:p>-21.40091</text:p>
          </table:table-cell>
          <table:table-cell table:number-columns-repeated="5"/>
        </table:table-row>
        <table:table-row table:style-name="ro1">
          <table:table-cell office:value-type="time" office:time-value="PT15H18M21S" calcext:value-type="time">
            <text:p>15:18:21.00</text:p>
          </table:table-cell>
          <table:table-cell office:value-type="float" office:value="12.60775" calcext:value-type="float">
            <text:p>12.60775</text:p>
          </table:table-cell>
          <table:table-cell office:value-type="float" office:value="7.878194" calcext:value-type="float">
            <text:p>7.878194</text:p>
          </table:table-cell>
          <table:table-cell office:value-type="float" office:value="-10.44" calcext:value-type="float">
            <text:p>-10.44</text:p>
          </table:table-cell>
          <table:table-cell office:value-type="float" office:value="8.727385" calcext:value-type="float">
            <text:p>8.727385</text:p>
          </table:table-cell>
          <table:table-cell office:value-type="float" office:value="-21.40091" calcext:value-type="float">
            <text:p>-21.40091</text:p>
          </table:table-cell>
          <table:table-cell table:number-columns-repeated="5"/>
        </table:table-row>
        <table:table-row table:style-name="ro1">
          <table:table-cell office:value-type="time" office:time-value="PT15H18M23S" calcext:value-type="time">
            <text:p>15:18:23.00</text:p>
          </table:table-cell>
          <table:table-cell office:value-type="float" office:value="13.17031" calcext:value-type="float">
            <text:p>13.17031</text:p>
          </table:table-cell>
          <table:table-cell office:value-type="float" office:value="6.977904" calcext:value-type="float">
            <text:p>6.977904</text:p>
          </table:table-cell>
          <table:table-cell office:value-type="float" office:value="-34.9" calcext:value-type="float">
            <text:p>-34.9</text:p>
          </table:table-cell>
          <table:table-cell office:value-type="float" office:value="7.900496" calcext:value-type="float">
            <text:p>7.900496</text:p>
          </table:table-cell>
          <table:table-cell office:value-type="float" office:value="-16.80579" calcext:value-type="float">
            <text:p>-16.80579</text:p>
          </table:table-cell>
          <table:table-cell table:number-columns-repeated="5"/>
        </table:table-row>
        <table:table-row table:style-name="ro1">
          <table:table-cell office:value-type="time" office:time-value="PT15H18M25S" calcext:value-type="time">
            <text:p>15:18:25.00</text:p>
          </table:table-cell>
          <table:table-cell office:value-type="float" office:value="14.99365" calcext:value-type="float">
            <text:p>14.99365</text:p>
          </table:table-cell>
          <table:table-cell office:value-type="float" office:value="6.865431" calcext:value-type="float">
            <text:p>6.865431</text:p>
          </table:table-cell>
          <table:table-cell office:value-type="float" office:value="-28.95" calcext:value-type="float">
            <text:p>-28.95</text:p>
          </table:table-cell>
          <table:table-cell office:value-type="float" office:value="6.136868" calcext:value-type="float">
            <text:p>6.136868</text:p>
          </table:table-cell>
          <table:table-cell office:value-type="float" office:value="-20.72553" calcext:value-type="float">
            <text:p>-20.72553</text:p>
          </table:table-cell>
          <table:table-cell table:number-columns-repeated="5"/>
        </table:table-row>
        <table:table-row table:style-name="ro1">
          <table:table-cell office:value-type="time" office:time-value="PT15H18M25S" calcext:value-type="time">
            <text:p>15:18:25.00</text:p>
          </table:table-cell>
          <table:table-cell office:value-type="float" office:value="14.99365" calcext:value-type="float">
            <text:p>14.99365</text:p>
          </table:table-cell>
          <table:table-cell office:value-type="float" office:value="6.865431" calcext:value-type="float">
            <text:p>6.865431</text:p>
          </table:table-cell>
          <table:table-cell office:value-type="float" office:value="-18.39" calcext:value-type="float">
            <text:p>-18.39</text:p>
          </table:table-cell>
          <table:table-cell office:value-type="float" office:value="6.136868" calcext:value-type="float">
            <text:p>6.136868</text:p>
          </table:table-cell>
          <table:table-cell office:value-type="float" office:value="-20.72553" calcext:value-type="float">
            <text:p>-20.72553</text:p>
          </table:table-cell>
          <table:table-cell table:number-columns-repeated="5"/>
        </table:table-row>
        <table:table-row table:style-name="ro1">
          <table:table-cell office:value-type="time" office:time-value="PT15H18M27S" calcext:value-type="time">
            <text:p>15:18:27.00</text:p>
          </table:table-cell>
          <table:table-cell office:value-type="float" office:value="16.29911" calcext:value-type="float">
            <text:p>16.29911</text:p>
          </table:table-cell>
          <table:table-cell office:value-type="float" office:value="6.178992" calcext:value-type="float">
            <text:p>6.178992</text:p>
          </table:table-cell>
          <table:table-cell office:value-type="float" office:value="-22.65" calcext:value-type="float">
            <text:p>-22.65</text:p>
          </table:table-cell>
          <table:table-cell office:value-type="float" office:value="4.676426" calcext:value-type="float">
            <text:p>4.676426</text:p>
          </table:table-cell>
          <table:table-cell office:value-type="float" office:value="-18.51932" calcext:value-type="float">
            <text:p>-18.51932</text:p>
          </table:table-cell>
          <table:table-cell table:number-columns-repeated="5"/>
        </table:table-row>
        <table:table-row table:style-name="ro1">
          <table:table-cell office:value-type="time" office:time-value="PT15H18M27S" calcext:value-type="time">
            <text:p>15:18:27.00</text:p>
          </table:table-cell>
          <table:table-cell office:value-type="float" office:value="16.29911" calcext:value-type="float">
            <text:p>16.29911</text:p>
          </table:table-cell>
          <table:table-cell office:value-type="float" office:value="6.178992" calcext:value-type="float">
            <text:p>6.178992</text:p>
          </table:table-cell>
          <table:table-cell office:value-type="float" office:value="-25.01" calcext:value-type="float">
            <text:p>-25.01</text:p>
          </table:table-cell>
          <table:table-cell office:value-type="float" office:value="4.676426" calcext:value-type="float">
            <text:p>4.676426</text:p>
          </table:table-cell>
          <table:table-cell office:value-type="float" office:value="-18.51932" calcext:value-type="float">
            <text:p>-18.51932</text:p>
          </table:table-cell>
          <table:table-cell table:number-columns-repeated="5"/>
        </table:table-row>
        <table:table-row table:style-name="ro1">
          <table:table-cell office:value-type="time" office:time-value="PT15H18M28S" calcext:value-type="time">
            <text:p>15:18:28.00</text:p>
          </table:table-cell>
          <table:table-cell office:value-type="float" office:value="16.63665" calcext:value-type="float">
            <text:p>16.63665</text:p>
          </table:table-cell>
          <table:table-cell office:value-type="float" office:value="5.638821" calcext:value-type="float">
            <text:p>5.638821</text:p>
          </table:table-cell>
          <table:table-cell office:value-type="float" office:value="-22.16" calcext:value-type="float">
            <text:p>-22.16</text:p>
          </table:table-cell>
          <table:table-cell office:value-type="float" office:value="4.204349" calcext:value-type="float">
            <text:p>4.204349</text:p>
          </table:table-cell>
          <table:table-cell office:value-type="float" office:value="-12.99165" calcext:value-type="float">
            <text:p>-12.99165</text:p>
          </table:table-cell>
          <table:table-cell table:number-columns-repeated="5"/>
        </table:table-row>
        <table:table-row table:style-name="ro1">
          <table:table-cell office:value-type="time" office:time-value="PT15H18M30S" calcext:value-type="time">
            <text:p>15:18:30.00</text:p>
          </table:table-cell>
          <table:table-cell office:value-type="float" office:value="17.94212" calcext:value-type="float">
            <text:p>17.94212</text:p>
          </table:table-cell>
          <table:table-cell office:value-type="float" office:value="4.952379" calcext:value-type="float">
            <text:p>4.952379</text:p>
          </table:table-cell>
          <table:table-cell office:value-type="float" office:value="-15.48" calcext:value-type="float">
            <text:p>-15.48</text:p>
          </table:table-cell>
          <table:table-cell office:value-type="float" office:value="2.80323" calcext:value-type="float">
            <text:p>2.80323</text:p>
          </table:table-cell>
          <table:table-cell office:value-type="float" office:value="-5.295849" calcext:value-type="float">
            <text:p>-5.295849</text:p>
          </table:table-cell>
          <table:table-cell table:number-columns-repeated="5"/>
        </table:table-row>
        <table:table-row table:style-name="ro1">
          <table:table-cell office:value-type="time" office:time-value="PT15H18M30S" calcext:value-type="time">
            <text:p>15:18:30.00</text:p>
          </table:table-cell>
          <table:table-cell office:value-type="float" office:value="17.94212" calcext:value-type="float">
            <text:p>17.94212</text:p>
          </table:table-cell>
          <table:table-cell office:value-type="float" office:value="4.952379" calcext:value-type="float">
            <text:p>4.952379</text:p>
          </table:table-cell>
          <table:table-cell office:value-type="float" office:value="-6.16" calcext:value-type="float">
            <text:p>-6.16</text:p>
          </table:table-cell>
          <table:table-cell office:value-type="float" office:value="2.80323" calcext:value-type="float">
            <text:p>2.80323</text:p>
          </table:table-cell>
          <table:table-cell office:value-type="float" office:value="-5.295849" calcext:value-type="float">
            <text:p>-5.295849</text:p>
          </table:table-cell>
          <table:table-cell table:number-columns-repeated="5"/>
        </table:table-row>
        <table:table-row table:style-name="ro1">
          <table:table-cell office:value-type="time" office:time-value="PT15H18M33S" calcext:value-type="time">
            <text:p>15:18:33.00</text:p>
          </table:table-cell>
          <table:table-cell office:value-type="float" office:value="20.21551" calcext:value-type="float">
            <text:p>20.21551</text:p>
          </table:table-cell>
          <table:table-cell office:value-type="float" office:value="4.119679" calcext:value-type="float">
            <text:p>4.119679</text:p>
          </table:table-cell>
          <table:table-cell office:value-type="float" office:value="-5.1" calcext:value-type="float">
            <text:p>-5.1</text:p>
          </table:table-cell>
          <table:table-cell office:value-type="float" office:value="0.7730655" calcext:value-type="float">
            <text:p>0.7730655</text:p>
          </table:table-cell>
          <table:table-cell office:value-type="float" office:value="-5.295849" calcext:value-type="float">
            <text:p>-5.2958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2.62296" calcext:value-type="float">
            <text:p>22.62296</text:p>
          </table:table-cell>
          <table:table-cell office:value-type="float" office:value="-1.1358" calcext:value-type="float">
            <text:p>-1.1358</text:p>
          </table:table-cell>
          <table:table-cell table:number-columns-repeated="8"/>
        </table:table-row>
        <table:table-row table:style-name="ro1">
          <table:table-cell office:value-type="time" office:time-value="PT15H18M34S" calcext:value-type="time">
            <text:p>15:18:34.00</text:p>
          </table:table-cell>
          <table:table-cell office:value-type="float" office:value="20.44053" calcext:value-type="float">
            <text:p>20.44053</text:p>
          </table:table-cell>
          <table:table-cell office:value-type="float" office:value="3.759561" calcext:value-type="float">
            <text:p>3.759561</text:p>
          </table:table-cell>
          <table:table-cell office:value-type="float" office:value="-9.78" calcext:value-type="float">
            <text:p>-9.78</text:p>
          </table:table-cell>
          <table:table-cell office:value-type="float" office:value="5.35981" calcext:value-type="float">
            <text:p>5.35981</text:p>
          </table:table-cell>
          <table:table-cell office:value-type="float" office:value="-65.97192" calcext:value-type="float">
            <text:p>-65.97192</text:p>
          </table:table-cell>
          <table:table-cell table:number-columns-repeated="5"/>
        </table:table-row>
        <table:table-row table:style-name="ro1">
          <table:table-cell office:value-type="time" office:time-value="PT15H18M34S" calcext:value-type="time">
            <text:p>15:18:34.00</text:p>
          </table:table-cell>
          <table:table-cell office:value-type="float" office:value="20.44053" calcext:value-type="float">
            <text:p>20.44053</text:p>
          </table:table-cell>
          <table:table-cell office:value-type="float" office:value="3.759561" calcext:value-type="float">
            <text:p>3.759561</text:p>
          </table:table-cell>
          <table:table-cell office:value-type="float" office:value="-47.29" calcext:value-type="float">
            <text:p>-47.29</text:p>
          </table:table-cell>
          <table:table-cell office:value-type="float" office:value="5.35981" calcext:value-type="float">
            <text:p>5.35981</text:p>
          </table:table-cell>
          <table:table-cell office:value-type="float" office:value="-65.97192" calcext:value-type="float">
            <text:p>-65.97192</text:p>
          </table:table-cell>
          <table:table-cell table:number-columns-repeated="5"/>
        </table:table-row>
        <table:table-row table:style-name="ro1">
          <table:table-cell office:value-type="time" office:time-value="PT15H18M36S" calcext:value-type="time">
            <text:p>15:18:36.00</text:p>
          </table:table-cell>
          <table:table-cell office:value-type="float" office:value="22.26387" calcext:value-type="float">
            <text:p>22.26387</text:p>
          </table:table-cell>
          <table:table-cell office:value-type="float" office:value="3.647091" calcext:value-type="float">
            <text:p>3.647091</text:p>
          </table:table-cell>
          <table:table-cell office:value-type="float" office:value="-87.62" calcext:value-type="float">
            <text:p>-87.62</text:p>
          </table:table-cell>
          <table:table-cell office:value-type="float" office:value="4.796352" calcext:value-type="float">
            <text:p>4.796352</text:p>
          </table:table-cell>
          <table:table-cell office:value-type="float" office:value="-85.70636" calcext:value-type="float">
            <text:p>-85.70636</text:p>
          </table:table-cell>
          <table:table-cell table:number-columns-repeated="5"/>
        </table:table-row>
        <table:table-row table:style-name="ro1">
          <table:table-cell office:value-type="time" office:time-value="PT15H18M36S" calcext:value-type="time">
            <text:p>15:18:36.00</text:p>
          </table:table-cell>
          <table:table-cell office:value-type="float" office:value="22.26387" calcext:value-type="float">
            <text:p>22.26387</text:p>
          </table:table-cell>
          <table:table-cell office:value-type="float" office:value="3.647091" calcext:value-type="float">
            <text:p>3.647091</text:p>
          </table:table-cell>
          <table:table-cell office:value-type="float" office:value="-100.78" calcext:value-type="float">
            <text:p>-100.78</text:p>
          </table:table-cell>
          <table:table-cell office:value-type="float" office:value="4.796352" calcext:value-type="float">
            <text:p>4.796352</text:p>
          </table:table-cell>
          <table:table-cell office:value-type="float" office:value="-85.70636" calcext:value-type="float">
            <text:p>-85.70636</text:p>
          </table:table-cell>
          <table:table-cell table:number-columns-repeated="5"/>
        </table:table-row>
        <table:table-row table:style-name="ro1">
          <table:table-cell office:value-type="time" office:time-value="PT15H18M38S" calcext:value-type="time">
            <text:p>15:18:38.00</text:p>
          </table:table-cell>
          <table:table-cell office:value-type="float" office:value="24.08721" calcext:value-type="float">
            <text:p>24.08721</text:p>
          </table:table-cell>
          <table:table-cell office:value-type="float" office:value="3.534623" calcext:value-type="float">
            <text:p>3.534623</text:p>
          </table:table-cell>
          <table:table-cell office:value-type="float" office:value="-90.11" calcext:value-type="float">
            <text:p>-90.11</text:p>
          </table:table-cell>
          <table:table-cell office:value-type="float" office:value="4.894575" calcext:value-type="float">
            <text:p>4.894575</text:p>
          </table:table-cell>
          <table:table-cell office:value-type="float" office:value="-107.407" calcext:value-type="float">
            <text:p>-107.407</text:p>
          </table:table-cell>
          <table:table-cell table:number-columns-repeated="5"/>
        </table:table-row>
        <table:table-row table:style-name="ro1">
          <table:table-cell office:value-type="time" office:time-value="PT15H18M40S" calcext:value-type="time">
            <text:p>15:18:40.00</text:p>
          </table:table-cell>
          <table:table-cell office:value-type="float" office:value="24.1319" calcext:value-type="float">
            <text:p>24.1319</text:p>
          </table:table-cell>
          <table:table-cell office:value-type="float" office:value="2.060363" calcext:value-type="float">
            <text:p>2.060363</text:p>
          </table:table-cell>
          <table:table-cell office:value-type="float" office:value="-106.23" calcext:value-type="float">
            <text:p>-106.23</text:p>
          </table:table-cell>
          <table:table-cell office:value-type="float" office:value="3.534451" calcext:value-type="float">
            <text:p>3.534451</text:p>
          </table:table-cell>
          <table:table-cell office:value-type="float" office:value="-115.2724" calcext:value-type="float">
            <text:p>-115.2724</text:p>
          </table:table-cell>
          <table:table-cell table:number-columns-repeated="5"/>
        </table:table-row>
        <table:table-row table:style-name="ro1">
          <table:table-cell office:value-type="time" office:time-value="PT15H18M40S" calcext:value-type="time">
            <text:p>15:18:40.00</text:p>
          </table:table-cell>
          <table:table-cell office:value-type="float" office:value="24.1319" calcext:value-type="float">
            <text:p>24.1319</text:p>
          </table:table-cell>
          <table:table-cell office:value-type="float" office:value="2.060363" calcext:value-type="float">
            <text:p>2.060363</text:p>
          </table:table-cell>
          <table:table-cell office:value-type="float" office:value="-133.16" calcext:value-type="float">
            <text:p>-133.16</text:p>
          </table:table-cell>
          <table:table-cell office:value-type="float" office:value="3.534451" calcext:value-type="float">
            <text:p>3.534451</text:p>
          </table:table-cell>
          <table:table-cell office:value-type="float" office:value="-115.2724" calcext:value-type="float">
            <text:p>-115.2724</text:p>
          </table:table-cell>
          <table:table-cell table:number-columns-repeated="5"/>
        </table:table-row>
        <table:table-row table:style-name="ro1">
          <table:table-cell office:value-type="time" office:time-value="PT15H18M43S" calcext:value-type="time">
            <text:p>15:18:43.00</text:p>
          </table:table-cell>
          <table:table-cell office:value-type="float" office:value="23.99625" calcext:value-type="float">
            <text:p>23.99625</text:p>
          </table:table-cell>
          <table:table-cell office:value-type="float" office:value="-0.5280386" calcext:value-type="float">
            <text:p>-0.5280386</text:p>
          </table:table-cell>
          <table:table-cell office:value-type="float" office:value="-125.93" calcext:value-type="float">
            <text:p>-125.93</text:p>
          </table:table-cell>
          <table:table-cell office:value-type="float" office:value="1.501761" calcext:value-type="float">
            <text:p>1.501761</text:p>
          </table:table-cell>
          <table:table-cell office:value-type="float" office:value="-115.2724" calcext:value-type="float">
            <text:p>-115.27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Satellites Inital:</text:p>
          </table:table-cell>
          <table:table-cell office:value-type="string" calcext:value-type="string">
            <text:p><text:s/>[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5]</text:p>
          </table:table-cell>
        </table:table-row>
        <table:table-row table:style-name="ro1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5]</text:p>
          </table:table-cell>
        </table:table-row>
      </table:table>
      <table:table table:name="Sheet3" table:style-name="ta1">
        <table:table-column table:style-name="co1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date" office:date-value="2024-05-08" calcext:value-type="date">
            <text:p>05/08/24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office:value-type="string" calcext:value-type="string">
            <text:p><text:s/>Steer (deg)</text:p>
          </table:table-cell>
          <table:table-cell table:number-columns-repeated="4"/>
        </table:table-row>
        <table:table-row table:style-name="ro1">
          <table:table-cell office:value-type="time" office:time-value="PT15H32M47S" calcext:value-type="time">
            <text:p>15:32:47.00</text:p>
          </table:table-cell>
          <table:table-cell office:value-type="float" office:value="-12.83119" calcext:value-type="float">
            <text:p>-12.83119</text:p>
          </table:table-cell>
          <table:table-cell office:value-type="float" office:value="-0.5069044" calcext:value-type="float">
            <text:p>-0.5069044</text:p>
          </table:table-cell>
          <table:table-cell office:value-type="float" office:value="5.47" calcext:value-type="float">
            <text:p>5.47</text:p>
          </table:table-cell>
          <table:table-cell office:value-type="float" office:value="12.8412" calcext:value-type="float">
            <text:p>12.8412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1.924603" calcext:value-type="float">
            <text:p>1.924603</text:p>
          </table:table-cell>
          <table:table-cell table:number-columns-repeated="4"/>
        </table:table-row>
        <table:table-row table:style-name="ro1">
          <table:table-cell office:value-type="time" office:time-value="PT15H32M49S" calcext:value-type="time">
            <text:p>15:32:49.00</text:p>
          </table:table-cell>
          <table:table-cell office:value-type="float" office:value="-12.31332" calcext:value-type="float">
            <text:p>-12.31332</text:p>
          </table:table-cell>
          <table:table-cell office:value-type="float" office:value="0.06706579" calcext:value-type="float">
            <text:p>0.06706579</text:p>
          </table:table-cell>
          <table:table-cell office:value-type="float" office:value="4.85" calcext:value-type="float">
            <text:p>4.85</text:p>
          </table:table-cell>
          <table:table-cell office:value-type="float" office:value="12.3135" calcext:value-type="float">
            <text:p>12.3135</text:p>
          </table:table-cell>
          <table:table-cell office:value-type="float" office:value="-0.3120645" calcext:value-type="float">
            <text:p>-0.3120645</text:p>
          </table:table-cell>
          <table:table-cell office:value-type="float" office:value="3.097239" calcext:value-type="float">
            <text:p>3.097239</text:p>
          </table:table-cell>
          <table:table-cell table:number-columns-repeated="4"/>
        </table:table-row>
        <table:table-row table:style-name="ro1">
          <table:table-cell office:value-type="time" office:time-value="PT15H32M51S" calcext:value-type="time">
            <text:p>15:32:51.00</text:p>
          </table:table-cell>
          <table:table-cell office:value-type="float" office:value="-9.747078" calcext:value-type="float">
            <text:p>-9.747078</text:p>
          </table:table-cell>
          <table:table-cell office:value-type="float" office:value="0.168446" calcext:value-type="float">
            <text:p>0.168446</text:p>
          </table:table-cell>
          <table:table-cell office:value-type="float" office:value="4.32" calcext:value-type="float">
            <text:p>4.32</text:p>
          </table:table-cell>
          <table:table-cell office:value-type="float" office:value="9.748533" calcext:value-type="float">
            <text:p>9.748533</text:p>
          </table:table-cell>
          <table:table-cell office:value-type="float" office:value="-0.990069" calcext:value-type="float">
            <text:p>-0.990069</text:p>
          </table:table-cell>
          <table:table-cell office:value-type="float" office:value="3.186041" calcext:value-type="float">
            <text:p>3.186041</text:p>
          </table:table-cell>
          <table:table-cell table:number-columns-repeated="4"/>
        </table:table-row>
        <table:table-row table:style-name="ro1">
          <table:table-cell office:value-type="time" office:time-value="PT15H32M53S" calcext:value-type="time">
            <text:p>15:32:53.00</text:p>
          </table:table-cell>
          <table:table-cell office:value-type="float" office:value="-9.116692" calcext:value-type="float">
            <text:p>-9.116692</text:p>
          </table:table-cell>
          <table:table-cell office:value-type="float" office:value="0.562355" calcext:value-type="float">
            <text:p>0.562355</text:p>
          </table:table-cell>
          <table:table-cell office:value-type="float" office:value="-6.77" calcext:value-type="float">
            <text:p>-6.77</text:p>
          </table:table-cell>
          <table:table-cell office:value-type="float" office:value="9.13402" calcext:value-type="float">
            <text:p>9.13402</text:p>
          </table:table-cell>
          <table:table-cell office:value-type="float" office:value="-3.529767" calcext:value-type="float">
            <text:p>-3.529767</text:p>
          </table:table-cell>
          <table:table-cell office:value-type="float" office:value="-1.94414" calcext:value-type="float">
            <text:p>-1.94414</text:p>
          </table:table-cell>
          <table:table-cell table:number-columns-repeated="4"/>
        </table:table-row>
        <table:table-row table:style-name="ro1">
          <table:table-cell office:value-type="time" office:time-value="PT15H32M54S" calcext:value-type="time">
            <text:p>15:32:54.00</text:p>
          </table:table-cell>
          <table:table-cell office:value-type="float" office:value="-8.373792" calcext:value-type="float">
            <text:p>-8.373792</text:p>
          </table:table-cell>
          <table:table-cell office:value-type="float" office:value="0.7762051" calcext:value-type="float">
            <text:p>0.7762051</text:p>
          </table:table-cell>
          <table:table-cell office:value-type="float" office:value="-9.969999" calcext:value-type="float">
            <text:p>-9.969999</text:p>
          </table:table-cell>
          <table:table-cell office:value-type="float" office:value="8.40969" calcext:value-type="float">
            <text:p>8.40969</text:p>
          </table:table-cell>
          <table:table-cell office:value-type="float" office:value="-5.295874" calcext:value-type="float">
            <text:p>-5.295874</text:p>
          </table:table-cell>
          <table:table-cell office:value-type="float" office:value="-2.804475" calcext:value-type="float">
            <text:p>-2.804475</text:p>
          </table:table-cell>
          <table:table-cell table:number-columns-repeated="4"/>
        </table:table-row>
        <table:table-row table:style-name="ro1">
          <table:table-cell office:value-type="time" office:time-value="PT15H32M54S" calcext:value-type="time">
            <text:p>15:32:54.00</text:p>
          </table:table-cell>
          <table:table-cell office:value-type="float" office:value="-8.373792" calcext:value-type="float">
            <text:p>-8.373792</text:p>
          </table:table-cell>
          <table:table-cell office:value-type="float" office:value="0.7762051" calcext:value-type="float">
            <text:p>0.7762051</text:p>
          </table:table-cell>
          <table:table-cell office:value-type="float" office:value="-7.24" calcext:value-type="float">
            <text:p>-7.24</text:p>
          </table:table-cell>
          <table:table-cell office:value-type="float" office:value="8.40969" calcext:value-type="float">
            <text:p>8.40969</text:p>
          </table:table-cell>
          <table:table-cell office:value-type="float" office:value="-5.295874" calcext:value-type="float">
            <text:p>-5.295874</text:p>
          </table:table-cell>
          <table:table-cell office:value-type="float" office:value="-1.166475" calcext:value-type="float">
            <text:p>-1.166475</text:p>
          </table:table-cell>
          <table:table-cell table:number-columns-repeated="4"/>
        </table:table-row>
        <table:table-row table:style-name="ro1">
          <table:table-cell office:value-type="time" office:time-value="PT15H32M56S" calcext:value-type="time">
            <text:p>15:32:56.00</text:p>
          </table:table-cell>
          <table:table-cell office:value-type="float" office:value="-6.43794" calcext:value-type="float">
            <text:p>-6.43794</text:p>
          </table:table-cell>
          <table:table-cell office:value-type="float" office:value="0.4836769" calcext:value-type="float">
            <text:p>0.4836769</text:p>
          </table:table-cell>
          <table:table-cell office:value-type="float" office:value="-7.08" calcext:value-type="float">
            <text:p>-7.08</text:p>
          </table:table-cell>
          <table:table-cell office:value-type="float" office:value="6.456084" calcext:value-type="float">
            <text:p>6.456084</text:p>
          </table:table-cell>
          <table:table-cell office:value-type="float" office:value="-4.296511" calcext:value-type="float">
            <text:p>-4.296511</text:p>
          </table:table-cell>
          <table:table-cell office:value-type="float" office:value="-1.670093" calcext:value-type="float">
            <text:p>-1.670093</text:p>
          </table:table-cell>
          <table:table-cell table:number-columns-repeated="4"/>
        </table:table-row>
        <table:table-row table:style-name="ro1">
          <table:table-cell office:value-type="time" office:time-value="PT15H32M56S" calcext:value-type="time">
            <text:p>15:32:56.00</text:p>
          </table:table-cell>
          <table:table-cell office:value-type="float" office:value="-6.43794" calcext:value-type="float">
            <text:p>-6.43794</text:p>
          </table:table-cell>
          <table:table-cell office:value-type="float" office:value="0.4836769" calcext:value-type="float">
            <text:p>0.4836769</text:p>
          </table:table-cell>
          <table:table-cell office:value-type="float" office:value="-7.49" calcext:value-type="float">
            <text:p>-7.49</text:p>
          </table:table-cell>
          <table:table-cell office:value-type="float" office:value="6.456084" calcext:value-type="float">
            <text:p>6.456084</text:p>
          </table:table-cell>
          <table:table-cell office:value-type="float" office:value="-4.296511" calcext:value-type="float">
            <text:p>-4.296511</text:p>
          </table:table-cell>
          <table:table-cell office:value-type="float" office:value="-1.916093" calcext:value-type="float">
            <text:p>-1.916093</text:p>
          </table:table-cell>
          <table:table-cell table:number-columns-repeated="4"/>
        </table:table-row>
        <table:table-row table:style-name="ro1">
          <table:table-cell office:value-type="time" office:time-value="PT15H32M57S" calcext:value-type="time">
            <text:p>15:32:57.00</text:p>
          </table:table-cell>
          <table:table-cell office:value-type="float" office:value="-5.470015" calcext:value-type="float">
            <text:p>-5.470015</text:p>
          </table:table-cell>
          <table:table-cell office:value-type="float" office:value="0.337413" calcext:value-type="float">
            <text:p>0.337413</text:p>
          </table:table-cell>
          <table:table-cell office:value-type="float" office:value="-6.4" calcext:value-type="float">
            <text:p>-6.4</text:p>
          </table:table-cell>
          <table:table-cell office:value-type="float" office:value="5.480412" calcext:value-type="float">
            <text:p>5.480412</text:p>
          </table:table-cell>
          <table:table-cell office:value-type="float" office:value="-3.529767" calcext:value-type="float">
            <text:p>-3.529767</text:p>
          </table:table-cell>
          <table:table-cell office:value-type="float" office:value="-1.722139" calcext:value-type="float">
            <text:p>-1.722139</text:p>
          </table:table-cell>
          <table:table-cell table:number-columns-repeated="4"/>
        </table:table-row>
        <table:table-row table:style-name="ro1">
          <table:table-cell office:value-type="time" office:time-value="PT15H32M59S" calcext:value-type="time">
            <text:p>15:32:59.00</text:p>
          </table:table-cell>
          <table:table-cell office:value-type="float" office:value="-4.052039" calcext:value-type="float">
            <text:p>-4.052039</text:p>
          </table:table-cell>
          <table:table-cell office:value-type="float" office:value="-0.5290836" calcext:value-type="float">
            <text:p>-0.5290836</text:p>
          </table:table-cell>
          <table:table-cell office:value-type="float" office:value="-5.64" calcext:value-type="float">
            <text:p>-5.64</text:p>
          </table:table-cell>
          <table:table-cell office:value-type="float" office:value="4.086435" calcext:value-type="float">
            <text:p>4.086435</text:p>
          </table:table-cell>
          <table:table-cell office:value-type="float" office:value="7.439149" calcext:value-type="float">
            <text:p>7.439149</text:p>
          </table:table-cell>
          <table:table-cell office:value-type="float" office:value="-7.84749" calcext:value-type="float">
            <text:p>-7.84749</text:p>
          </table:table-cell>
          <table:table-cell table:number-columns-repeated="4"/>
        </table:table-row>
        <table:table-row table:style-name="ro1">
          <table:table-cell office:value-type="time" office:time-value="PT15H33M01S" calcext:value-type="time">
            <text:p>15:33:01.00</text:p>
          </table:table-cell>
          <table:table-cell office:value-type="float" office:value="-2.003675" calcext:value-type="float">
            <text:p>-2.003675</text:p>
          </table:table-cell>
          <table:table-cell office:value-type="float" office:value="-1.001671" calcext:value-type="float">
            <text:p>-1.001671</text:p>
          </table:table-cell>
          <table:table-cell office:value-type="float" office:value="6.61" calcext:value-type="float">
            <text:p>6.61</text:p>
          </table:table-cell>
          <table:table-cell office:value-type="float" office:value="2.240102" calcext:value-type="float">
            <text:p>2.240102</text:p>
          </table:table-cell>
          <table:table-cell office:value-type="float" office:value="26.56123" calcext:value-type="float">
            <text:p>26.56123</text:p>
          </table:table-cell>
          <table:table-cell office:value-type="float" office:value="-11.97074" calcext:value-type="float">
            <text:p>-11.97074</text:p>
          </table:table-cell>
          <table:table-cell table:number-columns-repeated="4"/>
        </table:table-row>
        <table:table-row table:style-name="ro1">
          <table:table-cell office:value-type="time" office:time-value="PT15H33M03S" calcext:value-type="time">
            <text:p>15:33:03.00</text:p>
          </table:table-cell>
          <table:table-cell office:value-type="float" office:value="0.04468894" calcext:value-type="float">
            <text:p>0.04468894</text:p>
          </table:table-cell>
          <table:table-cell office:value-type="float" office:value="-1.474258" calcext:value-type="float">
            <text:p>-1.474258</text:p>
          </table:table-cell>
          <table:table-cell office:value-type="float" office:value="32.05" calcext:value-type="float">
            <text:p>32.05</text:p>
          </table:table-cell>
          <table:table-cell office:value-type="float" office:value="1.474935" calcext:value-type="float">
            <text:p>1.474935</text:p>
          </table:table-cell>
          <table:table-cell office:value-type="float" office:value="26.56123" calcext:value-type="float">
            <text:p>26.56123</text:p>
          </table:table-cell>
          <table:table-cell office:value-type="float" office:value="-11.97074" calcext:value-type="float">
            <text:p>-11.9707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0.0862" calcext:value-type="float">
            <text:p>10.0862</text:p>
          </table:table-cell>
          <table:table-cell office:value-type="float" office:value="6.302556" calcext:value-type="float">
            <text:p>6.302556</text:p>
          </table:table-cell>
          <table:table-cell table:number-columns-repeated="8"/>
        </table:table-row>
        <table:table-row table:style-name="ro1">
          <table:table-cell office:value-type="time" office:time-value="PT15H33M03S" calcext:value-type="time">
            <text:p>15:33:03.00</text:p>
          </table:table-cell>
          <table:table-cell office:value-type="float" office:value="0.04468894" calcext:value-type="float">
            <text:p>0.04468894</text:p>
          </table:table-cell>
          <table:table-cell office:value-type="float" office:value="-1.474258" calcext:value-type="float">
            <text:p>-1.474258</text:p>
          </table:table-cell>
          <table:table-cell office:value-type="float" office:value="63.82" calcext:value-type="float">
            <text:p>63.82</text:p>
          </table:table-cell>
          <table:table-cell office:value-type="float" office:value="12.70082" calcext:value-type="float">
            <text:p>12.70082</text:p>
          </table:table-cell>
          <table:table-cell office:value-type="float" office:value="37.75658" calcext:value-type="float">
            <text:p>37.75658</text:p>
          </table:table-cell>
          <table:table-cell office:value-type="float" office:value="15.63805" calcext:value-type="float">
            <text:p>15.63805</text:p>
          </table:table-cell>
          <table:table-cell table:number-columns-repeated="4"/>
        </table:table-row>
        <table:table-row table:style-name="ro1">
          <table:table-cell office:value-type="time" office:time-value="PT15H33M04S" calcext:value-type="time">
            <text:p>15:33:04.00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-1.260406" calcext:value-type="float">
            <text:p>-1.260406</text:p>
          </table:table-cell>
          <table:table-cell office:value-type="float" office:value="42.96" calcext:value-type="float">
            <text:p>42.96</text:p>
          </table:table-cell>
          <table:table-cell office:value-type="float" office:value="11.98593" calcext:value-type="float">
            <text:p>11.98593</text:p>
          </table:table-cell>
          <table:table-cell office:value-type="float" office:value="39.12295" calcext:value-type="float">
            <text:p>39.12295</text:p>
          </table:table-cell>
          <table:table-cell office:value-type="float" office:value="2.302229" calcext:value-type="float">
            <text:p>2.302229</text:p>
          </table:table-cell>
          <table:table-cell table:number-columns-repeated="4"/>
        </table:table-row>
        <table:table-row table:style-name="ro1">
          <table:table-cell office:value-type="time" office:time-value="PT15H33M04S" calcext:value-type="time">
            <text:p>15:33:04.00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-1.260406" calcext:value-type="float">
            <text:p>-1.260406</text:p>
          </table:table-cell>
          <table:table-cell office:value-type="float" office:value="22.51" calcext:value-type="float">
            <text:p>22.51</text:p>
          </table:table-cell>
          <table:table-cell office:value-type="float" office:value="11.98593" calcext:value-type="float">
            <text:p>11.98593</text:p>
          </table:table-cell>
          <table:table-cell office:value-type="float" office:value="39.12295" calcext:value-type="float">
            <text:p>39.12295</text:p>
          </table:table-cell>
          <table:table-cell office:value-type="float" office:value="-9.967772" calcext:value-type="float">
            <text:p>-9.967772</text:p>
          </table:table-cell>
          <table:table-cell table:number-columns-repeated="4"/>
        </table:table-row>
        <table:table-row table:style-name="ro1">
          <table:table-cell office:value-type="time" office:time-value="PT15H33M05S" calcext:value-type="time">
            <text:p>15:33:05.00</text:p>
          </table:table-cell>
          <table:table-cell office:value-type="float" office:value="1.530489" calcext:value-type="float">
            <text:p>1.530489</text:p>
          </table:table-cell>
          <table:table-cell office:value-type="float" office:value="-1.046555" calcext:value-type="float">
            <text:p>-1.046555</text:p>
          </table:table-cell>
          <table:table-cell office:value-type="float" office:value="30.57" calcext:value-type="float">
            <text:p>30.57</text:p>
          </table:table-cell>
          <table:table-cell office:value-type="float" office:value="11.27872" calcext:value-type="float">
            <text:p>11.27872</text:p>
          </table:table-cell>
          <table:table-cell office:value-type="float" office:value="40.66163" calcext:value-type="float">
            <text:p>40.66163</text:p>
          </table:table-cell>
          <table:table-cell office:value-type="float" office:value="-6.05498" calcext:value-type="float">
            <text:p>-6.05498</text:p>
          </table:table-cell>
          <table:table-cell table:number-columns-repeated="4"/>
        </table:table-row>
        <table:table-row table:style-name="ro1">
          <table:table-cell office:value-type="time" office:time-value="PT15H33M08S" calcext:value-type="time">
            <text:p>15:33:08.00</text:p>
          </table:table-cell>
          <table:table-cell office:value-type="float" office:value="3.196626" calcext:value-type="float">
            <text:p>3.196626</text:p>
          </table:table-cell>
          <table:table-cell office:value-type="float" office:value="0.4952901" calcext:value-type="float">
            <text:p>0.4952901</text:p>
          </table:table-cell>
          <table:table-cell office:value-type="float" office:value="42.69" calcext:value-type="float">
            <text:p>42.69</text:p>
          </table:table-cell>
          <table:table-cell office:value-type="float" office:value="9.01058" calcext:value-type="float">
            <text:p>9.01058</text:p>
          </table:table-cell>
          <table:table-cell office:value-type="float" office:value="40.12775" calcext:value-type="float">
            <text:p>40.12775</text:p>
          </table:table-cell>
          <table:table-cell office:value-type="float" office:value="1.537347" calcext:value-type="float">
            <text:p>1.537347</text:p>
          </table:table-cell>
          <table:table-cell table:number-columns-repeated="4"/>
        </table:table-row>
        <table:table-row table:style-name="ro1">
          <table:table-cell office:value-type="time" office:time-value="PT15H33M10S" calcext:value-type="time">
            <text:p>15:33:10.00</text:p>
          </table:table-cell>
          <table:table-cell office:value-type="float" office:value="4.569913" calcext:value-type="float">
            <text:p>4.569913</text:p>
          </table:table-cell>
          <table:table-cell office:value-type="float" office:value="1.103052" calcext:value-type="float">
            <text:p>1.103052</text:p>
          </table:table-cell>
          <table:table-cell office:value-type="float" office:value="40.11" calcext:value-type="float">
            <text:p>40.11</text:p>
          </table:table-cell>
          <table:table-cell office:value-type="float" office:value="7.580518" calcext:value-type="float">
            <text:p>7.580518</text:p>
          </table:table-cell>
          <table:table-cell office:value-type="float" office:value="43.30671" calcext:value-type="float">
            <text:p>43.30671</text:p>
          </table:table-cell>
          <table:table-cell office:value-type="float" office:value="-1.918023" calcext:value-type="float">
            <text:p>-1.918023</text:p>
          </table:table-cell>
          <table:table-cell table:number-columns-repeated="4"/>
        </table:table-row>
        <table:table-row table:style-name="ro1">
          <table:table-cell office:value-type="time" office:time-value="PT15H33M11S" calcext:value-type="time">
            <text:p>15:33:11.00</text:p>
          </table:table-cell>
          <table:table-cell office:value-type="float" office:value="5.087788" calcext:value-type="float">
            <text:p>5.087788</text:p>
          </table:table-cell>
          <table:table-cell office:value-type="float" office:value="1.67702" calcext:value-type="float">
            <text:p>1.67702</text:p>
          </table:table-cell>
          <table:table-cell office:value-type="float" office:value="36.86" calcext:value-type="float">
            <text:p>36.86</text:p>
          </table:table-cell>
          <table:table-cell office:value-type="float" office:value="6.810264" calcext:value-type="float">
            <text:p>6.810264</text:p>
          </table:table-cell>
          <table:table-cell office:value-type="float" office:value="42.78121" calcext:value-type="float">
            <text:p>42.78121</text:p>
          </table:table-cell>
          <table:table-cell office:value-type="float" office:value="-3.552725" calcext:value-type="float">
            <text:p>-3.552725</text:p>
          </table:table-cell>
          <table:table-cell table:number-columns-repeated="4"/>
        </table:table-row>
        <table:table-row table:style-name="ro1">
          <table:table-cell office:value-type="time" office:time-value="PT15H33M11S" calcext:value-type="time">
            <text:p>15:33:11.00</text:p>
          </table:table-cell>
          <table:table-cell office:value-type="float" office:value="5.087788" calcext:value-type="float">
            <text:p>5.087788</text:p>
          </table:table-cell>
          <table:table-cell office:value-type="float" office:value="1.67702" calcext:value-type="float">
            <text:p>1.67702</text:p>
          </table:table-cell>
          <table:table-cell office:value-type="float" office:value="39.31" calcext:value-type="float">
            <text:p>39.31</text:p>
          </table:table-cell>
          <table:table-cell office:value-type="float" office:value="6.810264" calcext:value-type="float">
            <text:p>6.810264</text:p>
          </table:table-cell>
          <table:table-cell office:value-type="float" office:value="42.78121" calcext:value-type="float">
            <text:p>42.78121</text:p>
          </table:table-cell>
          <table:table-cell office:value-type="float" office:value="-2.082726" calcext:value-type="float">
            <text:p>-2.082726</text:p>
          </table:table-cell>
          <table:table-cell table:number-columns-repeated="4"/>
        </table:table-row>
        <table:table-row table:style-name="ro1">
          <table:table-cell office:value-type="time" office:time-value="PT15H33M12S" calcext:value-type="time">
            <text:p>15:33:12.00</text:p>
          </table:table-cell>
          <table:table-cell office:value-type="float" office:value="5.605663" calcext:value-type="float">
            <text:p>5.605663</text:p>
          </table:table-cell>
          <table:table-cell office:value-type="float" office:value="2.250987" calcext:value-type="float">
            <text:p>2.250987</text:p>
          </table:table-cell>
          <table:table-cell office:value-type="float" office:value="41.19" calcext:value-type="float">
            <text:p>41.19</text:p>
          </table:table-cell>
          <table:table-cell office:value-type="float" office:value="6.04073" calcext:value-type="float">
            <text:p>6.04073</text:p>
          </table:table-cell>
          <table:table-cell office:value-type="float" office:value="42.12177" calcext:value-type="float">
            <text:p>42.12177</text:p>
          </table:table-cell>
          <table:table-cell office:value-type="float" office:value="-0.5590645" calcext:value-type="float">
            <text:p>-0.5590645</text:p>
          </table:table-cell>
          <table:table-cell table:number-columns-repeated="4"/>
        </table:table-row>
        <table:table-row table:style-name="ro1">
          <table:table-cell office:value-type="time" office:time-value="PT15H33M12S" calcext:value-type="time">
            <text:p>15:33:12.00</text:p>
          </table:table-cell>
          <table:table-cell office:value-type="float" office:value="5.605663" calcext:value-type="float">
            <text:p>5.605663</text:p>
          </table:table-cell>
          <table:table-cell office:value-type="float" office:value="2.250987" calcext:value-type="float">
            <text:p>2.250987</text:p>
          </table:table-cell>
          <table:table-cell office:value-type="float" office:value="39.32" calcext:value-type="float">
            <text:p>39.32</text:p>
          </table:table-cell>
          <table:table-cell office:value-type="float" office:value="6.04073" calcext:value-type="float">
            <text:p>6.04073</text:p>
          </table:table-cell>
          <table:table-cell office:value-type="float" office:value="42.12177" calcext:value-type="float">
            <text:p>42.12177</text:p>
          </table:table-cell>
          <table:table-cell office:value-type="float" office:value="-1.681064" calcext:value-type="float">
            <text:p>-1.681064</text:p>
          </table:table-cell>
          <table:table-cell table:number-columns-repeated="4"/>
        </table:table-row>
        <table:table-row table:style-name="ro1">
          <table:table-cell office:value-type="time" office:time-value="PT15H33M14S" calcext:value-type="time">
            <text:p>15:33:14.00</text:p>
          </table:table-cell>
          <table:table-cell office:value-type="float" office:value="7.496825" calcext:value-type="float">
            <text:p>7.496825</text:p>
          </table:table-cell>
          <table:table-cell office:value-type="float" office:value="3.432715" calcext:value-type="float">
            <text:p>3.432715</text:p>
          </table:table-cell>
          <table:table-cell office:value-type="float" office:value="37.54" calcext:value-type="float">
            <text:p>37.54</text:p>
          </table:table-cell>
          <table:table-cell office:value-type="float" office:value="3.865338" calcext:value-type="float">
            <text:p>3.865338</text:p>
          </table:table-cell>
          <table:table-cell office:value-type="float" office:value="47.94098" calcext:value-type="float">
            <text:p>47.94098</text:p>
          </table:table-cell>
          <table:table-cell office:value-type="float" office:value="-6.240585" calcext:value-type="float">
            <text:p>-6.240585</text:p>
          </table:table-cell>
          <table:table-cell table:number-columns-repeated="4"/>
        </table:table-row>
        <table:table-row table:style-name="ro1">
          <table:table-cell office:value-type="time" office:time-value="PT15H33M16S" calcext:value-type="time">
            <text:p>15:33:16.00</text:p>
          </table:table-cell>
          <table:table-cell office:value-type="float" office:value="8.645087" calcext:value-type="float">
            <text:p>8.645087</text:p>
          </table:table-cell>
          <table:table-cell office:value-type="float" office:value="4.400593" calcext:value-type="float">
            <text:p>4.400593</text:p>
          </table:table-cell>
          <table:table-cell office:value-type="float" office:value="44.52" calcext:value-type="float">
            <text:p>44.52</text:p>
          </table:table-cell>
          <table:table-cell office:value-type="float" office:value="2.386266" calcext:value-type="float">
            <text:p>2.386266</text:p>
          </table:table-cell>
          <table:table-cell office:value-type="float" office:value="52.84889" calcext:value-type="float">
            <text:p>52.84889</text:p>
          </table:table-cell>
          <table:table-cell office:value-type="float" office:value="-4.997335" calcext:value-type="float">
            <text:p>-4.997335</text:p>
          </table:table-cell>
          <table:table-cell table:number-columns-repeated="4"/>
        </table:table-row>
        <table:table-row table:style-name="ro1">
          <table:table-cell office:value-type="time" office:time-value="PT15H33M18S" calcext:value-type="time">
            <text:p>15:33:18.00</text:p>
          </table:table-cell>
          <table:table-cell office:value-type="float" office:value="9.793349" calcext:value-type="float">
            <text:p>9.793349</text:p>
          </table:table-cell>
          <table:table-cell office:value-type="float" office:value="5.36847" calcext:value-type="float">
            <text:p>5.36847</text:p>
          </table:table-cell>
          <table:table-cell office:value-type="float" office:value="53.65" calcext:value-type="float">
            <text:p>53.65</text:p>
          </table:table-cell>
          <table:table-cell office:value-type="float" office:value="0.9789164" calcext:value-type="float">
            <text:p>0.9789164</text:p>
          </table:table-cell>
          <table:table-cell office:value-type="float" office:value="52.84889" calcext:value-type="float">
            <text:p>52.84889</text:p>
          </table:table-cell>
          <table:table-cell office:value-type="float" office:value="-4.997335" calcext:value-type="float">
            <text:p>-4.99733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0.73338" calcext:value-type="float">
            <text:p>20.73338</text:p>
          </table:table-cell>
          <table:table-cell office:value-type="float" office:value="4.693645" calcext:value-type="float">
            <text:p>4.693645</text:p>
          </table:table-cell>
          <table:table-cell table:number-columns-repeated="8"/>
        </table:table-row>
        <table:table-row table:style-name="ro1">
          <table:table-cell office:value-type="time" office:time-value="PT15H33M19S" calcext:value-type="time">
            <text:p>15:33:19.00</text:p>
          </table:table-cell>
          <table:table-cell office:value-type="float" office:value="10.42374" calcext:value-type="float">
            <text:p>10.42374</text:p>
          </table:table-cell>
          <table:table-cell office:value-type="float" office:value="5.762381" calcext:value-type="float">
            <text:p>5.762381</text:p>
          </table:table-cell>
          <table:table-cell office:value-type="float" office:value="61.32" calcext:value-type="float">
            <text:p>61.32</text:p>
          </table:table-cell>
          <table:table-cell office:value-type="float" office:value="10.36489" calcext:value-type="float">
            <text:p>10.36489</text:p>
          </table:table-cell>
          <table:table-cell office:value-type="float" office:value="-5.918352" calcext:value-type="float">
            <text:p>-5.918352</text:p>
          </table:table-cell>
          <table:table-cell office:value-type="float" office:value="40.34301" calcext:value-type="float">
            <text:p>40.34301</text:p>
          </table:table-cell>
          <table:table-cell table:number-columns-repeated="4"/>
        </table:table-row>
        <table:table-row table:style-name="ro1">
          <table:table-cell office:value-type="time" office:time-value="PT15H33M19S" calcext:value-type="time">
            <text:p>15:33:19.00</text:p>
          </table:table-cell>
          <table:table-cell office:value-type="float" office:value="10.42374" calcext:value-type="float">
            <text:p>10.42374</text:p>
          </table:table-cell>
          <table:table-cell office:value-type="float" office:value="5.762381" calcext:value-type="float">
            <text:p>5.762381</text:p>
          </table:table-cell>
          <table:table-cell office:value-type="float" office:value="30.51" calcext:value-type="float">
            <text:p>30.51</text:p>
          </table:table-cell>
          <table:table-cell office:value-type="float" office:value="10.36489" calcext:value-type="float">
            <text:p>10.36489</text:p>
          </table:table-cell>
          <table:table-cell office:value-type="float" office:value="-5.918352" calcext:value-type="float">
            <text:p>-5.918352</text:p>
          </table:table-cell>
          <table:table-cell office:value-type="float" office:value="21.85701" calcext:value-type="float">
            <text:p>21.85701</text:p>
          </table:table-cell>
          <table:table-cell table:number-columns-repeated="4"/>
        </table:table-row>
        <table:table-row table:style-name="ro1">
          <table:table-cell office:value-type="time" office:time-value="PT15H33M21S" calcext:value-type="time">
            <text:p>15:33:21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-19.41" calcext:value-type="float">
            <text:p>-19.41</text:p>
          </table:table-cell>
          <table:table-cell office:value-type="float" office:value="9.687565" calcext:value-type="float">
            <text:p>9.687565</text:p>
          </table:table-cell>
          <table:table-cell office:value-type="float" office:value="-14.32387" calcext:value-type="float">
            <text:p>-14.32387</text:p>
          </table:table-cell>
          <table:table-cell office:value-type="float" office:value="-3.051675" calcext:value-type="float">
            <text:p>-3.051675</text:p>
          </table:table-cell>
          <table:table-cell table:number-columns-repeated="4"/>
        </table:table-row>
        <table:table-row table:style-name="ro1">
          <table:table-cell office:value-type="time" office:time-value="PT15H33M21S" calcext:value-type="time">
            <text:p>15:33:21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-35.87" calcext:value-type="float">
            <text:p>-35.87</text:p>
          </table:table-cell>
          <table:table-cell office:value-type="float" office:value="9.687565" calcext:value-type="float">
            <text:p>9.687565</text:p>
          </table:table-cell>
          <table:table-cell office:value-type="float" office:value="-14.32387" calcext:value-type="float">
            <text:p>-14.32387</text:p>
          </table:table-cell>
          <table:table-cell office:value-type="float" office:value="-12.92767" calcext:value-type="float">
            <text:p>-12.92767</text:p>
          </table:table-cell>
          <table:table-cell table:number-columns-repeated="4"/>
        </table:table-row>
        <table:table-row table:style-name="ro1">
          <table:table-cell office:value-type="time" office:time-value="PT15H33M22S" calcext:value-type="time">
            <text:p>15:33:22.00</text:p>
          </table:table-cell>
          <table:table-cell office:value-type="float" office:value="11.75234" calcext:value-type="float">
            <text:p>11.75234</text:p>
          </table:table-cell>
          <table:table-cell office:value-type="float" office:value="7.844397" calcext:value-type="float">
            <text:p>7.844397</text:p>
          </table:table-cell>
          <table:table-cell office:value-type="float" office:value="-19.3" calcext:value-type="float">
            <text:p>-19.3</text:p>
          </table:table-cell>
          <table:table-cell office:value-type="float" office:value="9.517685" calcext:value-type="float">
            <text:p>9.517685</text:p>
          </table:table-cell>
          <table:table-cell office:value-type="float" office:value="-19.33202" calcext:value-type="float">
            <text:p>-19.33202</text:p>
          </table:table-cell>
          <table:table-cell office:value-type="float" office:value="0.01921349" calcext:value-type="float">
            <text:p>0.01921349</text:p>
          </table:table-cell>
          <table:table-cell table:number-columns-repeated="4"/>
        </table:table-row>
        <table:table-row table:style-name="ro1">
          <table:table-cell office:value-type="time" office:time-value="PT15H33M24S" calcext:value-type="time">
            <text:p>15:33:24.00</text:p>
          </table:table-cell>
          <table:table-cell office:value-type="float" office:value="12.60775" calcext:value-type="float">
            <text:p>12.60775</text:p>
          </table:table-cell>
          <table:table-cell office:value-type="float" office:value="7.878194" calcext:value-type="float">
            <text:p>7.878194</text:p>
          </table:table-cell>
          <table:table-cell office:value-type="float" office:value="-13.57" calcext:value-type="float">
            <text:p>-13.57</text:p>
          </table:table-cell>
          <table:table-cell office:value-type="float" office:value="8.727385" calcext:value-type="float">
            <text:p>8.727385</text:p>
          </table:table-cell>
          <table:table-cell office:value-type="float" office:value="-21.40091" calcext:value-type="float">
            <text:p>-21.40091</text:p>
          </table:table-cell>
          <table:table-cell office:value-type="float" office:value="4.698547" calcext:value-type="float">
            <text:p>4.698547</text:p>
          </table:table-cell>
          <table:table-cell table:number-columns-repeated="4"/>
        </table:table-row>
        <table:table-row table:style-name="ro1">
          <table:table-cell office:value-type="time" office:time-value="PT15H33M27S" calcext:value-type="time">
            <text:p>15:33:27.00</text:p>
          </table:table-cell>
          <table:table-cell office:value-type="float" office:value="14.13824" calcext:value-type="float">
            <text:p>14.13824</text:p>
          </table:table-cell>
          <table:table-cell office:value-type="float" office:value="6.83164" calcext:value-type="float">
            <text:p>6.83164</text:p>
          </table:table-cell>
          <table:table-cell office:value-type="float" office:value="-25.34" calcext:value-type="float">
            <text:p>-25.34</text:p>
          </table:table-cell>
          <table:table-cell office:value-type="float" office:value="6.93303" calcext:value-type="float">
            <text:p>6.93303</text:p>
          </table:table-cell>
          <table:table-cell office:value-type="float" office:value="-17.96152" calcext:value-type="float">
            <text:p>-17.96152</text:p>
          </table:table-cell>
          <table:table-cell office:value-type="float" office:value="-4.427088" calcext:value-type="float">
            <text:p>-4.427088</text:p>
          </table:table-cell>
          <table:table-cell table:number-columns-repeated="4"/>
        </table:table-row>
        <table:table-row table:style-name="ro1">
          <table:table-cell office:value-type="time" office:time-value="PT15H33M28S" calcext:value-type="time">
            <text:p>15:33:28.00</text:p>
          </table:table-cell>
          <table:table-cell office:value-type="float" office:value="14.99365" calcext:value-type="float">
            <text:p>14.99365</text:p>
          </table:table-cell>
          <table:table-cell office:value-type="float" office:value="6.865431" calcext:value-type="float">
            <text:p>6.865431</text:p>
          </table:table-cell>
          <table:table-cell office:value-type="float" office:value="-27.96" calcext:value-type="float">
            <text:p>-27.96</text:p>
          </table:table-cell>
          <table:table-cell office:value-type="float" office:value="6.136868" calcext:value-type="float">
            <text:p>6.136868</text:p>
          </table:table-cell>
          <table:table-cell office:value-type="float" office:value="-20.72553" calcext:value-type="float">
            <text:p>-20.72553</text:p>
          </table:table-cell>
          <table:table-cell office:value-type="float" office:value="-4.340683" calcext:value-type="float">
            <text:p>-4.340683</text:p>
          </table:table-cell>
          <table:table-cell table:number-columns-repeated="4"/>
        </table:table-row>
        <table:table-row table:style-name="ro1">
          <table:table-cell office:value-type="time" office:time-value="PT15H33M28S" calcext:value-type="time">
            <text:p>15:33:28.00</text:p>
          </table:table-cell>
          <table:table-cell office:value-type="float" office:value="14.99365" calcext:value-type="float">
            <text:p>14.99365</text:p>
          </table:table-cell>
          <table:table-cell office:value-type="float" office:value="6.865431" calcext:value-type="float">
            <text:p>6.865431</text:p>
          </table:table-cell>
          <table:table-cell office:value-type="float" office:value="-22.82" calcext:value-type="float">
            <text:p>-22.82</text:p>
          </table:table-cell>
          <table:table-cell office:value-type="float" office:value="6.136868" calcext:value-type="float">
            <text:p>6.136868</text:p>
          </table:table-cell>
          <table:table-cell office:value-type="float" office:value="-20.72553" calcext:value-type="float">
            <text:p>-20.72553</text:p>
          </table:table-cell>
          <table:table-cell office:value-type="float" office:value="-1.256683" calcext:value-type="float">
            <text:p>-1.256683</text:p>
          </table:table-cell>
          <table:table-cell table:number-columns-repeated="4"/>
        </table:table-row>
        <table:table-row table:style-name="ro1">
          <table:table-cell office:value-type="time" office:time-value="PT15H33M29S" calcext:value-type="time">
            <text:p>15:33:29.00</text:p>
          </table:table-cell>
          <table:table-cell office:value-type="float" office:value="15.33119" calcext:value-type="float">
            <text:p>15.33119</text:p>
          </table:table-cell>
          <table:table-cell office:value-type="float" office:value="6.325257" calcext:value-type="float">
            <text:p>6.325257</text:p>
          </table:table-cell>
          <table:table-cell office:value-type="float" office:value="-22.54" calcext:value-type="float">
            <text:p>-22.54</text:p>
          </table:table-cell>
          <table:table-cell office:value-type="float" office:value="5.643211" calcext:value-type="float">
            <text:p>5.643211</text:p>
          </table:table-cell>
          <table:table-cell office:value-type="float" office:value="-16.80578" calcext:value-type="float">
            <text:p>-16.80578</text:p>
          </table:table-cell>
          <table:table-cell office:value-type="float" office:value="-3.440532" calcext:value-type="float">
            <text:p>-3.440532</text:p>
          </table:table-cell>
          <table:table-cell table:number-columns-repeated="4"/>
        </table:table-row>
        <table:table-row table:style-name="ro1">
          <table:table-cell office:value-type="time" office:time-value="PT15H33M29S" calcext:value-type="time">
            <text:p>15:33:29.00</text:p>
          </table:table-cell>
          <table:table-cell office:value-type="float" office:value="15.33119" calcext:value-type="float">
            <text:p>15.33119</text:p>
          </table:table-cell>
          <table:table-cell office:value-type="float" office:value="6.325257" calcext:value-type="float">
            <text:p>6.325257</text:p>
          </table:table-cell>
          <table:table-cell office:value-type="float" office:value="-21.11" calcext:value-type="float">
            <text:p>-21.11</text:p>
          </table:table-cell>
          <table:table-cell office:value-type="float" office:value="5.643211" calcext:value-type="float">
            <text:p>5.643211</text:p>
          </table:table-cell>
          <table:table-cell office:value-type="float" office:value="-16.80578" calcext:value-type="float">
            <text:p>-16.80578</text:p>
          </table:table-cell>
          <table:table-cell office:value-type="float" office:value="-2.582532" calcext:value-type="float">
            <text:p>-2.582532</text:p>
          </table:table-cell>
          <table:table-cell table:number-columns-repeated="4"/>
        </table:table-row>
        <table:table-row table:style-name="ro1">
          <table:table-cell office:value-type="time" office:time-value="PT15H33M30S" calcext:value-type="time">
            <text:p>15:33:30.00</text:p>
          </table:table-cell>
          <table:table-cell office:value-type="float" office:value="16.29911" calcext:value-type="float">
            <text:p>16.29911</text:p>
          </table:table-cell>
          <table:table-cell office:value-type="float" office:value="6.178992" calcext:value-type="float">
            <text:p>6.178992</text:p>
          </table:table-cell>
          <table:table-cell office:value-type="float" office:value="-18.78" calcext:value-type="float">
            <text:p>-18.78</text:p>
          </table:table-cell>
          <table:table-cell office:value-type="float" office:value="4.676426" calcext:value-type="float">
            <text:p>4.676426</text:p>
          </table:table-cell>
          <table:table-cell office:value-type="float" office:value="-18.51932" calcext:value-type="float">
            <text:p>-18.51932</text:p>
          </table:table-cell>
          <table:table-cell office:value-type="float" office:value="-0.1564064" calcext:value-type="float">
            <text:p>-0.1564064</text:p>
          </table:table-cell>
          <table:table-cell table:number-columns-repeated="4"/>
        </table:table-row>
        <table:table-row table:style-name="ro1">
          <table:table-cell office:value-type="time" office:time-value="PT15H33M33S" calcext:value-type="time">
            <text:p>15:33:33.00</text:p>
          </table:table-cell>
          <table:table-cell office:value-type="float" office:value="18.05463" calcext:value-type="float">
            <text:p>18.05463</text:p>
          </table:table-cell>
          <table:table-cell office:value-type="float" office:value="4.772323" calcext:value-type="float">
            <text:p>4.772323</text:p>
          </table:table-cell>
          <table:table-cell office:value-type="float" office:value="-20.72" calcext:value-type="float">
            <text:p>-20.72</text:p>
          </table:table-cell>
          <table:table-cell office:value-type="float" office:value="2.679908" calcext:value-type="float">
            <text:p>2.679908</text:p>
          </table:table-cell>
          <table:table-cell office:value-type="float" office:value="-1.682361" calcext:value-type="float">
            <text:p>-1.682361</text:p>
          </table:table-cell>
          <table:table-cell office:value-type="float" office:value="-11.42258" calcext:value-type="float">
            <text:p>-11.42258</text:p>
          </table:table-cell>
          <table:table-cell table:number-columns-repeated="4"/>
        </table:table-row>
        <table:table-row table:style-name="ro1">
          <table:table-cell office:value-type="time" office:time-value="PT15H33M35S" calcext:value-type="time">
            <text:p>15:33:35.00</text:p>
          </table:table-cell>
          <table:table-cell office:value-type="float" office:value="19.99048" calcext:value-type="float">
            <text:p>19.99048</text:p>
          </table:table-cell>
          <table:table-cell office:value-type="float" office:value="4.479795" calcext:value-type="float">
            <text:p>4.479795</text:p>
          </table:table-cell>
          <table:table-cell office:value-type="float" office:value="-8.27" calcext:value-type="float">
            <text:p>-8.27</text:p>
          </table:table-cell>
          <table:table-cell office:value-type="float" office:value="0.7730659" calcext:value-type="float">
            <text:p>0.7730659</text:p>
          </table:table-cell>
          <table:table-cell office:value-type="float" office:value="-1.682361" calcext:value-type="float">
            <text:p>-1.682361</text:p>
          </table:table-cell>
          <table:table-cell office:value-type="float" office:value="-11.42258" calcext:value-type="float">
            <text:p>-11.4225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2.62296" calcext:value-type="float">
            <text:p>22.62296</text:p>
          </table:table-cell>
          <table:table-cell office:value-type="float" office:value="-1.1358" calcext:value-type="float">
            <text:p>-1.1358</text:p>
          </table:table-cell>
          <table:table-cell table:number-columns-repeated="8"/>
        </table:table-row>
        <table:table-row table:style-name="ro1">
          <table:table-cell office:value-type="time" office:time-value="PT15H33M36S" calcext:value-type="time">
            <text:p>15:33:36.00</text:p>
          </table:table-cell>
          <table:table-cell office:value-type="float" office:value="20.32802" calcext:value-type="float">
            <text:p>20.32802</text:p>
          </table:table-cell>
          <table:table-cell office:value-type="float" office:value="3.939621" calcext:value-type="float">
            <text:p>3.939621</text:p>
          </table:table-cell>
          <table:table-cell office:value-type="float" office:value="16.27" calcext:value-type="float">
            <text:p>16.27</text:p>
          </table:table-cell>
          <table:table-cell office:value-type="float" office:value="5.570157" calcext:value-type="float">
            <text:p>5.570157</text:p>
          </table:table-cell>
          <table:table-cell office:value-type="float" office:value="-65.66906" calcext:value-type="float">
            <text:p>-65.66906</text:p>
          </table:table-cell>
          <table:table-cell office:value-type="float" office:value="49.16344" calcext:value-type="float">
            <text:p>49.16344</text:p>
          </table:table-cell>
          <table:table-cell table:number-columns-repeated="4"/>
        </table:table-row>
        <table:table-row table:style-name="ro1">
          <table:table-cell office:value-type="time" office:time-value="PT15H33M36S" calcext:value-type="time">
            <text:p>15:33:36.00</text:p>
          </table:table-cell>
          <table:table-cell office:value-type="float" office:value="20.32802" calcext:value-type="float">
            <text:p>20.32802</text:p>
          </table:table-cell>
          <table:table-cell office:value-type="float" office:value="3.939621" calcext:value-type="float">
            <text:p>3.939621</text:p>
          </table:table-cell>
          <table:table-cell office:value-type="float" office:value="-9.84" calcext:value-type="float">
            <text:p>-9.84</text:p>
          </table:table-cell>
          <table:table-cell office:value-type="float" office:value="5.570157" calcext:value-type="float">
            <text:p>5.570157</text:p>
          </table:table-cell>
          <table:table-cell office:value-type="float" office:value="-65.66906" calcext:value-type="float">
            <text:p>-65.66906</text:p>
          </table:table-cell>
          <table:table-cell office:value-type="float" office:value="33.49744" calcext:value-type="float">
            <text:p>33.49744</text:p>
          </table:table-cell>
          <table:table-cell table:number-columns-repeated="4"/>
        </table:table-row>
        <table:table-row table:style-name="ro1">
          <table:table-cell office:value-type="time" office:time-value="PT15H33M38S" calcext:value-type="time">
            <text:p>15:33:38.00</text:p>
          </table:table-cell>
          <table:table-cell office:value-type="float" office:value="21.40845" calcext:value-type="float">
            <text:p>21.40845</text:p>
          </table:table-cell>
          <table:table-cell office:value-type="float" office:value="3.613297" calcext:value-type="float">
            <text:p>3.613297</text:p>
          </table:table-cell>
          <table:table-cell office:value-type="float" office:value="-60.93" calcext:value-type="float">
            <text:p>-60.93</text:p>
          </table:table-cell>
          <table:table-cell office:value-type="float" office:value="4.901933" calcext:value-type="float">
            <text:p>4.901933</text:p>
          </table:table-cell>
          <table:table-cell office:value-type="float" office:value="-75.65494" calcext:value-type="float">
            <text:p>-75.65494</text:p>
          </table:table-cell>
          <table:table-cell office:value-type="float" office:value="8.834963" calcext:value-type="float">
            <text:p>8.834963</text:p>
          </table:table-cell>
          <table:table-cell table:number-columns-repeated="4"/>
        </table:table-row>
        <table:table-row table:style-name="ro1">
          <table:table-cell office:value-type="time" office:time-value="PT15H33M38S" calcext:value-type="time">
            <text:p>15:33:38.00</text:p>
          </table:table-cell>
          <table:table-cell office:value-type="float" office:value="21.40845" calcext:value-type="float">
            <text:p>21.40845</text:p>
          </table:table-cell>
          <table:table-cell office:value-type="float" office:value="3.613297" calcext:value-type="float">
            <text:p>3.613297</text:p>
          </table:table-cell>
          <table:table-cell office:value-type="float" office:value="-98.42" calcext:value-type="float">
            <text:p>-98.42</text:p>
          </table:table-cell>
          <table:table-cell office:value-type="float" office:value="4.901933" calcext:value-type="float">
            <text:p>4.901933</text:p>
          </table:table-cell>
          <table:table-cell office:value-type="float" office:value="-75.65494" calcext:value-type="float">
            <text:p>-75.65494</text:p>
          </table:table-cell>
          <table:table-cell office:value-type="float" office:value="-13.65904" calcext:value-type="float">
            <text:p>-13.65904</text:p>
          </table:table-cell>
          <table:table-cell table:number-columns-repeated="4"/>
        </table:table-row>
        <table:table-row table:style-name="ro1">
          <table:table-cell office:value-type="time" office:time-value="PT15H33M39S" calcext:value-type="time">
            <text:p>15:33:39.00</text:p>
          </table:table-cell>
          <table:table-cell office:value-type="float" office:value="22.26387" calcext:value-type="float">
            <text:p>22.26387</text:p>
          </table:table-cell>
          <table:table-cell office:value-type="float" office:value="3.647091" calcext:value-type="float">
            <text:p>3.647091</text:p>
          </table:table-cell>
          <table:table-cell office:value-type="float" office:value="-90.48" calcext:value-type="float">
            <text:p>-90.48</text:p>
          </table:table-cell>
          <table:table-cell office:value-type="float" office:value="4.796352" calcext:value-type="float">
            <text:p>4.796352</text:p>
          </table:table-cell>
          <table:table-cell office:value-type="float" office:value="-85.70636" calcext:value-type="float">
            <text:p>-85.70636</text:p>
          </table:table-cell>
          <table:table-cell office:value-type="float" office:value="-2.864182" calcext:value-type="float">
            <text:p>-2.864182</text:p>
          </table:table-cell>
          <table:table-cell table:number-columns-repeated="4"/>
        </table:table-row>
        <table:table-row table:style-name="ro1">
          <table:table-cell office:value-type="time" office:time-value="PT15H33M41S" calcext:value-type="time">
            <text:p>15:33:41.00</text:p>
          </table:table-cell>
          <table:table-cell office:value-type="float" office:value="23.45682" calcext:value-type="float">
            <text:p>23.45682</text:p>
          </table:table-cell>
          <table:table-cell office:value-type="float" office:value="3.140712" calcext:value-type="float">
            <text:p>3.140712</text:p>
          </table:table-cell>
          <table:table-cell office:value-type="float" office:value="-76.52" calcext:value-type="float">
            <text:p>-76.52</text:p>
          </table:table-cell>
          <table:table-cell office:value-type="float" office:value="4.357049" calcext:value-type="float">
            <text:p>4.357049</text:p>
          </table:table-cell>
          <table:table-cell office:value-type="float" office:value="-101.0334" calcext:value-type="float">
            <text:p>-101.0334</text:p>
          </table:table-cell>
          <table:table-cell office:value-type="float" office:value="14.70805" calcext:value-type="float">
            <text:p>14.70805</text:p>
          </table:table-cell>
          <table:table-cell table:number-columns-repeated="4"/>
        </table:table-row>
        <table:table-row table:style-name="ro1">
          <table:table-cell office:value-type="time" office:time-value="PT15H33M44S" calcext:value-type="time">
            <text:p>15:33:44.00</text:p>
          </table:table-cell>
          <table:table-cell office:value-type="float" office:value="23.20866" calcext:value-type="float">
            <text:p>23.20866</text:p>
          </table:table-cell>
          <table:table-cell office:value-type="float" office:value="0.7323697" calcext:value-type="float">
            <text:p>0.7323697</text:p>
          </table:table-cell>
          <table:table-cell office:value-type="float" office:value="-103.74" calcext:value-type="float">
            <text:p>-103.74</text:p>
          </table:table-cell>
          <table:table-cell office:value-type="float" office:value="1.95783" calcext:value-type="float">
            <text:p>1.95783</text:p>
          </table:table-cell>
          <table:table-cell office:value-type="float" office:value="-101.0334" calcext:value-type="float">
            <text:p>-101.0334</text:p>
          </table:table-cell>
          <table:table-cell office:value-type="float" office:value="14.70805" calcext:value-type="float">
            <text:p>14.708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Satellites Inital:</text:p>
          </table:table-cell>
          <table:table-cell office:value-type="string" calcext:value-type="string">
            <text:p><text:s/>[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9]</text:p>
          </table:table-cell>
        </table:table-row>
        <table:table-row table:style-name="ro1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9]</text:p>
          </table:table-cell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8" table:default-cell-style-name="Default"/>
        <table:table-row table:style-name="ro1">
          <table:table-cell table:style-name="ce3" office:value-type="date" office:date-value="2024-05-08" calcext:value-type="date">
            <text:p>05/08/2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office:value-type="string" calcext:value-type="string">
            <text:p><text:s/>Steer (deg)</text:p>
          </table:table-cell>
          <table:table-cell table:number-columns-repeated="2"/>
        </table:table-row>
        <table:table-row table:style-name="ro1">
          <table:table-cell office:value-type="time" office:time-value="PT16H14M48S" calcext:value-type="time">
            <text:p>16:14:48.00</text:p>
          </table:table-cell>
          <table:table-cell office:value-type="float" office:value="-11.97578" calcext:value-type="float">
            <text:p>-11.97578</text:p>
          </table:table-cell>
          <table:table-cell office:value-type="float" office:value="-0.4731107" calcext:value-type="float">
            <text:p>-0.4731107</text:p>
          </table:table-cell>
          <table:table-cell office:value-type="float" office:value="0.05" calcext:value-type="float">
            <text:p>0.05</text:p>
          </table:table-cell>
          <table:table-cell office:value-type="float" office:value="11.98512" calcext:value-type="float">
            <text:p>11.98512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-1.327397" calcext:value-type="float">
            <text:p>-1.327397</text:p>
          </table:table-cell>
          <table:table-cell table:number-columns-repeated="2"/>
        </table:table-row>
        <table:table-row table:style-name="ro1">
          <table:table-cell office:value-type="time" office:time-value="PT16H14M48S" calcext:value-type="time">
            <text:p>16:14:48.00</text:p>
          </table:table-cell>
          <table:table-cell office:value-type="float" office:value="-11.97578" calcext:value-type="float">
            <text:p>-11.97578</text:p>
          </table:table-cell>
          <table:table-cell office:value-type="float" office:value="-0.4731107" calcext:value-type="float">
            <text:p>-0.4731107</text:p>
          </table:table-cell>
          <table:table-cell office:value-type="float" office:value="-0.04" calcext:value-type="float">
            <text:p>-0.04</text:p>
          </table:table-cell>
          <table:table-cell office:value-type="float" office:value="11.98512" calcext:value-type="float">
            <text:p>11.98512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-1.381397" calcext:value-type="float">
            <text:p>-1.381397</text:p>
          </table:table-cell>
          <table:table-cell table:number-columns-repeated="2"/>
        </table:table-row>
        <table:table-row table:style-name="ro1">
          <table:table-cell office:value-type="time" office:time-value="PT16H14M52S" calcext:value-type="time">
            <text:p>16:14:52.00</text:p>
          </table:table-cell>
          <table:table-cell office:value-type="float" office:value="-10.94003" calcext:value-type="float">
            <text:p>-10.94003</text:p>
          </table:table-cell>
          <table:table-cell office:value-type="float" office:value="0.6748261" calcext:value-type="float">
            <text:p>0.6748261</text:p>
          </table:table-cell>
          <table:table-cell office:value-type="float" office:value="-0.19" calcext:value-type="float">
            <text:p>-0.19</text:p>
          </table:table-cell>
          <table:table-cell office:value-type="float" office:value="10.96082" calcext:value-type="float">
            <text:p>10.96082</text:p>
          </table:table-cell>
          <table:table-cell office:value-type="float" office:value="-3.529767" calcext:value-type="float">
            <text:p>-3.529767</text:p>
          </table:table-cell>
          <table:table-cell office:value-type="float" office:value="2.00386" calcext:value-type="float">
            <text:p>2.00386</text:p>
          </table:table-cell>
          <table:table-cell table:number-columns-repeated="2"/>
        </table:table-row>
        <table:table-row table:style-name="ro1">
          <table:table-cell office:value-type="time" office:time-value="PT16H14M54S" calcext:value-type="time">
            <text:p>16:14:54.00</text:p>
          </table:table-cell>
          <table:table-cell office:value-type="float" office:value="-11.16506" calcext:value-type="float">
            <text:p>-11.16506</text:p>
          </table:table-cell>
          <table:table-cell office:value-type="float" office:value="1.03494" calcext:value-type="float">
            <text:p>1.03494</text:p>
          </table:table-cell>
          <table:table-cell office:value-type="float" office:value="-0.2" calcext:value-type="float">
            <text:p>-0.2</text:p>
          </table:table-cell>
          <table:table-cell office:value-type="float" office:value="11.21292" calcext:value-type="float">
            <text:p>11.21292</text:p>
          </table:table-cell>
          <table:table-cell office:value-type="float" office:value="-5.295875" calcext:value-type="float">
            <text:p>-5.295875</text:p>
          </table:table-cell>
          <table:table-cell office:value-type="float" office:value="3.057525" calcext:value-type="float">
            <text:p>3.057525</text:p>
          </table:table-cell>
          <table:table-cell table:number-columns-repeated="2"/>
        </table:table-row>
        <table:table-row table:style-name="ro1">
          <table:table-cell office:value-type="time" office:time-value="PT16H14M56S" calcext:value-type="time">
            <text:p>16:14:56.00</text:p>
          </table:table-cell>
          <table:table-cell office:value-type="float" office:value="-11.79544" calcext:value-type="float">
            <text:p>-11.79544</text:p>
          </table:table-cell>
          <table:table-cell office:value-type="float" office:value="0.6410318" calcext:value-type="float">
            <text:p>0.6410318</text:p>
          </table:table-cell>
          <table:table-cell office:value-type="float" office:value="23.44" calcext:value-type="float">
            <text:p>23.44</text:p>
          </table:table-cell>
          <table:table-cell office:value-type="float" office:value="11.81285" calcext:value-type="float">
            <text:p>11.81285</text:p>
          </table:table-cell>
          <table:table-cell office:value-type="float" office:value="-3.11072" calcext:value-type="float">
            <text:p>-3.11072</text:p>
          </table:table-cell>
          <table:table-cell office:value-type="float" office:value="15.93043" calcext:value-type="float">
            <text:p>15.93043</text:p>
          </table:table-cell>
          <table:table-cell table:number-columns-repeated="2"/>
        </table:table-row>
        <table:table-row table:style-name="ro1">
          <table:table-cell office:value-type="time" office:time-value="PT16H14M56S" calcext:value-type="time">
            <text:p>16:14:56.00</text:p>
          </table:table-cell>
          <table:table-cell office:value-type="float" office:value="-11.79544" calcext:value-type="float">
            <text:p>-11.79544</text:p>
          </table:table-cell>
          <table:table-cell office:value-type="float" office:value="0.6410318" calcext:value-type="float">
            <text:p>0.6410318</text:p>
          </table:table-cell>
          <table:table-cell office:value-type="float" office:value="4.47" calcext:value-type="float">
            <text:p>4.47</text:p>
          </table:table-cell>
          <table:table-cell office:value-type="float" office:value="11.81285" calcext:value-type="float">
            <text:p>11.81285</text:p>
          </table:table-cell>
          <table:table-cell office:value-type="float" office:value="-3.11072" calcext:value-type="float">
            <text:p>-3.11072</text:p>
          </table:table-cell>
          <table:table-cell office:value-type="float" office:value="4.548432" calcext:value-type="float">
            <text:p>4.548432</text:p>
          </table:table-cell>
          <table:table-cell table:number-columns-repeated="2"/>
        </table:table-row>
        <table:table-row table:style-name="ro1">
          <table:table-cell office:value-type="time" office:time-value="PT16H14M57S" calcext:value-type="time">
            <text:p>16:14:57.00</text:p>
          </table:table-cell>
          <table:table-cell office:value-type="float" office:value="-12.24549" calcext:value-type="float">
            <text:p>-12.24549</text:p>
          </table:table-cell>
          <table:table-cell office:value-type="float" office:value="1.361265" calcext:value-type="float">
            <text:p>1.361265</text:p>
          </table:table-cell>
          <table:table-cell office:value-type="float" office:value="-2.09" calcext:value-type="float">
            <text:p>-2.09</text:p>
          </table:table-cell>
          <table:table-cell office:value-type="float" office:value="12.32092" calcext:value-type="float">
            <text:p>12.32092</text:p>
          </table:table-cell>
          <table:table-cell office:value-type="float" office:value="-6.343216" calcext:value-type="float">
            <text:p>-6.343216</text:p>
          </table:table-cell>
          <table:table-cell office:value-type="float" office:value="2.551929" calcext:value-type="float">
            <text:p>2.551929</text:p>
          </table:table-cell>
          <table:table-cell table:number-columns-repeated="2"/>
        </table:table-row>
        <table:table-row table:style-name="ro1">
          <table:table-cell office:value-type="time" office:time-value="PT16H14M57S" calcext:value-type="time">
            <text:p>16:14:57.00</text:p>
          </table:table-cell>
          <table:table-cell office:value-type="float" office:value="-12.24549" calcext:value-type="float">
            <text:p>-12.24549</text:p>
          </table:table-cell>
          <table:table-cell office:value-type="float" office:value="1.361265" calcext:value-type="float">
            <text:p>1.361265</text:p>
          </table:table-cell>
          <table:table-cell office:value-type="float" office:value="-0.05" calcext:value-type="float">
            <text:p>-0.05</text:p>
          </table:table-cell>
          <table:table-cell office:value-type="float" office:value="12.32092" calcext:value-type="float">
            <text:p>12.32092</text:p>
          </table:table-cell>
          <table:table-cell office:value-type="float" office:value="-6.343216" calcext:value-type="float">
            <text:p>-6.343216</text:p>
          </table:table-cell>
          <table:table-cell office:value-type="float" office:value="3.77593" calcext:value-type="float">
            <text:p>3.77593</text:p>
          </table:table-cell>
          <table:table-cell table:number-columns-repeated="2"/>
        </table:table-row>
        <table:table-row table:style-name="ro1">
          <table:table-cell office:value-type="time" office:time-value="PT16H14M58S" calcext:value-type="time">
            <text:p>16:14:58.00</text:p>
          </table:table-cell>
          <table:table-cell office:value-type="float" office:value="-12.35801" calcext:value-type="float">
            <text:p>-12.35801</text:p>
          </table:table-cell>
          <table:table-cell office:value-type="float" office:value="1.541321" calcext:value-type="float">
            <text:p>1.541321</text:p>
          </table:table-cell>
          <table:table-cell office:value-type="float" office:value="-3.41" calcext:value-type="float">
            <text:p>-3.41</text:p>
          </table:table-cell>
          <table:table-cell office:value-type="float" office:value="12.45376" calcext:value-type="float">
            <text:p>12.45376</text:p>
          </table:table-cell>
          <table:table-cell office:value-type="float" office:value="-7.109358" calcext:value-type="float">
            <text:p>-7.109358</text:p>
          </table:table-cell>
          <table:table-cell office:value-type="float" office:value="2.219615" calcext:value-type="float">
            <text:p>2.219615</text:p>
          </table:table-cell>
          <table:table-cell table:number-columns-repeated="2"/>
        </table:table-row>
        <table:table-row table:style-name="ro1">
          <table:table-cell office:value-type="time" office:time-value="PT16H15M00S" calcext:value-type="time">
            <text:p>16:15:00.00</text:p>
          </table:table-cell>
          <table:table-cell office:value-type="float" office:value="-11.79544" calcext:value-type="float">
            <text:p>-11.79544</text:p>
          </table:table-cell>
          <table:table-cell office:value-type="float" office:value="0.6410318" calcext:value-type="float">
            <text:p>0.6410318</text:p>
          </table:table-cell>
          <table:table-cell office:value-type="float" office:value="1.82" calcext:value-type="float">
            <text:p>1.82</text:p>
          </table:table-cell>
          <table:table-cell office:value-type="float" office:value="11.81285" calcext:value-type="float">
            <text:p>11.81285</text:p>
          </table:table-cell>
          <table:table-cell office:value-type="float" office:value="-3.11072" calcext:value-type="float">
            <text:p>-3.11072</text:p>
          </table:table-cell>
          <table:table-cell office:value-type="float" office:value="2.958432" calcext:value-type="float">
            <text:p>2.958432</text:p>
          </table:table-cell>
          <table:table-cell table:number-columns-repeated="2"/>
        </table:table-row>
        <table:table-row table:style-name="ro1">
          <table:table-cell office:value-type="time" office:time-value="PT16H15M00S" calcext:value-type="time">
            <text:p>16:15:00.00</text:p>
          </table:table-cell>
          <table:table-cell office:value-type="float" office:value="-11.79544" calcext:value-type="float">
            <text:p>-11.79544</text:p>
          </table:table-cell>
          <table:table-cell office:value-type="float" office:value="0.6410318" calcext:value-type="float">
            <text:p>0.6410318</text:p>
          </table:table-cell>
          <table:table-cell office:value-type="float" office:value="-5.59" calcext:value-type="float">
            <text:p>-5.59</text:p>
          </table:table-cell>
          <table:table-cell office:value-type="float" office:value="11.81285" calcext:value-type="float">
            <text:p>11.81285</text:p>
          </table:table-cell>
          <table:table-cell office:value-type="float" office:value="-3.11072" calcext:value-type="float">
            <text:p>-3.11072</text:p>
          </table:table-cell>
          <table:table-cell office:value-type="float" office:value="-1.487568" calcext:value-type="float">
            <text:p>-1.487568</text:p>
          </table:table-cell>
          <table:table-cell table:number-columns-repeated="2"/>
        </table:table-row>
        <table:table-row table:style-name="ro1">
          <table:table-cell office:value-type="time" office:time-value="PT16H15M03S" calcext:value-type="time">
            <text:p>16:15:03.00</text:p>
          </table:table-cell>
          <table:table-cell office:value-type="float" office:value="-9.859592" calcext:value-type="float">
            <text:p>-9.859592</text:p>
          </table:table-cell>
          <table:table-cell office:value-type="float" office:value="0.3485049" calcext:value-type="float">
            <text:p>0.3485049</text:p>
          </table:table-cell>
          <table:table-cell office:value-type="float" office:value="-9.54" calcext:value-type="float">
            <text:p>-9.54</text:p>
          </table:table-cell>
          <table:table-cell office:value-type="float" office:value="9.865749" calcext:value-type="float">
            <text:p>9.865749</text:p>
          </table:table-cell>
          <table:table-cell office:value-type="float" office:value="-2.02438" calcext:value-type="float">
            <text:p>-2.02438</text:p>
          </table:table-cell>
          <table:table-cell office:value-type="float" office:value="-4.509372" calcext:value-type="float">
            <text:p>-4.509372</text:p>
          </table:table-cell>
          <table:table-cell table:number-columns-repeated="2"/>
        </table:table-row>
        <table:table-row table:style-name="ro1">
          <table:table-cell office:value-type="time" office:time-value="PT16H15M04S" calcext:value-type="time">
            <text:p>16:15:04.00</text:p>
          </table:table-cell>
          <table:table-cell office:value-type="float" office:value="-9.004179" calcext:value-type="float">
            <text:p>-9.004179</text:p>
          </table:table-cell>
          <table:table-cell office:value-type="float" office:value="0.3822964" calcext:value-type="float">
            <text:p>0.3822964</text:p>
          </table:table-cell>
          <table:table-cell office:value-type="float" office:value="-5.03" calcext:value-type="float">
            <text:p>-5.03</text:p>
          </table:table-cell>
          <table:table-cell office:value-type="float" office:value="9.012291" calcext:value-type="float">
            <text:p>9.012291</text:p>
          </table:table-cell>
          <table:table-cell office:value-type="float" office:value="-2.431184" calcext:value-type="float">
            <text:p>-2.431184</text:p>
          </table:table-cell>
          <table:table-cell office:value-type="float" office:value="-1.559289" calcext:value-type="float">
            <text:p>-1.559289</text:p>
          </table:table-cell>
          <table:table-cell table:number-columns-repeated="2"/>
        </table:table-row>
        <table:table-row table:style-name="ro1">
          <table:table-cell office:value-type="time" office:time-value="PT16H15M04S" calcext:value-type="time">
            <text:p>16:15:04.00</text:p>
          </table:table-cell>
          <table:table-cell office:value-type="float" office:value="-9.004179" calcext:value-type="float">
            <text:p>-9.004179</text:p>
          </table:table-cell>
          <table:table-cell office:value-type="float" office:value="0.3822964" calcext:value-type="float">
            <text:p>0.3822964</text:p>
          </table:table-cell>
          <table:table-cell office:value-type="float" office:value="-2.22" calcext:value-type="float">
            <text:p>-2.22</text:p>
          </table:table-cell>
          <table:table-cell office:value-type="float" office:value="9.012291" calcext:value-type="float">
            <text:p>9.012291</text:p>
          </table:table-cell>
          <table:table-cell office:value-type="float" office:value="-2.431184" calcext:value-type="float">
            <text:p>-2.431184</text:p>
          </table:table-cell>
          <table:table-cell office:value-type="float" office:value="0.1267106" calcext:value-type="float">
            <text:p>0.1267106</text:p>
          </table:table-cell>
          <table:table-cell table:number-columns-repeated="2"/>
        </table:table-row>
        <table:table-row table:style-name="ro1">
          <table:table-cell office:value-type="time" office:time-value="PT16H15M06S" calcext:value-type="time">
            <text:p>16:15:06.00</text:p>
          </table:table-cell>
          <table:table-cell office:value-type="float" office:value="-7.698716" calcext:value-type="float">
            <text:p>-7.698716</text:p>
          </table:table-cell>
          <table:table-cell office:value-type="float" office:value="-0.3041426" calcext:value-type="float">
            <text:p>-0.3041426</text:p>
          </table:table-cell>
          <table:table-cell office:value-type="float" office:value="-5.47" calcext:value-type="float">
            <text:p>-5.47</text:p>
          </table:table-cell>
          <table:table-cell office:value-type="float" office:value="7.704721" calcext:value-type="float">
            <text:p>7.704721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-4.639397" calcext:value-type="float">
            <text:p>-4.639397</text:p>
          </table:table-cell>
          <table:table-cell table:number-columns-repeated="2"/>
        </table:table-row>
        <table:table-row table:style-name="ro1">
          <table:table-cell office:value-type="time" office:time-value="PT16H15M06S" calcext:value-type="time">
            <text:p>16:15:06.00</text:p>
          </table:table-cell>
          <table:table-cell office:value-type="float" office:value="-7.698716" calcext:value-type="float">
            <text:p>-7.698716</text:p>
          </table:table-cell>
          <table:table-cell office:value-type="float" office:value="-0.3041426" calcext:value-type="float">
            <text:p>-0.3041426</text:p>
          </table:table-cell>
          <table:table-cell office:value-type="float" office:value="-1.85" calcext:value-type="float">
            <text:p>-1.85</text:p>
          </table:table-cell>
          <table:table-cell office:value-type="float" office:value="7.704721" calcext:value-type="float">
            <text:p>7.704721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-2.467397" calcext:value-type="float">
            <text:p>-2.467397</text:p>
          </table:table-cell>
          <table:table-cell table:number-columns-repeated="2"/>
        </table:table-row>
        <table:table-row table:style-name="ro1">
          <table:table-cell office:value-type="time" office:time-value="PT16H15M07S" calcext:value-type="time">
            <text:p>16:15:07.00</text:p>
          </table:table-cell>
          <table:table-cell office:value-type="float" office:value="-6.955815" calcext:value-type="float">
            <text:p>-6.955815</text:p>
          </table:table-cell>
          <table:table-cell office:value-type="float" office:value="-0.09029067" calcext:value-type="float">
            <text:p>-0.09029067</text:p>
          </table:table-cell>
          <table:table-cell office:value-type="float" office:value="2.64" calcext:value-type="float">
            <text:p>2.64</text:p>
          </table:table-cell>
          <table:table-cell office:value-type="float" office:value="6.956401" calcext:value-type="float">
            <text:p>6.956401</text:p>
          </table:table-cell>
          <table:table-cell office:value-type="float" office:value="0.7436914" calcext:value-type="float">
            <text:p>0.7436914</text:p>
          </table:table-cell>
          <table:table-cell office:value-type="float" office:value="1.137785" calcext:value-type="float">
            <text:p>1.137785</text:p>
          </table:table-cell>
          <table:table-cell table:number-columns-repeated="2"/>
        </table:table-row>
        <table:table-row table:style-name="ro1">
          <table:table-cell office:value-type="time" office:time-value="PT16H15M10S" calcext:value-type="time">
            <text:p>16:15:10.00</text:p>
          </table:table-cell>
          <table:table-cell office:value-type="float" office:value="-4.907452" calcext:value-type="float">
            <text:p>-4.907452</text:p>
          </table:table-cell>
          <table:table-cell office:value-type="float" office:value="-0.5628778" calcext:value-type="float">
            <text:p>-0.5628778</text:p>
          </table:table-cell>
          <table:table-cell office:value-type="float" office:value="-2.47" calcext:value-type="float">
            <text:p>-2.47</text:p>
          </table:table-cell>
          <table:table-cell office:value-type="float" office:value="4.939627" calcext:value-type="float">
            <text:p>4.939627</text:p>
          </table:table-cell>
          <table:table-cell office:value-type="float" office:value="6.543151" calcext:value-type="float">
            <text:p>6.543151</text:p>
          </table:table-cell>
          <table:table-cell office:value-type="float" office:value="-5.407891" calcext:value-type="float">
            <text:p>-5.407891</text:p>
          </table:table-cell>
          <table:table-cell table:number-columns-repeated="2"/>
        </table:table-row>
        <table:table-row table:style-name="ro1">
          <table:table-cell office:value-type="time" office:time-value="PT16H15M12S" calcext:value-type="time">
            <text:p>16:15:12.00</text:p>
          </table:table-cell>
          <table:table-cell office:value-type="float" office:value="-3.084113" calcext:value-type="float">
            <text:p>-3.084113</text:p>
          </table:table-cell>
          <table:table-cell office:value-type="float" office:value="-0.6753486" calcext:value-type="float">
            <text:p>-0.6753486</text:p>
          </table:table-cell>
          <table:table-cell office:value-type="float" office:value="0.5" calcext:value-type="float">
            <text:p>0.5</text:p>
          </table:table-cell>
          <table:table-cell office:value-type="float" office:value="3.15719" calcext:value-type="float">
            <text:p>3.15719</text:p>
          </table:table-cell>
          <table:table-cell office:value-type="float" office:value="12.35148" calcext:value-type="float">
            <text:p>12.35148</text:p>
          </table:table-cell>
          <table:table-cell office:value-type="float" office:value="-7.110886" calcext:value-type="float">
            <text:p>-7.110886</text:p>
          </table:table-cell>
          <table:table-cell table:number-columns-repeated="2"/>
        </table:table-row>
        <table:table-row table:style-name="ro1">
          <table:table-cell office:value-type="time" office:time-value="PT16H15M13S" calcext:value-type="time">
            <text:p>16:15:13.00</text:p>
          </table:table-cell>
          <table:table-cell office:value-type="float" office:value="-2.116188" calcext:value-type="float">
            <text:p>-2.116188</text:p>
          </table:table-cell>
          <table:table-cell office:value-type="float" office:value="-0.8216126" calcext:value-type="float">
            <text:p>-0.8216126</text:p>
          </table:table-cell>
          <table:table-cell office:value-type="float" office:value="11.82" calcext:value-type="float">
            <text:p>11.82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21.21877" calcext:value-type="float">
            <text:p>21.21877</text:p>
          </table:table-cell>
          <table:table-cell office:value-type="float" office:value="-5.639262" calcext:value-type="float">
            <text:p>-5.639262</text:p>
          </table:table-cell>
          <table:table-cell table:number-columns-repeated="2"/>
        </table:table-row>
        <table:table-row table:style-name="ro1">
          <table:table-cell office:value-type="time" office:time-value="PT16H15M13S" calcext:value-type="time">
            <text:p>16:15:13.00</text:p>
          </table:table-cell>
          <table:table-cell office:value-type="float" office:value="-2.116188" calcext:value-type="float">
            <text:p>-2.116188</text:p>
          </table:table-cell>
          <table:table-cell office:value-type="float" office:value="-0.8216126" calcext:value-type="float">
            <text:p>-0.8216126</text:p>
          </table:table-cell>
          <table:table-cell office:value-type="float" office:value="20.38" calcext:value-type="float">
            <text:p>20.38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21.21877" calcext:value-type="float">
            <text:p>21.21877</text:p>
          </table:table-cell>
          <table:table-cell office:value-type="float" office:value="-0.503262" calcext:value-type="float">
            <text:p>-0.503262</text:p>
          </table:table-cell>
          <table:table-cell table:number-columns-repeated="2"/>
        </table:table-row>
        <table:table-row table:style-name="ro1">
          <table:table-cell office:value-type="time" office:time-value="PT16H15M13S" calcext:value-type="time">
            <text:p>16:15:13.00</text:p>
          </table:table-cell>
          <table:table-cell office:value-type="float" office:value="-2.116188" calcext:value-type="float">
            <text:p>-2.116188</text:p>
          </table:table-cell>
          <table:table-cell office:value-type="float" office:value="-0.8216126" calcext:value-type="float">
            <text:p>-0.8216126</text:p>
          </table:table-cell>
          <table:table-cell office:value-type="float" office:value="21.18" calcext:value-type="float">
            <text:p>21.18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21.21877" calcext:value-type="float">
            <text:p>21.21877</text:p>
          </table:table-cell>
          <table:table-cell office:value-type="float" office:value="-0.02326126" calcext:value-type="float">
            <text:p>-0.02326126</text:p>
          </table:table-cell>
          <table:table-cell table:number-columns-repeated="2"/>
        </table:table-row>
        <table:table-row table:style-name="ro1">
          <table:table-cell office:value-type="time" office:time-value="PT16H15M13S" calcext:value-type="time">
            <text:p>16:15:13.00</text:p>
          </table:table-cell>
          <table:table-cell office:value-type="float" office:value="-2.116188" calcext:value-type="float">
            <text:p>-2.116188</text:p>
          </table:table-cell>
          <table:table-cell office:value-type="float" office:value="-0.8216126" calcext:value-type="float">
            <text:p>-0.8216126</text:p>
          </table:table-cell>
          <table:table-cell office:value-type="float" office:value="17.03" calcext:value-type="float">
            <text:p>17.03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21.21877" calcext:value-type="float">
            <text:p>21.21877</text:p>
          </table:table-cell>
          <table:table-cell office:value-type="float" office:value="-2.513262" calcext:value-type="float">
            <text:p>-2.513262</text:p>
          </table:table-cell>
          <table:table-cell table:number-columns-repeated="2"/>
        </table:table-row>
        <table:table-row table:style-name="ro1">
          <table:table-cell office:value-type="time" office:time-value="PT16H15M16S" calcext:value-type="time">
            <text:p>16:15:16.00</text:p>
          </table:table-cell>
          <table:table-cell office:value-type="float" office:value="0.3375382" calcext:value-type="float">
            <text:p>0.3375382</text:p>
          </table:table-cell>
          <table:table-cell office:value-type="float" office:value="-0.5401741" calcext:value-type="float">
            <text:p>-0.5401741</text:p>
          </table:table-cell>
          <table:table-cell office:value-type="float" office:value="16.9" calcext:value-type="float">
            <text:p>16.9</text:p>
          </table:table-cell>
          <table:table-cell office:value-type="float" office:value="0.6369617" calcext:value-type="float">
            <text:p>0.6369617</text:p>
          </table:table-cell>
          <table:table-cell office:value-type="float" office:value="21.21877" calcext:value-type="float">
            <text:p>21.21877</text:p>
          </table:table-cell>
          <table:table-cell office:value-type="float" office:value="-2.513262" calcext:value-type="float">
            <text:p>-2.5132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table:number-columns-repeated="6"/>
        </table:table-row>
        <table:table-row table:style-name="ro1">
          <table:table-cell office:value-type="time" office:time-value="PT16H15M18S" calcext:value-type="time">
            <text:p>16:15:18.00</text:p>
          </table:table-cell>
          <table:table-cell office:value-type="float" office:value="1.080438" calcext:value-type="float">
            <text:p>1.080438</text:p>
          </table:table-cell>
          <table:table-cell office:value-type="float" office:value="-0.3263223" calcext:value-type="float">
            <text:p>-0.3263223</text:p>
          </table:table-cell>
          <table:table-cell office:value-type="float" office:value="18.84" calcext:value-type="float">
            <text:p>18.84</text:p>
          </table:table-cell>
          <table:table-cell office:value-type="float" office:value="11.06566" calcext:value-type="float">
            <text:p>11.06566</text:p>
          </table:table-cell>
          <table:table-cell office:value-type="float" office:value="-61.85177" calcext:value-type="float">
            <text:p>-61.85177</text:p>
          </table:table-cell>
          <table:table-cell office:value-type="float" office:value="48.41507" calcext:value-type="float">
            <text:p>48.41507</text:p>
          </table:table-cell>
          <table:table-cell table:number-columns-repeated="2"/>
        </table:table-row>
        <table:table-row table:style-name="ro1">
          <table:table-cell office:value-type="time" office:time-value="PT16H15M20S" calcext:value-type="time">
            <text:p>16:15:20.00</text:p>
          </table:table-cell>
          <table:table-cell office:value-type="float" office:value="2.566238" calcext:value-type="float">
            <text:p>2.566238</text:p>
          </table:table-cell>
          <table:table-cell office:value-type="float" office:value="0.1013806" calcext:value-type="float">
            <text:p>0.1013806</text:p>
          </table:table-cell>
          <table:table-cell office:value-type="float" office:value="-14.5" calcext:value-type="float">
            <text:p>-14.5</text:p>
          </table:table-cell>
          <table:table-cell office:value-type="float" office:value="10.84772" calcext:value-type="float">
            <text:p>10.84772</text:p>
          </table:table-cell>
          <table:table-cell office:value-type="float" office:value="-69.86316" calcext:value-type="float">
            <text:p>-69.86316</text:p>
          </table:table-cell>
          <table:table-cell office:value-type="float" office:value="33.2179" calcext:value-type="float">
            <text:p>33.2179</text:p>
          </table:table-cell>
          <table:table-cell table:number-columns-repeated="2"/>
        </table:table-row>
        <table:table-row table:style-name="ro1">
          <table:table-cell office:value-type="time" office:time-value="PT16H15M20S" calcext:value-type="time">
            <text:p>16:15:20.00</text:p>
          </table:table-cell>
          <table:table-cell office:value-type="float" office:value="2.566238" calcext:value-type="float">
            <text:p>2.566238</text:p>
          </table:table-cell>
          <table:table-cell office:value-type="float" office:value="0.1013806" calcext:value-type="float">
            <text:p>0.1013806</text:p>
          </table:table-cell>
          <table:table-cell office:value-type="float" office:value="-64.13" calcext:value-type="float">
            <text:p>-64.13</text:p>
          </table:table-cell>
          <table:table-cell office:value-type="float" office:value="10.84772" calcext:value-type="float">
            <text:p>10.84772</text:p>
          </table:table-cell>
          <table:table-cell office:value-type="float" office:value="-69.86316" calcext:value-type="float">
            <text:p>-69.86316</text:p>
          </table:table-cell>
          <table:table-cell office:value-type="float" office:value="3.439897" calcext:value-type="float">
            <text:p>3.439897</text:p>
          </table:table-cell>
          <table:table-cell table:number-columns-repeated="2"/>
        </table:table-row>
        <table:table-row table:style-name="ro1">
          <table:table-cell office:value-type="time" office:time-value="PT16H15M22S" calcext:value-type="time">
            <text:p>16:15:22.00</text:p>
          </table:table-cell>
          <table:table-cell office:value-type="float" office:value="4.052039" calcext:value-type="float">
            <text:p>4.052039</text:p>
          </table:table-cell>
          <table:table-cell office:value-type="float" office:value="0.529084" calcext:value-type="float">
            <text:p>0.529084</text:p>
          </table:table-cell>
          <table:table-cell office:value-type="float" office:value="-86.18999" calcext:value-type="float">
            <text:p>-86.18999</text:p>
          </table:table-cell>
          <table:table-cell office:value-type="float" office:value="10.84796" calcext:value-type="float">
            <text:p>10.84796</text:p>
          </table:table-cell>
          <table:table-cell office:value-type="float" office:value="-78.03642" calcext:value-type="float">
            <text:p>-78.03642</text:p>
          </table:table-cell>
          <table:table-cell office:value-type="float" office:value="-4.892148" calcext:value-type="float">
            <text:p>-4.892148</text:p>
          </table:table-cell>
          <table:table-cell table:number-columns-repeated="2"/>
        </table:table-row>
        <table:table-row table:style-name="ro1">
          <table:table-cell office:value-type="time" office:time-value="PT16H15M22S" calcext:value-type="time">
            <text:p>16:15:22.00</text:p>
          </table:table-cell>
          <table:table-cell office:value-type="float" office:value="4.052039" calcext:value-type="float">
            <text:p>4.052039</text:p>
          </table:table-cell>
          <table:table-cell office:value-type="float" office:value="0.529084" calcext:value-type="float">
            <text:p>0.529084</text:p>
          </table:table-cell>
          <table:table-cell office:value-type="float" office:value="-84.5" calcext:value-type="float">
            <text:p>-84.5</text:p>
          </table:table-cell>
          <table:table-cell office:value-type="float" office:value="10.84796" calcext:value-type="float">
            <text:p>10.84796</text:p>
          </table:table-cell>
          <table:table-cell office:value-type="float" office:value="-78.03642" calcext:value-type="float">
            <text:p>-78.03642</text:p>
          </table:table-cell>
          <table:table-cell office:value-type="float" office:value="-3.878151" calcext:value-type="float">
            <text:p>-3.878151</text:p>
          </table:table-cell>
          <table:table-cell table:number-columns-repeated="2"/>
        </table:table-row>
        <table:table-row table:style-name="ro1">
          <table:table-cell office:value-type="time" office:time-value="PT16H15M23S" calcext:value-type="time">
            <text:p>16:15:23.00</text:p>
          </table:table-cell>
          <table:table-cell office:value-type="float" office:value="4.389576" calcext:value-type="float">
            <text:p>4.389576</text:p>
          </table:table-cell>
          <table:table-cell office:value-type="float" office:value="-0.01109034" calcext:value-type="float">
            <text:p>-0.01109034</text:p>
          </table:table-cell>
          <table:table-cell office:value-type="float" office:value="-79.46" calcext:value-type="float">
            <text:p>-79.46</text:p>
          </table:table-cell>
          <table:table-cell office:value-type="float" office:value="10.25187" calcext:value-type="float">
            <text:p>10.25187</text:p>
          </table:table-cell>
          <table:table-cell office:value-type="float" office:value="-79.25616" calcext:value-type="float">
            <text:p>-79.25616</text:p>
          </table:table-cell>
          <table:table-cell office:value-type="float" office:value="-0.1223007" calcext:value-type="float">
            <text:p>-0.1223007</text:p>
          </table:table-cell>
          <table:table-cell table:number-columns-repeated="2"/>
        </table:table-row>
        <table:table-row table:style-name="ro1">
          <table:table-cell office:value-type="time" office:time-value="PT16H15M23S" calcext:value-type="time">
            <text:p>16:15:23.00</text:p>
          </table:table-cell>
          <table:table-cell office:value-type="float" office:value="4.389576" calcext:value-type="float">
            <text:p>4.389576</text:p>
          </table:table-cell>
          <table:table-cell office:value-type="float" office:value="-0.01109034" calcext:value-type="float">
            <text:p>-0.01109034</text:p>
          </table:table-cell>
          <table:table-cell office:value-type="float" office:value="-79.89" calcext:value-type="float">
            <text:p>-79.89</text:p>
          </table:table-cell>
          <table:table-cell office:value-type="float" office:value="10.25187" calcext:value-type="float">
            <text:p>10.25187</text:p>
          </table:table-cell>
          <table:table-cell office:value-type="float" office:value="-79.25616" calcext:value-type="float">
            <text:p>-79.25616</text:p>
          </table:table-cell>
          <table:table-cell office:value-type="float" office:value="-0.3803009" calcext:value-type="float">
            <text:p>-0.3803009</text:p>
          </table:table-cell>
          <table:table-cell table:number-columns-repeated="2"/>
        </table:table-row>
        <table:table-row table:style-name="ro1">
          <table:table-cell office:value-type="time" office:time-value="PT16H15M25S" calcext:value-type="time">
            <text:p>16:15:25.00</text:p>
          </table:table-cell>
          <table:table-cell office:value-type="float" office:value="5.064652" calcext:value-type="float">
            <text:p>5.064652</text:p>
          </table:table-cell>
          <table:table-cell office:value-type="float" office:value="-1.091438" calcext:value-type="float">
            <text:p>-1.091438</text:p>
          </table:table-cell>
          <table:table-cell office:value-type="float" office:value="-81.03" calcext:value-type="float">
            <text:p>-81.03</text:p>
          </table:table-cell>
          <table:table-cell office:value-type="float" office:value="9.076372" calcext:value-type="float">
            <text:p>9.076372</text:p>
          </table:table-cell>
          <table:table-cell office:value-type="float" office:value="-82.17289" calcext:value-type="float">
            <text:p>-82.17289</text:p>
          </table:table-cell>
          <table:table-cell office:value-type="float" office:value="0.6857346" calcext:value-type="float">
            <text:p>0.6857346</text:p>
          </table:table-cell>
          <table:table-cell table:number-columns-repeated="2"/>
        </table:table-row>
        <table:table-row table:style-name="ro1">
          <table:table-cell office:value-type="time" office:time-value="PT16H15M28S" calcext:value-type="time">
            <text:p>16:15:28.00</text:p>
          </table:table-cell>
          <table:table-cell office:value-type="float" office:value="5.221854" calcext:value-type="float">
            <text:p>5.221854</text:p>
          </table:table-cell>
          <table:table-cell office:value-type="float" office:value="-2.745754" calcext:value-type="float">
            <text:p>-2.745754</text:p>
          </table:table-cell>
          <table:table-cell office:value-type="float" office:value="-83.84" calcext:value-type="float">
            <text:p>-83.84</text:p>
          </table:table-cell>
          <table:table-cell office:value-type="float" office:value="7.416386" calcext:value-type="float">
            <text:p>7.416386</text:p>
          </table:table-cell>
          <table:table-cell office:value-type="float" office:value="-81.63554" calcext:value-type="float">
            <text:p>-81.63554</text:p>
          </table:table-cell>
          <table:table-cell office:value-type="float" office:value="-1.322676" calcext:value-type="float">
            <text:p>-1.322676</text:p>
          </table:table-cell>
          <table:table-cell table:number-columns-repeated="2"/>
        </table:table-row>
        <table:table-row table:style-name="ro1">
          <table:table-cell office:value-type="time" office:time-value="PT16H15M30S" calcext:value-type="time">
            <text:p>16:15:30.00</text:p>
          </table:table-cell>
          <table:table-cell office:value-type="float" office:value="5.559392" calcext:value-type="float">
            <text:p>5.559392</text:p>
          </table:table-cell>
          <table:table-cell office:value-type="float" office:value="-3.285928" calcext:value-type="float">
            <text:p>-3.285928</text:p>
          </table:table-cell>
          <table:table-cell office:value-type="float" office:value="-85.43999" calcext:value-type="float">
            <text:p>-85.43999</text:p>
          </table:table-cell>
          <table:table-cell office:value-type="float" office:value="6.837627" calcext:value-type="float">
            <text:p>6.837627</text:p>
          </table:table-cell>
          <table:table-cell office:value-type="float" office:value="-83.77589" calcext:value-type="float">
            <text:p>-83.77589</text:p>
          </table:table-cell>
          <table:table-cell office:value-type="float" office:value="-0.998465" calcext:value-type="float">
            <text:p>-0.998465</text:p>
          </table:table-cell>
          <table:table-cell table:number-columns-repeated="2"/>
        </table:table-row>
        <table:table-row table:style-name="ro1">
          <table:table-cell office:value-type="time" office:time-value="PT16H15M30S" calcext:value-type="time">
            <text:p>16:15:30.00</text:p>
          </table:table-cell>
          <table:table-cell office:value-type="float" office:value="5.559392" calcext:value-type="float">
            <text:p>5.559392</text:p>
          </table:table-cell>
          <table:table-cell office:value-type="float" office:value="-3.285928" calcext:value-type="float">
            <text:p>-3.285928</text:p>
          </table:table-cell>
          <table:table-cell office:value-type="float" office:value="-86.39" calcext:value-type="float">
            <text:p>-86.39</text:p>
          </table:table-cell>
          <table:table-cell office:value-type="float" office:value="6.837627" calcext:value-type="float">
            <text:p>6.837627</text:p>
          </table:table-cell>
          <table:table-cell office:value-type="float" office:value="-83.77589" calcext:value-type="float">
            <text:p>-83.77589</text:p>
          </table:table-cell>
          <table:table-cell office:value-type="float" office:value="-1.568468" calcext:value-type="float">
            <text:p>-1.568468</text:p>
          </table:table-cell>
          <table:table-cell table:number-columns-repeated="2"/>
        </table:table-row>
        <table:table-row table:style-name="ro1">
          <table:table-cell office:value-type="time" office:time-value="PT16H15M31S" calcext:value-type="time">
            <text:p>16:15:31.00</text:p>
          </table:table-cell>
          <table:table-cell office:value-type="float" office:value="5.154031" calcext:value-type="float">
            <text:p>5.154031</text:p>
          </table:table-cell>
          <table:table-cell office:value-type="float" office:value="-4.039954" calcext:value-type="float">
            <text:p>-4.039954</text:p>
          </table:table-cell>
          <table:table-cell office:value-type="float" office:value="-87.81" calcext:value-type="float">
            <text:p>-87.81</text:p>
          </table:table-cell>
          <table:table-cell office:value-type="float" office:value="6.151122" calcext:value-type="float">
            <text:p>6.151122</text:p>
          </table:table-cell>
          <table:table-cell office:value-type="float" office:value="-79.25617" calcext:value-type="float">
            <text:p>-79.25617</text:p>
          </table:table-cell>
          <table:table-cell office:value-type="float" office:value="-5.132296" calcext:value-type="float">
            <text:p>-5.132296</text:p>
          </table:table-cell>
          <table:table-cell table:number-columns-repeated="2"/>
        </table:table-row>
        <table:table-row table:style-name="ro1">
          <table:table-cell office:value-type="time" office:time-value="PT16H15M31S" calcext:value-type="time">
            <text:p>16:15:31.00</text:p>
          </table:table-cell>
          <table:table-cell office:value-type="float" office:value="5.154031" calcext:value-type="float">
            <text:p>5.154031</text:p>
          </table:table-cell>
          <table:table-cell office:value-type="float" office:value="-4.039954" calcext:value-type="float">
            <text:p>-4.039954</text:p>
          </table:table-cell>
          <table:table-cell office:value-type="float" office:value="-83.79" calcext:value-type="float">
            <text:p>-83.79</text:p>
          </table:table-cell>
          <table:table-cell office:value-type="float" office:value="6.151122" calcext:value-type="float">
            <text:p>6.151122</text:p>
          </table:table-cell>
          <table:table-cell office:value-type="float" office:value="-79.25617" calcext:value-type="float">
            <text:p>-79.25617</text:p>
          </table:table-cell>
          <table:table-cell office:value-type="float" office:value="-2.720297" calcext:value-type="float">
            <text:p>-2.720297</text:p>
          </table:table-cell>
          <table:table-cell table:number-columns-repeated="2"/>
        </table:table-row>
        <table:table-row table:style-name="ro1">
          <table:table-cell office:value-type="time" office:time-value="PT16H15M32S" calcext:value-type="time">
            <text:p>16:15:32.00</text:p>
          </table:table-cell>
          <table:table-cell office:value-type="float" office:value="5.266544" calcext:value-type="float">
            <text:p>5.266544</text:p>
          </table:table-cell>
          <table:table-cell office:value-type="float" office:value="-4.220012" calcext:value-type="float">
            <text:p>-4.220012</text:p>
          </table:table-cell>
          <table:table-cell office:value-type="float" office:value="-80.22" calcext:value-type="float">
            <text:p>-80.22</text:p>
          </table:table-cell>
          <table:table-cell office:value-type="float" office:value="5.953743" calcext:value-type="float">
            <text:p>5.953743</text:p>
          </table:table-cell>
          <table:table-cell office:value-type="float" office:value="-79.99696" calcext:value-type="float">
            <text:p>-79.99696</text:p>
          </table:table-cell>
          <table:table-cell office:value-type="float" office:value="-0.1338272" calcext:value-type="float">
            <text:p>-0.1338272</text:p>
          </table:table-cell>
          <table:table-cell table:number-columns-repeated="2"/>
        </table:table-row>
        <table:table-row table:style-name="ro1">
          <table:table-cell office:value-type="time" office:time-value="PT16H15M32S" calcext:value-type="time">
            <text:p>16:15:32.00</text:p>
          </table:table-cell>
          <table:table-cell office:value-type="float" office:value="5.266544" calcext:value-type="float">
            <text:p>5.266544</text:p>
          </table:table-cell>
          <table:table-cell office:value-type="float" office:value="-4.220012" calcext:value-type="float">
            <text:p>-4.220012</text:p>
          </table:table-cell>
          <table:table-cell office:value-type="float" office:value="-80.53" calcext:value-type="float">
            <text:p>-80.53</text:p>
          </table:table-cell>
          <table:table-cell office:value-type="float" office:value="5.953743" calcext:value-type="float">
            <text:p>5.953743</text:p>
          </table:table-cell>
          <table:table-cell office:value-type="float" office:value="-79.99696" calcext:value-type="float">
            <text:p>-79.99696</text:p>
          </table:table-cell>
          <table:table-cell office:value-type="float" office:value="-0.3198258" calcext:value-type="float">
            <text:p>-0.3198258</text:p>
          </table:table-cell>
          <table:table-cell table:number-columns-repeated="2"/>
        </table:table-row>
        <table:table-row table:style-name="ro1">
          <table:table-cell office:value-type="time" office:time-value="PT16H15M35S" calcext:value-type="time">
            <text:p>16:15:35.00</text:p>
          </table:table-cell>
          <table:table-cell office:value-type="float" office:value="5.311233" calcext:value-type="float">
            <text:p>5.311233</text:p>
          </table:table-cell>
          <table:table-cell office:value-type="float" office:value="-5.69427" calcext:value-type="float">
            <text:p>-5.69427</text:p>
          </table:table-cell>
          <table:table-cell office:value-type="float" office:value="-83.11" calcext:value-type="float">
            <text:p>-83.11</text:p>
          </table:table-cell>
          <table:table-cell office:value-type="float" office:value="4.499135" calcext:value-type="float">
            <text:p>4.499135</text:p>
          </table:table-cell>
          <table:table-cell office:value-type="float" office:value="-77.29527" calcext:value-type="float">
            <text:p>-77.29527</text:p>
          </table:table-cell>
          <table:table-cell office:value-type="float" office:value="-3.488837" calcext:value-type="float">
            <text:p>-3.488837</text:p>
          </table:table-cell>
          <table:table-cell table:number-columns-repeated="2"/>
        </table:table-row>
        <table:table-row table:style-name="ro1">
          <table:table-cell office:value-type="time" office:time-value="PT16H15M37S" calcext:value-type="time">
            <text:p>16:15:37.00</text:p>
          </table:table-cell>
          <table:table-cell office:value-type="float" office:value="5.986308" calcext:value-type="float">
            <text:p>5.986308</text:p>
          </table:table-cell>
          <table:table-cell office:value-type="float" office:value="-6.774618" calcext:value-type="float">
            <text:p>-6.774618</text:p>
          </table:table-cell>
          <table:table-cell office:value-type="float" office:value="-82.67" calcext:value-type="float">
            <text:p>-82.67</text:p>
          </table:table-cell>
          <table:table-cell office:value-type="float" office:value="3.323537" calcext:value-type="float">
            <text:p>3.323537</text:p>
          </table:table-cell>
          <table:table-cell office:value-type="float" office:value="-84.57174" calcext:value-type="float">
            <text:p>-84.57174</text:p>
          </table:table-cell>
          <table:table-cell office:value-type="float" office:value="1.141045" calcext:value-type="float">
            <text:p>1.141045</text:p>
          </table:table-cell>
          <table:table-cell table:number-columns-repeated="2"/>
        </table:table-row>
        <table:table-row table:style-name="ro1">
          <table:table-cell office:value-type="time" office:time-value="PT16H15M40S" calcext:value-type="time">
            <text:p>16:15:40.00</text:p>
          </table:table-cell>
          <table:table-cell office:value-type="float" office:value="5.918485" calcext:value-type="float">
            <text:p>5.918485</text:p>
          </table:table-cell>
          <table:table-cell office:value-type="float" office:value="-8.068817" calcext:value-type="float">
            <text:p>-8.068817</text:p>
          </table:table-cell>
          <table:table-cell office:value-type="float" office:value="-86.37" calcext:value-type="float">
            <text:p>-86.37</text:p>
          </table:table-cell>
          <table:table-cell office:value-type="float" office:value="2.050375" calcext:value-type="float">
            <text:p>2.050375</text:p>
          </table:table-cell>
          <table:table-cell office:value-type="float" office:value="-79.25616" calcext:value-type="float">
            <text:p>-79.25616</text:p>
          </table:table-cell>
          <table:table-cell office:value-type="float" office:value="-4.268299" calcext:value-type="float">
            <text:p>-4.268299</text:p>
          </table:table-cell>
          <table:table-cell table:number-columns-repeated="2"/>
        </table:table-row>
        <table:table-row table:style-name="ro1">
          <table:table-cell office:value-type="time" office:time-value="PT16H15M40S" calcext:value-type="time">
            <text:p>16:15:40.00</text:p>
          </table:table-cell>
          <table:table-cell office:value-type="float" office:value="5.918485" calcext:value-type="float">
            <text:p>5.918485</text:p>
          </table:table-cell>
          <table:table-cell office:value-type="float" office:value="-8.068817" calcext:value-type="float">
            <text:p>-8.068817</text:p>
          </table:table-cell>
          <table:table-cell office:value-type="float" office:value="-84.23" calcext:value-type="float">
            <text:p>-84.23</text:p>
          </table:table-cell>
          <table:table-cell office:value-type="float" office:value="2.050375" calcext:value-type="float">
            <text:p>2.050375</text:p>
          </table:table-cell>
          <table:table-cell office:value-type="float" office:value="-79.25616" calcext:value-type="float">
            <text:p>-79.25616</text:p>
          </table:table-cell>
          <table:table-cell office:value-type="float" office:value="-2.984299" calcext:value-type="float">
            <text:p>-2.984299</text:p>
          </table:table-cell>
          <table:table-cell table:number-columns-repeated="2"/>
        </table:table-row>
        <table:table-row table:style-name="ro1">
          <table:table-cell office:value-type="time" office:time-value="PT16H15M41S" calcext:value-type="time">
            <text:p>16:15:41.00</text:p>
          </table:table-cell>
          <table:table-cell office:value-type="float" office:value="6.143509" calcext:value-type="float">
            <text:p>6.143509</text:p>
          </table:table-cell>
          <table:table-cell office:value-type="float" office:value="-8.428934" calcext:value-type="float">
            <text:p>-8.428934</text:p>
          </table:table-cell>
          <table:table-cell office:value-type="float" office:value="-80.75999" calcext:value-type="float">
            <text:p>-80.75999</text:p>
          </table:table-cell>
          <table:table-cell office:value-type="float" office:value="1.661768" calcext:value-type="float">
            <text:p>1.661768</text:p>
          </table:table-cell>
          <table:table-cell office:value-type="float" office:value="-79.25616" calcext:value-type="float">
            <text:p>-79.25616</text:p>
          </table:table-cell>
          <table:table-cell office:value-type="float" office:value="-2.984299" calcext:value-type="float">
            <text:p>-2.9842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3.48155" calcext:value-type="float">
            <text:p>13.48155</text:p>
          </table:table-cell>
          <table:table-cell office:value-type="float" office:value="-10.35307" calcext:value-type="float">
            <text:p>-10.35307</text:p>
          </table:table-cell>
          <table:table-cell table:number-columns-repeated="6"/>
        </table:table-row>
        <table:table-row table:style-name="ro1">
          <table:table-cell office:value-type="time" office:time-value="PT16H15M41S" calcext:value-type="time">
            <text:p>16:15:41.00</text:p>
          </table:table-cell>
          <table:table-cell office:value-type="float" office:value="6.143509" calcext:value-type="float">
            <text:p>6.143509</text:p>
          </table:table-cell>
          <table:table-cell office:value-type="float" office:value="-8.428934" calcext:value-type="float">
            <text:p>-8.428934</text:p>
          </table:table-cell>
          <table:table-cell office:value-type="float" office:value="-77.48" calcext:value-type="float">
            <text:p>-77.48</text:p>
          </table:table-cell>
          <table:table-cell office:value-type="float" office:value="7.586118" calcext:value-type="float">
            <text:p>7.586118</text:p>
          </table:table-cell>
          <table:table-cell office:value-type="float" office:value="-14.69299" calcext:value-type="float">
            <text:p>-14.69299</text:p>
          </table:table-cell>
          <table:table-cell office:value-type="float" office:value="-37.67221" calcext:value-type="float">
            <text:p>-37.67221</text:p>
          </table:table-cell>
          <table:table-cell table:number-columns-repeated="2"/>
        </table:table-row>
        <table:table-row table:style-name="ro1">
          <table:table-cell office:value-type="time" office:time-value="PT16H15M42S" calcext:value-type="time">
            <text:p>16:15:42.00</text:p>
          </table:table-cell>
          <table:table-cell office:value-type="float" office:value="5.850662" calcext:value-type="float">
            <text:p>5.850662</text:p>
          </table:table-cell>
          <table:table-cell office:value-type="float" office:value="-9.363018" calcext:value-type="float">
            <text:p>-9.363018</text:p>
          </table:table-cell>
          <table:table-cell office:value-type="float" office:value="-48.52" calcext:value-type="float">
            <text:p>-48.52</text:p>
          </table:table-cell>
          <table:table-cell office:value-type="float" office:value="7.694849" calcext:value-type="float">
            <text:p>7.694849</text:p>
          </table:table-cell>
          <table:table-cell office:value-type="float" office:value="-7.392442" calcext:value-type="float">
            <text:p>-7.392442</text:p>
          </table:table-cell>
          <table:table-cell office:value-type="float" office:value="-24.67654" calcext:value-type="float">
            <text:p>-24.67654</text:p>
          </table:table-cell>
          <table:table-cell table:number-columns-repeated="2"/>
        </table:table-row>
        <table:table-row table:style-name="ro1">
          <table:table-cell office:value-type="time" office:time-value="PT16H15M42S" calcext:value-type="time">
            <text:p>16:15:42.00</text:p>
          </table:table-cell>
          <table:table-cell office:value-type="float" office:value="5.850662" calcext:value-type="float">
            <text:p>5.850662</text:p>
          </table:table-cell>
          <table:table-cell office:value-type="float" office:value="-9.363018" calcext:value-type="float">
            <text:p>-9.363018</text:p>
          </table:table-cell>
          <table:table-cell office:value-type="float" office:value="-5.37" calcext:value-type="float">
            <text:p>-5.37</text:p>
          </table:table-cell>
          <table:table-cell office:value-type="float" office:value="7.694849" calcext:value-type="float">
            <text:p>7.694849</text:p>
          </table:table-cell>
          <table:table-cell office:value-type="float" office:value="-7.392442" calcext:value-type="float">
            <text:p>-7.392442</text:p>
          </table:table-cell>
          <table:table-cell office:value-type="float" office:value="1.213465" calcext:value-type="float">
            <text:p>1.213465</text:p>
          </table:table-cell>
          <table:table-cell table:number-columns-repeated="2"/>
        </table:table-row>
        <table:table-row table:style-name="ro1">
          <table:table-cell office:value-type="time" office:time-value="PT16H15M44S" calcext:value-type="time">
            <text:p>16:15:44.00</text:p>
          </table:table-cell>
          <table:table-cell office:value-type="float" office:value="6.638251" calcext:value-type="float">
            <text:p>6.638251</text:p>
          </table:table-cell>
          <table:table-cell office:value-type="float" office:value="-10.62342" calcext:value-type="float">
            <text:p>-10.62342</text:p>
          </table:table-cell>
          <table:table-cell office:value-type="float" office:value="3.17" calcext:value-type="float">
            <text:p>3.17</text:p>
          </table:table-cell>
          <table:table-cell office:value-type="float" office:value="6.848639" calcext:value-type="float">
            <text:p>6.848639</text:p>
          </table:table-cell>
          <table:table-cell office:value-type="float" office:value="2.262342" calcext:value-type="float">
            <text:p>2.262342</text:p>
          </table:table-cell>
          <table:table-cell office:value-type="float" office:value="0.5445949" calcext:value-type="float">
            <text:p>0.5445949</text:p>
          </table:table-cell>
          <table:table-cell table:number-columns-repeated="2"/>
        </table:table-row>
        <table:table-row table:style-name="ro1">
          <table:table-cell office:value-type="time" office:time-value="PT16H15M47S" calcext:value-type="time">
            <text:p>16:15:47.00</text:p>
          </table:table-cell>
          <table:table-cell office:value-type="float" office:value="7.020477" calcext:value-type="float">
            <text:p>7.020477</text:p>
          </table:table-cell>
          <table:table-cell office:value-type="float" office:value="-12.63785" calcext:value-type="float">
            <text:p>-12.63785</text:p>
          </table:table-cell>
          <table:table-cell office:value-type="float" office:value="-3.45" calcext:value-type="float">
            <text:p>-3.45</text:p>
          </table:table-cell>
          <table:table-cell office:value-type="float" office:value="6.853154" calcext:value-type="float">
            <text:p>6.853154</text:p>
          </table:table-cell>
          <table:table-cell office:value-type="float" office:value="19.47473" calcext:value-type="float">
            <text:p>19.47473</text:p>
          </table:table-cell>
          <table:table-cell office:value-type="float" office:value="-13.75484" calcext:value-type="float">
            <text:p>-13.75484</text:p>
          </table:table-cell>
          <table:table-cell table:number-columns-repeated="2"/>
        </table:table-row>
        <table:table-row table:style-name="ro1">
          <table:table-cell office:value-type="time" office:time-value="PT16H15M49S" calcext:value-type="time">
            <text:p>16:15:49.00</text:p>
          </table:table-cell>
          <table:table-cell office:value-type="float" office:value="8.61879" calcext:value-type="float">
            <text:p>8.61879</text:p>
          </table:table-cell>
          <table:table-cell office:value-type="float" office:value="-12.39021" calcext:value-type="float">
            <text:p>-12.39021</text:p>
          </table:table-cell>
          <table:table-cell office:value-type="float" office:value="13.59" calcext:value-type="float">
            <text:p>13.59</text:p>
          </table:table-cell>
          <table:table-cell office:value-type="float" office:value="5.272227" calcext:value-type="float">
            <text:p>5.272227</text:p>
          </table:table-cell>
          <table:table-cell office:value-type="float" office:value="22.73006" calcext:value-type="float">
            <text:p>22.73006</text:p>
          </table:table-cell>
          <table:table-cell office:value-type="float" office:value="-5.484036" calcext:value-type="float">
            <text:p>-5.484036</text:p>
          </table:table-cell>
          <table:table-cell table:number-columns-repeated="2"/>
        </table:table-row>
        <table:table-row table:style-name="ro1">
          <table:table-cell office:value-type="time" office:time-value="PT16H15M49S" calcext:value-type="time">
            <text:p>16:15:49.00</text:p>
          </table:table-cell>
          <table:table-cell office:value-type="float" office:value="8.61879" calcext:value-type="float">
            <text:p>8.61879</text:p>
          </table:table-cell>
          <table:table-cell office:value-type="float" office:value="-12.39021" calcext:value-type="float">
            <text:p>-12.39021</text:p>
          </table:table-cell>
          <table:table-cell office:value-type="float" office:value="29.68" calcext:value-type="float">
            <text:p>29.68</text:p>
          </table:table-cell>
          <table:table-cell office:value-type="float" office:value="5.272227" calcext:value-type="float">
            <text:p>5.272227</text:p>
          </table:table-cell>
          <table:table-cell office:value-type="float" office:value="22.73006" calcext:value-type="float">
            <text:p>22.73006</text:p>
          </table:table-cell>
          <table:table-cell office:value-type="float" office:value="4.169963" calcext:value-type="float">
            <text:p>4.169963</text:p>
          </table:table-cell>
          <table:table-cell table:number-columns-repeated="2"/>
        </table:table-row>
        <table:table-row table:style-name="ro1">
          <table:table-cell office:value-type="time" office:time-value="PT16H15M51S" calcext:value-type="time">
            <text:p>16:15:51.00</text:p>
          </table:table-cell>
          <table:table-cell office:value-type="float" office:value="10.32962" calcext:value-type="float">
            <text:p>10.32962</text:p>
          </table:table-cell>
          <table:table-cell office:value-type="float" office:value="-12.32262" calcext:value-type="float">
            <text:p>-12.32262</text:p>
          </table:table-cell>
          <table:table-cell office:value-type="float" office:value="22.72" calcext:value-type="float">
            <text:p>22.72</text:p>
          </table:table-cell>
          <table:table-cell office:value-type="float" office:value="3.716696" calcext:value-type="float">
            <text:p>3.716696</text:p>
          </table:table-cell>
          <table:table-cell office:value-type="float" office:value="32" calcext:value-type="float">
            <text:p>32</text:p>
          </table:table-cell>
          <table:table-cell office:value-type="float" office:value="-5.568003" calcext:value-type="float">
            <text:p>-5.568003</text:p>
          </table:table-cell>
          <table:table-cell table:number-columns-repeated="2"/>
        </table:table-row>
        <table:table-row table:style-name="ro1">
          <table:table-cell office:value-type="time" office:time-value="PT16H15M51S" calcext:value-type="time">
            <text:p>16:15:51.00</text:p>
          </table:table-cell>
          <table:table-cell office:value-type="float" office:value="10.32962" calcext:value-type="float">
            <text:p>10.32962</text:p>
          </table:table-cell>
          <table:table-cell office:value-type="float" office:value="-12.32262" calcext:value-type="float">
            <text:p>-12.32262</text:p>
          </table:table-cell>
          <table:table-cell office:value-type="float" office:value="23.64" calcext:value-type="float">
            <text:p>23.64</text:p>
          </table:table-cell>
          <table:table-cell office:value-type="float" office:value="3.716696" calcext:value-type="float">
            <text:p>3.716696</text:p>
          </table:table-cell>
          <table:table-cell office:value-type="float" office:value="32" calcext:value-type="float">
            <text:p>32</text:p>
          </table:table-cell>
          <table:table-cell office:value-type="float" office:value="-5.016003" calcext:value-type="float">
            <text:p>-5.016003</text:p>
          </table:table-cell>
          <table:table-cell table:number-columns-repeated="2"/>
        </table:table-row>
        <table:table-row table:style-name="ro1">
          <table:table-cell office:value-type="time" office:time-value="PT16H15M52S" calcext:value-type="time">
            <text:p>16:15:52.00</text:p>
          </table:table-cell>
          <table:table-cell office:value-type="float" office:value="11.07251" calcext:value-type="float">
            <text:p>11.07251</text:p>
          </table:table-cell>
          <table:table-cell office:value-type="float" office:value="-12.10877" calcext:value-type="float">
            <text:p>-12.10877</text:p>
          </table:table-cell>
          <table:table-cell office:value-type="float" office:value="32.04" calcext:value-type="float">
            <text:p>32.04</text:p>
          </table:table-cell>
          <table:table-cell office:value-type="float" office:value="2.980929" calcext:value-type="float">
            <text:p>2.980929</text:p>
          </table:table-cell>
          <table:table-cell office:value-type="float" office:value="36.08443" calcext:value-type="float">
            <text:p>36.08443</text:p>
          </table:table-cell>
          <table:table-cell office:value-type="float" office:value="-2.42666" calcext:value-type="float">
            <text:p>-2.42666</text:p>
          </table:table-cell>
          <table:table-cell table:number-columns-repeated="2"/>
        </table:table-row>
        <table:table-row table:style-name="ro1">
          <table:table-cell office:value-type="time" office:time-value="PT16H15M52S" calcext:value-type="time">
            <text:p>16:15:52.00</text:p>
          </table:table-cell>
          <table:table-cell office:value-type="float" office:value="11.07251" calcext:value-type="float">
            <text:p>11.07251</text:p>
          </table:table-cell>
          <table:table-cell office:value-type="float" office:value="-12.10877" calcext:value-type="float">
            <text:p>-12.10877</text:p>
          </table:table-cell>
          <table:table-cell office:value-type="float" office:value="36.33" calcext:value-type="float">
            <text:p>36.33</text:p>
          </table:table-cell>
          <table:table-cell office:value-type="float" office:value="2.980929" calcext:value-type="float">
            <text:p>2.980929</text:p>
          </table:table-cell>
          <table:table-cell office:value-type="float" office:value="36.08443" calcext:value-type="float">
            <text:p>36.08443</text:p>
          </table:table-cell>
          <table:table-cell office:value-type="float" office:value="0.1473381" calcext:value-type="float">
            <text:p>0.1473381</text:p>
          </table:table-cell>
          <table:table-cell table:number-columns-repeated="2"/>
        </table:table-row>
        <table:table-row table:style-name="ro1">
          <table:table-cell office:value-type="time" office:time-value="PT16H15M54S" calcext:value-type="time">
            <text:p>16:15:54.00</text:p>
          </table:table-cell>
          <table:table-cell office:value-type="float" office:value="12.4458" calcext:value-type="float">
            <text:p>12.4458</text:p>
          </table:table-cell>
          <table:table-cell office:value-type="float" office:value="-11.50101" calcext:value-type="float">
            <text:p>-11.50101</text:p>
          </table:table-cell>
          <table:table-cell office:value-type="float" office:value="34.37" calcext:value-type="float">
            <text:p>34.37</text:p>
          </table:table-cell>
          <table:table-cell office:value-type="float" office:value="1.546136" calcext:value-type="float">
            <text:p>1.546136</text:p>
          </table:table-cell>
          <table:table-cell office:value-type="float" office:value="36.08443" calcext:value-type="float">
            <text:p>36.08443</text:p>
          </table:table-cell>
          <table:table-cell office:value-type="float" office:value="0.1473381" calcext:value-type="float">
            <text:p>0.14733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8.43528" calcext:value-type="float">
            <text:p>18.43528</text:p>
          </table:table-cell>
          <table:table-cell office:value-type="float" office:value="-4.253284" calcext:value-type="float">
            <text:p>-4.253284</text:p>
          </table:table-cell>
          <table:table-cell table:number-columns-repeated="6"/>
        </table:table-row>
        <table:table-row table:style-name="ro1">
          <table:table-cell office:value-type="time" office:time-value="PT16H15M56S" calcext:value-type="time">
            <text:p>16:15:56.00</text:p>
          </table:table-cell>
          <table:table-cell office:value-type="float" office:value="13.81909" calcext:value-type="float">
            <text:p>13.81909</text:p>
          </table:table-cell>
          <table:table-cell office:value-type="float" office:value="-10.89325" calcext:value-type="float">
            <text:p>-10.89325</text:p>
          </table:table-cell>
          <table:table-cell office:value-type="float" office:value="29.82" calcext:value-type="float">
            <text:p>29.82</text:p>
          </table:table-cell>
          <table:table-cell office:value-type="float" office:value="8.086922" calcext:value-type="float">
            <text:p>8.086922</text:p>
          </table:table-cell>
          <table:table-cell office:value-type="float" office:value="55.19251" calcext:value-type="float">
            <text:p>55.19251</text:p>
          </table:table-cell>
          <table:table-cell office:value-type="float" office:value="-15.22351" calcext:value-type="float">
            <text:p>-15.22351</text:p>
          </table:table-cell>
          <table:table-cell table:number-columns-repeated="2"/>
        </table:table-row>
        <table:table-row table:style-name="ro1">
          <table:table-cell office:value-type="time" office:time-value="PT16H15M59S" calcext:value-type="time">
            <text:p>16:15:59.00</text:p>
          </table:table-cell>
          <table:table-cell office:value-type="float" office:value="15.71025" calcext:value-type="float">
            <text:p>15.71025</text:p>
          </table:table-cell>
          <table:table-cell office:value-type="float" office:value="-9.71152" calcext:value-type="float">
            <text:p>-9.71152</text:p>
          </table:table-cell>
          <table:table-cell office:value-type="float" office:value="50.29" calcext:value-type="float">
            <text:p>50.29</text:p>
          </table:table-cell>
          <table:table-cell office:value-type="float" office:value="6.100663" calcext:value-type="float">
            <text:p>6.100663</text:p>
          </table:table-cell>
          <table:table-cell office:value-type="float" office:value="63.46936" calcext:value-type="float">
            <text:p>63.46936</text:p>
          </table:table-cell>
          <table:table-cell office:value-type="float" office:value="-7.907616" calcext:value-type="float">
            <text:p>-7.907616</text:p>
          </table:table-cell>
          <table:table-cell table:number-columns-repeated="2"/>
        </table:table-row>
        <table:table-row table:style-name="ro1">
          <table:table-cell office:value-type="time" office:time-value="PT16H15M59S" calcext:value-type="time">
            <text:p>16:15:59.00</text:p>
          </table:table-cell>
          <table:table-cell office:value-type="float" office:value="15.71025" calcext:value-type="float">
            <text:p>15.71025</text:p>
          </table:table-cell>
          <table:table-cell office:value-type="float" office:value="-9.71152" calcext:value-type="float">
            <text:p>-9.71152</text:p>
          </table:table-cell>
          <table:table-cell office:value-type="float" office:value="70.45" calcext:value-type="float">
            <text:p>70.45</text:p>
          </table:table-cell>
          <table:table-cell office:value-type="float" office:value="6.100663" calcext:value-type="float">
            <text:p>6.100663</text:p>
          </table:table-cell>
          <table:table-cell office:value-type="float" office:value="63.46936" calcext:value-type="float">
            <text:p>63.46936</text:p>
          </table:table-cell>
          <table:table-cell office:value-type="float" office:value="4.188385" calcext:value-type="float">
            <text:p>4.188385</text:p>
          </table:table-cell>
          <table:table-cell table:number-columns-repeated="2"/>
        </table:table-row>
        <table:table-row table:style-name="ro1">
          <table:table-cell office:value-type="time" office:time-value="PT16H16M00S" calcext:value-type="time">
            <text:p>16:16:00.00</text:p>
          </table:table-cell>
          <table:table-cell office:value-type="float" office:value="16.34064" calcext:value-type="float">
            <text:p>16.34064</text:p>
          </table:table-cell>
          <table:table-cell office:value-type="float" office:value="-9.317613" calcext:value-type="float">
            <text:p>-9.317613</text:p>
          </table:table-cell>
          <table:table-cell office:value-type="float" office:value="65.08" calcext:value-type="float">
            <text:p>65.08</text:p>
          </table:table-cell>
          <table:table-cell office:value-type="float" office:value="5.480414" calcext:value-type="float">
            <text:p>5.480414</text:p>
          </table:table-cell>
          <table:table-cell office:value-type="float" office:value="67.52972" calcext:value-type="float">
            <text:p>67.52972</text:p>
          </table:table-cell>
          <table:table-cell office:value-type="float" office:value="-1.469829" calcext:value-type="float">
            <text:p>-1.469829</text:p>
          </table:table-cell>
          <table:table-cell table:number-columns-repeated="2"/>
        </table:table-row>
        <table:table-row table:style-name="ro1">
          <table:table-cell office:value-type="time" office:time-value="PT16H16M00S" calcext:value-type="time">
            <text:p>16:16:00.00</text:p>
          </table:table-cell>
          <table:table-cell office:value-type="float" office:value="16.34064" calcext:value-type="float">
            <text:p>16.34064</text:p>
          </table:table-cell>
          <table:table-cell office:value-type="float" office:value="-9.317613" calcext:value-type="float">
            <text:p>-9.317613</text:p>
          </table:table-cell>
          <table:table-cell office:value-type="float" office:value="60.54" calcext:value-type="float">
            <text:p>60.54</text:p>
          </table:table-cell>
          <table:table-cell office:value-type="float" office:value="5.480414" calcext:value-type="float">
            <text:p>5.480414</text:p>
          </table:table-cell>
          <table:table-cell office:value-type="float" office:value="67.52972" calcext:value-type="float">
            <text:p>67.52972</text:p>
          </table:table-cell>
          <table:table-cell office:value-type="float" office:value="-4.193832" calcext:value-type="float">
            <text:p>-4.193832</text:p>
          </table:table-cell>
          <table:table-cell table:number-columns-repeated="2"/>
        </table:table-row>
        <table:table-row table:style-name="ro1">
          <table:table-cell office:value-type="time" office:time-value="PT16H16M00S" calcext:value-type="time">
            <text:p>16:16:00.00</text:p>
          </table:table-cell>
          <table:table-cell office:value-type="float" office:value="16.34064" calcext:value-type="float">
            <text:p>16.34064</text:p>
          </table:table-cell>
          <table:table-cell office:value-type="float" office:value="-9.317613" calcext:value-type="float">
            <text:p>-9.317613</text:p>
          </table:table-cell>
          <table:table-cell office:value-type="float" office:value="63.92" calcext:value-type="float">
            <text:p>63.92</text:p>
          </table:table-cell>
          <table:table-cell office:value-type="float" office:value="5.480414" calcext:value-type="float">
            <text:p>5.480414</text:p>
          </table:table-cell>
          <table:table-cell office:value-type="float" office:value="67.52972" calcext:value-type="float">
            <text:p>67.52972</text:p>
          </table:table-cell>
          <table:table-cell office:value-type="float" office:value="-2.165831" calcext:value-type="float">
            <text:p>-2.165831</text:p>
          </table:table-cell>
          <table:table-cell table:number-columns-repeated="2"/>
        </table:table-row>
        <table:table-row table:style-name="ro1">
          <table:table-cell office:value-type="time" office:time-value="PT16H16M04S" calcext:value-type="time">
            <text:p>16:16:04.00</text:p>
          </table:table-cell>
          <table:table-cell office:value-type="float" office:value="17.55673" calcext:value-type="float">
            <text:p>17.55673</text:p>
          </table:table-cell>
          <table:table-cell office:value-type="float" office:value="-7.055533" calcext:value-type="float">
            <text:p>-7.055533</text:p>
          </table:table-cell>
          <table:table-cell office:value-type="float" office:value="66.82" calcext:value-type="float">
            <text:p>66.82</text:p>
          </table:table-cell>
          <table:table-cell office:value-type="float" office:value="2.936742" calcext:value-type="float">
            <text:p>2.936742</text:p>
          </table:table-cell>
          <table:table-cell office:value-type="float" office:value="72.59296" calcext:value-type="float">
            <text:p>72.59296</text:p>
          </table:table-cell>
          <table:table-cell office:value-type="float" office:value="-3.463779" calcext:value-type="float">
            <text:p>-3.463779</text:p>
          </table:table-cell>
          <table:table-cell table:number-columns-repeated="2"/>
        </table:table-row>
        <table:table-row table:style-name="ro1">
          <table:table-cell office:value-type="time" office:time-value="PT16H16M06S" calcext:value-type="time">
            <text:p>16:16:06.00</text:p>
          </table:table-cell>
          <table:table-cell office:value-type="float" office:value="18.47996" calcext:value-type="float">
            <text:p>18.47996</text:p>
          </table:table-cell>
          <table:table-cell office:value-type="float" office:value="-5.72754" calcext:value-type="float">
            <text:p>-5.72754</text:p>
          </table:table-cell>
          <table:table-cell office:value-type="float" office:value="70.06" calcext:value-type="float">
            <text:p>70.06</text:p>
          </table:table-cell>
          <table:table-cell office:value-type="float" office:value="1.474933" calcext:value-type="float">
            <text:p>1.474933</text:p>
          </table:table-cell>
          <table:table-cell office:value-type="float" office:value="72.59296" calcext:value-type="float">
            <text:p>72.59296</text:p>
          </table:table-cell>
          <table:table-cell office:value-type="float" office:value="-3.463779" calcext:value-type="float">
            <text:p>-3.46377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8.21183" calcext:value-type="float">
            <text:p>18.21183</text:p>
          </table:table-cell>
          <table:table-cell office:value-type="float" office:value="3.118006" calcext:value-type="float">
            <text:p>3.118006</text:p>
          </table:table-cell>
          <table:table-cell table:number-columns-repeated="6"/>
        </table:table-row>
        <table:table-row table:style-name="ro1">
          <table:table-cell office:value-type="time" office:time-value="PT16H16M07S" calcext:value-type="time">
            <text:p>16:16:07.00</text:p>
          </table:table-cell>
          <table:table-cell office:value-type="float" office:value="18.99784" calcext:value-type="float">
            <text:p>18.99784</text:p>
          </table:table-cell>
          <table:table-cell office:value-type="float" office:value="-5.153573" calcext:value-type="float">
            <text:p>-5.153573</text:p>
          </table:table-cell>
          <table:table-cell office:value-type="float" office:value="74.92" calcext:value-type="float">
            <text:p>74.92</text:p>
          </table:table-cell>
          <table:table-cell office:value-type="float" office:value="8.308841" calcext:value-type="float">
            <text:p>8.308841</text:p>
          </table:table-cell>
          <table:table-cell office:value-type="float" office:value="95.42825" calcext:value-type="float">
            <text:p>95.42825</text:p>
          </table:table-cell>
          <table:table-cell office:value-type="float" office:value="-12.30495" calcext:value-type="float">
            <text:p>-12.30495</text:p>
          </table:table-cell>
          <table:table-cell table:number-columns-repeated="2"/>
        </table:table-row>
        <table:table-row table:style-name="ro1">
          <table:table-cell office:value-type="time" office:time-value="PT16H16M07S" calcext:value-type="time">
            <text:p>16:16:07.00</text:p>
          </table:table-cell>
          <table:table-cell office:value-type="float" office:value="18.99784" calcext:value-type="float">
            <text:p>18.99784</text:p>
          </table:table-cell>
          <table:table-cell office:value-type="float" office:value="-5.153573" calcext:value-type="float">
            <text:p>-5.153573</text:p>
          </table:table-cell>
          <table:table-cell office:value-type="float" office:value="91.35" calcext:value-type="float">
            <text:p>91.35</text:p>
          </table:table-cell>
          <table:table-cell office:value-type="float" office:value="8.308841" calcext:value-type="float">
            <text:p>8.308841</text:p>
          </table:table-cell>
          <table:table-cell office:value-type="float" office:value="95.42825" calcext:value-type="float">
            <text:p>95.42825</text:p>
          </table:table-cell>
          <table:table-cell office:value-type="float" office:value="-2.446948" calcext:value-type="float">
            <text:p>-2.446948</text:p>
          </table:table-cell>
          <table:table-cell table:number-columns-repeated="2"/>
        </table:table-row>
        <table:table-row table:style-name="ro1">
          <table:table-cell office:value-type="time" office:time-value="PT16H16M09S" calcext:value-type="time">
            <text:p>16:16:09.00</text:p>
          </table:table-cell>
          <table:table-cell office:value-type="float" office:value="19.80856" calcext:value-type="float">
            <text:p>19.80856</text:p>
          </table:table-cell>
          <table:table-cell office:value-type="float" office:value="-3.645521" calcext:value-type="float">
            <text:p>-3.645521</text:p>
          </table:table-cell>
          <table:table-cell office:value-type="float" office:value="100.18" calcext:value-type="float">
            <text:p>100.18</text:p>
          </table:table-cell>
          <table:table-cell office:value-type="float" office:value="6.94945" calcext:value-type="float">
            <text:p>6.94945</text:p>
          </table:table-cell>
          <table:table-cell office:value-type="float" office:value="103.2831" calcext:value-type="float">
            <text:p>103.2831</text:p>
          </table:table-cell>
          <table:table-cell office:value-type="float" office:value="-1.86189" calcext:value-type="float">
            <text:p>-1.86189</text:p>
          </table:table-cell>
          <table:table-cell table:number-columns-repeated="2"/>
        </table:table-row>
        <table:table-row table:style-name="ro1">
          <table:table-cell office:value-type="time" office:time-value="PT16H16M09S" calcext:value-type="time">
            <text:p>16:16:09.00</text:p>
          </table:table-cell>
          <table:table-cell office:value-type="float" office:value="19.80856" calcext:value-type="float">
            <text:p>19.80856</text:p>
          </table:table-cell>
          <table:table-cell office:value-type="float" office:value="-3.645521" calcext:value-type="float">
            <text:p>-3.645521</text:p>
          </table:table-cell>
          <table:table-cell office:value-type="float" office:value="101.16" calcext:value-type="float">
            <text:p>101.16</text:p>
          </table:table-cell>
          <table:table-cell office:value-type="float" office:value="6.94945" calcext:value-type="float">
            <text:p>6.94945</text:p>
          </table:table-cell>
          <table:table-cell office:value-type="float" office:value="103.2831" calcext:value-type="float">
            <text:p>103.2831</text:p>
          </table:table-cell>
          <table:table-cell office:value-type="float" office:value="-1.273892" calcext:value-type="float">
            <text:p>-1.273892</text:p>
          </table:table-cell>
          <table:table-cell table:number-columns-repeated="2"/>
        </table:table-row>
        <table:table-row table:style-name="ro1">
          <table:table-cell office:value-type="time" office:time-value="PT16H16M10S" calcext:value-type="time">
            <text:p>16:16:10.00</text:p>
          </table:table-cell>
          <table:table-cell office:value-type="float" office:value="19.47102" calcext:value-type="float">
            <text:p>19.47102</text:p>
          </table:table-cell>
          <table:table-cell office:value-type="float" office:value="-3.105345" calcext:value-type="float">
            <text:p>-3.105345</text:p>
          </table:table-cell>
          <table:table-cell office:value-type="float" office:value="100.61" calcext:value-type="float">
            <text:p>100.61</text:p>
          </table:table-cell>
          <table:table-cell office:value-type="float" office:value="6.349463" calcext:value-type="float">
            <text:p>6.349463</text:p>
          </table:table-cell>
          <table:table-cell office:value-type="float" office:value="101.4385" calcext:value-type="float">
            <text:p>101.4385</text:p>
          </table:table-cell>
          <table:table-cell office:value-type="float" office:value="-0.4970718" calcext:value-type="float">
            <text:p>-0.4970718</text:p>
          </table:table-cell>
          <table:table-cell table:number-columns-repeated="2"/>
        </table:table-row>
        <table:table-row table:style-name="ro1">
          <table:table-cell office:value-type="time" office:time-value="PT16H16M12S" calcext:value-type="time">
            <text:p>16:16:12.00</text:p>
          </table:table-cell>
          <table:table-cell office:value-type="float" office:value="19.42633" calcext:value-type="float">
            <text:p>19.42633</text:p>
          </table:table-cell>
          <table:table-cell office:value-type="float" office:value="-1.631087" calcext:value-type="float">
            <text:p>-1.631087</text:p>
          </table:table-cell>
          <table:table-cell office:value-type="float" office:value="97.32" calcext:value-type="float">
            <text:p>97.32</text:p>
          </table:table-cell>
          <table:table-cell office:value-type="float" office:value="4.90193" calcext:value-type="float">
            <text:p>4.90193</text:p>
          </table:table-cell>
          <table:table-cell office:value-type="float" office:value="104.345" calcext:value-type="float">
            <text:p>104.345</text:p>
          </table:table-cell>
          <table:table-cell office:value-type="float" office:value="-4.215029" calcext:value-type="float">
            <text:p>-4.215029</text:p>
          </table:table-cell>
          <table:table-cell table:number-columns-repeated="2"/>
        </table:table-row>
        <table:table-row table:style-name="ro1">
          <table:table-cell office:value-type="time" office:time-value="PT16H16M15S" calcext:value-type="time">
            <text:p>16:16:15.00</text:p>
          </table:table-cell>
          <table:table-cell office:value-type="float" office:value="19.56198" calcext:value-type="float">
            <text:p>19.56198</text:p>
          </table:table-cell>
          <table:table-cell office:value-type="float" office:value="0.9573095" calcext:value-type="float">
            <text:p>0.9573095</text:p>
          </table:table-cell>
          <table:table-cell office:value-type="float" office:value="100.17" calcext:value-type="float">
            <text:p>100.17</text:p>
          </table:table-cell>
          <table:table-cell office:value-type="float" office:value="2.547848" calcext:value-type="float">
            <text:p>2.547848</text:p>
          </table:table-cell>
          <table:table-cell office:value-type="float" office:value="122" calcext:value-type="float">
            <text:p>122</text:p>
          </table:table-cell>
          <table:table-cell office:value-type="float" office:value="-13.09802" calcext:value-type="float">
            <text:p>-13.09802</text:p>
          </table:table-cell>
          <table:table-cell table:number-columns-repeated="2"/>
        </table:table-row>
        <table:table-row table:style-name="ro1">
          <table:table-cell office:value-type="time" office:time-value="PT16H16M16S" calcext:value-type="time">
            <text:p>16:16:16.00</text:p>
          </table:table-cell>
          <table:table-cell office:value-type="float" office:value="19.22444" calcext:value-type="float">
            <text:p>19.22444</text:p>
          </table:table-cell>
          <table:table-cell office:value-type="float" office:value="1.497484" calcext:value-type="float">
            <text:p>1.497484</text:p>
          </table:table-cell>
          <table:table-cell office:value-type="float" office:value="119.03" calcext:value-type="float">
            <text:p>119.03</text:p>
          </table:table-cell>
          <table:table-cell office:value-type="float" office:value="1.910885" calcext:value-type="float">
            <text:p>1.910885</text:p>
          </table:table-cell>
          <table:table-cell office:value-type="float" office:value="122" calcext:value-type="float">
            <text:p>122</text:p>
          </table:table-cell>
          <table:table-cell office:value-type="float" office:value="-13.09802" calcext:value-type="float">
            <text:p>-13.0980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5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0.94161" calcext:value-type="float">
            <text:p>10.94161</text:p>
          </table:table-cell>
          <table:table-cell office:value-type="float" office:value="6.336348" calcext:value-type="float">
            <text:p>6.336348</text:p>
          </table:table-cell>
          <table:table-cell table:number-columns-repeated="6"/>
        </table:table-row>
        <table:table-row table:style-name="ro1">
          <table:table-cell office:value-type="time" office:time-value="PT16H16M16S" calcext:value-type="time">
            <text:p>16:16:16.00</text:p>
          </table:table-cell>
          <table:table-cell office:value-type="float" office:value="19.22444" calcext:value-type="float">
            <text:p>19.22444</text:p>
          </table:table-cell>
          <table:table-cell office:value-type="float" office:value="1.497484" calcext:value-type="float">
            <text:p>1.497484</text:p>
          </table:table-cell>
          <table:table-cell office:value-type="float" office:value="148.34" calcext:value-type="float">
            <text:p>148.34</text:p>
          </table:table-cell>
          <table:table-cell office:value-type="float" office:value="9.592702" calcext:value-type="float">
            <text:p>9.592702</text:p>
          </table:table-cell>
          <table:table-cell office:value-type="float" office:value="149.7063" calcext:value-type="float">
            <text:p>149.7063</text:p>
          </table:table-cell>
          <table:table-cell office:value-type="float" office:value="-0.8198091" calcext:value-type="float">
            <text:p>-0.8198091</text:p>
          </table:table-cell>
          <table:table-cell table:number-columns-repeated="2"/>
        </table:table-row>
        <table:table-row table:style-name="ro1">
          <table:table-cell office:value-type="time" office:time-value="PT16H16M17S" calcext:value-type="time">
            <text:p>16:16:17.00</text:p>
          </table:table-cell>
          <table:table-cell office:value-type="float" office:value="18.88691" calcext:value-type="float">
            <text:p>18.88691</text:p>
          </table:table-cell>
          <table:table-cell office:value-type="float" office:value="2.03766" calcext:value-type="float">
            <text:p>2.03766</text:p>
          </table:table-cell>
          <table:table-cell office:value-type="float" office:value="153.08" calcext:value-type="float">
            <text:p>153.08</text:p>
          </table:table-cell>
          <table:table-cell office:value-type="float" office:value="9.033628" calcext:value-type="float">
            <text:p>9.033628</text:p>
          </table:table-cell>
          <table:table-cell office:value-type="float" office:value="151.585" calcext:value-type="float">
            <text:p>151.585</text:p>
          </table:table-cell>
          <table:table-cell office:value-type="float" office:value="0.896988" calcext:value-type="float">
            <text:p>0.896988</text:p>
          </table:table-cell>
          <table:table-cell table:number-columns-repeated="2"/>
        </table:table-row>
        <table:table-row table:style-name="ro1">
          <table:table-cell office:value-type="time" office:time-value="PT16H16M17S" calcext:value-type="time">
            <text:p>16:16:17.00</text:p>
          </table:table-cell>
          <table:table-cell office:value-type="float" office:value="18.88691" calcext:value-type="float">
            <text:p>18.88691</text:p>
          </table:table-cell>
          <table:table-cell office:value-type="float" office:value="2.03766" calcext:value-type="float">
            <text:p>2.03766</text:p>
          </table:table-cell>
          <table:table-cell office:value-type="float" office:value="148.17" calcext:value-type="float">
            <text:p>148.17</text:p>
          </table:table-cell>
          <table:table-cell office:value-type="float" office:value="9.033628" calcext:value-type="float">
            <text:p>9.033628</text:p>
          </table:table-cell>
          <table:table-cell office:value-type="float" office:value="151.585" calcext:value-type="float">
            <text:p>151.585</text:p>
          </table:table-cell>
          <table:table-cell office:value-type="float" office:value="-2.049014" calcext:value-type="float">
            <text:p>-2.049014</text:p>
          </table:table-cell>
          <table:table-cell table:number-columns-repeated="2"/>
        </table:table-row>
        <table:table-row table:style-name="ro1">
          <table:table-cell office:value-type="time" office:time-value="PT16H16M18S" calcext:value-type="time">
            <text:p>16:16:18.00</text:p>
          </table:table-cell>
          <table:table-cell office:value-type="float" office:value="19.17975" calcext:value-type="float">
            <text:p>19.17975</text:p>
          </table:table-cell>
          <table:table-cell office:value-type="float" office:value="2.97174" calcext:value-type="float">
            <text:p>2.97174</text:p>
          </table:table-cell>
          <table:table-cell office:value-type="float" office:value="147.43" calcext:value-type="float">
            <text:p>147.43</text:p>
          </table:table-cell>
          <table:table-cell office:value-type="float" office:value="8.898742" calcext:value-type="float">
            <text:p>8.898742</text:p>
          </table:table-cell>
          <table:table-cell office:value-type="float" office:value="157.784" calcext:value-type="float">
            <text:p>157.784</text:p>
          </table:table-cell>
          <table:table-cell office:value-type="float" office:value="-6.212403" calcext:value-type="float">
            <text:p>-6.212403</text:p>
          </table:table-cell>
          <table:table-cell table:number-columns-repeated="2"/>
        </table:table-row>
        <table:table-row table:style-name="ro1">
          <table:table-cell office:value-type="time" office:time-value="PT16H16M21S" calcext:value-type="time">
            <text:p>16:16:21.00</text:p>
          </table:table-cell>
          <table:table-cell office:value-type="float" office:value="16.79385" calcext:value-type="float">
            <text:p>16.79385</text:p>
          </table:table-cell>
          <table:table-cell office:value-type="float" office:value="3.984501" calcext:value-type="float">
            <text:p>3.984501</text:p>
          </table:table-cell>
          <table:table-cell office:value-type="float" office:value="155.41" calcext:value-type="float">
            <text:p>155.41</text:p>
          </table:table-cell>
          <table:table-cell office:value-type="float" office:value="6.307134" calcext:value-type="float">
            <text:p>6.307134</text:p>
          </table:table-cell>
          <table:table-cell office:value-type="float" office:value="158.1062" calcext:value-type="float">
            <text:p>158.1062</text:p>
          </table:table-cell>
          <table:table-cell office:value-type="float" office:value="-1.617737" calcext:value-type="float">
            <text:p>-1.617737</text:p>
          </table:table-cell>
          <table:table-cell table:number-columns-repeated="2"/>
        </table:table-row>
        <table:table-row table:style-name="ro1">
          <table:table-cell office:value-type="time" office:time-value="PT16H16M23S" calcext:value-type="time">
            <text:p>16:16:23.00</text:p>
          </table:table-cell>
          <table:table-cell office:value-type="float" office:value="15.37588" calcext:value-type="float">
            <text:p>15.37588</text:p>
          </table:table-cell>
          <table:table-cell office:value-type="float" office:value="4.851002" calcext:value-type="float">
            <text:p>4.851002</text:p>
          </table:table-cell>
          <table:table-cell office:value-type="float" office:value="159.32" calcext:value-type="float">
            <text:p>159.32</text:p>
          </table:table-cell>
          <table:table-cell office:value-type="float" office:value="4.676429" calcext:value-type="float">
            <text:p>4.676429</text:p>
          </table:table-cell>
          <table:table-cell office:value-type="float" office:value="161.4807" calcext:value-type="float">
            <text:p>161.4807</text:p>
          </table:table-cell>
          <table:table-cell office:value-type="float" office:value="-1.296423" calcext:value-type="float">
            <text:p>-1.296423</text:p>
          </table:table-cell>
          <table:table-cell table:number-columns-repeated="2"/>
        </table:table-row>
        <table:table-row table:style-name="ro1">
          <table:table-cell office:value-type="time" office:time-value="PT16H16M24S" calcext:value-type="time">
            <text:p>16:16:24.00</text:p>
          </table:table-cell>
          <table:table-cell office:value-type="float" office:value="14.92583" calcext:value-type="float">
            <text:p>14.92583</text:p>
          </table:table-cell>
          <table:table-cell office:value-type="float" office:value="5.571233" calcext:value-type="float">
            <text:p>5.571233</text:p>
          </table:table-cell>
          <table:table-cell office:value-type="float" office:value="158.54" calcext:value-type="float">
            <text:p>158.54</text:p>
          </table:table-cell>
          <table:table-cell office:value-type="float" office:value="4.057015" calcext:value-type="float">
            <text:p>4.057015</text:p>
          </table:table-cell>
          <table:table-cell office:value-type="float" office:value="169.1295" calcext:value-type="float">
            <text:p>169.1295</text:p>
          </table:table-cell>
          <table:table-cell office:value-type="float" office:value="-6.353678" calcext:value-type="float">
            <text:p>-6.353678</text:p>
          </table:table-cell>
          <table:table-cell table:number-columns-repeated="2"/>
        </table:table-row>
        <table:table-row table:style-name="ro1">
          <table:table-cell office:value-type="time" office:time-value="PT16H16M24S" calcext:value-type="time">
            <text:p>16:16:24.00</text:p>
          </table:table-cell>
          <table:table-cell office:value-type="float" office:value="14.92583" calcext:value-type="float">
            <text:p>14.92583</text:p>
          </table:table-cell>
          <table:table-cell office:value-type="float" office:value="5.571233" calcext:value-type="float">
            <text:p>5.571233</text:p>
          </table:table-cell>
          <table:table-cell office:value-type="float" office:value="166.08" calcext:value-type="float">
            <text:p>166.08</text:p>
          </table:table-cell>
          <table:table-cell office:value-type="float" office:value="4.057015" calcext:value-type="float">
            <text:p>4.057015</text:p>
          </table:table-cell>
          <table:table-cell office:value-type="float" office:value="169.1295" calcext:value-type="float">
            <text:p>169.1295</text:p>
          </table:table-cell>
          <table:table-cell office:value-type="float" office:value="-1.829672" calcext:value-type="float">
            <text:p>-1.829672</text:p>
          </table:table-cell>
          <table:table-cell table:number-columns-repeated="2"/>
        </table:table-row>
        <table:table-row table:style-name="ro1">
          <table:table-cell office:value-type="time" office:time-value="PT16H16M25S" calcext:value-type="time">
            <text:p>16:16:25.00</text:p>
          </table:table-cell>
          <table:table-cell office:value-type="float" office:value="13.9579" calcext:value-type="float">
            <text:p>13.9579</text:p>
          </table:table-cell>
          <table:table-cell office:value-type="float" office:value="5.717496" calcext:value-type="float">
            <text:p>5.717496</text:p>
          </table:table-cell>
          <table:table-cell office:value-type="float" office:value="169.9" calcext:value-type="float">
            <text:p>169.9</text:p>
          </table:table-cell>
          <table:table-cell office:value-type="float" office:value="3.07912" calcext:value-type="float">
            <text:p>3.07912</text:p>
          </table:table-cell>
          <table:table-cell office:value-type="float" office:value="168.4055" calcext:value-type="float">
            <text:p>168.4055</text:p>
          </table:table-cell>
          <table:table-cell office:value-type="float" office:value="0.8966766" calcext:value-type="float">
            <text:p>0.8966766</text:p>
          </table:table-cell>
          <table:table-cell table:number-columns-repeated="2"/>
        </table:table-row>
        <table:table-row table:style-name="ro1">
          <table:table-cell office:value-type="time" office:time-value="PT16H16M25S" calcext:value-type="time">
            <text:p>16:16:25.00</text:p>
          </table:table-cell>
          <table:table-cell office:value-type="float" office:value="13.9579" calcext:value-type="float">
            <text:p>13.9579</text:p>
          </table:table-cell>
          <table:table-cell office:value-type="float" office:value="5.717496" calcext:value-type="float">
            <text:p>5.717496</text:p>
          </table:table-cell>
          <table:table-cell office:value-type="float" office:value="167.39" calcext:value-type="float">
            <text:p>167.39</text:p>
          </table:table-cell>
          <table:table-cell office:value-type="float" office:value="3.07912" calcext:value-type="float">
            <text:p>3.07912</text:p>
          </table:table-cell>
          <table:table-cell office:value-type="float" office:value="168.4055" calcext:value-type="float">
            <text:p>168.4055</text:p>
          </table:table-cell>
          <table:table-cell office:value-type="float" office:value="-0.6093201" calcext:value-type="float">
            <text:p>-0.6093201</text:p>
          </table:table-cell>
          <table:table-cell table:number-columns-repeated="2"/>
        </table:table-row>
        <table:table-row table:style-name="ro1">
          <table:table-cell office:value-type="time" office:time-value="PT16H16M27S" calcext:value-type="time">
            <text:p>16:16:27.00</text:p>
          </table:table-cell>
          <table:table-cell office:value-type="float" office:value="12.76495" calcext:value-type="float">
            <text:p>12.76495</text:p>
          </table:table-cell>
          <table:table-cell office:value-type="float" office:value="6.223878" calcext:value-type="float">
            <text:p>6.223878</text:p>
          </table:table-cell>
          <table:table-cell office:value-type="float" office:value="165.53" calcext:value-type="float">
            <text:p>165.53</text:p>
          </table:table-cell>
          <table:table-cell office:value-type="float" office:value="1.826804" calcext:value-type="float">
            <text:p>1.826804</text:p>
          </table:table-cell>
          <table:table-cell office:value-type="float" office:value="168.4055" calcext:value-type="float">
            <text:p>168.4055</text:p>
          </table:table-cell>
          <table:table-cell office:value-type="float" office:value="-0.6093201" calcext:value-type="float">
            <text:p>-0.609320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6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.994735" calcext:value-type="float">
            <text:p>2.994735</text:p>
          </table:table-cell>
          <table:table-cell office:value-type="float" office:value="3.623864" calcext:value-type="float">
            <text:p>3.623864</text:p>
          </table:table-cell>
          <table:table-cell table:number-columns-repeated="6"/>
        </table:table-row>
        <table:table-row table:style-name="ro1">
          <table:table-cell office:value-type="time" office:time-value="PT16H16M29S" calcext:value-type="time">
            <text:p>16:16:29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64.49" calcext:value-type="float">
            <text:p>164.49</text:p>
          </table:table-cell>
          <table:table-cell office:value-type="float" office:value="9.122451" calcext:value-type="float">
            <text:p>9.122451</text:p>
          </table:table-cell>
          <table:table-cell office:value-type="float" office:value="-160.0913" calcext:value-type="float">
            <text:p>-160.0913</text:p>
          </table:table-cell>
          <table:table-cell office:value-type="float" office:value="194.7488" calcext:value-type="float">
            <text:p>194.7488</text:p>
          </table:table-cell>
          <table:table-cell table:number-columns-repeated="2"/>
        </table:table-row>
        <table:table-row table:style-name="ro1">
          <table:table-cell office:value-type="time" office:time-value="PT16H16M29S" calcext:value-type="time">
            <text:p>16:16:29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54.09" calcext:value-type="float">
            <text:p>154.09</text:p>
          </table:table-cell>
          <table:table-cell office:value-type="float" office:value="9.122451" calcext:value-type="float">
            <text:p>9.122451</text:p>
          </table:table-cell>
          <table:table-cell office:value-type="float" office:value="-160.0913" calcext:value-type="float">
            <text:p>-160.0913</text:p>
          </table:table-cell>
          <table:table-cell office:value-type="float" office:value="188.5088" calcext:value-type="float">
            <text:p>188.5088</text:p>
          </table:table-cell>
          <table:table-cell table:number-columns-repeated="2"/>
        </table:table-row>
        <table:table-row table:style-name="ro1">
          <table:table-cell office:value-type="time" office:time-value="PT16H16M29S" calcext:value-type="time">
            <text:p>16:16:29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43.41" calcext:value-type="float">
            <text:p>143.41</text:p>
          </table:table-cell>
          <table:table-cell office:value-type="float" office:value="9.122451" calcext:value-type="float">
            <text:p>9.122451</text:p>
          </table:table-cell>
          <table:table-cell office:value-type="float" office:value="-160.0913" calcext:value-type="float">
            <text:p>-160.0913</text:p>
          </table:table-cell>
          <table:table-cell office:value-type="float" office:value="182.1008" calcext:value-type="float">
            <text:p>182.1008</text:p>
          </table:table-cell>
          <table:table-cell table:number-columns-repeated="2"/>
        </table:table-row>
        <table:table-row table:style-name="ro1">
          <table:table-cell office:value-type="time" office:time-value="PT16H16M33S" calcext:value-type="time">
            <text:p>16:16:33.00</text:p>
          </table:table-cell>
          <table:table-cell office:value-type="float" office:value="9.748661" calcext:value-type="float">
            <text:p>9.748661</text:p>
          </table:table-cell>
          <table:table-cell office:value-type="float" office:value="6.842728" calcext:value-type="float">
            <text:p>6.842728</text:p>
          </table:table-cell>
          <table:table-cell office:value-type="float" office:value="128.99" calcext:value-type="float">
            <text:p>128.99</text:p>
          </table:table-cell>
          <table:table-cell office:value-type="float" office:value="7.481751" calcext:value-type="float">
            <text:p>7.481751</text:p>
          </table:table-cell>
          <table:table-cell office:value-type="float" office:value="-154.5179" calcext:value-type="float">
            <text:p>-154.5179</text:p>
          </table:table-cell>
          <table:table-cell office:value-type="float" office:value="170.1048" calcext:value-type="float">
            <text:p>170.1048</text:p>
          </table:table-cell>
          <table:table-cell table:number-columns-repeated="2"/>
        </table:table-row>
        <table:table-row table:style-name="ro1">
          <table:table-cell office:value-type="time" office:time-value="PT16H16M33S" calcext:value-type="time">
            <text:p>16:16:33.00</text:p>
          </table:table-cell>
          <table:table-cell office:value-type="float" office:value="9.748661" calcext:value-type="float">
            <text:p>9.748661</text:p>
          </table:table-cell>
          <table:table-cell office:value-type="float" office:value="6.842728" calcext:value-type="float">
            <text:p>6.842728</text:p>
          </table:table-cell>
          <table:table-cell office:value-type="float" office:value="121.44" calcext:value-type="float">
            <text:p>121.44</text:p>
          </table:table-cell>
          <table:table-cell office:value-type="float" office:value="7.481751" calcext:value-type="float">
            <text:p>7.481751</text:p>
          </table:table-cell>
          <table:table-cell office:value-type="float" office:value="-154.5179" calcext:value-type="float">
            <text:p>-154.5179</text:p>
          </table:table-cell>
          <table:table-cell office:value-type="float" office:value="165.5748" calcext:value-type="float">
            <text:p>165.5748</text:p>
          </table:table-cell>
          <table:table-cell table:number-columns-repeated="2"/>
        </table:table-row>
        <table:table-row table:style-name="ro1">
          <table:table-cell office:value-type="time" office:time-value="PT16H16M34S" calcext:value-type="time">
            <text:p>16:16:34.00</text:p>
          </table:table-cell>
          <table:table-cell office:value-type="float" office:value="9.748661" calcext:value-type="float">
            <text:p>9.748661</text:p>
          </table:table-cell>
          <table:table-cell office:value-type="float" office:value="6.842728" calcext:value-type="float">
            <text:p>6.842728</text:p>
          </table:table-cell>
          <table:table-cell office:value-type="float" office:value="153.97" calcext:value-type="float">
            <text:p>153.97</text:p>
          </table:table-cell>
          <table:table-cell office:value-type="float" office:value="7.481751" calcext:value-type="float">
            <text:p>7.481751</text:p>
          </table:table-cell>
          <table:table-cell office:value-type="float" office:value="-154.5179" calcext:value-type="float">
            <text:p>-154.5179</text:p>
          </table:table-cell>
          <table:table-cell office:value-type="float" office:value="185.0928" calcext:value-type="float">
            <text:p>185.0928</text:p>
          </table:table-cell>
          <table:table-cell table:number-columns-repeated="2"/>
        </table:table-row>
        <table:table-row table:style-name="ro1">
          <table:table-cell office:value-type="time" office:time-value="PT16H16M34S" calcext:value-type="time">
            <text:p>16:16:34.00</text:p>
          </table:table-cell>
          <table:table-cell office:value-type="float" office:value="9.748661" calcext:value-type="float">
            <text:p>9.748661</text:p>
          </table:table-cell>
          <table:table-cell office:value-type="float" office:value="6.842728" calcext:value-type="float">
            <text:p>6.842728</text:p>
          </table:table-cell>
          <table:table-cell office:value-type="float" office:value="176.16" calcext:value-type="float">
            <text:p>176.16</text:p>
          </table:table-cell>
          <table:table-cell office:value-type="float" office:value="7.481751" calcext:value-type="float">
            <text:p>7.481751</text:p>
          </table:table-cell>
          <table:table-cell office:value-type="float" office:value="-154.5179" calcext:value-type="float">
            <text:p>-154.5179</text:p>
          </table:table-cell>
          <table:table-cell office:value-type="float" office:value="198.4068" calcext:value-type="float">
            <text:p>198.4068</text:p>
          </table:table-cell>
          <table:table-cell table:number-columns-repeated="2"/>
        </table:table-row>
        <table:table-row table:style-name="ro1">
          <table:table-cell office:value-type="time" office:time-value="PT16H16M36S" calcext:value-type="time">
            <text:p>16:16:36.00</text:p>
          </table:table-cell>
          <table:table-cell office:value-type="float" office:value="9.523634" calcext:value-type="float">
            <text:p>9.523634</text:p>
          </table:table-cell>
          <table:table-cell office:value-type="float" office:value="7.202844" calcext:value-type="float">
            <text:p>7.202844</text:p>
          </table:table-cell>
          <table:table-cell office:value-type="float" office:value="-172.12" calcext:value-type="float">
            <text:p>-172.12</text:p>
          </table:table-cell>
          <table:table-cell office:value-type="float" office:value="7.44551" calcext:value-type="float">
            <text:p>7.44551</text:p>
          </table:table-cell>
          <table:table-cell office:value-type="float" office:value="-151.2695" calcext:value-type="float">
            <text:p>-151.2695</text:p>
          </table:table-cell>
          <table:table-cell office:value-type="float" office:value="-12.51027" calcext:value-type="float">
            <text:p>-12.51027</text:p>
          </table:table-cell>
          <table:table-cell table:number-columns-repeated="2"/>
        </table:table-row>
        <table:table-row table:style-name="ro1">
          <table:table-cell office:value-type="time" office:time-value="PT16H16M39S" calcext:value-type="time">
            <text:p>16:16:39.00</text:p>
          </table:table-cell>
          <table:table-cell office:value-type="float" office:value="9.41112" calcext:value-type="float">
            <text:p>9.41112</text:p>
          </table:table-cell>
          <table:table-cell office:value-type="float" office:value="7.382903" calcext:value-type="float">
            <text:p>7.382903</text:p>
          </table:table-cell>
          <table:table-cell office:value-type="float" office:value="-164.74" calcext:value-type="float">
            <text:p>-164.74</text:p>
          </table:table-cell>
          <table:table-cell office:value-type="float" office:value="7.436422" calcext:value-type="float">
            <text:p>7.436422</text:p>
          </table:table-cell>
          <table:table-cell office:value-type="float" office:value="-149.6361" calcext:value-type="float">
            <text:p>-149.6361</text:p>
          </table:table-cell>
          <table:table-cell office:value-type="float" office:value="-9.062339" calcext:value-type="float">
            <text:p>-9.062339</text:p>
          </table:table-cell>
          <table:table-cell table:number-columns-repeated="2"/>
        </table:table-row>
        <table:table-row table:style-name="ro1">
          <table:table-cell office:value-type="time" office:time-value="PT16H16M41S" calcext:value-type="time">
            <text:p>16:16:41.00</text:p>
          </table:table-cell>
          <table:table-cell office:value-type="float" office:value="9.636149" calcext:value-type="float">
            <text:p>9.636149</text:p>
          </table:table-cell>
          <table:table-cell office:value-type="float" office:value="7.022783" calcext:value-type="float">
            <text:p>7.022783</text:p>
          </table:table-cell>
          <table:table-cell office:value-type="float" office:value="-155.22" calcext:value-type="float">
            <text:p>-155.22</text:p>
          </table:table-cell>
          <table:table-cell office:value-type="float" office:value="7.460632" calcext:value-type="float">
            <text:p>7.460632</text:p>
          </table:table-cell>
          <table:table-cell office:value-type="float" office:value="-152.8977" calcext:value-type="float">
            <text:p>-152.8977</text:p>
          </table:table-cell>
          <table:table-cell office:value-type="float" office:value="-1.393378" calcext:value-type="float">
            <text:p>-1.393378</text:p>
          </table:table-cell>
          <table:table-cell table:number-columns-repeated="2"/>
        </table:table-row>
        <table:table-row table:style-name="ro1">
          <table:table-cell office:value-type="time" office:time-value="PT16H16M41S" calcext:value-type="time">
            <text:p>16:16:41.00</text:p>
          </table:table-cell>
          <table:table-cell office:value-type="float" office:value="9.636149" calcext:value-type="float">
            <text:p>9.636149</text:p>
          </table:table-cell>
          <table:table-cell office:value-type="float" office:value="7.022783" calcext:value-type="float">
            <text:p>7.022783</text:p>
          </table:table-cell>
          <table:table-cell office:value-type="float" office:value="-153.02" calcext:value-type="float">
            <text:p>-153.02</text:p>
          </table:table-cell>
          <table:table-cell office:value-type="float" office:value="7.460632" calcext:value-type="float">
            <text:p>7.460632</text:p>
          </table:table-cell>
          <table:table-cell office:value-type="float" office:value="-152.8977" calcext:value-type="float">
            <text:p>-152.8977</text:p>
          </table:table-cell>
          <table:table-cell office:value-type="float" office:value="-0.07337037" calcext:value-type="float">
            <text:p>-0.07337037</text:p>
          </table:table-cell>
          <table:table-cell table:number-columns-repeated="2"/>
        </table:table-row>
        <table:table-row table:style-name="ro1">
          <table:table-cell office:value-type="time" office:time-value="PT16H16M42S" calcext:value-type="time">
            <text:p>16:16:42.00</text:p>
          </table:table-cell>
          <table:table-cell office:value-type="float" office:value="9.636149" calcext:value-type="float">
            <text:p>9.636149</text:p>
          </table:table-cell>
          <table:table-cell office:value-type="float" office:value="7.022783" calcext:value-type="float">
            <text:p>7.022783</text:p>
          </table:table-cell>
          <table:table-cell office:value-type="float" office:value="-155.39" calcext:value-type="float">
            <text:p>-155.39</text:p>
          </table:table-cell>
          <table:table-cell office:value-type="float" office:value="7.460632" calcext:value-type="float">
            <text:p>7.460632</text:p>
          </table:table-cell>
          <table:table-cell office:value-type="float" office:value="-152.8977" calcext:value-type="float">
            <text:p>-152.8977</text:p>
          </table:table-cell>
          <table:table-cell office:value-type="float" office:value="-1.495377" calcext:value-type="float">
            <text:p>-1.495377</text:p>
          </table:table-cell>
          <table:table-cell table:number-columns-repeated="2"/>
        </table:table-row>
        <table:table-row table:style-name="ro1">
          <table:table-cell office:value-type="time" office:time-value="PT16H16M42S" calcext:value-type="time">
            <text:p>16:16:42.00</text:p>
          </table:table-cell>
          <table:table-cell office:value-type="float" office:value="9.636149" calcext:value-type="float">
            <text:p>9.636149</text:p>
          </table:table-cell>
          <table:table-cell office:value-type="float" office:value="7.022783" calcext:value-type="float">
            <text:p>7.022783</text:p>
          </table:table-cell>
          <table:table-cell office:value-type="float" office:value="-157.62" calcext:value-type="float">
            <text:p>-157.62</text:p>
          </table:table-cell>
          <table:table-cell office:value-type="float" office:value="7.460632" calcext:value-type="float">
            <text:p>7.460632</text:p>
          </table:table-cell>
          <table:table-cell office:value-type="float" office:value="-152.8977" calcext:value-type="float">
            <text:p>-152.8977</text:p>
          </table:table-cell>
          <table:table-cell office:value-type="float" office:value="-2.833374" calcext:value-type="float">
            <text:p>-2.833374</text:p>
          </table:table-cell>
          <table:table-cell table:number-columns-repeated="2"/>
        </table:table-row>
        <table:table-row table:style-name="ro1">
          <table:table-cell office:value-type="time" office:time-value="PT16H16M44S" calcext:value-type="time">
            <text:p>16:16:44.00</text:p>
          </table:table-cell>
          <table:table-cell office:value-type="float" office:value="8.893248" calcext:value-type="float">
            <text:p>8.893248</text:p>
          </table:table-cell>
          <table:table-cell office:value-type="float" office:value="6.808934" calcext:value-type="float">
            <text:p>6.808934</text:p>
          </table:table-cell>
          <table:table-cell office:value-type="float" office:value="-156.92" calcext:value-type="float">
            <text:p>-156.92</text:p>
          </table:table-cell>
          <table:table-cell office:value-type="float" office:value="6.703516" calcext:value-type="float">
            <text:p>6.703516</text:p>
          </table:table-cell>
          <table:table-cell office:value-type="float" office:value="-151.6319" calcext:value-type="float">
            <text:p>-151.6319</text:p>
          </table:table-cell>
          <table:table-cell office:value-type="float" office:value="-3.172852" calcext:value-type="float">
            <text:p>-3.172852</text:p>
          </table:table-cell>
          <table:table-cell table:number-columns-repeated="2"/>
        </table:table-row>
        <table:table-row table:style-name="ro1">
          <table:table-cell office:value-type="time" office:time-value="PT16H16M46S" calcext:value-type="time">
            <text:p>16:16:46.00</text:p>
          </table:table-cell>
          <table:table-cell office:value-type="float" office:value="8.150347" calcext:value-type="float">
            <text:p>8.150347</text:p>
          </table:table-cell>
          <table:table-cell office:value-type="float" office:value="6.595084" calcext:value-type="float">
            <text:p>6.595084</text:p>
          </table:table-cell>
          <table:table-cell office:value-type="float" office:value="-154.57" calcext:value-type="float">
            <text:p>-154.57</text:p>
          </table:table-cell>
          <table:table-cell office:value-type="float" office:value="5.950503" calcext:value-type="float">
            <text:p>5.950503</text:p>
          </table:table-cell>
          <table:table-cell office:value-type="float" office:value="-150.0448" calcext:value-type="float">
            <text:p>-150.0448</text:p>
          </table:table-cell>
          <table:table-cell office:value-type="float" office:value="-2.715106" calcext:value-type="float">
            <text:p>-2.715106</text:p>
          </table:table-cell>
          <table:table-cell table:number-columns-repeated="2"/>
        </table:table-row>
        <table:table-row table:style-name="ro1">
          <table:table-cell office:value-type="time" office:time-value="PT16H16M48S" calcext:value-type="time">
            <text:p>16:16:48.00</text:p>
          </table:table-cell>
          <table:table-cell office:value-type="float" office:value="6.77706" calcext:value-type="float">
            <text:p>6.77706</text:p>
          </table:table-cell>
          <table:table-cell office:value-type="float" office:value="5.987321" calcext:value-type="float">
            <text:p>5.987321</text:p>
          </table:table-cell>
          <table:table-cell office:value-type="float" office:value="-152.7" calcext:value-type="float">
            <text:p>-152.7</text:p>
          </table:table-cell>
          <table:table-cell office:value-type="float" office:value="4.460034" calcext:value-type="float">
            <text:p>4.460034</text:p>
          </table:table-cell>
          <table:table-cell office:value-type="float" office:value="-148" calcext:value-type="float">
            <text:p>-148</text:p>
          </table:table-cell>
          <table:table-cell office:value-type="float" office:value="-2.819989" calcext:value-type="float">
            <text:p>-2.819989</text:p>
          </table:table-cell>
          <table:table-cell table:number-columns-repeated="2"/>
        </table:table-row>
        <table:table-row table:style-name="ro1">
          <table:table-cell office:value-type="time" office:time-value="PT16H16M49S" calcext:value-type="time">
            <text:p>16:16:49.00</text:p>
          </table:table-cell>
          <table:table-cell office:value-type="float" office:value="6.034161" calcext:value-type="float">
            <text:p>6.034161</text:p>
          </table:table-cell>
          <table:table-cell office:value-type="float" office:value="5.77347" calcext:value-type="float">
            <text:p>5.77347</text:p>
          </table:table-cell>
          <table:table-cell office:value-type="float" office:value="-152.29" calcext:value-type="float">
            <text:p>-152.29</text:p>
          </table:table-cell>
          <table:table-cell office:value-type="float" office:value="3.722756" calcext:value-type="float">
            <text:p>3.722756</text:p>
          </table:table-cell>
          <table:table-cell office:value-type="float" office:value="-144.7305" calcext:value-type="float">
            <text:p>-144.7305</text:p>
          </table:table-cell>
          <table:table-cell office:value-type="float" office:value="-4.535697" calcext:value-type="float">
            <text:p>-4.535697</text:p>
          </table:table-cell>
          <table:table-cell table:number-columns-repeated="2"/>
        </table:table-row>
        <table:table-row table:style-name="ro1">
          <table:table-cell office:value-type="time" office:time-value="PT16H16M49S" calcext:value-type="time">
            <text:p>16:16:49.00</text:p>
          </table:table-cell>
          <table:table-cell office:value-type="float" office:value="6.034161" calcext:value-type="float">
            <text:p>6.034161</text:p>
          </table:table-cell>
          <table:table-cell office:value-type="float" office:value="5.77347" calcext:value-type="float">
            <text:p>5.77347</text:p>
          </table:table-cell>
          <table:table-cell office:value-type="float" office:value="-148.03" calcext:value-type="float">
            <text:p>-148.03</text:p>
          </table:table-cell>
          <table:table-cell office:value-type="float" office:value="3.722756" calcext:value-type="float">
            <text:p>3.722756</text:p>
          </table:table-cell>
          <table:table-cell office:value-type="float" office:value="-144.7305" calcext:value-type="float">
            <text:p>-144.7305</text:p>
          </table:table-cell>
          <table:table-cell office:value-type="float" office:value="-1.9797" calcext:value-type="float">
            <text:p>-1.9797</text:p>
          </table:table-cell>
          <table:table-cell table:number-columns-repeated="2"/>
        </table:table-row>
        <table:table-row table:style-name="ro1">
          <table:table-cell office:value-type="time" office:time-value="PT16H16M51S" calcext:value-type="time">
            <text:p>16:16:51.00</text:p>
          </table:table-cell>
          <table:table-cell office:value-type="float" office:value="4.660874" calcext:value-type="float">
            <text:p>4.660874</text:p>
          </table:table-cell>
          <table:table-cell office:value-type="float" office:value="5.165709" calcext:value-type="float">
            <text:p>5.165709</text:p>
          </table:table-cell>
          <table:table-cell office:value-type="float" office:value="-146.15" calcext:value-type="float">
            <text:p>-146.15</text:p>
          </table:table-cell>
          <table:table-cell office:value-type="float" office:value="2.270089" calcext:value-type="float">
            <text:p>2.270089</text:p>
          </table:table-cell>
          <table:table-cell office:value-type="float" office:value="-137.2189" calcext:value-type="float">
            <text:p>-137.2189</text:p>
          </table:table-cell>
          <table:table-cell office:value-type="float" office:value="-5.358683" calcext:value-type="float">
            <text:p>-5.358683</text:p>
          </table:table-cell>
          <table:table-cell table:number-columns-repeated="2"/>
        </table:table-row>
        <table:table-row table:style-name="ro1">
          <table:table-cell office:value-type="time" office:time-value="PT16H16M51S" calcext:value-type="time">
            <text:p>16:16:51.00</text:p>
          </table:table-cell>
          <table:table-cell office:value-type="float" office:value="4.660874" calcext:value-type="float">
            <text:p>4.660874</text:p>
          </table:table-cell>
          <table:table-cell office:value-type="float" office:value="5.165709" calcext:value-type="float">
            <text:p>5.165709</text:p>
          </table:table-cell>
          <table:table-cell office:value-type="float" office:value="-140.06" calcext:value-type="float">
            <text:p>-140.06</text:p>
          </table:table-cell>
          <table:table-cell office:value-type="float" office:value="2.270089" calcext:value-type="float">
            <text:p>2.270089</text:p>
          </table:table-cell>
          <table:table-cell office:value-type="float" office:value="-137.2189" calcext:value-type="float">
            <text:p>-137.2189</text:p>
          </table:table-cell>
          <table:table-cell office:value-type="float" office:value="-1.704684" calcext:value-type="float">
            <text:p>-1.704684</text:p>
          </table:table-cell>
          <table:table-cell table:number-columns-repeated="2"/>
        </table:table-row>
        <table:table-row table:style-name="ro1">
          <table:table-cell office:value-type="time" office:time-value="PT16H16M52S" calcext:value-type="time">
            <text:p>16:16:52.00</text:p>
          </table:table-cell>
          <table:table-cell office:value-type="float" office:value="4.030484" calcext:value-type="float">
            <text:p>4.030484</text:p>
          </table:table-cell>
          <table:table-cell office:value-type="float" office:value="4.7718" calcext:value-type="float">
            <text:p>4.7718</text:p>
          </table:table-cell>
          <table:table-cell office:value-type="float" office:value="-136.68" calcext:value-type="float">
            <text:p>-136.68</text:p>
          </table:table-cell>
          <table:table-cell office:value-type="float" office:value="1.546135" calcext:value-type="float">
            <text:p>1.546135</text:p>
          </table:table-cell>
          <table:table-cell office:value-type="float" office:value="-137.2189" calcext:value-type="float">
            <text:p>-137.2189</text:p>
          </table:table-cell>
          <table:table-cell office:value-type="float" office:value="-1.704684" calcext:value-type="float">
            <text:p>-1.70468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7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-0.7429001" calcext:value-type="float">
            <text:p>-0.7429001</text:p>
          </table:table-cell>
          <table:table-cell office:value-type="float" office:value="-0.2138515" calcext:value-type="float">
            <text:p>-0.2138515</text:p>
          </table:table-cell>
          <table:table-cell table:number-columns-repeated="6"/>
        </table:table-row>
        <table:table-row table:style-name="ro1">
          <table:table-cell office:value-type="time" office:time-value="PT16H16M54S" calcext:value-type="time">
            <text:p>16:16:54.00</text:p>
          </table:table-cell>
          <table:table-cell office:value-type="float" office:value="2.657198" calcext:value-type="float">
            <text:p>2.657198</text:p>
          </table:table-cell>
          <table:table-cell office:value-type="float" office:value="4.164038" calcext:value-type="float">
            <text:p>4.164038</text:p>
          </table:table-cell>
          <table:table-cell office:value-type="float" office:value="-135.79" calcext:value-type="float">
            <text:p>-135.79</text:p>
          </table:table-cell>
          <table:table-cell office:value-type="float" office:value="5.543156" calcext:value-type="float">
            <text:p>5.543156</text:p>
          </table:table-cell>
          <table:table-cell office:value-type="float" office:value="-127.8348" calcext:value-type="float">
            <text:p>-127.8348</text:p>
          </table:table-cell>
          <table:table-cell office:value-type="float" office:value="-4.773125" calcext:value-type="float">
            <text:p>-4.773125</text:p>
          </table:table-cell>
          <table:table-cell table:number-columns-repeated="2"/>
        </table:table-row>
        <table:table-row table:style-name="ro1">
          <table:table-cell office:value-type="time" office:time-value="PT16H16M57S" calcext:value-type="time">
            <text:p>16:16:57.00</text:p>
          </table:table-cell>
          <table:table-cell office:value-type="float" office:value="0.3606739" calcext:value-type="float">
            <text:p>0.3606739</text:p>
          </table:table-cell>
          <table:table-cell office:value-type="float" office:value="2.228283" calcext:value-type="float">
            <text:p>2.228283</text:p>
          </table:table-cell>
          <table:table-cell office:value-type="float" office:value="-133.52" calcext:value-type="float">
            <text:p>-133.52</text:p>
          </table:table-cell>
          <table:table-cell office:value-type="float" office:value="2.679906" calcext:value-type="float">
            <text:p>2.679906</text:p>
          </table:table-cell>
          <table:table-cell office:value-type="float" office:value="-114.3177" calcext:value-type="float">
            <text:p>-114.3177</text:p>
          </table:table-cell>
          <table:table-cell office:value-type="float" office:value="-11.52139" calcext:value-type="float">
            <text:p>-11.52139</text:p>
          </table:table-cell>
          <table:table-cell table:number-columns-repeated="2"/>
        </table:table-row>
        <table:table-row table:style-name="ro1">
          <table:table-cell office:value-type="time" office:time-value="PT16H16M58S" calcext:value-type="time">
            <text:p>16:16:58.00</text:p>
          </table:table-cell>
          <table:table-cell office:value-type="float" office:value="-0.1572019" calcext:value-type="float">
            <text:p>-0.1572019</text:p>
          </table:table-cell>
          <table:table-cell office:value-type="float" office:value="1.654316" calcext:value-type="float">
            <text:p>1.654316</text:p>
          </table:table-cell>
          <table:table-cell office:value-type="float" office:value="-130.69" calcext:value-type="float">
            <text:p>-130.69</text:p>
          </table:table-cell>
          <table:table-cell office:value-type="float" office:value="1.957828" calcext:value-type="float">
            <text:p>1.957828</text:p>
          </table:table-cell>
          <table:table-cell office:value-type="float" office:value="-114.3177" calcext:value-type="float">
            <text:p>-114.3177</text:p>
          </table:table-cell>
          <table:table-cell office:value-type="float" office:value="-11.52139" calcext:value-type="float">
            <text:p>-11.5213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8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-5.289678" calcext:value-type="float">
            <text:p>-5.289678</text:p>
          </table:table-cell>
          <table:table-cell office:value-type="float" office:value="1.451555" calcext:value-type="float">
            <text:p>1.451555</text:p>
          </table:table-cell>
          <table:table-cell table:number-columns-repeated="6"/>
        </table:table-row>
        <table:table-row table:style-name="ro1">
          <table:table-cell office:value-type="time" office:time-value="PT16H16M58S" calcext:value-type="time">
            <text:p>16:16:58.00</text:p>
          </table:table-cell>
          <table:table-cell office:value-type="float" office:value="-0.1572019" calcext:value-type="float">
            <text:p>-0.1572019</text:p>
          </table:table-cell>
          <table:table-cell office:value-type="float" office:value="1.654316" calcext:value-type="float">
            <text:p>1.654316</text:p>
          </table:table-cell>
          <table:table-cell office:value-type="float" office:value="-118.75" calcext:value-type="float">
            <text:p>-118.75</text:p>
          </table:table-cell>
          <table:table-cell office:value-type="float" office:value="5.136479" calcext:value-type="float">
            <text:p>5.136479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35.3926" calcext:value-type="float">
            <text:p>35.3926</text:p>
          </table:table-cell>
          <table:table-cell table:number-columns-repeated="2"/>
        </table:table-row>
        <table:table-row table:style-name="ro1">
          <table:table-cell office:value-type="time" office:time-value="PT16H16M59S" calcext:value-type="time">
            <text:p>16:16:59.00</text:p>
          </table:table-cell>
          <table:table-cell office:value-type="float" office:value="-0.1572019" calcext:value-type="float">
            <text:p>-0.1572019</text:p>
          </table:table-cell>
          <table:table-cell office:value-type="float" office:value="1.654316" calcext:value-type="float">
            <text:p>1.654316</text:p>
          </table:table-cell>
          <table:table-cell office:value-type="float" office:value="-146.03" calcext:value-type="float">
            <text:p>-146.03</text:p>
          </table:table-cell>
          <table:table-cell office:value-type="float" office:value="5.136479" calcext:value-type="float">
            <text:p>5.136479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19.0246" calcext:value-type="float">
            <text:p>19.0246</text:p>
          </table:table-cell>
          <table:table-cell table:number-columns-repeated="2"/>
        </table:table-row>
        <table:table-row table:style-name="ro1">
          <table:table-cell office:value-type="time" office:time-value="PT16H16M59S" calcext:value-type="time">
            <text:p>16:16:59.00</text:p>
          </table:table-cell>
          <table:table-cell office:value-type="float" office:value="-0.1572019" calcext:value-type="float">
            <text:p>-0.1572019</text:p>
          </table:table-cell>
          <table:table-cell office:value-type="float" office:value="1.654316" calcext:value-type="float">
            <text:p>1.654316</text:p>
          </table:table-cell>
          <table:table-cell office:value-type="float" office:value="160.76" calcext:value-type="float">
            <text:p>160.76</text:p>
          </table:table-cell>
          <table:table-cell office:value-type="float" office:value="5.136479" calcext:value-type="float">
            <text:p>5.136479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203.0986" calcext:value-type="float">
            <text:p>203.0986</text:p>
          </table:table-cell>
          <table:table-cell table:number-columns-repeated="2"/>
        </table:table-row>
        <table:table-row table:style-name="ro1">
          <table:table-cell office:value-type="time" office:time-value="PT16H17M01S" calcext:value-type="time">
            <text:p>16:17:01.00</text:p>
          </table:table-cell>
          <table:table-cell office:value-type="float" office:value="-0.6750761" calcext:value-type="float">
            <text:p>-0.6750761</text:p>
          </table:table-cell>
          <table:table-cell office:value-type="float" office:value="1.080348" calcext:value-type="float">
            <text:p>1.080348</text:p>
          </table:table-cell>
          <table:table-cell office:value-type="float" office:value="111.21" calcext:value-type="float">
            <text:p>111.21</text:p>
          </table:table-cell>
          <table:table-cell office:value-type="float" office:value="4.629508" calcext:value-type="float">
            <text:p>4.629508</text:p>
          </table:table-cell>
          <table:table-cell office:value-type="float" office:value="175.4009" calcext:value-type="float">
            <text:p>175.4009</text:p>
          </table:table-cell>
          <table:table-cell office:value-type="float" office:value="-38.51456" calcext:value-type="float">
            <text:p>-38.51456</text:p>
          </table:table-cell>
          <table:table-cell table:number-columns-repeated="2"/>
        </table:table-row>
        <table:table-row table:style-name="ro1">
          <table:table-cell office:value-type="time" office:time-value="PT16H17M03S" calcext:value-type="time">
            <text:p>16:17:03.00</text:p>
          </table:table-cell>
          <table:table-cell office:value-type="float" office:value="-1.823338" calcext:value-type="float">
            <text:p>-1.823338</text:p>
          </table:table-cell>
          <table:table-cell office:value-type="float" office:value="0.112471" calcext:value-type="float">
            <text:p>0.112471</text:p>
          </table:table-cell>
          <table:table-cell office:value-type="float" office:value="115.86" calcext:value-type="float">
            <text:p>115.86</text:p>
          </table:table-cell>
          <table:table-cell office:value-type="float" office:value="3.716" calcext:value-type="float">
            <text:p>3.716</text:p>
          </table:table-cell>
          <table:table-cell office:value-type="float" office:value="158.8779" calcext:value-type="float">
            <text:p>158.8779</text:p>
          </table:table-cell>
          <table:table-cell office:value-type="float" office:value="-25.81075" calcext:value-type="float">
            <text:p>-25.81075</text:p>
          </table:table-cell>
          <table:table-cell table:number-columns-repeated="2"/>
        </table:table-row>
        <table:table-row table:style-name="ro1">
          <table:table-cell office:value-type="time" office:time-value="PT16H17M05S" calcext:value-type="time">
            <text:p>16:17:05.00</text:p>
          </table:table-cell>
          <table:table-cell office:value-type="float" office:value="-3.016289" calcext:value-type="float">
            <text:p>-3.016289</text:p>
          </table:table-cell>
          <table:table-cell office:value-type="float" office:value="0.6188511" calcext:value-type="float">
            <text:p>0.6188511</text:p>
          </table:table-cell>
          <table:table-cell office:value-type="float" office:value="159.9" calcext:value-type="float">
            <text:p>159.9</text:p>
          </table:table-cell>
          <table:table-cell office:value-type="float" office:value="2.421093" calcext:value-type="float">
            <text:p>2.421093</text:p>
          </table:table-cell>
          <table:table-cell office:value-type="float" office:value="159.8831" calcext:value-type="float">
            <text:p>159.8831</text:p>
          </table:table-cell>
          <table:table-cell office:value-type="float" office:value="0.01016235" calcext:value-type="float">
            <text:p>0.01016235</text:p>
          </table:table-cell>
          <table:table-cell table:number-columns-repeated="2"/>
        </table:table-row>
        <table:table-row table:style-name="ro1">
          <table:table-cell office:value-type="time" office:time-value="PT16H17M07S" calcext:value-type="time">
            <text:p>16:17:07.00</text:p>
          </table:table-cell>
          <table:table-cell office:value-type="float" office:value="-3.173491" calcext:value-type="float">
            <text:p>-3.173491</text:p>
          </table:table-cell>
          <table:table-cell office:value-type="float" office:value="2.273168" calcext:value-type="float">
            <text:p>2.273168</text:p>
          </table:table-cell>
          <table:table-cell office:value-type="float" office:value="172.66" calcext:value-type="float">
            <text:p>172.66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-158.7812" calcext:value-type="float">
            <text:p>-158.7812</text:p>
          </table:table-cell>
          <table:table-cell office:value-type="float" office:value="198.8647" calcext:value-type="float">
            <text:p>198.8647</text:p>
          </table:table-cell>
          <table:table-cell table:number-columns-repeated="2"/>
        </table:table-row>
        <table:table-row table:style-name="ro1">
          <table:table-cell office:value-type="time" office:time-value="PT16H17M07S" calcext:value-type="time">
            <text:p>16:17:07.00</text:p>
          </table:table-cell>
          <table:table-cell office:value-type="float" office:value="-3.173491" calcext:value-type="float">
            <text:p>-3.173491</text:p>
          </table:table-cell>
          <table:table-cell office:value-type="float" office:value="2.273168" calcext:value-type="float">
            <text:p>2.273168</text:p>
          </table:table-cell>
          <table:table-cell office:value-type="float" office:value="135.69" calcext:value-type="float">
            <text:p>135.69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-158.7812" calcext:value-type="float">
            <text:p>-158.7812</text:p>
          </table:table-cell>
          <table:table-cell office:value-type="float" office:value="176.6828" calcext:value-type="float">
            <text:p>176.6828</text:p>
          </table:table-cell>
          <table:table-cell table:number-columns-repeated="2"/>
        </table:table-row>
        <table:table-row table:style-name="ro1">
          <table:table-cell office:value-type="time" office:time-value="PT16H17M08S" calcext:value-type="time">
            <text:p>16:17:08.00</text:p>
          </table:table-cell>
          <table:table-cell office:value-type="float" office:value="-4.028903" calcext:value-type="float">
            <text:p>-4.028903</text:p>
          </table:table-cell>
          <table:table-cell office:value-type="float" office:value="2.239374" calcext:value-type="float">
            <text:p>2.239374</text:p>
          </table:table-cell>
          <table:table-cell office:value-type="float" office:value="116.14" calcext:value-type="float">
            <text:p>116.14</text:p>
          </table:table-cell>
          <table:table-cell office:value-type="float" office:value="1.486677" calcext:value-type="float">
            <text:p>1.486677</text:p>
          </table:table-cell>
          <table:table-cell office:value-type="float" office:value="-158.7812" calcext:value-type="float">
            <text:p>-158.7812</text:p>
          </table:table-cell>
          <table:table-cell office:value-type="float" office:value="176.6828" calcext:value-type="float">
            <text:p>176.682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9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tellites Inital:</text:p>
          </table:table-cell>
          <table:table-cell office:value-type="string" calcext:value-type="string">
            <text:p><text:s/>[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]</text:p>
          </table:table-cell>
        </table:table-row>
        <table:table-row table:style-name="ro1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]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5/8/2024 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office:value-type="string" calcext:value-type="string">
            <text:p><text:s/>Steer (deg)</text:p>
          </table:table-cell>
          <table:table-cell table:number-columns-repeated="3"/>
        </table:table-row>
        <table:table-row table:style-name="ro1">
          <table:table-cell office:value-type="time" office:time-value="PT16H31M45S" calcext:value-type="time">
            <text:p>16:31:45.00</text:p>
          </table:table-cell>
          <table:table-cell office:value-type="float" office:value="-13.23655" calcext:value-type="float">
            <text:p>-13.23655</text:p>
          </table:table-cell>
          <table:table-cell office:value-type="float" office:value="-1.260931" calcext:value-type="float">
            <text:p>-1.260931</text:p>
          </table:table-cell>
          <table:table-cell office:value-type="float" office:value="-13.79" calcext:value-type="float">
            <text:p>-13.79</text:p>
          </table:table-cell>
          <table:table-cell office:value-type="float" office:value="13.29648" calcext:value-type="float">
            <text:p>13.29648</text:p>
          </table:table-cell>
          <table:table-cell office:value-type="float" office:value="5.441646" calcext:value-type="float">
            <text:p>5.441646</text:p>
          </table:table-cell>
          <table:table-cell office:value-type="float" office:value="-11.53899" calcext:value-type="float">
            <text:p>-11.53899</text:p>
          </table:table-cell>
          <table:table-cell table:number-columns-repeated="3"/>
        </table:table-row>
        <table:table-row table:style-name="ro1">
          <table:table-cell office:value-type="time" office:time-value="PT16H31M48S" calcext:value-type="time">
            <text:p>16:31:48.00</text:p>
          </table:table-cell>
          <table:table-cell office:value-type="float" office:value="-13.57409" calcext:value-type="float">
            <text:p>-13.57409</text:p>
          </table:table-cell>
          <table:table-cell office:value-type="float" office:value="-0.720755" calcext:value-type="float">
            <text:p>-0.720755</text:p>
          </table:table-cell>
          <table:table-cell office:value-type="float" office:value="-10.69" calcext:value-type="float">
            <text:p>-10.69</text:p>
          </table:table-cell>
          <table:table-cell office:value-type="float" office:value="13.59321" calcext:value-type="float">
            <text:p>13.59321</text:p>
          </table:table-cell>
          <table:table-cell office:value-type="float" office:value="3.039428" calcext:value-type="float">
            <text:p>3.039428</text:p>
          </table:table-cell>
          <table:table-cell office:value-type="float" office:value="-8.237657" calcext:value-type="float">
            <text:p>-8.237657</text:p>
          </table:table-cell>
          <table:table-cell table:number-columns-repeated="3"/>
        </table:table-row>
        <table:table-row table:style-name="ro1">
          <table:table-cell office:value-type="time" office:time-value="PT16H31M50S" calcext:value-type="time">
            <text:p>16:31:50.00</text:p>
          </table:table-cell>
          <table:table-cell office:value-type="float" office:value="-13.57409" calcext:value-type="float">
            <text:p>-13.57409</text:p>
          </table:table-cell>
          <table:table-cell office:value-type="float" office:value="-0.720755" calcext:value-type="float">
            <text:p>-0.720755</text:p>
          </table:table-cell>
          <table:table-cell office:value-type="float" office:value="-7.28" calcext:value-type="float">
            <text:p>-7.28</text:p>
          </table:table-cell>
          <table:table-cell office:value-type="float" office:value="13.59321" calcext:value-type="float">
            <text:p>13.59321</text:p>
          </table:table-cell>
          <table:table-cell office:value-type="float" office:value="3.039428" calcext:value-type="float">
            <text:p>3.039428</text:p>
          </table:table-cell>
          <table:table-cell office:value-type="float" office:value="-6.191657" calcext:value-type="float">
            <text:p>-6.191657</text:p>
          </table:table-cell>
          <table:table-cell table:number-columns-repeated="3"/>
        </table:table-row>
        <table:table-row table:style-name="ro1">
          <table:table-cell office:value-type="time" office:time-value="PT16H31M52S" calcext:value-type="time">
            <text:p>16:31:52.00</text:p>
          </table:table-cell>
          <table:table-cell office:value-type="float" office:value="-12.71868" calcext:value-type="float">
            <text:p>-12.71868</text:p>
          </table:table-cell>
          <table:table-cell office:value-type="float" office:value="-0.6869603" calcext:value-type="float">
            <text:p>-0.6869603</text:p>
          </table:table-cell>
          <table:table-cell office:value-type="float" office:value="-4.08" calcext:value-type="float">
            <text:p>-4.08</text:p>
          </table:table-cell>
          <table:table-cell office:value-type="float" office:value="12.73722" calcext:value-type="float">
            <text:p>12.73722</text:p>
          </table:table-cell>
          <table:table-cell office:value-type="float" office:value="3.09165" calcext:value-type="float">
            <text:p>3.09165</text:p>
          </table:table-cell>
          <table:table-cell office:value-type="float" office:value="-4.30299" calcext:value-type="float">
            <text:p>-4.30299</text:p>
          </table:table-cell>
          <table:table-cell table:number-columns-repeated="3"/>
        </table:table-row>
        <table:table-row table:style-name="ro1">
          <table:table-cell office:value-type="time" office:time-value="PT16H31M52S" calcext:value-type="time">
            <text:p>16:31:52.00</text:p>
          </table:table-cell>
          <table:table-cell office:value-type="float" office:value="-12.71868" calcext:value-type="float">
            <text:p>-12.71868</text:p>
          </table:table-cell>
          <table:table-cell office:value-type="float" office:value="-0.6869603" calcext:value-type="float">
            <text:p>-0.6869603</text:p>
          </table:table-cell>
          <table:table-cell office:value-type="float" office:value="6.46" calcext:value-type="float">
            <text:p>6.46</text:p>
          </table:table-cell>
          <table:table-cell office:value-type="float" office:value="12.73722" calcext:value-type="float">
            <text:p>12.73722</text:p>
          </table:table-cell>
          <table:table-cell office:value-type="float" office:value="3.09165" calcext:value-type="float">
            <text:p>3.09165</text:p>
          </table:table-cell>
          <table:table-cell office:value-type="float" office:value="2.02101" calcext:value-type="float">
            <text:p>2.02101</text:p>
          </table:table-cell>
          <table:table-cell table:number-columns-repeated="3"/>
        </table:table-row>
        <table:table-row table:style-name="ro1">
          <table:table-cell office:value-type="time" office:time-value="PT16H31M53S" calcext:value-type="time">
            <text:p>16:31:53.00</text:p>
          </table:table-cell>
          <table:table-cell office:value-type="float" office:value="-11.75075" calcext:value-type="float">
            <text:p>-11.75075</text:p>
          </table:table-cell>
          <table:table-cell office:value-type="float" office:value="-0.8332247" calcext:value-type="float">
            <text:p>-0.8332247</text:p>
          </table:table-cell>
          <table:table-cell office:value-type="float" office:value="6.08" calcext:value-type="float">
            <text:p>6.08</text:p>
          </table:table-cell>
          <table:table-cell office:value-type="float" office:value="11.78026" calcext:value-type="float">
            <text:p>11.78026</text:p>
          </table:table-cell>
          <table:table-cell office:value-type="float" office:value="4.055952" calcext:value-type="float">
            <text:p>4.055952</text:p>
          </table:table-cell>
          <table:table-cell office:value-type="float" office:value="1.214429" calcext:value-type="float">
            <text:p>1.214429</text:p>
          </table:table-cell>
          <table:table-cell table:number-columns-repeated="3"/>
        </table:table-row>
        <table:table-row table:style-name="ro1">
          <table:table-cell office:value-type="time" office:time-value="PT16H31M54S" calcext:value-type="time">
            <text:p>16:31:54.00</text:p>
          </table:table-cell>
          <table:table-cell office:value-type="float" office:value="-10.37747" calcext:value-type="float">
            <text:p>-10.37747</text:p>
          </table:table-cell>
          <table:table-cell office:value-type="float" office:value="-0.2254643" calcext:value-type="float">
            <text:p>-0.2254643</text:p>
          </table:table-cell>
          <table:table-cell office:value-type="float" office:value="-3.27" calcext:value-type="float">
            <text:p>-3.27</text:p>
          </table:table-cell>
          <table:table-cell office:value-type="float" office:value="10.37992" calcext:value-type="float">
            <text:p>10.37992</text:p>
          </table:table-cell>
          <table:table-cell office:value-type="float" office:value="1.244631" calcext:value-type="float">
            <text:p>1.244631</text:p>
          </table:table-cell>
          <table:table-cell office:value-type="float" office:value="-2.708779" calcext:value-type="float">
            <text:p>-2.708779</text:p>
          </table:table-cell>
          <table:table-cell table:number-columns-repeated="3"/>
        </table:table-row>
        <table:table-row table:style-name="ro1">
          <table:table-cell office:value-type="time" office:time-value="PT16H31M54S" calcext:value-type="time">
            <text:p>16:31:54.00</text:p>
          </table:table-cell>
          <table:table-cell office:value-type="float" office:value="-10.37747" calcext:value-type="float">
            <text:p>-10.37747</text:p>
          </table:table-cell>
          <table:table-cell office:value-type="float" office:value="-0.2254643" calcext:value-type="float">
            <text:p>-0.2254643</text:p>
          </table:table-cell>
          <table:table-cell office:value-type="float" office:value="-4.54" calcext:value-type="float">
            <text:p>-4.54</text:p>
          </table:table-cell>
          <table:table-cell office:value-type="float" office:value="10.37992" calcext:value-type="float">
            <text:p>10.37992</text:p>
          </table:table-cell>
          <table:table-cell office:value-type="float" office:value="1.244631" calcext:value-type="float">
            <text:p>1.244631</text:p>
          </table:table-cell>
          <table:table-cell office:value-type="float" office:value="-3.470779" calcext:value-type="float">
            <text:p>-3.470779</text:p>
          </table:table-cell>
          <table:table-cell table:number-columns-repeated="3"/>
        </table:table-row>
        <table:table-row table:style-name="ro1">
          <table:table-cell office:value-type="time" office:time-value="PT16H31M57S" calcext:value-type="time">
            <text:p>16:31:57.00</text:p>
          </table:table-cell>
          <table:table-cell office:value-type="float" office:value="-8.779153" calcext:value-type="float">
            <text:p>-8.779153</text:p>
          </table:table-cell>
          <table:table-cell office:value-type="float" office:value="0.02218174" calcext:value-type="float">
            <text:p>0.02218174</text:p>
          </table:table-cell>
          <table:table-cell office:value-type="float" office:value="-0.22" calcext:value-type="float">
            <text:p>-0.22</text:p>
          </table:table-cell>
          <table:table-cell office:value-type="float" office:value="8.779181" calcext:value-type="float">
            <text:p>8.779181</text:p>
          </table:table-cell>
          <table:table-cell office:value-type="float" office:value="-0.1447659" calcext:value-type="float">
            <text:p>-0.1447659</text:p>
          </table:table-cell>
          <table:table-cell office:value-type="float" office:value="-0.04514049" calcext:value-type="float">
            <text:p>-0.04514049</text:p>
          </table:table-cell>
          <table:table-cell table:number-columns-repeated="3"/>
        </table:table-row>
        <table:table-row table:style-name="ro1">
          <table:table-cell office:value-type="time" office:time-value="PT16H31M58S" calcext:value-type="time">
            <text:p>16:31:58.00</text:p>
          </table:table-cell>
          <table:table-cell office:value-type="float" office:value="-8.441615" calcext:value-type="float">
            <text:p>-8.441615</text:p>
          </table:table-cell>
          <table:table-cell office:value-type="float" office:value="-0.5179944" calcext:value-type="float">
            <text:p>-0.5179944</text:p>
          </table:table-cell>
          <table:table-cell office:value-type="float" office:value="-1.72" calcext:value-type="float">
            <text:p>-1.72</text:p>
          </table:table-cell>
          <table:table-cell office:value-type="float" office:value="8.457493" calcext:value-type="float">
            <text:p>8.457493</text:p>
          </table:table-cell>
          <table:table-cell office:value-type="float" office:value="3.51138" calcext:value-type="float">
            <text:p>3.51138</text:p>
          </table:table-cell>
          <table:table-cell office:value-type="float" office:value="-3.138829" calcext:value-type="float">
            <text:p>-3.138829</text:p>
          </table:table-cell>
          <table:table-cell table:number-columns-repeated="3"/>
        </table:table-row>
        <table:table-row table:style-name="ro1">
          <table:table-cell office:value-type="time" office:time-value="PT16H32M00S" calcext:value-type="time">
            <text:p>16:32:00.00</text:p>
          </table:table-cell>
          <table:table-cell office:value-type="float" office:value="-6.505765" calcext:value-type="float">
            <text:p>-6.505765</text:p>
          </table:table-cell>
          <table:table-cell office:value-type="float" office:value="-0.810522" calcext:value-type="float">
            <text:p>-0.810522</text:p>
          </table:table-cell>
          <table:table-cell office:value-type="float" office:value="-0.5" calcext:value-type="float">
            <text:p>-0.5</text:p>
          </table:table-cell>
          <table:table-cell office:value-type="float" office:value="6.55606" calcext:value-type="float">
            <text:p>6.55606</text:p>
          </table:table-cell>
          <table:table-cell office:value-type="float" office:value="7.101614" calcext:value-type="float">
            <text:p>7.101614</text:p>
          </table:table-cell>
          <table:table-cell office:value-type="float" office:value="-4.560968" calcext:value-type="float">
            <text:p>-4.560968</text:p>
          </table:table-cell>
          <table:table-cell table:number-columns-repeated="3"/>
        </table:table-row>
        <table:table-row table:style-name="ro1">
          <table:table-cell office:value-type="time" office:time-value="PT16H32M00S" calcext:value-type="time">
            <text:p>16:32:00.00</text:p>
          </table:table-cell>
          <table:table-cell office:value-type="float" office:value="-6.505765" calcext:value-type="float">
            <text:p>-6.505765</text:p>
          </table:table-cell>
          <table:table-cell office:value-type="float" office:value="-0.810522" calcext:value-type="float">
            <text:p>-0.810522</text:p>
          </table:table-cell>
          <table:table-cell office:value-type="float" office:value="6.1" calcext:value-type="float">
            <text:p>6.1</text:p>
          </table:table-cell>
          <table:table-cell office:value-type="float" office:value="6.55606" calcext:value-type="float">
            <text:p>6.55606</text:p>
          </table:table-cell>
          <table:table-cell office:value-type="float" office:value="7.101614" calcext:value-type="float">
            <text:p>7.101614</text:p>
          </table:table-cell>
          <table:table-cell office:value-type="float" office:value="-0.6009685" calcext:value-type="float">
            <text:p>-0.6009685</text:p>
          </table:table-cell>
          <table:table-cell table:number-columns-repeated="3"/>
        </table:table-row>
        <table:table-row table:style-name="ro1">
          <table:table-cell office:value-type="time" office:time-value="PT16H32M01S" calcext:value-type="time">
            <text:p>16:32:01.00</text:p>
          </table:table-cell>
          <table:table-cell office:value-type="float" office:value="-6.280739" calcext:value-type="float">
            <text:p>-6.280739</text:p>
          </table:table-cell>
          <table:table-cell office:value-type="float" office:value="-1.170638" calcext:value-type="float">
            <text:p>-1.170638</text:p>
          </table:table-cell>
          <table:table-cell office:value-type="float" office:value="6.12" calcext:value-type="float">
            <text:p>6.12</text:p>
          </table:table-cell>
          <table:table-cell office:value-type="float" office:value="6.388903" calcext:value-type="float">
            <text:p>6.388903</text:p>
          </table:table-cell>
          <table:table-cell office:value-type="float" office:value="10.55795" calcext:value-type="float">
            <text:p>10.55795</text:p>
          </table:table-cell>
          <table:table-cell office:value-type="float" office:value="-2.662771" calcext:value-type="float">
            <text:p>-2.662771</text:p>
          </table:table-cell>
          <table:table-cell table:number-columns-repeated="3"/>
        </table:table-row>
        <table:table-row table:style-name="ro1">
          <table:table-cell office:value-type="time" office:time-value="PT16H32M03S" calcext:value-type="time">
            <text:p>16:32:03.00</text:p>
          </table:table-cell>
          <table:table-cell office:value-type="float" office:value="-4.344888" calcext:value-type="float">
            <text:p>-4.344888</text:p>
          </table:table-cell>
          <table:table-cell office:value-type="float" office:value="-1.463167" calcext:value-type="float">
            <text:p>-1.463167</text:p>
          </table:table-cell>
          <table:table-cell office:value-type="float" office:value="7.11" calcext:value-type="float">
            <text:p>7.11</text:p>
          </table:table-cell>
          <table:table-cell office:value-type="float" office:value="4.584638" calcext:value-type="float">
            <text:p>4.584638</text:p>
          </table:table-cell>
          <table:table-cell office:value-type="float" office:value="18.61126" calcext:value-type="float">
            <text:p>18.61126</text:p>
          </table:table-cell>
          <table:table-cell office:value-type="float" office:value="-6.900758" calcext:value-type="float">
            <text:p>-6.900758</text:p>
          </table:table-cell>
          <table:table-cell table:number-columns-repeated="3"/>
        </table:table-row>
        <table:table-row table:style-name="ro1">
          <table:table-cell office:value-type="time" office:time-value="PT16H32M03S" calcext:value-type="time">
            <text:p>16:32:03.00</text:p>
          </table:table-cell>
          <table:table-cell office:value-type="float" office:value="-4.344888" calcext:value-type="float">
            <text:p>-4.344888</text:p>
          </table:table-cell>
          <table:table-cell office:value-type="float" office:value="-1.463167" calcext:value-type="float">
            <text:p>-1.463167</text:p>
          </table:table-cell>
          <table:table-cell office:value-type="float" office:value="15.28" calcext:value-type="float">
            <text:p>15.28</text:p>
          </table:table-cell>
          <table:table-cell office:value-type="float" office:value="4.584638" calcext:value-type="float">
            <text:p>4.584638</text:p>
          </table:table-cell>
          <table:table-cell office:value-type="float" office:value="18.61126" calcext:value-type="float">
            <text:p>18.61126</text:p>
          </table:table-cell>
          <table:table-cell office:value-type="float" office:value="-1.998758" calcext:value-type="float">
            <text:p>-1.998758</text:p>
          </table:table-cell>
          <table:table-cell table:number-columns-repeated="3"/>
        </table:table-row>
        <table:table-row table:style-name="ro1">
          <table:table-cell office:value-type="time" office:time-value="PT16H32M05S" calcext:value-type="time">
            <text:p>16:32:05.00</text:p>
          </table:table-cell>
          <table:table-cell office:value-type="float" office:value="-2.634062" calcext:value-type="float">
            <text:p>-2.634062</text:p>
          </table:table-cell>
          <table:table-cell office:value-type="float" office:value="-1.395581" calcext:value-type="float">
            <text:p>-1.395581</text:p>
          </table:table-cell>
          <table:table-cell office:value-type="float" office:value="19.25" calcext:value-type="float">
            <text:p>19.25</text:p>
          </table:table-cell>
          <table:table-cell office:value-type="float" office:value="2.980927" calcext:value-type="float">
            <text:p>2.980927</text:p>
          </table:table-cell>
          <table:table-cell office:value-type="float" office:value="27.91557" calcext:value-type="float">
            <text:p>27.91557</text:p>
          </table:table-cell>
          <table:table-cell office:value-type="float" office:value="-5.199339" calcext:value-type="float">
            <text:p>-5.199339</text:p>
          </table:table-cell>
          <table:table-cell table:number-columns-repeated="3"/>
        </table:table-row>
        <table:table-row table:style-name="ro1">
          <table:table-cell office:value-type="time" office:time-value="PT16H32M06S" calcext:value-type="time">
            <text:p>16:32:06.00</text:p>
          </table:table-cell>
          <table:table-cell office:value-type="float" office:value="-1.778649" calcext:value-type="float">
            <text:p>-1.778649</text:p>
          </table:table-cell>
          <table:table-cell office:value-type="float" office:value="-1.361787" calcext:value-type="float">
            <text:p>-1.361787</text:p>
          </table:table-cell>
          <table:table-cell office:value-type="float" office:value="23.42" calcext:value-type="float">
            <text:p>23.42</text:p>
          </table:table-cell>
          <table:table-cell office:value-type="float" office:value="2.240102" calcext:value-type="float">
            <text:p>2.240102</text:p>
          </table:table-cell>
          <table:table-cell office:value-type="float" office:value="37.43874" calcext:value-type="float">
            <text:p>37.43874</text:p>
          </table:table-cell>
          <table:table-cell office:value-type="float" office:value="-8.411246" calcext:value-type="float">
            <text:p>-8.411246</text:p>
          </table:table-cell>
          <table:table-cell table:number-columns-repeated="3"/>
        </table:table-row>
        <table:table-row table:style-name="ro1">
          <table:table-cell office:value-type="time" office:time-value="PT16H32M09S" calcext:value-type="time">
            <text:p>16:32:09.00</text:p>
          </table:table-cell>
          <table:table-cell office:value-type="float" office:value="0.4500509" calcext:value-type="float">
            <text:p>0.4500509</text:p>
          </table:table-cell>
          <table:table-cell office:value-type="float" office:value="-0.7202321" calcext:value-type="float">
            <text:p>-0.7202321</text:p>
          </table:table-cell>
          <table:table-cell office:value-type="float" office:value="35.21" calcext:value-type="float">
            <text:p>35.21</text:p>
          </table:table-cell>
          <table:table-cell office:value-type="float" office:value="0.8492822" calcext:value-type="float">
            <text:p>0.8492822</text:p>
          </table:table-cell>
          <table:table-cell office:value-type="float" office:value="37.43874" calcext:value-type="float">
            <text:p>37.43874</text:p>
          </table:table-cell>
          <table:table-cell office:value-type="float" office:value="-8.411246" calcext:value-type="float">
            <text:p>-8.4112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table:number-columns-repeated="7"/>
        </table:table-row>
        <table:table-row table:style-name="ro1">
          <table:table-cell office:value-type="time" office:time-value="PT16H32M09S" calcext:value-type="time">
            <text:p>16:32:09.00</text:p>
          </table:table-cell>
          <table:table-cell office:value-type="float" office:value="0.4500509" calcext:value-type="float">
            <text:p>0.4500509</text:p>
          </table:table-cell>
          <table:table-cell office:value-type="float" office:value="-0.7202321" calcext:value-type="float">
            <text:p>-0.7202321</text:p>
          </table:table-cell>
          <table:table-cell office:value-type="float" office:value="51.45" calcext:value-type="float">
            <text:p>51.45</text:p>
          </table:table-cell>
          <table:table-cell office:value-type="float" office:value="11.04067" calcext:value-type="float">
            <text:p>11.04067</text:p>
          </table:table-cell>
          <table:table-cell office:value-type="float" office:value="-58" calcext:value-type="float">
            <text:p>-58</text:p>
          </table:table-cell>
          <table:table-cell office:value-type="float" office:value="65.67" calcext:value-type="float">
            <text:p>65.67</text:p>
          </table:table-cell>
          <table:table-cell table:number-columns-repeated="3"/>
        </table:table-row>
        <table:table-row table:style-name="ro1">
          <table:table-cell office:value-type="time" office:time-value="PT16H32M10S" calcext:value-type="time">
            <text:p>16:32:10.00</text:p>
          </table:table-cell>
          <table:table-cell office:value-type="float" office:value="0.4500509" calcext:value-type="float">
            <text:p>0.4500509</text:p>
          </table:table-cell>
          <table:table-cell office:value-type="float" office:value="-0.7202321" calcext:value-type="float">
            <text:p>-0.7202321</text:p>
          </table:table-cell>
          <table:table-cell office:value-type="float" office:value="27.8" calcext:value-type="float">
            <text:p>27.8</text:p>
          </table:table-cell>
          <table:table-cell office:value-type="float" office:value="11.04067" calcext:value-type="float">
            <text:p>11.04067</text:p>
          </table:table-cell>
          <table:table-cell office:value-type="float" office:value="-58" calcext:value-type="float">
            <text:p>-58</text:p>
          </table:table-cell>
          <table:table-cell office:value-type="float" office:value="51.48" calcext:value-type="float">
            <text:p>51.48</text:p>
          </table:table-cell>
          <table:table-cell table:number-columns-repeated="3"/>
        </table:table-row>
        <table:table-row table:style-name="ro1">
          <table:table-cell office:value-type="time" office:time-value="PT16H32M11S" calcext:value-type="time">
            <text:p>16:32:11.00</text:p>
          </table:table-cell>
          <table:table-cell office:value-type="float" office:value="1.080438" calcext:value-type="float">
            <text:p>1.080438</text:p>
          </table:table-cell>
          <table:table-cell office:value-type="float" office:value="-0.3263223" calcext:value-type="float">
            <text:p>-0.3263223</text:p>
          </table:table-cell>
          <table:table-cell office:value-type="float" office:value="-21.14" calcext:value-type="float">
            <text:p>-21.14</text:p>
          </table:table-cell>
          <table:table-cell office:value-type="float" office:value="11.06566" calcext:value-type="float">
            <text:p>11.06566</text:p>
          </table:table-cell>
          <table:table-cell office:value-type="float" office:value="-61.85177" calcext:value-type="float">
            <text:p>-61.85177</text:p>
          </table:table-cell>
          <table:table-cell office:value-type="float" office:value="24.42706" calcext:value-type="float">
            <text:p>24.42706</text:p>
          </table:table-cell>
          <table:table-cell table:number-columns-repeated="3"/>
        </table:table-row>
        <table:table-row table:style-name="ro1">
          <table:table-cell office:value-type="time" office:time-value="PT16H32M11S" calcext:value-type="time">
            <text:p>16:32:11.00</text:p>
          </table:table-cell>
          <table:table-cell office:value-type="float" office:value="1.080438" calcext:value-type="float">
            <text:p>1.080438</text:p>
          </table:table-cell>
          <table:table-cell office:value-type="float" office:value="-0.3263223" calcext:value-type="float">
            <text:p>-0.3263223</text:p>
          </table:table-cell>
          <table:table-cell office:value-type="float" office:value="-68.68" calcext:value-type="float">
            <text:p>-68.68</text:p>
          </table:table-cell>
          <table:table-cell office:value-type="float" office:value="11.06566" calcext:value-type="float">
            <text:p>11.06566</text:p>
          </table:table-cell>
          <table:table-cell office:value-type="float" office:value="-61.85177" calcext:value-type="float">
            <text:p>-61.85177</text:p>
          </table:table-cell>
          <table:table-cell office:value-type="float" office:value="-4.096939" calcext:value-type="float">
            <text:p>-4.096939</text:p>
          </table:table-cell>
          <table:table-cell table:number-columns-repeated="3"/>
        </table:table-row>
        <table:table-row table:style-name="ro1">
          <table:table-cell office:value-type="time" office:time-value="PT16H32M13S" calcext:value-type="time">
            <text:p>16:32:13.00</text:p>
          </table:table-cell>
          <table:table-cell office:value-type="float" office:value="2.2287" calcext:value-type="float">
            <text:p>2.2287</text:p>
          </table:table-cell>
          <table:table-cell office:value-type="float" office:value="0.6415547" calcext:value-type="float">
            <text:p>0.6415547</text:p>
          </table:table-cell>
          <table:table-cell office:value-type="float" office:value="-79.75" calcext:value-type="float">
            <text:p>-79.75</text:p>
          </table:table-cell>
          <table:table-cell office:value-type="float" office:value="11.47182" calcext:value-type="float">
            <text:p>11.47182</text:p>
          </table:table-cell>
          <table:table-cell office:value-type="float" office:value="-69.20914" calcext:value-type="float">
            <text:p>-69.20914</text:p>
          </table:table-cell>
          <table:table-cell office:value-type="float" office:value="-6.324513" calcext:value-type="float">
            <text:p>-6.324513</text:p>
          </table:table-cell>
          <table:table-cell table:number-columns-repeated="3"/>
        </table:table-row>
        <table:table-row table:style-name="ro1">
          <table:table-cell office:value-type="time" office:time-value="PT16H32M15S" calcext:value-type="time">
            <text:p>16:32:15.00</text:p>
          </table:table-cell>
          <table:table-cell office:value-type="float" office:value="3.309138" calcext:value-type="float">
            <text:p>3.309138</text:p>
          </table:table-cell>
          <table:table-cell office:value-type="float" office:value="0.3152323" calcext:value-type="float">
            <text:p>0.3152323</text:p>
          </table:table-cell>
          <table:table-cell office:value-type="float" office:value="-70.73" calcext:value-type="float">
            <text:p>-70.73</text:p>
          </table:table-cell>
          <table:table-cell office:value-type="float" office:value="10.82026" calcext:value-type="float">
            <text:p>10.82026</text:p>
          </table:table-cell>
          <table:table-cell office:value-type="float" office:value="-73.94983" calcext:value-type="float">
            <text:p>-73.94983</text:p>
          </table:table-cell>
          <table:table-cell office:value-type="float" office:value="1.9319" calcext:value-type="float">
            <text:p>1.9319</text:p>
          </table:table-cell>
          <table:table-cell table:number-columns-repeated="3"/>
        </table:table-row>
        <table:table-row table:style-name="ro1">
          <table:table-cell office:value-type="time" office:time-value="PT16H32M17S" calcext:value-type="time">
            <text:p>16:32:17.00</text:p>
          </table:table-cell>
          <table:table-cell office:value-type="float" office:value="3.984215" calcext:value-type="float">
            <text:p>3.984215</text:p>
          </table:table-cell>
          <table:table-cell office:value-type="float" office:value="-0.7651159" calcext:value-type="float">
            <text:p>-0.7651159</text:p>
          </table:table-cell>
          <table:table-cell office:value-type="float" office:value="-73.1" calcext:value-type="float">
            <text:p>-73.1</text:p>
          </table:table-cell>
          <table:table-cell office:value-type="float" office:value="9.60176" calcext:value-type="float">
            <text:p>9.60176</text:p>
          </table:table-cell>
          <table:table-cell office:value-type="float" office:value="-76.03922" calcext:value-type="float">
            <text:p>-76.03922</text:p>
          </table:table-cell>
          <table:table-cell office:value-type="float" office:value="1.763535" calcext:value-type="float">
            <text:p>1.763535</text:p>
          </table:table-cell>
          <table:table-cell table:number-columns-repeated="3"/>
        </table:table-row>
        <table:table-row table:style-name="ro1">
          <table:table-cell office:value-type="time" office:time-value="PT16H32M17S" calcext:value-type="time">
            <text:p>16:32:17.00</text:p>
          </table:table-cell>
          <table:table-cell office:value-type="float" office:value="3.984215" calcext:value-type="float">
            <text:p>3.984215</text:p>
          </table:table-cell>
          <table:table-cell office:value-type="float" office:value="-0.7651159" calcext:value-type="float">
            <text:p>-0.7651159</text:p>
          </table:table-cell>
          <table:table-cell office:value-type="float" office:value="-83.31" calcext:value-type="float">
            <text:p>-83.31</text:p>
          </table:table-cell>
          <table:table-cell office:value-type="float" office:value="9.60176" calcext:value-type="float">
            <text:p>9.60176</text:p>
          </table:table-cell>
          <table:table-cell office:value-type="float" office:value="-76.03922" calcext:value-type="float">
            <text:p>-76.03922</text:p>
          </table:table-cell>
          <table:table-cell office:value-type="float" office:value="-4.362465" calcext:value-type="float">
            <text:p>-4.362465</text:p>
          </table:table-cell>
          <table:table-cell table:number-columns-repeated="3"/>
        </table:table-row>
        <table:table-row table:style-name="ro1">
          <table:table-cell office:value-type="time" office:time-value="PT16H32M18S" calcext:value-type="time">
            <text:p>16:32:18.00</text:p>
          </table:table-cell>
          <table:table-cell office:value-type="float" office:value="3.691365" calcext:value-type="float">
            <text:p>3.691365</text:p>
          </table:table-cell>
          <table:table-cell office:value-type="float" office:value="-1.699199" calcext:value-type="float">
            <text:p>-1.699199</text:p>
          </table:table-cell>
          <table:table-cell office:value-type="float" office:value="-83.68" calcext:value-type="float">
            <text:p>-83.68</text:p>
          </table:table-cell>
          <table:table-cell office:value-type="float" office:value="8.780718" calcext:value-type="float">
            <text:p>8.780718</text:p>
          </table:table-cell>
          <table:table-cell office:value-type="float" office:value="-72.71243" calcext:value-type="float">
            <text:p>-72.71243</text:p>
          </table:table-cell>
          <table:table-cell office:value-type="float" office:value="-6.580545" calcext:value-type="float">
            <text:p>-6.580545</text:p>
          </table:table-cell>
          <table:table-cell table:number-columns-repeated="3"/>
        </table:table-row>
        <table:table-row table:style-name="ro1">
          <table:table-cell office:value-type="time" office:time-value="PT16H32M19S" calcext:value-type="time">
            <text:p>16:32:19.00</text:p>
          </table:table-cell>
          <table:table-cell office:value-type="float" office:value="4.141416" calcext:value-type="float">
            <text:p>4.141416</text:p>
          </table:table-cell>
          <table:table-cell office:value-type="float" office:value="-2.419431" calcext:value-type="float">
            <text:p>-2.419431</text:p>
          </table:table-cell>
          <table:table-cell office:value-type="float" office:value="-81.25" calcext:value-type="float">
            <text:p>-81.25</text:p>
          </table:table-cell>
          <table:table-cell office:value-type="float" office:value="7.962203" calcext:value-type="float">
            <text:p>7.962203</text:p>
          </table:table-cell>
          <table:table-cell office:value-type="float" office:value="-74.26471" calcext:value-type="float">
            <text:p>-74.26471</text:p>
          </table:table-cell>
          <table:table-cell office:value-type="float" office:value="-4.191175" calcext:value-type="float">
            <text:p>-4.191175</text:p>
          </table:table-cell>
          <table:table-cell table:number-columns-repeated="3"/>
        </table:table-row>
        <table:table-row table:style-name="ro1">
          <table:table-cell office:value-type="time" office:time-value="PT16H32M19S" calcext:value-type="time">
            <text:p>16:32:19.00</text:p>
          </table:table-cell>
          <table:table-cell office:value-type="float" office:value="4.141416" calcext:value-type="float">
            <text:p>4.141416</text:p>
          </table:table-cell>
          <table:table-cell office:value-type="float" office:value="-2.419431" calcext:value-type="float">
            <text:p>-2.419431</text:p>
          </table:table-cell>
          <table:table-cell office:value-type="float" office:value="-79.7" calcext:value-type="float">
            <text:p>-79.7</text:p>
          </table:table-cell>
          <table:table-cell office:value-type="float" office:value="7.962203" calcext:value-type="float">
            <text:p>7.962203</text:p>
          </table:table-cell>
          <table:table-cell office:value-type="float" office:value="-74.26471" calcext:value-type="float">
            <text:p>-74.26471</text:p>
          </table:table-cell>
          <table:table-cell office:value-type="float" office:value="-3.261173" calcext:value-type="float">
            <text:p>-3.261173</text:p>
          </table:table-cell>
          <table:table-cell table:number-columns-repeated="3"/>
        </table:table-row>
        <table:table-row table:style-name="ro1">
          <table:table-cell office:value-type="time" office:time-value="PT16H32M22S" calcext:value-type="time">
            <text:p>16:32:22.00</text:p>
          </table:table-cell>
          <table:table-cell office:value-type="float" office:value="4.816492" calcext:value-type="float">
            <text:p>4.816492</text:p>
          </table:table-cell>
          <table:table-cell office:value-type="float" office:value="-3.49978" calcext:value-type="float">
            <text:p>-3.49978</text:p>
          </table:table-cell>
          <table:table-cell office:value-type="float" office:value="-77.15" calcext:value-type="float">
            <text:p>-77.15</text:p>
          </table:table-cell>
          <table:table-cell office:value-type="float" office:value="6.748703" calcext:value-type="float">
            <text:p>6.748703</text:p>
          </table:table-cell>
          <table:table-cell office:value-type="float" office:value="-77.29527" calcext:value-type="float">
            <text:p>-77.29527</text:p>
          </table:table-cell>
          <table:table-cell office:value-type="float" office:value="0.0871582" calcext:value-type="float">
            <text:p>0.0871582</text:p>
          </table:table-cell>
          <table:table-cell table:number-columns-repeated="3"/>
        </table:table-row>
        <table:table-row table:style-name="ro1">
          <table:table-cell office:value-type="time" office:time-value="PT16H32M23S" calcext:value-type="time">
            <text:p>16:32:23.00</text:p>
          </table:table-cell>
          <table:table-cell office:value-type="float" office:value="4.929006" calcext:value-type="float">
            <text:p>4.929006</text:p>
          </table:table-cell>
          <table:table-cell office:value-type="float" office:value="-3.679838" calcext:value-type="float">
            <text:p>-3.679838</text:p>
          </table:table-cell>
          <table:table-cell office:value-type="float" office:value="-77.04" calcext:value-type="float">
            <text:p>-77.04</text:p>
          </table:table-cell>
          <table:table-cell office:value-type="float" office:value="6.548684" calcext:value-type="float">
            <text:p>6.548684</text:p>
          </table:table-cell>
          <table:table-cell office:value-type="float" office:value="-77.90912" calcext:value-type="float">
            <text:p>-77.90912</text:p>
          </table:table-cell>
          <table:table-cell office:value-type="float" office:value="0.5214706" calcext:value-type="float">
            <text:p>0.5214706</text:p>
          </table:table-cell>
          <table:table-cell table:number-columns-repeated="3"/>
        </table:table-row>
        <table:table-row table:style-name="ro1">
          <table:table-cell office:value-type="time" office:time-value="PT16H32M23S" calcext:value-type="time">
            <text:p>16:32:23.00</text:p>
          </table:table-cell>
          <table:table-cell office:value-type="float" office:value="4.929006" calcext:value-type="float">
            <text:p>4.929006</text:p>
          </table:table-cell>
          <table:table-cell office:value-type="float" office:value="-3.679838" calcext:value-type="float">
            <text:p>-3.679838</text:p>
          </table:table-cell>
          <table:table-cell office:value-type="float" office:value="-79.29" calcext:value-type="float">
            <text:p>-79.29</text:p>
          </table:table-cell>
          <table:table-cell office:value-type="float" office:value="6.548684" calcext:value-type="float">
            <text:p>6.548684</text:p>
          </table:table-cell>
          <table:table-cell office:value-type="float" office:value="-77.90912" calcext:value-type="float">
            <text:p>-77.90912</text:p>
          </table:table-cell>
          <table:table-cell office:value-type="float" office:value="-0.8285295" calcext:value-type="float">
            <text:p>-0.8285295</text:p>
          </table:table-cell>
          <table:table-cell table:number-columns-repeated="3"/>
        </table:table-row>
        <table:table-row table:style-name="ro1">
          <table:table-cell office:value-type="time" office:time-value="PT16H32M23S" calcext:value-type="time">
            <text:p>16:32:23.00</text:p>
          </table:table-cell>
          <table:table-cell office:value-type="float" office:value="4.929006" calcext:value-type="float">
            <text:p>4.929006</text:p>
          </table:table-cell>
          <table:table-cell office:value-type="float" office:value="-3.679838" calcext:value-type="float">
            <text:p>-3.679838</text:p>
          </table:table-cell>
          <table:table-cell office:value-type="float" office:value="-81.75" calcext:value-type="float">
            <text:p>-81.75</text:p>
          </table:table-cell>
          <table:table-cell office:value-type="float" office:value="6.548684" calcext:value-type="float">
            <text:p>6.548684</text:p>
          </table:table-cell>
          <table:table-cell office:value-type="float" office:value="-77.90912" calcext:value-type="float">
            <text:p>-77.90912</text:p>
          </table:table-cell>
          <table:table-cell office:value-type="float" office:value="-2.304529" calcext:value-type="float">
            <text:p>-2.304529</text:p>
          </table:table-cell>
          <table:table-cell table:number-columns-repeated="3"/>
        </table:table-row>
        <table:table-row table:style-name="ro1">
          <table:table-cell office:value-type="time" office:time-value="PT16H32M23S" calcext:value-type="time">
            <text:p>16:32:23.00</text:p>
          </table:table-cell>
          <table:table-cell office:value-type="float" office:value="4.929006" calcext:value-type="float">
            <text:p>4.929006</text:p>
          </table:table-cell>
          <table:table-cell office:value-type="float" office:value="-3.679838" calcext:value-type="float">
            <text:p>-3.679838</text:p>
          </table:table-cell>
          <table:table-cell office:value-type="float" office:value="-81.97" calcext:value-type="float">
            <text:p>-81.97</text:p>
          </table:table-cell>
          <table:table-cell office:value-type="float" office:value="6.548684" calcext:value-type="float">
            <text:p>6.548684</text:p>
          </table:table-cell>
          <table:table-cell office:value-type="float" office:value="-77.90912" calcext:value-type="float">
            <text:p>-77.90912</text:p>
          </table:table-cell>
          <table:table-cell office:value-type="float" office:value="-2.43653" calcext:value-type="float">
            <text:p>-2.43653</text:p>
          </table:table-cell>
          <table:table-cell table:number-columns-repeated="3"/>
        </table:table-row>
        <table:table-row table:style-name="ro1">
          <table:table-cell office:value-type="time" office:time-value="PT16H32M27S" calcext:value-type="time">
            <text:p>16:32:27.00</text:p>
          </table:table-cell>
          <table:table-cell office:value-type="float" office:value="4.861182" calcext:value-type="float">
            <text:p>4.861182</text:p>
          </table:table-cell>
          <table:table-cell office:value-type="float" office:value="-4.974038" calcext:value-type="float">
            <text:p>-4.974038</text:p>
          </table:table-cell>
          <table:table-cell office:value-type="float" office:value="-80.46" calcext:value-type="float">
            <text:p>-80.46</text:p>
          </table:table-cell>
          <table:table-cell office:value-type="float" office:value="5.308135" calcext:value-type="float">
            <text:p>5.308135</text:p>
          </table:table-cell>
          <table:table-cell office:value-type="float" office:value="-74.26471" calcext:value-type="float">
            <text:p>-74.26471</text:p>
          </table:table-cell>
          <table:table-cell office:value-type="float" office:value="-3.717174" calcext:value-type="float">
            <text:p>-3.717174</text:p>
          </table:table-cell>
          <table:table-cell table:number-columns-repeated="3"/>
        </table:table-row>
        <table:table-row table:style-name="ro1">
          <table:table-cell office:value-type="time" office:time-value="PT16H32M29S" calcext:value-type="time">
            <text:p>16:32:29.00</text:p>
          </table:table-cell>
          <table:table-cell office:value-type="float" office:value="5.423745" calcext:value-type="float">
            <text:p>5.423745</text:p>
          </table:table-cell>
          <table:table-cell office:value-type="float" office:value="-5.874328" calcext:value-type="float">
            <text:p>-5.874328</text:p>
          </table:table-cell>
          <table:table-cell office:value-type="float" office:value="-78.38" calcext:value-type="float">
            <text:p>-78.38</text:p>
          </table:table-cell>
          <table:table-cell office:value-type="float" office:value="4.299313" calcext:value-type="float">
            <text:p>4.299313</text:p>
          </table:table-cell>
          <table:table-cell office:value-type="float" office:value="-78.23029" calcext:value-type="float">
            <text:p>-78.23029</text:p>
          </table:table-cell>
          <table:table-cell office:value-type="float" office:value="-0.08982239" calcext:value-type="float">
            <text:p>-0.08982239</text:p>
          </table:table-cell>
          <table:table-cell table:number-columns-repeated="3"/>
        </table:table-row>
        <table:table-row table:style-name="ro1">
          <table:table-cell office:value-type="time" office:time-value="PT16H32M31S" calcext:value-type="time">
            <text:p>16:32:31.00</text:p>
          </table:table-cell>
          <table:table-cell office:value-type="float" office:value="5.243408" calcext:value-type="float">
            <text:p>5.243408</text:p>
          </table:table-cell>
          <table:table-cell office:value-type="float" office:value="-6.988469" calcext:value-type="float">
            <text:p>-6.988469</text:p>
          </table:table-cell>
          <table:table-cell office:value-type="float" office:value="-78.50999" calcext:value-type="float">
            <text:p>-78.50999</text:p>
          </table:table-cell>
          <table:table-cell office:value-type="float" office:value="3.270407" calcext:value-type="float">
            <text:p>3.270407</text:p>
          </table:table-cell>
          <table:table-cell office:value-type="float" office:value="-71.13772" calcext:value-type="float">
            <text:p>-71.13772</text:p>
          </table:table-cell>
          <table:table-cell office:value-type="float" office:value="-4.423366" calcext:value-type="float">
            <text:p>-4.423366</text:p>
          </table:table-cell>
          <table:table-cell table:number-columns-repeated="3"/>
        </table:table-row>
        <table:table-row table:style-name="ro1">
          <table:table-cell office:value-type="time" office:time-value="PT16H32M33S" calcext:value-type="time">
            <text:p>16:32:33.00</text:p>
          </table:table-cell>
          <table:table-cell office:value-type="float" office:value="5.69346" calcext:value-type="float">
            <text:p>5.69346</text:p>
          </table:table-cell>
          <table:table-cell office:value-type="float" office:value="-7.708701" calcext:value-type="float">
            <text:p>-7.708701</text:p>
          </table:table-cell>
          <table:table-cell office:value-type="float" office:value="-77.28" calcext:value-type="float">
            <text:p>-77.28</text:p>
          </table:table-cell>
          <table:table-cell office:value-type="float" office:value="2.450967" calcext:value-type="float">
            <text:p>2.450967</text:p>
          </table:table-cell>
          <table:table-cell office:value-type="float" office:value="-75.65497" calcext:value-type="float">
            <text:p>-75.65497</text:p>
          </table:table-cell>
          <table:table-cell office:value-type="float" office:value="-0.9750183" calcext:value-type="float">
            <text:p>-0.9750183</text:p>
          </table:table-cell>
          <table:table-cell table:number-columns-repeated="3"/>
        </table:table-row>
        <table:table-row table:style-name="ro1">
          <table:table-cell office:value-type="time" office:time-value="PT16H32M33S" calcext:value-type="time">
            <text:p>16:32:33.00</text:p>
          </table:table-cell>
          <table:table-cell office:value-type="float" office:value="5.69346" calcext:value-type="float">
            <text:p>5.69346</text:p>
          </table:table-cell>
          <table:table-cell office:value-type="float" office:value="-7.708701" calcext:value-type="float">
            <text:p>-7.708701</text:p>
          </table:table-cell>
          <table:table-cell office:value-type="float" office:value="-76.37" calcext:value-type="float">
            <text:p>-76.37</text:p>
          </table:table-cell>
          <table:table-cell office:value-type="float" office:value="2.450967" calcext:value-type="float">
            <text:p>2.450967</text:p>
          </table:table-cell>
          <table:table-cell office:value-type="float" office:value="-75.65497" calcext:value-type="float">
            <text:p>-75.65497</text:p>
          </table:table-cell>
          <table:table-cell office:value-type="float" office:value="-0.4290162" calcext:value-type="float">
            <text:p>-0.4290162</text:p>
          </table:table-cell>
          <table:table-cell table:number-columns-repeated="3"/>
        </table:table-row>
        <table:table-row table:style-name="ro1">
          <table:table-cell office:value-type="time" office:time-value="PT16H32M34S" calcext:value-type="time">
            <text:p>16:32:34.00</text:p>
          </table:table-cell>
          <table:table-cell office:value-type="float" office:value="5.805972" calcext:value-type="float">
            <text:p>5.805972</text:p>
          </table:table-cell>
          <table:table-cell office:value-type="float" office:value="-7.888761" calcext:value-type="float">
            <text:p>-7.888761</text:p>
          </table:table-cell>
          <table:table-cell office:value-type="float" office:value="-78.54" calcext:value-type="float">
            <text:p>-78.54</text:p>
          </table:table-cell>
          <table:table-cell office:value-type="float" office:value="2.249567" calcext:value-type="float">
            <text:p>2.249567</text:p>
          </table:table-cell>
          <table:table-cell office:value-type="float" office:value="-77.29527" calcext:value-type="float">
            <text:p>-77.29527</text:p>
          </table:table-cell>
          <table:table-cell office:value-type="float" office:value="-0.7468414" calcext:value-type="float">
            <text:p>-0.7468414</text:p>
          </table:table-cell>
          <table:table-cell table:number-columns-repeated="3"/>
        </table:table-row>
        <table:table-row table:style-name="ro1">
          <table:table-cell office:value-type="time" office:time-value="PT16H32M34S" calcext:value-type="time">
            <text:p>16:32:34.00</text:p>
          </table:table-cell>
          <table:table-cell office:value-type="float" office:value="5.805972" calcext:value-type="float">
            <text:p>5.805972</text:p>
          </table:table-cell>
          <table:table-cell office:value-type="float" office:value="-7.888761" calcext:value-type="float">
            <text:p>-7.888761</text:p>
          </table:table-cell>
          <table:table-cell office:value-type="float" office:value="-82.2" calcext:value-type="float">
            <text:p>-82.2</text:p>
          </table:table-cell>
          <table:table-cell office:value-type="float" office:value="2.249567" calcext:value-type="float">
            <text:p>2.249567</text:p>
          </table:table-cell>
          <table:table-cell office:value-type="float" office:value="-77.29527" calcext:value-type="float">
            <text:p>-77.29527</text:p>
          </table:table-cell>
          <table:table-cell office:value-type="float" office:value="-2.942839" calcext:value-type="float">
            <text:p>-2.942839</text:p>
          </table:table-cell>
          <table:table-cell table:number-columns-repeated="3"/>
        </table:table-row>
        <table:table-row table:style-name="ro1">
          <table:table-cell office:value-type="time" office:time-value="PT16H32M35S" calcext:value-type="time">
            <text:p>16:32:35.00</text:p>
          </table:table-cell>
          <table:table-cell office:value-type="float" office:value="6.030997" calcext:value-type="float">
            <text:p>6.030997</text:p>
          </table:table-cell>
          <table:table-cell office:value-type="float" office:value="-8.248877" calcext:value-type="float">
            <text:p>-8.248877</text:p>
          </table:table-cell>
          <table:table-cell office:value-type="float" office:value="-81.6" calcext:value-type="float">
            <text:p>-81.6</text:p>
          </table:table-cell>
          <table:table-cell office:value-type="float" office:value="1.854096" calcext:value-type="float">
            <text:p>1.854096</text:p>
          </table:table-cell>
          <table:table-cell office:value-type="float" office:value="-77.29527" calcext:value-type="float">
            <text:p>-77.29527</text:p>
          </table:table-cell>
          <table:table-cell office:value-type="float" office:value="-2.942839" calcext:value-type="float">
            <text:p>-2.94283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3.48155" calcext:value-type="float">
            <text:p>13.48155</text:p>
          </table:table-cell>
          <table:table-cell office:value-type="float" office:value="-10.35307" calcext:value-type="float">
            <text:p>-10.35307</text:p>
          </table:table-cell>
          <table:table-cell table:number-columns-repeated="7"/>
        </table:table-row>
        <table:table-row table:style-name="ro1">
          <table:table-cell office:value-type="time" office:time-value="PT16H32M37S" calcext:value-type="time">
            <text:p>16:32:37.00</text:p>
          </table:table-cell>
          <table:table-cell office:value-type="float" office:value="5.850662" calcext:value-type="float">
            <text:p>5.850662</text:p>
          </table:table-cell>
          <table:table-cell office:value-type="float" office:value="-9.363018" calcext:value-type="float">
            <text:p>-9.363018</text:p>
          </table:table-cell>
          <table:table-cell office:value-type="float" office:value="-78.18999" calcext:value-type="float">
            <text:p>-78.18999</text:p>
          </table:table-cell>
          <table:table-cell office:value-type="float" office:value="7.694849" calcext:value-type="float">
            <text:p>7.694849</text:p>
          </table:table-cell>
          <table:table-cell office:value-type="float" office:value="-7.392442" calcext:value-type="float">
            <text:p>-7.392442</text:p>
          </table:table-cell>
          <table:table-cell office:value-type="float" office:value="-42.47853" calcext:value-type="float">
            <text:p>-42.47853</text:p>
          </table:table-cell>
          <table:table-cell table:number-columns-repeated="3"/>
        </table:table-row>
        <table:table-row table:style-name="ro1">
          <table:table-cell office:value-type="time" office:time-value="PT16H32M40S" calcext:value-type="time">
            <text:p>16:32:40.00</text:p>
          </table:table-cell>
          <table:table-cell office:value-type="float" office:value="6.3454" calcext:value-type="float">
            <text:p>6.3454</text:p>
          </table:table-cell>
          <table:table-cell office:value-type="float" office:value="-11.55751" calcext:value-type="float">
            <text:p>-11.55751</text:p>
          </table:table-cell>
          <table:table-cell office:value-type="float" office:value="-48.09" calcext:value-type="float">
            <text:p>-48.09</text:p>
          </table:table-cell>
          <table:table-cell office:value-type="float" office:value="7.23708" calcext:value-type="float">
            <text:p>7.23708</text:p>
          </table:table-cell>
          <table:table-cell office:value-type="float" office:value="9.580052" calcext:value-type="float">
            <text:p>9.580052</text:p>
          </table:table-cell>
          <table:table-cell office:value-type="float" office:value="-34.60203" calcext:value-type="float">
            <text:p>-34.60203</text:p>
          </table:table-cell>
          <table:table-cell table:number-columns-repeated="3"/>
        </table:table-row>
        <table:table-row table:style-name="ro1">
          <table:table-cell office:value-type="time" office:time-value="PT16H32M41S" calcext:value-type="time">
            <text:p>16:32:41.00</text:p>
          </table:table-cell>
          <table:table-cell office:value-type="float" office:value="6.795451" calcext:value-type="float">
            <text:p>6.795451</text:p>
          </table:table-cell>
          <table:table-cell office:value-type="float" office:value="-12.27774" calcext:value-type="float">
            <text:p>-12.27774</text:p>
          </table:table-cell>
          <table:table-cell office:value-type="float" office:value="-7.74" calcext:value-type="float">
            <text:p>-7.74</text:p>
          </table:table-cell>
          <table:table-cell office:value-type="float" office:value="6.957606" calcext:value-type="float">
            <text:p>6.957606</text:p>
          </table:table-cell>
          <table:table-cell office:value-type="float" office:value="16.05903" calcext:value-type="float">
            <text:p>16.05903</text:p>
          </table:table-cell>
          <table:table-cell office:value-type="float" office:value="-14.27942" calcext:value-type="float">
            <text:p>-14.27942</text:p>
          </table:table-cell>
          <table:table-cell table:number-columns-repeated="3"/>
        </table:table-row>
        <table:table-row table:style-name="ro1">
          <table:table-cell office:value-type="time" office:time-value="PT16H32M41S" calcext:value-type="time">
            <text:p>16:32:41.00</text:p>
          </table:table-cell>
          <table:table-cell office:value-type="float" office:value="6.795451" calcext:value-type="float">
            <text:p>6.795451</text:p>
          </table:table-cell>
          <table:table-cell office:value-type="float" office:value="-12.27774" calcext:value-type="float">
            <text:p>-12.27774</text:p>
          </table:table-cell>
          <table:table-cell office:value-type="float" office:value="25.12" calcext:value-type="float">
            <text:p>25.12</text:p>
          </table:table-cell>
          <table:table-cell office:value-type="float" office:value="6.957606" calcext:value-type="float">
            <text:p>6.957606</text:p>
          </table:table-cell>
          <table:table-cell office:value-type="float" office:value="16.05903" calcext:value-type="float">
            <text:p>16.05903</text:p>
          </table:table-cell>
          <table:table-cell office:value-type="float" office:value="5.436584" calcext:value-type="float">
            <text:p>5.436584</text:p>
          </table:table-cell>
          <table:table-cell table:number-columns-repeated="3"/>
        </table:table-row>
        <table:table-row table:style-name="ro1">
          <table:table-cell office:value-type="time" office:time-value="PT16H32M42S" calcext:value-type="time">
            <text:p>16:32:42.00</text:p>
          </table:table-cell>
          <table:table-cell office:value-type="float" office:value="7.13299" calcext:value-type="float">
            <text:p>7.13299</text:p>
          </table:table-cell>
          <table:table-cell office:value-type="float" office:value="-12.81791" calcext:value-type="float">
            <text:p>-12.81791</text:p>
          </table:table-cell>
          <table:table-cell office:value-type="float" office:value="23.3" calcext:value-type="float">
            <text:p>23.3</text:p>
          </table:table-cell>
          <table:table-cell office:value-type="float" office:value="6.810263" calcext:value-type="float">
            <text:p>6.810263</text:p>
          </table:table-cell>
          <table:table-cell office:value-type="float" office:value="21.21879" calcext:value-type="float">
            <text:p>21.21879</text:p>
          </table:table-cell>
          <table:table-cell office:value-type="float" office:value="1.248728" calcext:value-type="float">
            <text:p>1.248728</text:p>
          </table:table-cell>
          <table:table-cell table:number-columns-repeated="3"/>
        </table:table-row>
        <table:table-row table:style-name="ro1">
          <table:table-cell office:value-type="time" office:time-value="PT16H32M42S" calcext:value-type="time">
            <text:p>16:32:42.00</text:p>
          </table:table-cell>
          <table:table-cell office:value-type="float" office:value="7.13299" calcext:value-type="float">
            <text:p>7.13299</text:p>
          </table:table-cell>
          <table:table-cell office:value-type="float" office:value="-12.81791" calcext:value-type="float">
            <text:p>-12.81791</text:p>
          </table:table-cell>
          <table:table-cell office:value-type="float" office:value="10.96" calcext:value-type="float">
            <text:p>10.96</text:p>
          </table:table-cell>
          <table:table-cell office:value-type="float" office:value="6.810263" calcext:value-type="float">
            <text:p>6.810263</text:p>
          </table:table-cell>
          <table:table-cell office:value-type="float" office:value="21.21879" calcext:value-type="float">
            <text:p>21.21879</text:p>
          </table:table-cell>
          <table:table-cell office:value-type="float" office:value="-6.155272" calcext:value-type="float">
            <text:p>-6.155272</text:p>
          </table:table-cell>
          <table:table-cell table:number-columns-repeated="3"/>
        </table:table-row>
        <table:table-row table:style-name="ro1">
          <table:table-cell office:value-type="time" office:time-value="PT16H32M44S" calcext:value-type="time">
            <text:p>16:32:44.00</text:p>
          </table:table-cell>
          <table:table-cell office:value-type="float" office:value="8.213428" calcext:value-type="float">
            <text:p>8.213428</text:p>
          </table:table-cell>
          <table:table-cell office:value-type="float" office:value="-13.14424" calcext:value-type="float">
            <text:p>-13.14424</text:p>
          </table:table-cell>
          <table:table-cell office:value-type="float" office:value="15.1" calcext:value-type="float">
            <text:p>15.1</text:p>
          </table:table-cell>
          <table:table-cell office:value-type="float" office:value="5.961855" calcext:value-type="float">
            <text:p>5.961855</text:p>
          </table:table-cell>
          <table:table-cell office:value-type="float" office:value="27.91558" calcext:value-type="float">
            <text:p>27.91558</text:p>
          </table:table-cell>
          <table:table-cell office:value-type="float" office:value="-7.689349" calcext:value-type="float">
            <text:p>-7.689349</text:p>
          </table:table-cell>
          <table:table-cell table:number-columns-repeated="3"/>
        </table:table-row>
        <table:table-row table:style-name="ro1">
          <table:table-cell office:value-type="time" office:time-value="PT16H32M46S" calcext:value-type="time">
            <text:p>16:32:46.00</text:p>
          </table:table-cell>
          <table:table-cell office:value-type="float" office:value="9.586714" calcext:value-type="float">
            <text:p>9.586714</text:p>
          </table:table-cell>
          <table:table-cell office:value-type="float" office:value="-12.53648" calcext:value-type="float">
            <text:p>-12.53648</text:p>
          </table:table-cell>
          <table:table-cell office:value-type="float" office:value="28.81" calcext:value-type="float">
            <text:p>28.81</text:p>
          </table:table-cell>
          <table:table-cell office:value-type="float" office:value="4.465087" calcext:value-type="float">
            <text:p>4.465087</text:p>
          </table:table-cell>
          <table:table-cell office:value-type="float" office:value="29.27448" calcext:value-type="float">
            <text:p>29.27448</text:p>
          </table:table-cell>
          <table:table-cell office:value-type="float" office:value="-0.2786911" calcext:value-type="float">
            <text:p>-0.2786911</text:p>
          </table:table-cell>
          <table:table-cell table:number-columns-repeated="3"/>
        </table:table-row>
        <table:table-row table:style-name="ro1">
          <table:table-cell office:value-type="time" office:time-value="PT16H32M48S" calcext:value-type="time">
            <text:p>16:32:48.00</text:p>
          </table:table-cell>
          <table:table-cell office:value-type="float" office:value="10.44213" calcext:value-type="float">
            <text:p>10.44213</text:p>
          </table:table-cell>
          <table:table-cell office:value-type="float" office:value="-12.50268" calcext:value-type="float">
            <text:p>-12.50268</text:p>
          </table:table-cell>
          <table:table-cell office:value-type="float" office:value="30.75" calcext:value-type="float">
            <text:p>30.75</text:p>
          </table:table-cell>
          <table:table-cell office:value-type="float" office:value="3.722756" calcext:value-type="float">
            <text:p>3.722756</text:p>
          </table:table-cell>
          <table:table-cell office:value-type="float" office:value="35.26957" calcext:value-type="float">
            <text:p>35.26957</text:p>
          </table:table-cell>
          <table:table-cell office:value-type="float" office:value="-2.71174" calcext:value-type="float">
            <text:p>-2.71174</text:p>
          </table:table-cell>
          <table:table-cell table:number-columns-repeated="3"/>
        </table:table-row>
        <table:table-row table:style-name="ro1">
          <table:table-cell office:value-type="time" office:time-value="PT16H32M50S" calcext:value-type="time">
            <text:p>16:32:50.00</text:p>
          </table:table-cell>
          <table:table-cell office:value-type="float" office:value="11.81541" calcext:value-type="float">
            <text:p>11.81541</text:p>
          </table:table-cell>
          <table:table-cell office:value-type="float" office:value="-11.89492" calcext:value-type="float">
            <text:p>-11.89492</text:p>
          </table:table-cell>
          <table:table-cell office:value-type="float" office:value="30.99" calcext:value-type="float">
            <text:p>30.99</text:p>
          </table:table-cell>
          <table:table-cell office:value-type="float" office:value="2.270089" calcext:value-type="float">
            <text:p>2.270089</text:p>
          </table:table-cell>
          <table:table-cell office:value-type="float" office:value="42.78122" calcext:value-type="float">
            <text:p>42.78122</text:p>
          </table:table-cell>
          <table:table-cell office:value-type="float" office:value="-7.07473" calcext:value-type="float">
            <text:p>-7.07473</text:p>
          </table:table-cell>
          <table:table-cell table:number-columns-repeated="3"/>
        </table:table-row>
        <table:table-row table:style-name="ro1">
          <table:table-cell office:value-type="time" office:time-value="PT16H32M50S" calcext:value-type="time">
            <text:p>16:32:50.00</text:p>
          </table:table-cell>
          <table:table-cell office:value-type="float" office:value="11.81541" calcext:value-type="float">
            <text:p>11.81541</text:p>
          </table:table-cell>
          <table:table-cell office:value-type="float" office:value="-11.89492" calcext:value-type="float">
            <text:p>-11.89492</text:p>
          </table:table-cell>
          <table:table-cell office:value-type="float" office:value="40.66" calcext:value-type="float">
            <text:p>40.66</text:p>
          </table:table-cell>
          <table:table-cell office:value-type="float" office:value="2.270089" calcext:value-type="float">
            <text:p>2.270089</text:p>
          </table:table-cell>
          <table:table-cell office:value-type="float" office:value="42.78122" calcext:value-type="float">
            <text:p>42.78122</text:p>
          </table:table-cell>
          <table:table-cell office:value-type="float" office:value="-1.27273" calcext:value-type="float">
            <text:p>-1.27273</text:p>
          </table:table-cell>
          <table:table-cell table:number-columns-repeated="3"/>
        </table:table-row>
        <table:table-row table:style-name="ro1">
          <table:table-cell office:value-type="time" office:time-value="PT16H32M51S" calcext:value-type="time">
            <text:p>16:32:51.00</text:p>
          </table:table-cell>
          <table:table-cell office:value-type="float" office:value="12.4458" calcext:value-type="float">
            <text:p>12.4458</text:p>
          </table:table-cell>
          <table:table-cell office:value-type="float" office:value="-11.50101" calcext:value-type="float">
            <text:p>-11.50101</text:p>
          </table:table-cell>
          <table:table-cell office:value-type="float" office:value="43.23" calcext:value-type="float">
            <text:p>43.23</text:p>
          </table:table-cell>
          <table:table-cell office:value-type="float" office:value="1.546136" calcext:value-type="float">
            <text:p>1.546136</text:p>
          </table:table-cell>
          <table:table-cell office:value-type="float" office:value="42.78122" calcext:value-type="float">
            <text:p>42.78122</text:p>
          </table:table-cell>
          <table:table-cell office:value-type="float" office:value="-1.27273" calcext:value-type="float">
            <text:p>-1.2727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8.43528" calcext:value-type="float">
            <text:p>18.43528</text:p>
          </table:table-cell>
          <table:table-cell office:value-type="float" office:value="-4.253284" calcext:value-type="float">
            <text:p>-4.253284</text:p>
          </table:table-cell>
          <table:table-cell table:number-columns-repeated="7"/>
        </table:table-row>
        <table:table-row table:style-name="ro1">
          <table:table-cell office:value-type="time" office:time-value="PT16H32M51S" calcext:value-type="time">
            <text:p>16:32:51.00</text:p>
          </table:table-cell>
          <table:table-cell office:value-type="float" office:value="12.4458" calcext:value-type="float">
            <text:p>12.4458</text:p>
          </table:table-cell>
          <table:table-cell office:value-type="float" office:value="-11.50101" calcext:value-type="float">
            <text:p>-11.50101</text:p>
          </table:table-cell>
          <table:table-cell office:value-type="float" office:value="41.72" calcext:value-type="float">
            <text:p>41.72</text:p>
          </table:table-cell>
          <table:table-cell office:value-type="float" office:value="9.402306" calcext:value-type="float">
            <text:p>9.402306</text:p>
          </table:table-cell>
          <table:table-cell office:value-type="float" office:value="50.4299" calcext:value-type="float">
            <text:p>50.4299</text:p>
          </table:table-cell>
          <table:table-cell office:value-type="float" office:value="-5.225945" calcext:value-type="float">
            <text:p>-5.225945</text:p>
          </table:table-cell>
          <table:table-cell table:number-columns-repeated="3"/>
        </table:table-row>
        <table:table-row table:style-name="ro1">
          <table:table-cell office:value-type="time" office:time-value="PT16H32M52S" calcext:value-type="time">
            <text:p>16:32:52.00</text:p>
          </table:table-cell>
          <table:table-cell office:value-type="float" office:value="13.07619" calcext:value-type="float">
            <text:p>13.07619</text:p>
          </table:table-cell>
          <table:table-cell office:value-type="float" office:value="-11.1071" calcext:value-type="float">
            <text:p>-11.1071</text:p>
          </table:table-cell>
          <table:table-cell office:value-type="float" office:value="46.04" calcext:value-type="float">
            <text:p>46.04</text:p>
          </table:table-cell>
          <table:table-cell office:value-type="float" office:value="8.700266" calcext:value-type="float">
            <text:p>8.700266</text:p>
          </table:table-cell>
          <table:table-cell office:value-type="float" office:value="51.9777" calcext:value-type="float">
            <text:p>51.9777</text:p>
          </table:table-cell>
          <table:table-cell office:value-type="float" office:value="-3.562619" calcext:value-type="float">
            <text:p>-3.562619</text:p>
          </table:table-cell>
          <table:table-cell table:number-columns-repeated="3"/>
        </table:table-row>
        <table:table-row table:style-name="ro1">
          <table:table-cell office:value-type="time" office:time-value="PT16H32M52S" calcext:value-type="time">
            <text:p>16:32:52.00</text:p>
          </table:table-cell>
          <table:table-cell office:value-type="float" office:value="13.07619" calcext:value-type="float">
            <text:p>13.07619</text:p>
          </table:table-cell>
          <table:table-cell office:value-type="float" office:value="-11.1071" calcext:value-type="float">
            <text:p>-11.1071</text:p>
          </table:table-cell>
          <table:table-cell office:value-type="float" office:value="51.07" calcext:value-type="float">
            <text:p>51.07</text:p>
          </table:table-cell>
          <table:table-cell office:value-type="float" office:value="8.700266" calcext:value-type="float">
            <text:p>8.700266</text:p>
          </table:table-cell>
          <table:table-cell office:value-type="float" office:value="51.9777" calcext:value-type="float">
            <text:p>51.9777</text:p>
          </table:table-cell>
          <table:table-cell office:value-type="float" office:value="-0.5446175" calcext:value-type="float">
            <text:p>-0.5446175</text:p>
          </table:table-cell>
          <table:table-cell table:number-columns-repeated="3"/>
        </table:table-row>
        <table:table-row table:style-name="ro1">
          <table:table-cell office:value-type="time" office:time-value="PT16H32M57S" calcext:value-type="time">
            <text:p>16:32:57.00</text:p>
          </table:table-cell>
          <table:table-cell office:value-type="float" office:value="15.89059" calcext:value-type="float">
            <text:p>15.89059</text:p>
          </table:table-cell>
          <table:table-cell office:value-type="float" office:value="-8.597379" calcext:value-type="float">
            <text:p>-8.597379</text:p>
          </table:table-cell>
          <table:table-cell office:value-type="float" office:value="50.62" calcext:value-type="float">
            <text:p>50.62</text:p>
          </table:table-cell>
          <table:table-cell office:value-type="float" office:value="5.03454" calcext:value-type="float">
            <text:p>5.03454</text:p>
          </table:table-cell>
          <table:table-cell office:value-type="float" office:value="59.63905" calcext:value-type="float">
            <text:p>59.63905</text:p>
          </table:table-cell>
          <table:table-cell office:value-type="float" office:value="-5.411428" calcext:value-type="float">
            <text:p>-5.411428</text:p>
          </table:table-cell>
          <table:table-cell table:number-columns-repeated="3"/>
        </table:table-row>
        <table:table-row table:style-name="ro1">
          <table:table-cell office:value-type="time" office:time-value="PT16H32M58S" calcext:value-type="time">
            <text:p>16:32:58.00</text:p>
          </table:table-cell>
          <table:table-cell office:value-type="float" office:value="16.29595" calcext:value-type="float">
            <text:p>16.29595</text:p>
          </table:table-cell>
          <table:table-cell office:value-type="float" office:value="-7.843351" calcext:value-type="float">
            <text:p>-7.843351</text:p>
          </table:table-cell>
          <table:table-cell office:value-type="float" office:value="54.05" calcext:value-type="float">
            <text:p>54.05</text:p>
          </table:table-cell>
          <table:table-cell office:value-type="float" office:value="4.17915" calcext:value-type="float">
            <text:p>4.17915</text:p>
          </table:table-cell>
          <table:table-cell office:value-type="float" office:value="59.20925" calcext:value-type="float">
            <text:p>59.20925</text:p>
          </table:table-cell>
          <table:table-cell office:value-type="float" office:value="-3.095551" calcext:value-type="float">
            <text:p>-3.095551</text:p>
          </table:table-cell>
          <table:table-cell table:number-columns-repeated="3"/>
        </table:table-row>
        <table:table-row table:style-name="ro1">
          <table:table-cell office:value-type="time" office:time-value="PT16H32M58S" calcext:value-type="time">
            <text:p>16:32:58.00</text:p>
          </table:table-cell>
          <table:table-cell office:value-type="float" office:value="16.29595" calcext:value-type="float">
            <text:p>16.29595</text:p>
          </table:table-cell>
          <table:table-cell office:value-type="float" office:value="-7.843351" calcext:value-type="float">
            <text:p>-7.843351</text:p>
          </table:table-cell>
          <table:table-cell office:value-type="float" office:value="58.58" calcext:value-type="float">
            <text:p>58.58</text:p>
          </table:table-cell>
          <table:table-cell office:value-type="float" office:value="4.17915" calcext:value-type="float">
            <text:p>4.17915</text:p>
          </table:table-cell>
          <table:table-cell office:value-type="float" office:value="59.20925" calcext:value-type="float">
            <text:p>59.20925</text:p>
          </table:table-cell>
          <table:table-cell office:value-type="float" office:value="-0.3775521" calcext:value-type="float">
            <text:p>-0.3775521</text:p>
          </table:table-cell>
          <table:table-cell table:number-columns-repeated="3"/>
        </table:table-row>
        <table:table-row table:style-name="ro1">
          <table:table-cell office:value-type="time" office:time-value="PT16H32M59S" calcext:value-type="time">
            <text:p>16:32:59.00</text:p>
          </table:table-cell>
          <table:table-cell office:value-type="float" office:value="16.81383" calcext:value-type="float">
            <text:p>16.81383</text:p>
          </table:table-cell>
          <table:table-cell office:value-type="float" office:value="-7.269386" calcext:value-type="float">
            <text:p>-7.269386</text:p>
          </table:table-cell>
          <table:table-cell office:value-type="float" office:value="57.59" calcext:value-type="float">
            <text:p>57.59</text:p>
          </table:table-cell>
          <table:table-cell office:value-type="float" office:value="3.424321" calcext:value-type="float">
            <text:p>3.424321</text:p>
          </table:table-cell>
          <table:table-cell office:value-type="float" office:value="61.73761" calcext:value-type="float">
            <text:p>61.73761</text:p>
          </table:table-cell>
          <table:table-cell office:value-type="float" office:value="-2.488568" calcext:value-type="float">
            <text:p>-2.488568</text:p>
          </table:table-cell>
          <table:table-cell table:number-columns-repeated="3"/>
        </table:table-row>
        <table:table-row table:style-name="ro1">
          <table:table-cell office:value-type="time" office:time-value="PT16H32M59S" calcext:value-type="time">
            <text:p>16:32:59.00</text:p>
          </table:table-cell>
          <table:table-cell office:value-type="float" office:value="16.81383" calcext:value-type="float">
            <text:p>16.81383</text:p>
          </table:table-cell>
          <table:table-cell office:value-type="float" office:value="-7.269386" calcext:value-type="float">
            <text:p>-7.269386</text:p>
          </table:table-cell>
          <table:table-cell office:value-type="float" office:value="57.47" calcext:value-type="float">
            <text:p>57.47</text:p>
          </table:table-cell>
          <table:table-cell office:value-type="float" office:value="3.424321" calcext:value-type="float">
            <text:p>3.424321</text:p>
          </table:table-cell>
          <table:table-cell office:value-type="float" office:value="61.73761" calcext:value-type="float">
            <text:p>61.73761</text:p>
          </table:table-cell>
          <table:table-cell office:value-type="float" office:value="-2.56057" calcext:value-type="float">
            <text:p>-2.56057</text:p>
          </table:table-cell>
          <table:table-cell table:number-columns-repeated="3"/>
        </table:table-row>
        <table:table-row table:style-name="ro1">
          <table:table-cell office:value-type="time" office:time-value="PT16H33M01S" calcext:value-type="time">
            <text:p>16:33:01.00</text:p>
          </table:table-cell>
          <table:table-cell office:value-type="float" office:value="17.21919" calcext:value-type="float">
            <text:p>17.21919</text:p>
          </table:table-cell>
          <table:table-cell office:value-type="float" office:value="-6.515357" calcext:value-type="float">
            <text:p>-6.515357</text:p>
          </table:table-cell>
          <table:table-cell office:value-type="float" office:value="59.13" calcext:value-type="float">
            <text:p>59.13</text:p>
          </table:table-cell>
          <table:table-cell office:value-type="float" office:value="2.568238" calcext:value-type="float">
            <text:p>2.568238</text:p>
          </table:table-cell>
          <table:table-cell office:value-type="float" office:value="61.73759" calcext:value-type="float">
            <text:p>61.73759</text:p>
          </table:table-cell>
          <table:table-cell office:value-type="float" office:value="-1.564559" calcext:value-type="float">
            <text:p>-1.564559</text:p>
          </table:table-cell>
          <table:table-cell table:number-columns-repeated="3"/>
        </table:table-row>
        <table:table-row table:style-name="ro1">
          <table:table-cell office:value-type="time" office:time-value="PT16H33M03S" calcext:value-type="time">
            <text:p>16:33:03.00</text:p>
          </table:table-cell>
          <table:table-cell office:value-type="float" office:value="18.14242" calcext:value-type="float">
            <text:p>18.14242</text:p>
          </table:table-cell>
          <table:table-cell office:value-type="float" office:value="-5.187366" calcext:value-type="float">
            <text:p>-5.187366</text:p>
          </table:table-cell>
          <table:table-cell office:value-type="float" office:value="59.33" calcext:value-type="float">
            <text:p>59.33</text:p>
          </table:table-cell>
          <table:table-cell office:value-type="float" office:value="0.9789141" calcext:value-type="float">
            <text:p>0.9789141</text:p>
          </table:table-cell>
          <table:table-cell office:value-type="float" office:value="61.73759" calcext:value-type="float">
            <text:p>61.73759</text:p>
          </table:table-cell>
          <table:table-cell office:value-type="float" office:value="-1.564559" calcext:value-type="float">
            <text:p>-1.56455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8.21183" calcext:value-type="float">
            <text:p>18.21183</text:p>
          </table:table-cell>
          <table:table-cell office:value-type="float" office:value="3.118006" calcext:value-type="float">
            <text:p>3.118006</text:p>
          </table:table-cell>
          <table:table-cell table:number-columns-repeated="7"/>
        </table:table-row>
        <table:table-row table:style-name="ro1">
          <table:table-cell office:value-type="time" office:time-value="PT16H33M05S" calcext:value-type="time">
            <text:p>16:33:05.00</text:p>
          </table:table-cell>
          <table:table-cell office:value-type="float" office:value="19.06566" calcext:value-type="float">
            <text:p>19.06566</text:p>
          </table:table-cell>
          <table:table-cell office:value-type="float" office:value="-3.859374" calcext:value-type="float">
            <text:p>-3.859374</text:p>
          </table:table-cell>
          <table:table-cell office:value-type="float" office:value="58.54" calcext:value-type="float">
            <text:p>58.54</text:p>
          </table:table-cell>
          <table:table-cell office:value-type="float" office:value="7.029429" calcext:value-type="float">
            <text:p>7.029429</text:p>
          </table:table-cell>
          <table:table-cell office:value-type="float" office:value="96.9767" calcext:value-type="float">
            <text:p>96.9767</text:p>
          </table:table-cell>
          <table:table-cell office:value-type="float" office:value="-23.06202" calcext:value-type="float">
            <text:p>-23.06202</text:p>
          </table:table-cell>
          <table:table-cell table:number-columns-repeated="3"/>
        </table:table-row>
        <table:table-row table:style-name="ro1">
          <table:table-cell office:value-type="time" office:time-value="PT16H33M06S" calcext:value-type="time">
            <text:p>16:33:06.00</text:p>
          </table:table-cell>
          <table:table-cell office:value-type="float" office:value="19.47102" calcext:value-type="float">
            <text:p>19.47102</text:p>
          </table:table-cell>
          <table:table-cell office:value-type="float" office:value="-3.105345" calcext:value-type="float">
            <text:p>-3.105345</text:p>
          </table:table-cell>
          <table:table-cell office:value-type="float" office:value="84.6" calcext:value-type="float">
            <text:p>84.6</text:p>
          </table:table-cell>
          <table:table-cell office:value-type="float" office:value="6.349463" calcext:value-type="float">
            <text:p>6.349463</text:p>
          </table:table-cell>
          <table:table-cell office:value-type="float" office:value="101.4385" calcext:value-type="float">
            <text:p>101.4385</text:p>
          </table:table-cell>
          <table:table-cell office:value-type="float" office:value="-10.10307" calcext:value-type="float">
            <text:p>-10.10307</text:p>
          </table:table-cell>
          <table:table-cell table:number-columns-repeated="3"/>
        </table:table-row>
        <table:table-row table:style-name="ro1">
          <table:table-cell office:value-type="time" office:time-value="PT16H33M06S" calcext:value-type="time">
            <text:p>16:33:06.00</text:p>
          </table:table-cell>
          <table:table-cell office:value-type="float" office:value="19.47102" calcext:value-type="float">
            <text:p>19.47102</text:p>
          </table:table-cell>
          <table:table-cell office:value-type="float" office:value="-3.105345" calcext:value-type="float">
            <text:p>-3.105345</text:p>
          </table:table-cell>
          <table:table-cell office:value-type="float" office:value="112.17" calcext:value-type="float">
            <text:p>112.17</text:p>
          </table:table-cell>
          <table:table-cell office:value-type="float" office:value="6.349463" calcext:value-type="float">
            <text:p>6.349463</text:p>
          </table:table-cell>
          <table:table-cell office:value-type="float" office:value="101.4385" calcext:value-type="float">
            <text:p>101.4385</text:p>
          </table:table-cell>
          <table:table-cell office:value-type="float" office:value="6.438927" calcext:value-type="float">
            <text:p>6.438927</text:p>
          </table:table-cell>
          <table:table-cell table:number-columns-repeated="3"/>
        </table:table-row>
        <table:table-row table:style-name="ro1">
          <table:table-cell office:value-type="time" office:time-value="PT16H33M08S" calcext:value-type="time">
            <text:p>16:33:08.00</text:p>
          </table:table-cell>
          <table:table-cell office:value-type="float" office:value="20.39426" calcext:value-type="float">
            <text:p>20.39426</text:p>
          </table:table-cell>
          <table:table-cell office:value-type="float" office:value="-1.777353" calcext:value-type="float">
            <text:p>-1.777353</text:p>
          </table:table-cell>
          <table:table-cell office:value-type="float" office:value="106.35" calcext:value-type="float">
            <text:p>106.35</text:p>
          </table:table-cell>
          <table:table-cell office:value-type="float" office:value="5.359809" calcext:value-type="float">
            <text:p>5.359809</text:p>
          </table:table-cell>
          <table:table-cell office:value-type="float" office:value="114.0281" calcext:value-type="float">
            <text:p>114.0281</text:p>
          </table:table-cell>
          <table:table-cell office:value-type="float" office:value="-4.606861" calcext:value-type="float">
            <text:p>-4.606861</text:p>
          </table:table-cell>
          <table:table-cell table:number-columns-repeated="3"/>
        </table:table-row>
        <table:table-row table:style-name="ro1">
          <table:table-cell office:value-type="time" office:time-value="PT16H33M08S" calcext:value-type="time">
            <text:p>16:33:08.00</text:p>
          </table:table-cell>
          <table:table-cell office:value-type="float" office:value="20.39426" calcext:value-type="float">
            <text:p>20.39426</text:p>
          </table:table-cell>
          <table:table-cell office:value-type="float" office:value="-1.777353" calcext:value-type="float">
            <text:p>-1.777353</text:p>
          </table:table-cell>
          <table:table-cell office:value-type="float" office:value="102.34" calcext:value-type="float">
            <text:p>102.34</text:p>
          </table:table-cell>
          <table:table-cell office:value-type="float" office:value="5.359809" calcext:value-type="float">
            <text:p>5.359809</text:p>
          </table:table-cell>
          <table:table-cell office:value-type="float" office:value="114.0281" calcext:value-type="float">
            <text:p>114.0281</text:p>
          </table:table-cell>
          <table:table-cell office:value-type="float" office:value="-7.012862" calcext:value-type="float">
            <text:p>-7.012862</text:p>
          </table:table-cell>
          <table:table-cell table:number-columns-repeated="3"/>
        </table:table-row>
        <table:table-row table:style-name="ro1">
          <table:table-cell office:value-type="time" office:time-value="PT16H33M09S" calcext:value-type="time">
            <text:p>16:33:09.00</text:p>
          </table:table-cell>
          <table:table-cell office:value-type="float" office:value="20.05672" calcext:value-type="float">
            <text:p>20.05672</text:p>
          </table:table-cell>
          <table:table-cell office:value-type="float" office:value="-1.237178" calcext:value-type="float">
            <text:p>-1.237178</text:p>
          </table:table-cell>
          <table:table-cell office:value-type="float" office:value="111.11" calcext:value-type="float">
            <text:p>111.11</text:p>
          </table:table-cell>
          <table:table-cell office:value-type="float" office:value="4.729827" calcext:value-type="float">
            <text:p>4.729827</text:p>
          </table:table-cell>
          <table:table-cell office:value-type="float" office:value="112.9579" calcext:value-type="float">
            <text:p>112.9579</text:p>
          </table:table-cell>
          <table:table-cell office:value-type="float" office:value="-1.108759" calcext:value-type="float">
            <text:p>-1.108759</text:p>
          </table:table-cell>
          <table:table-cell table:number-columns-repeated="3"/>
        </table:table-row>
        <table:table-row table:style-name="ro1">
          <table:table-cell office:value-type="time" office:time-value="PT16H33M11S" calcext:value-type="time">
            <text:p>16:33:11.00</text:p>
          </table:table-cell>
          <table:table-cell office:value-type="float" office:value="20.01204" calcext:value-type="float">
            <text:p>20.01204</text:p>
          </table:table-cell>
          <table:table-cell office:value-type="float" office:value="0.2370796" calcext:value-type="float">
            <text:p>0.2370796</text:p>
          </table:table-cell>
          <table:table-cell office:value-type="float" office:value="114.9" calcext:value-type="float">
            <text:p>114.9</text:p>
          </table:table-cell>
          <table:table-cell office:value-type="float" office:value="3.397129" calcext:value-type="float">
            <text:p>3.397129</text:p>
          </table:table-cell>
          <table:table-cell office:value-type="float" office:value="122.0001" calcext:value-type="float">
            <text:p>122.0001</text:p>
          </table:table-cell>
          <table:table-cell office:value-type="float" office:value="-4.26004" calcext:value-type="float">
            <text:p>-4.26004</text:p>
          </table:table-cell>
          <table:table-cell table:number-columns-repeated="3"/>
        </table:table-row>
        <table:table-row table:style-name="ro1">
          <table:table-cell office:value-type="time" office:time-value="PT16H33M14S" calcext:value-type="time">
            <text:p>16:33:14.00</text:p>
          </table:table-cell>
          <table:table-cell office:value-type="float" office:value="19.51729" calcext:value-type="float">
            <text:p>19.51729</text:p>
          </table:table-cell>
          <table:table-cell office:value-type="float" office:value="2.431568" calcext:value-type="float">
            <text:p>2.431568</text:p>
          </table:table-cell>
          <table:table-cell office:value-type="float" office:value="118.09" calcext:value-type="float">
            <text:p>118.09</text:p>
          </table:table-cell>
          <table:table-cell office:value-type="float" office:value="1.474937" calcext:value-type="float">
            <text:p>1.474937</text:p>
          </table:table-cell>
          <table:table-cell office:value-type="float" office:value="122.0001" calcext:value-type="float">
            <text:p>122.0001</text:p>
          </table:table-cell>
          <table:table-cell office:value-type="float" office:value="-4.26004" calcext:value-type="float">
            <text:p>-4.2600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5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0.94161" calcext:value-type="float">
            <text:p>10.94161</text:p>
          </table:table-cell>
          <table:table-cell office:value-type="float" office:value="6.336348" calcext:value-type="float">
            <text:p>6.336348</text:p>
          </table:table-cell>
          <table:table-cell table:number-columns-repeated="7"/>
        </table:table-row>
        <table:table-row table:style-name="ro1">
          <table:table-cell office:value-type="time" office:time-value="PT16H33M15S" calcext:value-type="time">
            <text:p>16:33:15.00</text:p>
          </table:table-cell>
          <table:table-cell office:value-type="float" office:value="19.17975" calcext:value-type="float">
            <text:p>19.17975</text:p>
          </table:table-cell>
          <table:table-cell office:value-type="float" office:value="2.97174" calcext:value-type="float">
            <text:p>2.97174</text:p>
          </table:table-cell>
          <table:table-cell office:value-type="float" office:value="124.67" calcext:value-type="float">
            <text:p>124.67</text:p>
          </table:table-cell>
          <table:table-cell office:value-type="float" office:value="8.898742" calcext:value-type="float">
            <text:p>8.898742</text:p>
          </table:table-cell>
          <table:table-cell office:value-type="float" office:value="157.784" calcext:value-type="float">
            <text:p>157.784</text:p>
          </table:table-cell>
          <table:table-cell office:value-type="float" office:value="-19.8684" calcext:value-type="float">
            <text:p>-19.8684</text:p>
          </table:table-cell>
          <table:table-cell table:number-columns-repeated="3"/>
        </table:table-row>
        <table:table-row table:style-name="ro1">
          <table:table-cell office:value-type="time" office:time-value="PT16H33M15S" calcext:value-type="time">
            <text:p>16:33:15.00</text:p>
          </table:table-cell>
          <table:table-cell office:value-type="float" office:value="19.17975" calcext:value-type="float">
            <text:p>19.17975</text:p>
          </table:table-cell>
          <table:table-cell office:value-type="float" office:value="2.97174" calcext:value-type="float">
            <text:p>2.97174</text:p>
          </table:table-cell>
          <table:table-cell office:value-type="float" office:value="156.61" calcext:value-type="float">
            <text:p>156.61</text:p>
          </table:table-cell>
          <table:table-cell office:value-type="float" office:value="8.898742" calcext:value-type="float">
            <text:p>8.898742</text:p>
          </table:table-cell>
          <table:table-cell office:value-type="float" office:value="157.784" calcext:value-type="float">
            <text:p>157.784</text:p>
          </table:table-cell>
          <table:table-cell office:value-type="float" office:value="-0.7043976" calcext:value-type="float">
            <text:p>-0.7043976</text:p>
          </table:table-cell>
          <table:table-cell table:number-columns-repeated="3"/>
        </table:table-row>
        <table:table-row table:style-name="ro1">
          <table:table-cell office:value-type="time" office:time-value="PT16H33M16S" calcext:value-type="time">
            <text:p>16:33:16.00</text:p>
          </table:table-cell>
          <table:table-cell office:value-type="float" office:value="18.7297" calcext:value-type="float">
            <text:p>18.7297</text:p>
          </table:table-cell>
          <table:table-cell office:value-type="float" office:value="3.691974" calcext:value-type="float">
            <text:p>3.691974</text:p>
          </table:table-cell>
          <table:table-cell office:value-type="float" office:value="167.42" calcext:value-type="float">
            <text:p>167.42</text:p>
          </table:table-cell>
          <table:table-cell office:value-type="float" office:value="8.224787" calcext:value-type="float">
            <text:p>8.224787</text:p>
          </table:table-cell>
          <table:table-cell office:value-type="float" office:value="161.2456" calcext:value-type="float">
            <text:p>161.2456</text:p>
          </table:table-cell>
          <table:table-cell office:value-type="float" office:value="3.704663" calcext:value-type="float">
            <text:p>3.704663</text:p>
          </table:table-cell>
          <table:table-cell table:number-columns-repeated="3"/>
        </table:table-row>
        <table:table-row table:style-name="ro1">
          <table:table-cell office:value-type="time" office:time-value="PT16H33M16S" calcext:value-type="time">
            <text:p>16:33:16.00</text:p>
          </table:table-cell>
          <table:table-cell office:value-type="float" office:value="18.7297" calcext:value-type="float">
            <text:p>18.7297</text:p>
          </table:table-cell>
          <table:table-cell office:value-type="float" office:value="3.691974" calcext:value-type="float">
            <text:p>3.691974</text:p>
          </table:table-cell>
          <table:table-cell office:value-type="float" office:value="157.41" calcext:value-type="float">
            <text:p>157.41</text:p>
          </table:table-cell>
          <table:table-cell office:value-type="float" office:value="8.224787" calcext:value-type="float">
            <text:p>8.224787</text:p>
          </table:table-cell>
          <table:table-cell office:value-type="float" office:value="161.2456" calcext:value-type="float">
            <text:p>161.2456</text:p>
          </table:table-cell>
          <table:table-cell office:value-type="float" office:value="-2.301334" calcext:value-type="float">
            <text:p>-2.301334</text:p>
          </table:table-cell>
          <table:table-cell table:number-columns-repeated="3"/>
        </table:table-row>
        <table:table-row table:style-name="ro1">
          <table:table-cell office:value-type="time" office:time-value="PT16H33M18S" calcext:value-type="time">
            <text:p>16:33:18.00</text:p>
          </table:table-cell>
          <table:table-cell office:value-type="float" office:value="17.8296" calcext:value-type="float">
            <text:p>17.8296</text:p>
          </table:table-cell>
          <table:table-cell office:value-type="float" office:value="5.132438" calcext:value-type="float">
            <text:p>5.132438</text:p>
          </table:table-cell>
          <table:table-cell office:value-type="float" office:value="154.75" calcext:value-type="float">
            <text:p>154.75</text:p>
          </table:table-cell>
          <table:table-cell office:value-type="float" office:value="6.992414" calcext:value-type="float">
            <text:p>6.992414</text:p>
          </table:table-cell>
          <table:table-cell office:value-type="float" office:value="170.0858" calcext:value-type="float">
            <text:p>170.0858</text:p>
          </table:table-cell>
          <table:table-cell office:value-type="float" office:value="-9.201462" calcext:value-type="float">
            <text:p>-9.201462</text:p>
          </table:table-cell>
          <table:table-cell table:number-columns-repeated="3"/>
        </table:table-row>
        <table:table-row table:style-name="ro1">
          <table:table-cell office:value-type="time" office:time-value="PT16H33M20S" calcext:value-type="time">
            <text:p>16:33:20.00</text:p>
          </table:table-cell>
          <table:table-cell office:value-type="float" office:value="16.00626" calcext:value-type="float">
            <text:p>16.00626</text:p>
          </table:table-cell>
          <table:table-cell office:value-type="float" office:value="5.244907" calcext:value-type="float">
            <text:p>5.244907</text:p>
          </table:table-cell>
          <table:table-cell office:value-type="float" office:value="166.82" calcext:value-type="float">
            <text:p>166.82</text:p>
          </table:table-cell>
          <table:table-cell office:value-type="float" office:value="5.180923" calcext:value-type="float">
            <text:p>5.180923</text:p>
          </table:table-cell>
          <table:table-cell office:value-type="float" office:value="167.8387" calcext:value-type="float">
            <text:p>167.8387</text:p>
          </table:table-cell>
          <table:table-cell office:value-type="float" office:value="-0.6111969" calcext:value-type="float">
            <text:p>-0.6111969</text:p>
          </table:table-cell>
          <table:table-cell table:number-columns-repeated="3"/>
        </table:table-row>
        <table:table-row table:style-name="ro1">
          <table:table-cell office:value-type="time" office:time-value="PT16H33M22S" calcext:value-type="time">
            <text:p>16:33:22.00</text:p>
          </table:table-cell>
          <table:table-cell office:value-type="float" office:value="14.7008" calcext:value-type="float">
            <text:p>14.7008</text:p>
          </table:table-cell>
          <table:table-cell office:value-type="float" office:value="5.931348" calcext:value-type="float">
            <text:p>5.931348</text:p>
          </table:table-cell>
          <table:table-cell office:value-type="float" office:value="170.71" calcext:value-type="float">
            <text:p>170.71</text:p>
          </table:table-cell>
          <table:table-cell office:value-type="float" office:value="3.780944" calcext:value-type="float">
            <text:p>3.780944</text:p>
          </table:table-cell>
          <table:table-cell office:value-type="float" office:value="173.8509" calcext:value-type="float">
            <text:p>173.8509</text:p>
          </table:table-cell>
          <table:table-cell office:value-type="float" office:value="-1.88454" calcext:value-type="float">
            <text:p>-1.88454</text:p>
          </table:table-cell>
          <table:table-cell table:number-columns-repeated="3"/>
        </table:table-row>
        <table:table-row table:style-name="ro1">
          <table:table-cell office:value-type="time" office:time-value="PT16H33M23S" calcext:value-type="time">
            <text:p>16:33:23.00</text:p>
          </table:table-cell>
          <table:table-cell office:value-type="float" office:value="14.36326" calcext:value-type="float">
            <text:p>14.36326</text:p>
          </table:table-cell>
          <table:table-cell office:value-type="float" office:value="6.471521" calcext:value-type="float">
            <text:p>6.471521</text:p>
          </table:table-cell>
          <table:table-cell office:value-type="float" office:value="170.11" calcext:value-type="float">
            <text:p>170.11</text:p>
          </table:table-cell>
          <table:table-cell office:value-type="float" office:value="3.424323" calcext:value-type="float">
            <text:p>3.424323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208.7086" calcext:value-type="float">
            <text:p>208.7086</text:p>
          </table:table-cell>
          <table:table-cell table:number-columns-repeated="3"/>
        </table:table-row>
        <table:table-row table:style-name="ro1">
          <table:table-cell office:value-type="time" office:time-value="PT16H33M23S" calcext:value-type="time">
            <text:p>16:33:23.00</text:p>
          </table:table-cell>
          <table:table-cell office:value-type="float" office:value="14.36326" calcext:value-type="float">
            <text:p>14.36326</text:p>
          </table:table-cell>
          <table:table-cell office:value-type="float" office:value="6.471521" calcext:value-type="float">
            <text:p>6.471521</text:p>
          </table:table-cell>
          <table:table-cell office:value-type="float" office:value="141.16" calcext:value-type="float">
            <text:p>141.16</text:p>
          </table:table-cell>
          <table:table-cell office:value-type="float" office:value="3.424323" calcext:value-type="float">
            <text:p>3.424323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191.3386" calcext:value-type="float">
            <text:p>191.3386</text:p>
          </table:table-cell>
          <table:table-cell table:number-columns-repeated="3"/>
        </table:table-row>
        <table:table-row table:style-name="ro1">
          <table:table-cell office:value-type="time" office:time-value="PT16H33M25S" calcext:value-type="time">
            <text:p>16:33:25.00</text:p>
          </table:table-cell>
          <table:table-cell office:value-type="float" office:value="12.65244" calcext:value-type="float">
            <text:p>12.65244</text:p>
          </table:table-cell>
          <table:table-cell office:value-type="float" office:value="6.403936" calcext:value-type="float">
            <text:p>6.403936</text:p>
          </table:table-cell>
          <table:table-cell office:value-type="float" office:value="112.62" calcext:value-type="float">
            <text:p>112.62</text:p>
          </table:table-cell>
          <table:table-cell office:value-type="float" office:value="1.712162" calcext:value-type="float">
            <text:p>1.712162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191.3386" calcext:value-type="float">
            <text:p>191.338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6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.926911" calcext:value-type="float">
            <text:p>2.926911</text:p>
          </table:table-cell>
          <table:table-cell office:value-type="float" office:value="2.329665" calcext:value-type="float">
            <text:p>2.329665</text:p>
          </table:table-cell>
          <table:table-cell table:number-columns-repeated="7"/>
        </table:table-row>
        <table:table-row table:style-name="ro1">
          <table:table-cell office:value-type="time" office:time-value="PT16H33M25S" calcext:value-type="time">
            <text:p>16:33:25.00</text:p>
          </table:table-cell>
          <table:table-cell office:value-type="float" office:value="12.65244" calcext:value-type="float">
            <text:p>12.65244</text:p>
          </table:table-cell>
          <table:table-cell office:value-type="float" office:value="6.403936" calcext:value-type="float">
            <text:p>6.403936</text:p>
          </table:table-cell>
          <table:table-cell office:value-type="float" office:value="99.77" calcext:value-type="float">
            <text:p>99.77</text:p>
          </table:table-cell>
          <table:table-cell office:value-type="float" office:value="10.54446" calcext:value-type="float">
            <text:p>10.54446</text:p>
          </table:table-cell>
          <table:table-cell office:value-type="float" office:value="-157.2699" calcext:value-type="float">
            <text:p>-157.2699</text:p>
          </table:table-cell>
          <table:table-cell office:value-type="float" office:value="154.224" calcext:value-type="float">
            <text:p>154.224</text:p>
          </table:table-cell>
          <table:table-cell table:number-columns-repeated="3"/>
        </table:table-row>
        <table:table-row table:style-name="ro1">
          <table:table-cell office:value-type="time" office:time-value="PT16H33M26S" calcext:value-type="time">
            <text:p>16:33:26.00</text:p>
          </table:table-cell>
          <table:table-cell office:value-type="float" office:value="12.42741" calcext:value-type="float">
            <text:p>12.42741</text:p>
          </table:table-cell>
          <table:table-cell office:value-type="float" office:value="6.764052" calcext:value-type="float">
            <text:p>6.764052</text:p>
          </table:table-cell>
          <table:table-cell office:value-type="float" office:value="99.73" calcext:value-type="float">
            <text:p>99.73</text:p>
          </table:table-cell>
          <table:table-cell office:value-type="float" office:value="10.48443" calcext:value-type="float">
            <text:p>10.48443</text:p>
          </table:table-cell>
          <table:table-cell office:value-type="float" office:value="-154.979" calcext:value-type="float">
            <text:p>-154.979</text:p>
          </table:table-cell>
          <table:table-cell office:value-type="float" office:value="152.8254" calcext:value-type="float">
            <text:p>152.8254</text:p>
          </table:table-cell>
          <table:table-cell table:number-columns-repeated="3"/>
        </table:table-row>
        <table:table-row table:style-name="ro1">
          <table:table-cell office:value-type="time" office:time-value="PT16H33M28S" calcext:value-type="time">
            <text:p>16:33:28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105.72" calcext:value-type="float">
            <text:p>105.72</text:p>
          </table:table-cell>
          <table:table-cell office:value-type="float" office:value="9.672736" calcext:value-type="float">
            <text:p>9.672736</text:p>
          </table:table-cell>
          <table:table-cell office:value-type="float" office:value="-150.5161" calcext:value-type="float">
            <text:p>-150.5161</text:p>
          </table:table-cell>
          <table:table-cell office:value-type="float" office:value="153.7417" calcext:value-type="float">
            <text:p>153.7417</text:p>
          </table:table-cell>
          <table:table-cell table:number-columns-repeated="3"/>
        </table:table-row>
        <table:table-row table:style-name="ro1">
          <table:table-cell office:value-type="time" office:time-value="PT16H33M31S" calcext:value-type="time">
            <text:p>16:33:31.00</text:p>
          </table:table-cell>
          <table:table-cell office:value-type="float" office:value="11.23446" calcext:value-type="float">
            <text:p>11.23446</text:p>
          </table:table-cell>
          <table:table-cell office:value-type="float" office:value="7.270435" calcext:value-type="float">
            <text:p>7.270435</text:p>
          </table:table-cell>
          <table:table-cell office:value-type="float" office:value="131.27" calcext:value-type="float">
            <text:p>131.27</text:p>
          </table:table-cell>
          <table:table-cell office:value-type="float" office:value="9.66574" calcext:value-type="float">
            <text:p>9.66574</text:p>
          </table:table-cell>
          <table:table-cell office:value-type="float" office:value="-149.2587" calcext:value-type="float">
            <text:p>-149.2587</text:p>
          </table:table-cell>
          <table:table-cell office:value-type="float" office:value="168.3172" calcext:value-type="float">
            <text:p>168.3172</text:p>
          </table:table-cell>
          <table:table-cell table:number-columns-repeated="3"/>
        </table:table-row>
        <table:table-row table:style-name="ro1">
          <table:table-cell office:value-type="time" office:time-value="PT16H33M32S" calcext:value-type="time">
            <text:p>16:33:32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137.22" calcext:value-type="float">
            <text:p>137.22</text:p>
          </table:table-cell>
          <table:table-cell office:value-type="float" office:value="9.672736" calcext:value-type="float">
            <text:p>9.672736</text:p>
          </table:table-cell>
          <table:table-cell office:value-type="float" office:value="-150.5161" calcext:value-type="float">
            <text:p>-150.5161</text:p>
          </table:table-cell>
          <table:table-cell office:value-type="float" office:value="172.6417" calcext:value-type="float">
            <text:p>172.6417</text:p>
          </table:table-cell>
          <table:table-cell table:number-columns-repeated="3"/>
        </table:table-row>
        <table:table-row table:style-name="ro1">
          <table:table-cell office:value-type="time" office:time-value="PT16H33M32S" calcext:value-type="time">
            <text:p>16:33:32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134.96" calcext:value-type="float">
            <text:p>134.96</text:p>
          </table:table-cell>
          <table:table-cell office:value-type="float" office:value="9.672736" calcext:value-type="float">
            <text:p>9.672736</text:p>
          </table:table-cell>
          <table:table-cell office:value-type="float" office:value="-150.5161" calcext:value-type="float">
            <text:p>-150.5161</text:p>
          </table:table-cell>
          <table:table-cell office:value-type="float" office:value="171.2857" calcext:value-type="float">
            <text:p>171.2857</text:p>
          </table:table-cell>
          <table:table-cell table:number-columns-repeated="3"/>
        </table:table-row>
        <table:table-row table:style-name="ro1">
          <table:table-cell office:value-type="time" office:time-value="PT16H33M33S" calcext:value-type="time">
            <text:p>16:33:33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33.46" calcext:value-type="float">
            <text:p>133.46</text:p>
          </table:table-cell>
          <table:table-cell office:value-type="float" office:value="9.700657" calcext:value-type="float">
            <text:p>9.700657</text:p>
          </table:table-cell>
          <table:table-cell office:value-type="float" office:value="-153.0226" calcext:value-type="float">
            <text:p>-153.0226</text:p>
          </table:table-cell>
          <table:table-cell office:value-type="float" office:value="171.8896" calcext:value-type="float">
            <text:p>171.8896</text:p>
          </table:table-cell>
          <table:table-cell table:number-columns-repeated="3"/>
        </table:table-row>
        <table:table-row table:style-name="ro1">
          <table:table-cell office:value-type="time" office:time-value="PT16H33M33S" calcext:value-type="time">
            <text:p>16:33:33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43.61" calcext:value-type="float">
            <text:p>143.61</text:p>
          </table:table-cell>
          <table:table-cell office:value-type="float" office:value="9.700657" calcext:value-type="float">
            <text:p>9.700657</text:p>
          </table:table-cell>
          <table:table-cell office:value-type="float" office:value="-153.0226" calcext:value-type="float">
            <text:p>-153.0226</text:p>
          </table:table-cell>
          <table:table-cell office:value-type="float" office:value="177.9796" calcext:value-type="float">
            <text:p>177.9796</text:p>
          </table:table-cell>
          <table:table-cell table:number-columns-repeated="3"/>
        </table:table-row>
        <table:table-row table:style-name="ro1">
          <table:table-cell office:value-type="time" office:time-value="PT16H33M34S" calcext:value-type="time">
            <text:p>16:33:34.00</text:p>
          </table:table-cell>
          <table:table-cell office:value-type="float" office:value="11.79702" calcext:value-type="float">
            <text:p>11.79702</text:p>
          </table:table-cell>
          <table:table-cell office:value-type="float" office:value="6.370142" calcext:value-type="float">
            <text:p>6.370142</text:p>
          </table:table-cell>
          <table:table-cell office:value-type="float" office:value="142.91" calcext:value-type="float">
            <text:p>142.91</text:p>
          </table:table-cell>
          <table:table-cell office:value-type="float" office:value="9.747018" calcext:value-type="float">
            <text:p>9.747018</text:p>
          </table:table-cell>
          <table:table-cell office:value-type="float" office:value="-155.51" calcext:value-type="float">
            <text:p>-155.51</text:p>
          </table:table-cell>
          <table:table-cell office:value-type="float" office:value="179.052" calcext:value-type="float">
            <text:p>179.052</text:p>
          </table:table-cell>
          <table:table-cell table:number-columns-repeated="3"/>
        </table:table-row>
        <table:table-row table:style-name="ro1">
          <table:table-cell office:value-type="time" office:time-value="PT16H33M34S" calcext:value-type="time">
            <text:p>16:33:34.00</text:p>
          </table:table-cell>
          <table:table-cell office:value-type="float" office:value="11.79702" calcext:value-type="float">
            <text:p>11.79702</text:p>
          </table:table-cell>
          <table:table-cell office:value-type="float" office:value="6.370142" calcext:value-type="float">
            <text:p>6.370142</text:p>
          </table:table-cell>
          <table:table-cell office:value-type="float" office:value="168.47" calcext:value-type="float">
            <text:p>168.47</text:p>
          </table:table-cell>
          <table:table-cell office:value-type="float" office:value="9.747018" calcext:value-type="float">
            <text:p>9.747018</text:p>
          </table:table-cell>
          <table:table-cell office:value-type="float" office:value="-155.51" calcext:value-type="float">
            <text:p>-155.51</text:p>
          </table:table-cell>
          <table:table-cell office:value-type="float" office:value="194.388" calcext:value-type="float">
            <text:p>194.388</text:p>
          </table:table-cell>
          <table:table-cell table:number-columns-repeated="3"/>
        </table:table-row>
        <table:table-row table:style-name="ro1">
          <table:table-cell office:value-type="time" office:time-value="PT16H33M37S" calcext:value-type="time">
            <text:p>16:33:37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51.69" calcext:value-type="float">
            <text:p>151.69</text:p>
          </table:table-cell>
          <table:table-cell office:value-type="float" office:value="9.700657" calcext:value-type="float">
            <text:p>9.700657</text:p>
          </table:table-cell>
          <table:table-cell office:value-type="float" office:value="-153.0226" calcext:value-type="float">
            <text:p>-153.0226</text:p>
          </table:table-cell>
          <table:table-cell office:value-type="float" office:value="182.8276" calcext:value-type="float">
            <text:p>182.8276</text:p>
          </table:table-cell>
          <table:table-cell table:number-columns-repeated="3"/>
        </table:table-row>
        <table:table-row table:style-name="ro1">
          <table:table-cell office:value-type="time" office:time-value="PT16H33M39S" calcext:value-type="time">
            <text:p>16:33:39.00</text:p>
          </table:table-cell>
          <table:table-cell office:value-type="float" office:value="11.00943" calcext:value-type="float">
            <text:p>11.00943</text:p>
          </table:table-cell>
          <table:table-cell office:value-type="float" office:value="7.63055" calcext:value-type="float">
            <text:p>7.63055</text:p>
          </table:table-cell>
          <table:table-cell office:value-type="float" office:value="169.68" calcext:value-type="float">
            <text:p>169.68</text:p>
          </table:table-cell>
          <table:table-cell office:value-type="float" office:value="9.665742" calcext:value-type="float">
            <text:p>9.665742</text:p>
          </table:table-cell>
          <table:table-cell office:value-type="float" office:value="-146.7413" calcext:value-type="float">
            <text:p>-146.7413</text:p>
          </table:table-cell>
          <table:table-cell office:value-type="float" office:value="189.8528" calcext:value-type="float">
            <text:p>189.8528</text:p>
          </table:table-cell>
          <table:table-cell table:number-columns-repeated="3"/>
        </table:table-row>
        <table:table-row table:style-name="ro1">
          <table:table-cell office:value-type="time" office:time-value="PT16H33M39S" calcext:value-type="time">
            <text:p>16:33:39.00</text:p>
          </table:table-cell>
          <table:table-cell office:value-type="float" office:value="11.00943" calcext:value-type="float">
            <text:p>11.00943</text:p>
          </table:table-cell>
          <table:table-cell office:value-type="float" office:value="7.63055" calcext:value-type="float">
            <text:p>7.63055</text:p>
          </table:table-cell>
          <table:table-cell office:value-type="float" office:value="-169.69" calcext:value-type="float">
            <text:p>-169.69</text:p>
          </table:table-cell>
          <table:table-cell office:value-type="float" office:value="9.665742" calcext:value-type="float">
            <text:p>9.665742</text:p>
          </table:table-cell>
          <table:table-cell office:value-type="float" office:value="-146.7413" calcext:value-type="float">
            <text:p>-146.7413</text:p>
          </table:table-cell>
          <table:table-cell office:value-type="float" office:value="-13.76922" calcext:value-type="float">
            <text:p>-13.76922</text:p>
          </table:table-cell>
          <table:table-cell table:number-columns-repeated="3"/>
        </table:table-row>
        <table:table-row table:style-name="ro1">
          <table:table-cell office:value-type="time" office:time-value="PT16H33M39S" calcext:value-type="time">
            <text:p>16:33:39.00</text:p>
          </table:table-cell>
          <table:table-cell office:value-type="float" office:value="11.00943" calcext:value-type="float">
            <text:p>11.00943</text:p>
          </table:table-cell>
          <table:table-cell office:value-type="float" office:value="7.63055" calcext:value-type="float">
            <text:p>7.63055</text:p>
          </table:table-cell>
          <table:table-cell office:value-type="float" office:value="-146.81" calcext:value-type="float">
            <text:p>-146.81</text:p>
          </table:table-cell>
          <table:table-cell office:value-type="float" office:value="9.665742" calcext:value-type="float">
            <text:p>9.665742</text:p>
          </table:table-cell>
          <table:table-cell office:value-type="float" office:value="-146.7413" calcext:value-type="float">
            <text:p>-146.7413</text:p>
          </table:table-cell>
          <table:table-cell office:value-type="float" office:value="-0.04121705" calcext:value-type="float">
            <text:p>-0.04121705</text:p>
          </table:table-cell>
          <table:table-cell table:number-columns-repeated="3"/>
        </table:table-row>
        <table:table-row table:style-name="ro1">
          <table:table-cell office:value-type="time" office:time-value="PT16H33M43S" calcext:value-type="time">
            <text:p>16:33:43.00</text:p>
          </table:table-cell>
          <table:table-cell office:value-type="float" office:value="11.75234" calcext:value-type="float">
            <text:p>11.75234</text:p>
          </table:table-cell>
          <table:table-cell office:value-type="float" office:value="7.844397" calcext:value-type="float">
            <text:p>7.844397</text:p>
          </table:table-cell>
          <table:table-cell office:value-type="float" office:value="-159.22" calcext:value-type="float">
            <text:p>-159.22</text:p>
          </table:table-cell>
          <table:table-cell office:value-type="float" office:value="10.40675" calcext:value-type="float">
            <text:p>10.40675</text:p>
          </table:table-cell>
          <table:table-cell office:value-type="float" office:value="-148" calcext:value-type="float">
            <text:p>-148</text:p>
          </table:table-cell>
          <table:table-cell office:value-type="float" office:value="-6.731983" calcext:value-type="float">
            <text:p>-6.731983</text:p>
          </table:table-cell>
          <table:table-cell table:number-columns-repeated="3"/>
        </table:table-row>
        <table:table-row table:style-name="ro1">
          <table:table-cell office:value-type="time" office:time-value="PT16H33M43S" calcext:value-type="time">
            <text:p>16:33:43.00</text:p>
          </table:table-cell>
          <table:table-cell office:value-type="float" office:value="11.75234" calcext:value-type="float">
            <text:p>11.75234</text:p>
          </table:table-cell>
          <table:table-cell office:value-type="float" office:value="7.844397" calcext:value-type="float">
            <text:p>7.844397</text:p>
          </table:table-cell>
          <table:table-cell office:value-type="float" office:value="-156.11" calcext:value-type="float">
            <text:p>-156.11</text:p>
          </table:table-cell>
          <table:table-cell office:value-type="float" office:value="10.40675" calcext:value-type="float">
            <text:p>10.40675</text:p>
          </table:table-cell>
          <table:table-cell office:value-type="float" office:value="-148" calcext:value-type="float">
            <text:p>-148</text:p>
          </table:table-cell>
          <table:table-cell office:value-type="float" office:value="-4.865982" calcext:value-type="float">
            <text:p>-4.865982</text:p>
          </table:table-cell>
          <table:table-cell table:number-columns-repeated="3"/>
        </table:table-row>
        <table:table-row table:style-name="ro1">
          <table:table-cell office:value-type="time" office:time-value="PT16H33M44S" calcext:value-type="time">
            <text:p>16:33:44.00</text:p>
          </table:table-cell>
          <table:table-cell office:value-type="float" office:value="11.97736" calcext:value-type="float">
            <text:p>11.97736</text:p>
          </table:table-cell>
          <table:table-cell office:value-type="float" office:value="7.484285" calcext:value-type="float">
            <text:p>7.484285</text:p>
          </table:table-cell>
          <table:table-cell office:value-type="float" office:value="-153.66" calcext:value-type="float">
            <text:p>-153.66</text:p>
          </table:table-cell>
          <table:table-cell office:value-type="float" office:value="10.41541" calcext:value-type="float">
            <text:p>10.41541</text:p>
          </table:table-cell>
          <table:table-cell office:value-type="float" office:value="-150.3366" calcext:value-type="float">
            <text:p>-150.3366</text:p>
          </table:table-cell>
          <table:table-cell office:value-type="float" office:value="-1.994028" calcext:value-type="float">
            <text:p>-1.994028</text:p>
          </table:table-cell>
          <table:table-cell table:number-columns-repeated="3"/>
        </table:table-row>
        <table:table-row table:style-name="ro1">
          <table:table-cell office:value-type="time" office:time-value="PT16H33M46S" calcext:value-type="time">
            <text:p>16:33:46.00</text:p>
          </table:table-cell>
          <table:table-cell office:value-type="float" office:value="12.20239" calcext:value-type="float">
            <text:p>12.20239</text:p>
          </table:table-cell>
          <table:table-cell office:value-type="float" office:value="7.124167" calcext:value-type="float">
            <text:p>7.124167</text:p>
          </table:table-cell>
          <table:table-cell office:value-type="float" office:value="-153.52" calcext:value-type="float">
            <text:p>-153.52</text:p>
          </table:table-cell>
          <table:table-cell office:value-type="float" office:value="10.44135" calcext:value-type="float">
            <text:p>10.44135</text:p>
          </table:table-cell>
          <table:table-cell office:value-type="float" office:value="-152.6655" calcext:value-type="float">
            <text:p>-152.6655</text:p>
          </table:table-cell>
          <table:table-cell office:value-type="float" office:value="-0.5126953" calcext:value-type="float">
            <text:p>-0.5126953</text:p>
          </table:table-cell>
          <table:table-cell table:number-columns-repeated="3"/>
        </table:table-row>
        <table:table-row table:style-name="ro1">
          <table:table-cell office:value-type="time" office:time-value="PT16H33M49S" calcext:value-type="time">
            <text:p>16:33:49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-155.66" calcext:value-type="float">
            <text:p>-155.66</text:p>
          </table:table-cell>
          <table:table-cell office:value-type="float" office:value="9.700657" calcext:value-type="float">
            <text:p>9.700657</text:p>
          </table:table-cell>
          <table:table-cell office:value-type="float" office:value="-153.0226" calcext:value-type="float">
            <text:p>-153.0226</text:p>
          </table:table-cell>
          <table:table-cell office:value-type="float" office:value="-1.582434" calcext:value-type="float">
            <text:p>-1.582434</text:p>
          </table:table-cell>
          <table:table-cell table:number-columns-repeated="3"/>
        </table:table-row>
        <table:table-row table:style-name="ro1">
          <table:table-cell office:value-type="time" office:time-value="PT16H33M50S" calcext:value-type="time">
            <text:p>16:33:50.00</text:p>
          </table:table-cell>
          <table:table-cell office:value-type="float" office:value="10.8291" calcext:value-type="float">
            <text:p>10.8291</text:p>
          </table:table-cell>
          <table:table-cell office:value-type="float" office:value="6.516405" calcext:value-type="float">
            <text:p>6.516405</text:p>
          </table:table-cell>
          <table:table-cell office:value-type="float" office:value="-156.82" calcext:value-type="float">
            <text:p>-156.82</text:p>
          </table:table-cell>
          <table:table-cell office:value-type="float" office:value="8.942782" calcext:value-type="float">
            <text:p>8.942782</text:p>
          </table:table-cell>
          <table:table-cell office:value-type="float" office:value="-152.0844" calcext:value-type="float">
            <text:p>-152.0844</text:p>
          </table:table-cell>
          <table:table-cell office:value-type="float" office:value="-2.84133" calcext:value-type="float">
            <text:p>-2.84133</text:p>
          </table:table-cell>
          <table:table-cell table:number-columns-repeated="3"/>
        </table:table-row>
        <table:table-row table:style-name="ro1">
          <table:table-cell office:value-type="time" office:time-value="PT16H33M50S" calcext:value-type="time">
            <text:p>16:33:50.00</text:p>
          </table:table-cell>
          <table:table-cell office:value-type="float" office:value="10.8291" calcext:value-type="float">
            <text:p>10.8291</text:p>
          </table:table-cell>
          <table:table-cell office:value-type="float" office:value="6.516405" calcext:value-type="float">
            <text:p>6.516405</text:p>
          </table:table-cell>
          <table:table-cell office:value-type="float" office:value="-154.88" calcext:value-type="float">
            <text:p>-154.88</text:p>
          </table:table-cell>
          <table:table-cell office:value-type="float" office:value="8.942782" calcext:value-type="float">
            <text:p>8.942782</text:p>
          </table:table-cell>
          <table:table-cell office:value-type="float" office:value="-152.0844" calcext:value-type="float">
            <text:p>-152.0844</text:p>
          </table:table-cell>
          <table:table-cell office:value-type="float" office:value="-1.677329" calcext:value-type="float">
            <text:p>-1.677329</text:p>
          </table:table-cell>
          <table:table-cell table:number-columns-repeated="3"/>
        </table:table-row>
        <table:table-row table:style-name="ro1">
          <table:table-cell office:value-type="time" office:time-value="PT16H33M51S" calcext:value-type="time">
            <text:p>16:33:51.00</text:p>
          </table:table-cell>
          <table:table-cell office:value-type="float" office:value="10.19871" calcext:value-type="float">
            <text:p>10.19871</text:p>
          </table:table-cell>
          <table:table-cell office:value-type="float" office:value="6.122495" calcext:value-type="float">
            <text:p>6.122495</text:p>
          </table:table-cell>
          <table:table-cell office:value-type="float" office:value="-154.57" calcext:value-type="float">
            <text:p>-154.57</text:p>
          </table:table-cell>
          <table:table-cell office:value-type="float" office:value="8.201502" calcext:value-type="float">
            <text:p>8.201502</text:p>
          </table:table-cell>
          <table:table-cell office:value-type="float" office:value="-152.4543" calcext:value-type="float">
            <text:p>-152.4543</text:p>
          </table:table-cell>
          <table:table-cell office:value-type="float" office:value="-1.269397" calcext:value-type="float">
            <text:p>-1.269397</text:p>
          </table:table-cell>
          <table:table-cell table:number-columns-repeated="3"/>
        </table:table-row>
        <table:table-row table:style-name="ro1">
          <table:table-cell office:value-type="time" office:time-value="PT16H33M51S" calcext:value-type="time">
            <text:p>16:33:51.00</text:p>
          </table:table-cell>
          <table:table-cell office:value-type="float" office:value="10.19871" calcext:value-type="float">
            <text:p>10.19871</text:p>
          </table:table-cell>
          <table:table-cell office:value-type="float" office:value="6.122495" calcext:value-type="float">
            <text:p>6.122495</text:p>
          </table:table-cell>
          <table:table-cell office:value-type="float" office:value="-154.83" calcext:value-type="float">
            <text:p>-154.83</text:p>
          </table:table-cell>
          <table:table-cell office:value-type="float" office:value="8.201502" calcext:value-type="float">
            <text:p>8.201502</text:p>
          </table:table-cell>
          <table:table-cell office:value-type="float" office:value="-152.4543" calcext:value-type="float">
            <text:p>-152.4543</text:p>
          </table:table-cell>
          <table:table-cell office:value-type="float" office:value="-1.425403" calcext:value-type="float">
            <text:p>-1.425403</text:p>
          </table:table-cell>
          <table:table-cell table:number-columns-repeated="3"/>
        </table:table-row>
        <table:table-row table:style-name="ro1">
          <table:table-cell office:value-type="time" office:time-value="PT16H33M52S" calcext:value-type="time">
            <text:p>16:33:52.00</text:p>
          </table:table-cell>
          <table:table-cell office:value-type="float" office:value="10.19871" calcext:value-type="float">
            <text:p>10.19871</text:p>
          </table:table-cell>
          <table:table-cell office:value-type="float" office:value="6.122495" calcext:value-type="float">
            <text:p>6.122495</text:p>
          </table:table-cell>
          <table:table-cell office:value-type="float" office:value="-155.39" calcext:value-type="float">
            <text:p>-155.39</text:p>
          </table:table-cell>
          <table:table-cell office:value-type="float" office:value="8.201502" calcext:value-type="float">
            <text:p>8.201502</text:p>
          </table:table-cell>
          <table:table-cell office:value-type="float" office:value="-152.4543" calcext:value-type="float">
            <text:p>-152.4543</text:p>
          </table:table-cell>
          <table:table-cell office:value-type="float" office:value="-1.761401" calcext:value-type="float">
            <text:p>-1.761401</text:p>
          </table:table-cell>
          <table:table-cell table:number-columns-repeated="3"/>
        </table:table-row>
        <table:table-row table:style-name="ro1">
          <table:table-cell office:value-type="time" office:time-value="PT16H33M55S" calcext:value-type="time">
            <text:p>16:33:55.00</text:p>
          </table:table-cell>
          <table:table-cell office:value-type="float" office:value="8.825424" calcext:value-type="float">
            <text:p>8.825424</text:p>
          </table:table-cell>
          <table:table-cell office:value-type="float" office:value="5.514736" calcext:value-type="float">
            <text:p>5.514736</text:p>
          </table:table-cell>
          <table:table-cell office:value-type="float" office:value="-157.07" calcext:value-type="float">
            <text:p>-157.07</text:p>
          </table:table-cell>
          <table:table-cell office:value-type="float" office:value="6.703516" calcext:value-type="float">
            <text:p>6.703516</text:p>
          </table:table-cell>
          <table:table-cell office:value-type="float" office:value="-151.6319" calcext:value-type="float">
            <text:p>-151.6319</text:p>
          </table:table-cell>
          <table:table-cell office:value-type="float" office:value="-3.262866" calcext:value-type="float">
            <text:p>-3.262866</text:p>
          </table:table-cell>
          <table:table-cell table:number-columns-repeated="3"/>
        </table:table-row>
        <table:table-row table:style-name="ro1">
          <table:table-cell office:value-type="time" office:time-value="PT16H33M55S" calcext:value-type="time">
            <text:p>16:33:55.00</text:p>
          </table:table-cell>
          <table:table-cell office:value-type="float" office:value="8.825424" calcext:value-type="float">
            <text:p>8.825424</text:p>
          </table:table-cell>
          <table:table-cell office:value-type="float" office:value="5.514736" calcext:value-type="float">
            <text:p>5.514736</text:p>
          </table:table-cell>
          <table:table-cell office:value-type="float" office:value="-155.76" calcext:value-type="float">
            <text:p>-155.76</text:p>
          </table:table-cell>
          <table:table-cell office:value-type="float" office:value="6.703516" calcext:value-type="float">
            <text:p>6.703516</text:p>
          </table:table-cell>
          <table:table-cell office:value-type="float" office:value="-151.6319" calcext:value-type="float">
            <text:p>-151.6319</text:p>
          </table:table-cell>
          <table:table-cell office:value-type="float" office:value="-2.476868" calcext:value-type="float">
            <text:p>-2.476868</text:p>
          </table:table-cell>
          <table:table-cell table:number-columns-repeated="3"/>
        </table:table-row>
        <table:table-row table:style-name="ro1">
          <table:table-cell office:value-type="time" office:time-value="PT16H33M57S" calcext:value-type="time">
            <text:p>16:33:57.00</text:p>
          </table:table-cell>
          <table:table-cell office:value-type="float" office:value="8.082524" calcext:value-type="float">
            <text:p>8.082524</text:p>
          </table:table-cell>
          <table:table-cell office:value-type="float" office:value="5.300883" calcext:value-type="float">
            <text:p>5.300883</text:p>
          </table:table-cell>
          <table:table-cell office:value-type="float" office:value="-154.58" calcext:value-type="float">
            <text:p>-154.58</text:p>
          </table:table-cell>
          <table:table-cell office:value-type="float" office:value="5.950503" calcext:value-type="float">
            <text:p>5.950503</text:p>
          </table:table-cell>
          <table:table-cell office:value-type="float" office:value="-150.0448" calcext:value-type="float">
            <text:p>-150.0448</text:p>
          </table:table-cell>
          <table:table-cell office:value-type="float" office:value="-2.721103" calcext:value-type="float">
            <text:p>-2.721103</text:p>
          </table:table-cell>
          <table:table-cell table:number-columns-repeated="3"/>
        </table:table-row>
        <table:table-row table:style-name="ro1">
          <table:table-cell office:value-type="time" office:time-value="PT16H33M58S" calcext:value-type="time">
            <text:p>16:33:58.00</text:p>
          </table:table-cell>
          <table:table-cell office:value-type="float" office:value="7.452135" calcext:value-type="float">
            <text:p>7.452135</text:p>
          </table:table-cell>
          <table:table-cell office:value-type="float" office:value="4.906974" calcext:value-type="float">
            <text:p>4.906974</text:p>
          </table:table-cell>
          <table:table-cell office:value-type="float" office:value="-153.17" calcext:value-type="float">
            <text:p>-153.17</text:p>
          </table:table-cell>
          <table:table-cell office:value-type="float" office:value="5.207703" calcext:value-type="float">
            <text:p>5.207703</text:p>
          </table:table-cell>
          <table:table-cell office:value-type="float" office:value="-150.3366" calcext:value-type="float">
            <text:p>-150.3366</text:p>
          </table:table-cell>
          <table:table-cell office:value-type="float" office:value="-1.700025" calcext:value-type="float">
            <text:p>-1.700025</text:p>
          </table:table-cell>
          <table:table-cell table:number-columns-repeated="3"/>
        </table:table-row>
        <table:table-row table:style-name="ro1">
          <table:table-cell office:value-type="time" office:time-value="PT16H33M58S" calcext:value-type="time">
            <text:p>16:33:58.00</text:p>
          </table:table-cell>
          <table:table-cell office:value-type="float" office:value="7.452135" calcext:value-type="float">
            <text:p>7.452135</text:p>
          </table:table-cell>
          <table:table-cell office:value-type="float" office:value="4.906974" calcext:value-type="float">
            <text:p>4.906974</text:p>
          </table:table-cell>
          <table:table-cell office:value-type="float" office:value="-153.59" calcext:value-type="float">
            <text:p>-153.59</text:p>
          </table:table-cell>
          <table:table-cell office:value-type="float" office:value="5.207703" calcext:value-type="float">
            <text:p>5.207703</text:p>
          </table:table-cell>
          <table:table-cell office:value-type="float" office:value="-150.3366" calcext:value-type="float">
            <text:p>-150.3366</text:p>
          </table:table-cell>
          <table:table-cell office:value-type="float" office:value="-1.952023" calcext:value-type="float">
            <text:p>-1.952023</text:p>
          </table:table-cell>
          <table:table-cell table:number-columns-repeated="3"/>
        </table:table-row>
        <table:table-row table:style-name="ro1">
          <table:table-cell office:value-type="time" office:time-value="PT16H34M01S" calcext:value-type="time">
            <text:p>16:34:01.00</text:p>
          </table:table-cell>
          <table:table-cell office:value-type="float" office:value="5.335948" calcext:value-type="float">
            <text:p>5.335948</text:p>
          </table:table-cell>
          <table:table-cell office:value-type="float" office:value="4.085361" calcext:value-type="float">
            <text:p>4.085361</text:p>
          </table:table-cell>
          <table:table-cell office:value-type="float" office:value="-155.4" calcext:value-type="float">
            <text:p>-155.4</text:p>
          </table:table-cell>
          <table:table-cell office:value-type="float" office:value="2.980928" calcext:value-type="float">
            <text:p>2.980928</text:p>
          </table:table-cell>
          <table:table-cell office:value-type="float" office:value="-143.9156" calcext:value-type="float">
            <text:p>-143.9156</text:p>
          </table:table-cell>
          <table:table-cell office:value-type="float" office:value="-6.890644" calcext:value-type="float">
            <text:p>-6.890644</text:p>
          </table:table-cell>
          <table:table-cell table:number-columns-repeated="3"/>
        </table:table-row>
        <table:table-row table:style-name="ro1">
          <table:table-cell office:value-type="time" office:time-value="PT16H34M02S" calcext:value-type="time">
            <text:p>16:34:02.00</text:p>
          </table:table-cell>
          <table:table-cell office:value-type="float" office:value="4.70556" calcext:value-type="float">
            <text:p>4.70556</text:p>
          </table:table-cell>
          <table:table-cell office:value-type="float" office:value="3.691452" calcext:value-type="float">
            <text:p>3.691452</text:p>
          </table:table-cell>
          <table:table-cell office:value-type="float" office:value="-148.22" calcext:value-type="float">
            <text:p>-148.22</text:p>
          </table:table-cell>
          <table:table-cell office:value-type="float" office:value="2.240102" calcext:value-type="float">
            <text:p>2.240102</text:p>
          </table:table-cell>
          <table:table-cell office:value-type="float" office:value="-142.5612" calcext:value-type="float">
            <text:p>-142.5612</text:p>
          </table:table-cell>
          <table:table-cell office:value-type="float" office:value="-3.395252" calcext:value-type="float">
            <text:p>-3.395252</text:p>
          </table:table-cell>
          <table:table-cell table:number-columns-repeated="3"/>
        </table:table-row>
        <table:table-row table:style-name="ro1">
          <table:table-cell office:value-type="time" office:time-value="PT16H34M04S" calcext:value-type="time">
            <text:p>16:34:04.00</text:p>
          </table:table-cell>
          <table:table-cell office:value-type="float" office:value="3.332274" calcext:value-type="float">
            <text:p>3.332274</text:p>
          </table:table-cell>
          <table:table-cell office:value-type="float" office:value="3.08369" calcext:value-type="float">
            <text:p>3.08369</text:p>
          </table:table-cell>
          <table:table-cell office:value-type="float" office:value="-142.99" calcext:value-type="float">
            <text:p>-142.99</text:p>
          </table:table-cell>
          <table:table-cell office:value-type="float" office:value="0.8560799" calcext:value-type="float">
            <text:p>0.8560799</text:p>
          </table:table-cell>
          <table:table-cell office:value-type="float" office:value="-142.5612" calcext:value-type="float">
            <text:p>-142.5612</text:p>
          </table:table-cell>
          <table:table-cell office:value-type="float" office:value="-3.395252" calcext:value-type="float">
            <text:p>-3.39525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7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0.1125127" calcext:value-type="float">
            <text:p>0.1125127</text:p>
          </table:table-cell>
          <table:table-cell office:value-type="float" office:value="-0.180058" calcext:value-type="float">
            <text:p>-0.180058</text:p>
          </table:table-cell>
          <table:table-cell table:number-columns-repeated="7"/>
        </table:table-row>
        <table:table-row table:style-name="ro1">
          <table:table-cell office:value-type="time" office:time-value="PT16H34M04S" calcext:value-type="time">
            <text:p>16:34:04.00</text:p>
          </table:table-cell>
          <table:table-cell office:value-type="float" office:value="3.332274" calcext:value-type="float">
            <text:p>3.332274</text:p>
          </table:table-cell>
          <table:table-cell office:value-type="float" office:value="3.08369" calcext:value-type="float">
            <text:p>3.08369</text:p>
          </table:table-cell>
          <table:table-cell office:value-type="float" office:value="-139.55" calcext:value-type="float">
            <text:p>-139.55</text:p>
          </table:table-cell>
          <table:table-cell office:value-type="float" office:value="4.584639" calcext:value-type="float">
            <text:p>4.584639</text:p>
          </table:table-cell>
          <table:table-cell office:value-type="float" office:value="-134.6113" calcext:value-type="float">
            <text:p>-134.6113</text:p>
          </table:table-cell>
          <table:table-cell office:value-type="float" office:value="-2.963223" calcext:value-type="float">
            <text:p>-2.963223</text:p>
          </table:table-cell>
          <table:table-cell table:number-columns-repeated="3"/>
        </table:table-row>
        <table:table-row table:style-name="ro1">
          <table:table-cell office:value-type="time" office:time-value="PT16H34M04S" calcext:value-type="time">
            <text:p>16:34:04.00</text:p>
          </table:table-cell>
          <table:table-cell office:value-type="float" office:value="3.332274" calcext:value-type="float">
            <text:p>3.332274</text:p>
          </table:table-cell>
          <table:table-cell office:value-type="float" office:value="3.08369" calcext:value-type="float">
            <text:p>3.08369</text:p>
          </table:table-cell>
          <table:table-cell office:value-type="float" office:value="-137.86" calcext:value-type="float">
            <text:p>-137.86</text:p>
          </table:table-cell>
          <table:table-cell office:value-type="float" office:value="4.584639" calcext:value-type="float">
            <text:p>4.584639</text:p>
          </table:table-cell>
          <table:table-cell office:value-type="float" office:value="-134.6113" calcext:value-type="float">
            <text:p>-134.6113</text:p>
          </table:table-cell>
          <table:table-cell office:value-type="float" office:value="-1.949222" calcext:value-type="float">
            <text:p>-1.949222</text:p>
          </table:table-cell>
          <table:table-cell table:number-columns-repeated="3"/>
        </table:table-row>
        <table:table-row table:style-name="ro1">
          <table:table-cell office:value-type="time" office:time-value="PT16H34M07S" calcext:value-type="time">
            <text:p>16:34:07.00</text:p>
          </table:table-cell>
          <table:table-cell office:value-type="float" office:value="1.441111" calcext:value-type="float">
            <text:p>1.441111</text:p>
          </table:table-cell>
          <table:table-cell office:value-type="float" office:value="1.901961" calcext:value-type="float">
            <text:p>1.901961</text:p>
          </table:table-cell>
          <table:table-cell office:value-type="float" office:value="-137.46" calcext:value-type="float">
            <text:p>-137.46</text:p>
          </table:table-cell>
          <table:table-cell office:value-type="float" office:value="2.469813" calcext:value-type="float">
            <text:p>2.469813</text:p>
          </table:table-cell>
          <table:table-cell office:value-type="float" office:value="-122.5432" calcext:value-type="float">
            <text:p>-122.5432</text:p>
          </table:table-cell>
          <table:table-cell office:value-type="float" office:value="-8.950095" calcext:value-type="float">
            <text:p>-8.950095</text:p>
          </table:table-cell>
          <table:table-cell table:number-columns-repeated="3"/>
        </table:table-row>
        <table:table-row table:style-name="ro1">
          <table:table-cell office:value-type="time" office:time-value="PT16H34M07S" calcext:value-type="time">
            <text:p>16:34:07.00</text:p>
          </table:table-cell>
          <table:table-cell office:value-type="float" office:value="1.441111" calcext:value-type="float">
            <text:p>1.441111</text:p>
          </table:table-cell>
          <table:table-cell office:value-type="float" office:value="1.901961" calcext:value-type="float">
            <text:p>1.901961</text:p>
          </table:table-cell>
          <table:table-cell office:value-type="float" office:value="-123.06" calcext:value-type="float">
            <text:p>-123.06</text:p>
          </table:table-cell>
          <table:table-cell office:value-type="float" office:value="2.469813" calcext:value-type="float">
            <text:p>2.469813</text:p>
          </table:table-cell>
          <table:table-cell office:value-type="float" office:value="-122.5432" calcext:value-type="float">
            <text:p>-122.5432</text:p>
          </table:table-cell>
          <table:table-cell office:value-type="float" office:value="-0.3100983" calcext:value-type="float">
            <text:p>-0.3100983</text:p>
          </table:table-cell>
          <table:table-cell table:number-columns-repeated="3"/>
        </table:table-row>
        <table:table-row table:style-name="ro1">
          <table:table-cell office:value-type="time" office:time-value="PT16H34M09S" calcext:value-type="time">
            <text:p>16:34:09.00</text:p>
          </table:table-cell>
          <table:table-cell office:value-type="float" office:value="0.2928492" calcext:value-type="float">
            <text:p>0.2928492</text:p>
          </table:table-cell>
          <table:table-cell office:value-type="float" office:value="0.9340837" calcext:value-type="float">
            <text:p>0.9340837</text:p>
          </table:table-cell>
          <table:table-cell office:value-type="float" office:value="-124.72" calcext:value-type="float">
            <text:p>-124.72</text:p>
          </table:table-cell>
          <table:table-cell office:value-type="float" office:value="1.128642" calcext:value-type="float">
            <text:p>1.128642</text:p>
          </table:table-cell>
          <table:table-cell office:value-type="float" office:value="-122.5432" calcext:value-type="float">
            <text:p>-122.5432</text:p>
          </table:table-cell>
          <table:table-cell office:value-type="float" office:value="-0.3100983" calcext:value-type="float">
            <text:p>-0.310098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8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-7.18084" calcext:value-type="float">
            <text:p>-7.18084</text:p>
          </table:table-cell>
          <table:table-cell office:value-type="float" office:value="0.2698262" calcext:value-type="float">
            <text:p>0.2698262</text:p>
          </table:table-cell>
          <table:table-cell table:number-columns-repeated="7"/>
        </table:table-row>
        <table:table-row table:style-name="ro1">
          <table:table-cell office:value-type="time" office:time-value="PT16H34M10S" calcext:value-type="time">
            <text:p>16:34:10.00</text:p>
          </table:table-cell>
          <table:table-cell office:value-type="float" office:value="-0.2250254" calcext:value-type="float">
            <text:p>-0.2250254</text:p>
          </table:table-cell>
          <table:table-cell office:value-type="float" office:value="0.3601161" calcext:value-type="float">
            <text:p>0.3601161</text:p>
          </table:table-cell>
          <table:table-cell office:value-type="float" office:value="-132.93" calcext:value-type="float">
            <text:p>-132.93</text:p>
          </table:table-cell>
          <table:table-cell office:value-type="float" office:value="6.956401" calcext:value-type="float">
            <text:p>6.956401</text:p>
          </table:table-cell>
          <table:table-cell office:value-type="float" office:value="-179.2563" calcext:value-type="float">
            <text:p>-179.2563</text:p>
          </table:table-cell>
          <table:table-cell office:value-type="float" office:value="27.7958" calcext:value-type="float">
            <text:p>27.7958</text:p>
          </table:table-cell>
          <table:table-cell table:number-columns-repeated="3"/>
        </table:table-row>
        <table:table-row table:style-name="ro1">
          <table:table-cell office:value-type="time" office:time-value="PT16H34M13S" calcext:value-type="time">
            <text:p>16:34:13.00</text:p>
          </table:table-cell>
          <table:table-cell office:value-type="float" office:value="-1.666137" calcext:value-type="float">
            <text:p>-1.666137</text:p>
          </table:table-cell>
          <table:table-cell office:value-type="float" office:value="-1.541845" calcext:value-type="float">
            <text:p>-1.541845</text:p>
          </table:table-cell>
          <table:table-cell office:value-type="float" office:value="-171.31" calcext:value-type="float">
            <text:p>-171.31</text:p>
          </table:table-cell>
          <table:table-cell office:value-type="float" office:value="5.804663" calcext:value-type="float">
            <text:p>5.804663</text:p>
          </table:table-cell>
          <table:table-cell office:value-type="float" office:value="161.8138" calcext:value-type="float">
            <text:p>161.8138</text:p>
          </table:table-cell>
          <table:table-cell office:value-type="float" office:value="-199.8743" calcext:value-type="float">
            <text:p>-199.8743</text:p>
          </table:table-cell>
          <table:table-cell table:number-columns-repeated="3"/>
        </table:table-row>
        <table:table-row table:style-name="ro1">
          <table:table-cell office:value-type="time" office:time-value="PT16H34M13S" calcext:value-type="time">
            <text:p>16:34:13.00</text:p>
          </table:table-cell>
          <table:table-cell office:value-type="float" office:value="-1.666137" calcext:value-type="float">
            <text:p>-1.666137</text:p>
          </table:table-cell>
          <table:table-cell office:value-type="float" office:value="-1.541845" calcext:value-type="float">
            <text:p>-1.541845</text:p>
          </table:table-cell>
          <table:table-cell office:value-type="float" office:value="-161.7" calcext:value-type="float">
            <text:p>-161.7</text:p>
          </table:table-cell>
          <table:table-cell office:value-type="float" office:value="5.804663" calcext:value-type="float">
            <text:p>5.804663</text:p>
          </table:table-cell>
          <table:table-cell office:value-type="float" office:value="161.8138" calcext:value-type="float">
            <text:p>161.8138</text:p>
          </table:table-cell>
          <table:table-cell office:value-type="float" office:value="-194.1083" calcext:value-type="float">
            <text:p>-194.1083</text:p>
          </table:table-cell>
          <table:table-cell table:number-columns-repeated="3"/>
        </table:table-row>
        <table:table-row table:style-name="ro1">
          <table:table-cell office:value-type="time" office:time-value="PT16H34M14S" calcext:value-type="time">
            <text:p>16:34:14.00</text:p>
          </table:table-cell>
          <table:table-cell office:value-type="float" office:value="-2.296524" calcext:value-type="float">
            <text:p>-2.296524</text:p>
          </table:table-cell>
          <table:table-cell office:value-type="float" office:value="-1.935754" calcext:value-type="float">
            <text:p>-1.935754</text:p>
          </table:table-cell>
          <table:table-cell office:value-type="float" office:value="-119.93" calcext:value-type="float">
            <text:p>-119.93</text:p>
          </table:table-cell>
          <table:table-cell office:value-type="float" office:value="5.35921" calcext:value-type="float">
            <text:p>5.35921</text:p>
          </table:table-cell>
          <table:table-cell office:value-type="float" office:value="155.6978" calcext:value-type="float">
            <text:p>155.6978</text:p>
          </table:table-cell>
          <table:table-cell office:value-type="float" office:value="-165.3767" calcext:value-type="float">
            <text:p>-165.3767</text:p>
          </table:table-cell>
          <table:table-cell table:number-columns-repeated="3"/>
        </table:table-row>
        <table:table-row table:style-name="ro1">
          <table:table-cell office:value-type="time" office:time-value="PT16H34M15S" calcext:value-type="time">
            <text:p>16:34:15.00</text:p>
          </table:table-cell>
          <table:table-cell office:value-type="float" office:value="-3.039424" calcext:value-type="float">
            <text:p>-3.039424</text:p>
          </table:table-cell>
          <table:table-cell office:value-type="float" office:value="-2.149606" calcext:value-type="float">
            <text:p>-2.149606</text:p>
          </table:table-cell>
          <table:table-cell office:value-type="float" office:value="-75.33" calcext:value-type="float">
            <text:p>-75.33</text:p>
          </table:table-cell>
          <table:table-cell office:value-type="float" office:value="4.796351" calcext:value-type="float">
            <text:p>4.796351</text:p>
          </table:table-cell>
          <table:table-cell office:value-type="float" office:value="149.7063" calcext:value-type="float">
            <text:p>149.7063</text:p>
          </table:table-cell>
          <table:table-cell office:value-type="float" office:value="-135.0218" calcext:value-type="float">
            <text:p>-135.0218</text:p>
          </table:table-cell>
          <table:table-cell table:number-columns-repeated="3"/>
        </table:table-row>
        <table:table-row table:style-name="ro1">
          <table:table-cell office:value-type="time" office:time-value="PT16H34M15S" calcext:value-type="time">
            <text:p>16:34:15.00</text:p>
          </table:table-cell>
          <table:table-cell office:value-type="float" office:value="-3.039424" calcext:value-type="float">
            <text:p>-3.039424</text:p>
          </table:table-cell>
          <table:table-cell office:value-type="float" office:value="-2.149606" calcext:value-type="float">
            <text:p>-2.149606</text:p>
          </table:table-cell>
          <table:table-cell office:value-type="float" office:value="-65.2" calcext:value-type="float">
            <text:p>-65.2</text:p>
          </table:table-cell>
          <table:table-cell office:value-type="float" office:value="4.796351" calcext:value-type="float">
            <text:p>4.796351</text:p>
          </table:table-cell>
          <table:table-cell office:value-type="float" office:value="149.7063" calcext:value-type="float">
            <text:p>149.7063</text:p>
          </table:table-cell>
          <table:table-cell office:value-type="float" office:value="-128.9438" calcext:value-type="float">
            <text:p>-128.9438</text:p>
          </table:table-cell>
          <table:table-cell table:number-columns-repeated="3"/>
        </table:table-row>
        <table:table-row table:style-name="ro1">
          <table:table-cell office:value-type="time" office:time-value="PT16H34M18S" calcext:value-type="time">
            <text:p>16:34:18.00</text:p>
          </table:table-cell>
          <table:table-cell office:value-type="float" office:value="-4.075174" calcext:value-type="float">
            <text:p>-4.075174</text:p>
          </table:table-cell>
          <table:table-cell office:value-type="float" office:value="-3.297541" calcext:value-type="float">
            <text:p>-3.297541</text:p>
          </table:table-cell>
          <table:table-cell office:value-type="float" office:value="-65.42" calcext:value-type="float">
            <text:p>-65.42</text:p>
          </table:table-cell>
          <table:table-cell office:value-type="float" office:value="4.729828" calcext:value-type="float">
            <text:p>4.729828</text:p>
          </table:table-cell>
          <table:table-cell office:value-type="float" office:value="131.0421" calcext:value-type="float">
            <text:p>131.0421</text:p>
          </table:table-cell>
          <table:table-cell office:value-type="float" office:value="-117.8772" calcext:value-type="float">
            <text:p>-117.8772</text:p>
          </table:table-cell>
          <table:table-cell table:number-columns-repeated="3"/>
        </table:table-row>
        <table:table-row table:style-name="ro1">
          <table:table-cell office:value-type="time" office:time-value="PT16H34M19S" calcext:value-type="time">
            <text:p>16:34:19.00</text:p>
          </table:table-cell>
          <table:table-cell office:value-type="float" office:value="-4.593048" calcext:value-type="float">
            <text:p>-4.593048</text:p>
          </table:table-cell>
          <table:table-cell office:value-type="float" office:value="-3.871509" calcext:value-type="float">
            <text:p>-3.871509</text:p>
          </table:table-cell>
          <table:table-cell office:value-type="float" office:value="-129.64" calcext:value-type="float">
            <text:p>-129.64</text:p>
          </table:table-cell>
          <table:table-cell office:value-type="float" office:value="4.883373" calcext:value-type="float">
            <text:p>4.883373</text:p>
          </table:table-cell>
          <table:table-cell office:value-type="float" office:value="122" calcext:value-type="float">
            <text:p>122</text:p>
          </table:table-cell>
          <table:table-cell office:value-type="float" office:value="-150.984" calcext:value-type="float">
            <text:p>-150.984</text:p>
          </table:table-cell>
          <table:table-cell table:number-columns-repeated="3"/>
        </table:table-row>
        <table:table-row table:style-name="ro1">
          <table:table-cell office:value-type="time" office:time-value="PT16H34M21S" calcext:value-type="time">
            <text:p>16:34:21.00</text:p>
          </table:table-cell>
          <table:table-cell office:value-type="float" office:value="-4.705561" calcext:value-type="float">
            <text:p>-4.705561</text:p>
          </table:table-cell>
          <table:table-cell office:value-type="float" office:value="-3.691451" calcext:value-type="float">
            <text:p>-3.691451</text:p>
          </table:table-cell>
          <table:table-cell office:value-type="float" office:value="-172.66" calcext:value-type="float">
            <text:p>-172.66</text:p>
          </table:table-cell>
          <table:table-cell office:value-type="float" office:value="4.671052" calcext:value-type="float">
            <text:p>4.671052</text:p>
          </table:table-cell>
          <table:table-cell office:value-type="float" office:value="122" calcext:value-type="float">
            <text:p>122</text:p>
          </table:table-cell>
          <table:table-cell office:value-type="float" office:value="-176.796" calcext:value-type="float">
            <text:p>-176.796</text:p>
          </table:table-cell>
          <table:table-cell table:number-columns-repeated="3"/>
        </table:table-row>
        <table:table-row table:style-name="ro1">
          <table:table-cell office:value-type="time" office:time-value="PT16H34M21S" calcext:value-type="time">
            <text:p>16:34:21.00</text:p>
          </table:table-cell>
          <table:table-cell office:value-type="float" office:value="-4.705561" calcext:value-type="float">
            <text:p>-4.705561</text:p>
          </table:table-cell>
          <table:table-cell office:value-type="float" office:value="-3.691451" calcext:value-type="float">
            <text:p>-3.691451</text:p>
          </table:table-cell>
          <table:table-cell office:value-type="float" office:value="-175.58" calcext:value-type="float">
            <text:p>-175.58</text:p>
          </table:table-cell>
          <table:table-cell office:value-type="float" office:value="4.671052" calcext:value-type="float">
            <text:p>4.671052</text:p>
          </table:table-cell>
          <table:table-cell office:value-type="float" office:value="122" calcext:value-type="float">
            <text:p>122</text:p>
          </table:table-cell>
          <table:table-cell office:value-type="float" office:value="-178.548" calcext:value-type="float">
            <text:p>-178.548</text:p>
          </table:table-cell>
          <table:table-cell table:number-columns-repeated="3"/>
        </table:table-row>
        <table:table-row table:style-name="ro1">
          <table:table-cell office:value-type="time" office:time-value="PT16H34M22S" calcext:value-type="time">
            <text:p>16:34:22.00</text:p>
          </table:table-cell>
          <table:table-cell office:value-type="float" office:value="-4.3002" calcext:value-type="float">
            <text:p>-4.3002</text:p>
          </table:table-cell>
          <table:table-cell office:value-type="float" office:value="-2.937425" calcext:value-type="float">
            <text:p>-2.937425</text:p>
          </table:table-cell>
          <table:table-cell office:value-type="float" office:value="-146.67" calcext:value-type="float">
            <text:p>-146.67</text:p>
          </table:table-cell>
          <table:table-cell office:value-type="float" office:value="4.310981" calcext:value-type="float">
            <text:p>4.310981</text:p>
          </table:table-cell>
          <table:table-cell office:value-type="float" office:value="131.9291" calcext:value-type="float">
            <text:p>131.9291</text:p>
          </table:table-cell>
          <table:table-cell office:value-type="float" office:value="-167.1594" calcext:value-type="float">
            <text:p>-167.1594</text:p>
          </table:table-cell>
          <table:table-cell table:number-columns-repeated="3"/>
        </table:table-row>
        <table:table-row table:style-name="ro1">
          <table:table-cell office:value-type="time" office:time-value="PT16H34M24S" calcext:value-type="time">
            <text:p>16:34:24.00</text:p>
          </table:table-cell>
          <table:table-cell office:value-type="float" office:value="-4.00735" calcext:value-type="float">
            <text:p>-4.00735</text:p>
          </table:table-cell>
          <table:table-cell office:value-type="float" office:value="-2.003341" calcext:value-type="float">
            <text:p>-2.003341</text:p>
          </table:table-cell>
          <table:table-cell office:value-type="float" office:value="-101.89" calcext:value-type="float">
            <text:p>-101.89</text:p>
          </table:table-cell>
          <table:table-cell office:value-type="float" office:value="3.90363" calcext:value-type="float">
            <text:p>3.90363</text:p>
          </table:table-cell>
          <table:table-cell office:value-type="float" office:value="144.386" calcext:value-type="float">
            <text:p>144.386</text:p>
          </table:table-cell>
          <table:table-cell office:value-type="float" office:value="-147.7656" calcext:value-type="float">
            <text:p>-147.7656</text:p>
          </table:table-cell>
          <table:table-cell table:number-columns-repeated="3"/>
        </table:table-row>
        <table:table-row table:style-name="ro1">
          <table:table-cell office:value-type="time" office:time-value="PT16H34M24S" calcext:value-type="time">
            <text:p>16:34:24.00</text:p>
          </table:table-cell>
          <table:table-cell office:value-type="float" office:value="-4.00735" calcext:value-type="float">
            <text:p>-4.00735</text:p>
          </table:table-cell>
          <table:table-cell office:value-type="float" office:value="-2.003341" calcext:value-type="float">
            <text:p>-2.003341</text:p>
          </table:table-cell>
          <table:table-cell office:value-type="float" office:value="-76.62" calcext:value-type="float">
            <text:p>-76.62</text:p>
          </table:table-cell>
          <table:table-cell office:value-type="float" office:value="3.90363" calcext:value-type="float">
            <text:p>3.90363</text:p>
          </table:table-cell>
          <table:table-cell office:value-type="float" office:value="144.386" calcext:value-type="float">
            <text:p>144.386</text:p>
          </table:table-cell>
          <table:table-cell office:value-type="float" office:value="-132.6036" calcext:value-type="float">
            <text:p>-132.6036</text:p>
          </table:table-cell>
          <table:table-cell table:number-columns-repeated="3"/>
        </table:table-row>
        <table:table-row table:style-name="ro1">
          <table:table-cell office:value-type="time" office:time-value="PT16H34M26S" calcext:value-type="time">
            <text:p>16:34:26.00</text:p>
          </table:table-cell>
          <table:table-cell office:value-type="float" office:value="-5.268125" calcext:value-type="float">
            <text:p>-5.268125</text:p>
          </table:table-cell>
          <table:table-cell office:value-type="float" office:value="-2.791161" calcext:value-type="float">
            <text:p>-2.791161</text:p>
          </table:table-cell>
          <table:table-cell office:value-type="float" office:value="-76.63" calcext:value-type="float">
            <text:p>-76.63</text:p>
          </table:table-cell>
          <table:table-cell office:value-type="float" office:value="3.60945" calcext:value-type="float">
            <text:p>3.60945</text:p>
          </table:table-cell>
          <table:table-cell office:value-type="float" office:value="122" calcext:value-type="float">
            <text:p>122</text:p>
          </table:table-cell>
          <table:table-cell office:value-type="float" office:value="-119.178" calcext:value-type="float">
            <text:p>-119.178</text:p>
          </table:table-cell>
          <table:table-cell table:number-columns-repeated="3"/>
        </table:table-row>
        <table:table-row table:style-name="ro1">
          <table:table-cell office:value-type="time" office:time-value="PT16H34M26S" calcext:value-type="time">
            <text:p>16:34:26.00</text:p>
          </table:table-cell>
          <table:table-cell office:value-type="float" office:value="-5.268125" calcext:value-type="float">
            <text:p>-5.268125</text:p>
          </table:table-cell>
          <table:table-cell office:value-type="float" office:value="-2.791161" calcext:value-type="float">
            <text:p>-2.791161</text:p>
          </table:table-cell>
          <table:table-cell office:value-type="float" office:value="-77.54" calcext:value-type="float">
            <text:p>-77.54</text:p>
          </table:table-cell>
          <table:table-cell office:value-type="float" office:value="3.60945" calcext:value-type="float">
            <text:p>3.60945</text:p>
          </table:table-cell>
          <table:table-cell office:value-type="float" office:value="122" calcext:value-type="float">
            <text:p>122</text:p>
          </table:table-cell>
          <table:table-cell office:value-type="float" office:value="-119.724" calcext:value-type="float">
            <text:p>-119.724</text:p>
          </table:table-cell>
          <table:table-cell table:number-columns-repeated="3"/>
        </table:table-row>
        <table:table-row table:style-name="ro1">
          <table:table-cell office:value-type="time" office:time-value="PT16H34M27S" calcext:value-type="time">
            <text:p>16:34:27.00</text:p>
          </table:table-cell>
          <table:table-cell office:value-type="float" office:value="-4.930586" calcext:value-type="float">
            <text:p>-4.930586</text:p>
          </table:table-cell>
          <table:table-cell office:value-type="float" office:value="-3.331334" calcext:value-type="float">
            <text:p>-3.331334</text:p>
          </table:table-cell>
          <table:table-cell office:value-type="float" office:value="-69.68" calcext:value-type="float">
            <text:p>-69.68</text:p>
          </table:table-cell>
          <table:table-cell office:value-type="float" office:value="4.24641" calcext:value-type="float">
            <text:p>4.24641</text:p>
          </table:table-cell>
          <table:table-cell office:value-type="float" office:value="122" calcext:value-type="float">
            <text:p>122</text:p>
          </table:table-cell>
          <table:table-cell office:value-type="float" office:value="-115.008" calcext:value-type="float">
            <text:p>-115.008</text:p>
          </table:table-cell>
          <table:table-cell table:number-columns-repeated="3"/>
        </table:table-row>
        <table:table-row table:style-name="ro1">
          <table:table-cell office:value-type="time" office:time-value="PT16H34M29S" calcext:value-type="time">
            <text:p>16:34:29.00</text:p>
          </table:table-cell>
          <table:table-cell office:value-type="float" office:value="-5.448462" calcext:value-type="float">
            <text:p>-5.448462</text:p>
          </table:table-cell>
          <table:table-cell office:value-type="float" office:value="-3.905302" calcext:value-type="float">
            <text:p>-3.905302</text:p>
          </table:table-cell>
          <table:table-cell office:value-type="float" office:value="-50.68" calcext:value-type="float">
            <text:p>-50.68</text:p>
          </table:table-cell>
          <table:table-cell office:value-type="float" office:value="4.520269" calcext:value-type="float">
            <text:p>4.520269</text:p>
          </table:table-cell>
          <table:table-cell office:value-type="float" office:value="112.5349" calcext:value-type="float">
            <text:p>112.5349</text:p>
          </table:table-cell>
          <table:table-cell office:value-type="float" office:value="-97.92896" calcext:value-type="float">
            <text:p>-97.92896</text:p>
          </table:table-cell>
          <table:table-cell table:number-columns-repeated="3"/>
        </table:table-row>
        <table:table-row table:style-name="ro1">
          <table:table-cell office:value-type="time" office:time-value="PT16H34M29S" calcext:value-type="time">
            <text:p>16:34:29.00</text:p>
          </table:table-cell>
          <table:table-cell office:value-type="float" office:value="-5.448462" calcext:value-type="float">
            <text:p>-5.448462</text:p>
          </table:table-cell>
          <table:table-cell office:value-type="float" office:value="-3.905302" calcext:value-type="float">
            <text:p>-3.905302</text:p>
          </table:table-cell>
          <table:table-cell office:value-type="float" office:value="-65.18999" calcext:value-type="float">
            <text:p>-65.18999</text:p>
          </table:table-cell>
          <table:table-cell office:value-type="float" office:value="4.520269" calcext:value-type="float">
            <text:p>4.520269</text:p>
          </table:table-cell>
          <table:table-cell office:value-type="float" office:value="112.5349" calcext:value-type="float">
            <text:p>112.5349</text:p>
          </table:table-cell>
          <table:table-cell office:value-type="float" office:value="-106.635" calcext:value-type="float">
            <text:p>-106.635</text:p>
          </table:table-cell>
          <table:table-cell table:number-columns-repeated="3"/>
        </table:table-row>
        <table:table-row table:style-name="ro1">
          <table:table-cell office:value-type="time" office:time-value="PT16H34M32S" calcext:value-type="time">
            <text:p>16:34:32.00</text:p>
          </table:table-cell>
          <table:table-cell office:value-type="float" office:value="-5.110923" calcext:value-type="float">
            <text:p>-5.110923</text:p>
          </table:table-cell>
          <table:table-cell office:value-type="float" office:value="-4.445477" calcext:value-type="float">
            <text:p>-4.445477</text:p>
          </table:table-cell>
          <table:table-cell office:value-type="float" office:value="-122.46" calcext:value-type="float">
            <text:p>-122.46</text:p>
          </table:table-cell>
          <table:table-cell office:value-type="float" office:value="5.149625" calcext:value-type="float">
            <text:p>5.149625</text:p>
          </table:table-cell>
          <table:table-cell office:value-type="float" office:value="113.7004" calcext:value-type="float">
            <text:p>113.7004</text:p>
          </table:table-cell>
          <table:table-cell office:value-type="float" office:value="-141.6963" calcext:value-type="float">
            <text:p>-141.6963</text:p>
          </table:table-cell>
          <table:table-cell table:number-columns-repeated="3"/>
        </table:table-row>
        <table:table-row table:style-name="ro1">
          <table:table-cell office:value-type="time" office:time-value="PT16H34M33S" calcext:value-type="time">
            <text:p>16:34:33.00</text:p>
          </table:table-cell>
          <table:table-cell office:value-type="float" office:value="-4.25551" calcext:value-type="float">
            <text:p>-4.25551</text:p>
          </table:table-cell>
          <table:table-cell office:value-type="float" office:value="-4.411682" calcext:value-type="float">
            <text:p>-4.411682</text:p>
          </table:table-cell>
          <table:table-cell office:value-type="float" office:value="-155.82" calcext:value-type="float">
            <text:p>-155.82</text:p>
          </table:table-cell>
          <table:table-cell office:value-type="float" office:value="5.520333" calcext:value-type="float">
            <text:p>5.520333</text:p>
          </table:table-cell>
          <table:table-cell office:value-type="float" office:value="122" calcext:value-type="float">
            <text:p>122</text:p>
          </table:table-cell>
          <table:table-cell office:value-type="float" office:value="-166.692" calcext:value-type="float">
            <text:p>-166.692</text:p>
          </table:table-cell>
          <table:table-cell table:number-columns-repeated="3"/>
        </table:table-row>
        <table:table-row table:style-name="ro1">
          <table:table-cell office:value-type="time" office:time-value="PT16H34M35S" calcext:value-type="time">
            <text:p>16:34:35.00</text:p>
          </table:table-cell>
          <table:table-cell office:value-type="float" office:value="-3.625122" calcext:value-type="float">
            <text:p>-3.625122</text:p>
          </table:table-cell>
          <table:table-cell office:value-type="float" office:value="-4.017774" calcext:value-type="float">
            <text:p>-4.017774</text:p>
          </table:table-cell>
          <table:table-cell office:value-type="float" office:value="173.22" calcext:value-type="float">
            <text:p>173.22</text:p>
          </table:table-cell>
          <table:table-cell office:value-type="float" office:value="5.570157" calcext:value-type="float">
            <text:p>5.570157</text:p>
          </table:table-cell>
          <table:table-cell office:value-type="float" office:value="129.669" calcext:value-type="float">
            <text:p>129.669</text:p>
          </table:table-cell>
          <table:table-cell office:value-type="float" office:value="26.1306" calcext:value-type="float">
            <text:p>26.1306</text:p>
          </table:table-cell>
          <table:table-cell table:number-columns-repeated="3"/>
        </table:table-row>
        <table:table-row table:style-name="ro1">
          <table:table-cell office:value-type="time" office:time-value="PT16H34M35S" calcext:value-type="time">
            <text:p>16:34:35.00</text:p>
          </table:table-cell>
          <table:table-cell office:value-type="float" office:value="-3.625122" calcext:value-type="float">
            <text:p>-3.625122</text:p>
          </table:table-cell>
          <table:table-cell office:value-type="float" office:value="-4.017774" calcext:value-type="float">
            <text:p>-4.017774</text:p>
          </table:table-cell>
          <table:table-cell office:value-type="float" office:value="157.34" calcext:value-type="float">
            <text:p>157.34</text:p>
          </table:table-cell>
          <table:table-cell office:value-type="float" office:value="5.570157" calcext:value-type="float">
            <text:p>5.570157</text:p>
          </table:table-cell>
          <table:table-cell office:value-type="float" office:value="129.669" calcext:value-type="float">
            <text:p>129.669</text:p>
          </table:table-cell>
          <table:table-cell office:value-type="float" office:value="16.60259" calcext:value-type="float">
            <text:p>16.60259</text:p>
          </table:table-cell>
          <table:table-cell table:number-columns-repeated="3"/>
        </table:table-row>
        <table:table-row table:style-name="ro1">
          <table:table-cell office:value-type="time" office:time-value="PT16H34M37S" calcext:value-type="time">
            <text:p>16:34:37.00</text:p>
          </table:table-cell>
          <table:table-cell office:value-type="float" office:value="-2.657198" calcext:value-type="float">
            <text:p>-2.657198</text:p>
          </table:table-cell>
          <table:table-cell office:value-type="float" office:value="-4.164038" calcext:value-type="float">
            <text:p>-4.164038</text:p>
          </table:table-cell>
          <table:table-cell office:value-type="float" office:value="155.19" calcext:value-type="float">
            <text:p>155.19</text:p>
          </table:table-cell>
          <table:table-cell office:value-type="float" office:value="6.334232" calcext:value-type="float">
            <text:p>6.334232</text:p>
          </table:table-cell>
          <table:table-cell office:value-type="float" office:value="135.5742" calcext:value-type="float">
            <text:p>135.5742</text:p>
          </table:table-cell>
          <table:table-cell office:value-type="float" office:value="11.76946" calcext:value-type="float">
            <text:p>11.76946</text:p>
          </table:table-cell>
          <table:table-cell table:number-columns-repeated="3"/>
        </table:table-row>
        <table:table-row table:style-name="ro1">
          <table:table-cell office:value-type="time" office:time-value="PT16H34M38S" calcext:value-type="time">
            <text:p>16:34:38.00</text:p>
          </table:table-cell>
          <table:table-cell office:value-type="float" office:value="-2.544685" calcext:value-type="float">
            <text:p>-2.544685</text:p>
          </table:table-cell>
          <table:table-cell office:value-type="float" office:value="-4.344096" calcext:value-type="float">
            <text:p>-4.344096</text:p>
          </table:table-cell>
          <table:table-cell office:value-type="float" office:value="152.87" calcext:value-type="float">
            <text:p>152.87</text:p>
          </table:table-cell>
          <table:table-cell office:value-type="float" office:value="6.540811" calcext:value-type="float">
            <text:p>6.540811</text:p>
          </table:table-cell>
          <table:table-cell office:value-type="float" office:value="135.1377" calcext:value-type="float">
            <text:p>135.1377</text:p>
          </table:table-cell>
          <table:table-cell office:value-type="float" office:value="10.63937" calcext:value-type="float">
            <text:p>10.63937</text:p>
          </table:table-cell>
          <table:table-cell table:number-columns-repeated="3"/>
        </table:table-row>
        <table:table-row table:style-name="ro1">
          <table:table-cell office:value-type="time" office:time-value="PT16H34M38S" calcext:value-type="time">
            <text:p>16:34:38.00</text:p>
          </table:table-cell>
          <table:table-cell office:value-type="float" office:value="-2.544685" calcext:value-type="float">
            <text:p>-2.544685</text:p>
          </table:table-cell>
          <table:table-cell office:value-type="float" office:value="-4.344096" calcext:value-type="float">
            <text:p>-4.344096</text:p>
          </table:table-cell>
          <table:table-cell office:value-type="float" office:value="157.23" calcext:value-type="float">
            <text:p>157.23</text:p>
          </table:table-cell>
          <table:table-cell office:value-type="float" office:value="6.540811" calcext:value-type="float">
            <text:p>6.540811</text:p>
          </table:table-cell>
          <table:table-cell office:value-type="float" office:value="135.1377" calcext:value-type="float">
            <text:p>135.1377</text:p>
          </table:table-cell>
          <table:table-cell office:value-type="float" office:value="13.25537" calcext:value-type="float">
            <text:p>13.25537</text:p>
          </table:table-cell>
          <table:table-cell table:number-columns-repeated="3"/>
        </table:table-row>
        <table:table-row table:style-name="ro1">
          <table:table-cell office:value-type="time" office:time-value="PT16H34M40S" calcext:value-type="time">
            <text:p>16:34:40.00</text:p>
          </table:table-cell>
          <table:table-cell office:value-type="float" office:value="-2.882223" calcext:value-type="float">
            <text:p>-2.882223</text:p>
          </table:table-cell>
          <table:table-cell office:value-type="float" office:value="-3.803922" calcext:value-type="float">
            <text:p>-3.803922</text:p>
          </table:table-cell>
          <table:table-cell office:value-type="float" office:value="133.65" calcext:value-type="float">
            <text:p>133.65</text:p>
          </table:table-cell>
          <table:table-cell office:value-type="float" office:value="5.922291" calcext:value-type="float">
            <text:p>5.922291</text:p>
          </table:table-cell>
          <table:table-cell office:value-type="float" office:value="136.5385" calcext:value-type="float">
            <text:p>136.5385</text:p>
          </table:table-cell>
          <table:table-cell office:value-type="float" office:value="-1.733112" calcext:value-type="float">
            <text:p>-1.733112</text:p>
          </table:table-cell>
          <table:table-cell table:number-columns-repeated="3"/>
        </table:table-row>
        <table:table-row table:style-name="ro1">
          <table:table-cell office:value-type="time" office:time-value="PT16H34M41S" calcext:value-type="time">
            <text:p>16:34:41.00</text:p>
          </table:table-cell>
          <table:table-cell office:value-type="float" office:value="-3.219761" calcext:value-type="float">
            <text:p>-3.219761</text:p>
          </table:table-cell>
          <table:table-cell office:value-type="float" office:value="-3.263748" calcext:value-type="float">
            <text:p>-3.263748</text:p>
          </table:table-cell>
          <table:table-cell office:value-type="float" office:value="147.8" calcext:value-type="float">
            <text:p>147.8</text:p>
          </table:table-cell>
          <table:table-cell office:value-type="float" office:value="5.308135" calcext:value-type="float">
            <text:p>5.308135</text:p>
          </table:table-cell>
          <table:table-cell office:value-type="float" office:value="138.2647" calcext:value-type="float">
            <text:p>138.2647</text:p>
          </table:table-cell>
          <table:table-cell office:value-type="float" office:value="5.721186" calcext:value-type="float">
            <text:p>5.721186</text:p>
          </table:table-cell>
          <table:table-cell table:number-columns-repeated="3"/>
        </table:table-row>
        <table:table-row table:style-name="ro1">
          <table:table-cell office:value-type="time" office:time-value="PT16H34M44S" calcext:value-type="time">
            <text:p>16:34:44.00</text:p>
          </table:table-cell>
          <table:table-cell office:value-type="float" office:value="-4.862762" calcext:value-type="float">
            <text:p>-4.862762</text:p>
          </table:table-cell>
          <table:table-cell office:value-type="float" office:value="-2.037136" calcext:value-type="float">
            <text:p>-2.037136</text:p>
          </table:table-cell>
          <table:table-cell office:value-type="float" office:value="148.91" calcext:value-type="float">
            <text:p>148.91</text:p>
          </table:table-cell>
          <table:table-cell office:value-type="float" office:value="3.270406" calcext:value-type="float">
            <text:p>3.270406</text:p>
          </table:table-cell>
          <table:table-cell office:value-type="float" office:value="135.1377" calcext:value-type="float">
            <text:p>135.1377</text:p>
          </table:table-cell>
          <table:table-cell office:value-type="float" office:value="8.263376" calcext:value-type="float">
            <text:p>8.263376</text:p>
          </table:table-cell>
          <table:table-cell table:number-columns-repeated="3"/>
        </table:table-row>
        <table:table-row table:style-name="ro1">
          <table:table-cell office:value-type="time" office:time-value="PT16H34M44S" calcext:value-type="time">
            <text:p>16:34:44.00</text:p>
          </table:table-cell>
          <table:table-cell office:value-type="float" office:value="-4.862762" calcext:value-type="float">
            <text:p>-4.862762</text:p>
          </table:table-cell>
          <table:table-cell office:value-type="float" office:value="-2.037136" calcext:value-type="float">
            <text:p>-2.037136</text:p>
          </table:table-cell>
          <table:table-cell office:value-type="float" office:value="151.32" calcext:value-type="float">
            <text:p>151.32</text:p>
          </table:table-cell>
          <table:table-cell office:value-type="float" office:value="3.270406" calcext:value-type="float">
            <text:p>3.270406</text:p>
          </table:table-cell>
          <table:table-cell office:value-type="float" office:value="135.1377" calcext:value-type="float">
            <text:p>135.1377</text:p>
          </table:table-cell>
          <table:table-cell office:value-type="float" office:value="9.70937" calcext:value-type="float">
            <text:p>9.70937</text:p>
          </table:table-cell>
          <table:table-cell table:number-columns-repeated="3"/>
        </table:table-row>
        <table:table-row table:style-name="ro1">
          <table:table-cell office:value-type="time" office:time-value="PT16H34M45S" calcext:value-type="time">
            <text:p>16:34:45.00</text:p>
          </table:table-cell>
          <table:table-cell office:value-type="float" office:value="-5.200301" calcext:value-type="float">
            <text:p>-5.200301</text:p>
          </table:table-cell>
          <table:table-cell office:value-type="float" office:value="-1.49696" calcext:value-type="float">
            <text:p>-1.49696</text:p>
          </table:table-cell>
          <table:table-cell office:value-type="float" office:value="152.82" calcext:value-type="float">
            <text:p>152.82</text:p>
          </table:table-cell>
          <table:table-cell office:value-type="float" office:value="2.654067" calcext:value-type="float">
            <text:p>2.654067</text:p>
          </table:table-cell>
          <table:table-cell office:value-type="float" office:value="138.2647" calcext:value-type="float">
            <text:p>138.2647</text:p>
          </table:table-cell>
          <table:table-cell office:value-type="float" office:value="8.73317" calcext:value-type="float">
            <text:p>8.73317</text:p>
          </table:table-cell>
          <table:table-cell table:number-columns-repeated="3"/>
        </table:table-row>
        <table:table-row table:style-name="ro1">
          <table:table-cell office:value-type="time" office:time-value="PT16H34M46S" calcext:value-type="time">
            <text:p>16:34:46.00</text:p>
          </table:table-cell>
          <table:table-cell office:value-type="float" office:value="-5.425326" calcext:value-type="float">
            <text:p>-5.425326</text:p>
          </table:table-cell>
          <table:table-cell office:value-type="float" office:value="-1.136845" calcext:value-type="float">
            <text:p>-1.136845</text:p>
          </table:table-cell>
          <table:table-cell office:value-type="float" office:value="160.98" calcext:value-type="float">
            <text:p>160.98</text:p>
          </table:table-cell>
          <table:table-cell office:value-type="float" office:value="2.249568" calcext:value-type="float">
            <text:p>2.249568</text:p>
          </table:table-cell>
          <table:table-cell office:value-type="float" office:value="141.2952" calcext:value-type="float">
            <text:p>141.2952</text:p>
          </table:table-cell>
          <table:table-cell office:value-type="float" office:value="11.81085" calcext:value-type="float">
            <text:p>11.81085</text:p>
          </table:table-cell>
          <table:table-cell table:number-columns-repeated="3"/>
        </table:table-row>
        <table:table-row table:style-name="ro1">
          <table:table-cell office:value-type="time" office:time-value="PT16H34M46S" calcext:value-type="time">
            <text:p>16:34:46.00</text:p>
          </table:table-cell>
          <table:table-cell office:value-type="float" office:value="-5.425326" calcext:value-type="float">
            <text:p>-5.425326</text:p>
          </table:table-cell>
          <table:table-cell office:value-type="float" office:value="-1.136845" calcext:value-type="float">
            <text:p>-1.136845</text:p>
          </table:table-cell>
          <table:table-cell office:value-type="float" office:value="165.14" calcext:value-type="float">
            <text:p>165.14</text:p>
          </table:table-cell>
          <table:table-cell office:value-type="float" office:value="2.249568" calcext:value-type="float">
            <text:p>2.249568</text:p>
          </table:table-cell>
          <table:table-cell office:value-type="float" office:value="141.2952" calcext:value-type="float">
            <text:p>141.2952</text:p>
          </table:table-cell>
          <table:table-cell office:value-type="float" office:value="14.30686" calcext:value-type="float">
            <text:p>14.30686</text:p>
          </table:table-cell>
          <table:table-cell table:number-columns-repeated="3"/>
        </table:table-row>
        <table:table-row table:style-name="ro1">
          <table:table-cell office:value-type="time" office:time-value="PT16H34M49S" calcext:value-type="time">
            <text:p>16:34:49.00</text:p>
          </table:table-cell>
          <table:table-cell office:value-type="float" office:value="-6.955815" calcext:value-type="float">
            <text:p>-6.955815</text:p>
          </table:table-cell>
          <table:table-cell office:value-type="float" office:value="-0.09029067" calcext:value-type="float">
            <text:p>-0.09029067</text:p>
          </table:table-cell>
          <table:table-cell office:value-type="float" office:value="-176.64" calcext:value-type="float">
            <text:p>-176.64</text:p>
          </table:table-cell>
          <table:table-cell office:value-type="float" office:value="0.4246416" calcext:value-type="float">
            <text:p>0.4246416</text:p>
          </table:table-cell>
          <table:table-cell office:value-type="float" office:value="141.2952" calcext:value-type="float">
            <text:p>141.2952</text:p>
          </table:table-cell>
          <table:table-cell office:value-type="float" office:value="14.30686" calcext:value-type="float">
            <text:p>14.3068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9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atellites Initial:</text:p>
          </table:table-cell>
          <table:table-cell office:value-type="string" calcext:value-type="string">
            <text:p><text:s/>[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8]</text:p>
          </table:table-cell>
        </table:table-row>
        <table:table-row table:style-name="ro1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8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25:57.301064149</meta:creation-date>
    <dc:date>2024-05-09T03:12:32.161474876</dc:date>
    <meta:editing-duration>PT6H20M24S</meta:editing-duration>
    <meta:editing-cycles>4</meta:editing-cycles>
    <meta:generator>LibreOffice/7.3.7.2$Linux_X86_64 LibreOffice_project/30$Build-2</meta:generator>
    <meta:document-statistic meta:table-count="5" meta:cell-count="3151" meta:object-count="0"/>
  </office:meta>
</office:document-meta>
</file>